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.61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42.04pt"/>
    </style:style>
    <style:style style:name="co5" style:family="table-column">
      <style:table-column-properties fo:break-before="auto" style:column-width="43.71pt"/>
    </style:style>
    <style:style style:name="co6" style:family="table-column">
      <style:table-column-properties fo:break-before="auto" style:column-width="53.94pt"/>
    </style:style>
    <style:style style:name="co7" style:family="table-column">
      <style:table-column-properties fo:break-before="auto" style:column-width="13.49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53.21pt"/>
    </style:style>
    <style:style style:name="co10" style:family="table-column">
      <style:table-column-properties fo:break-before="auto" style:column-width="50.74pt"/>
    </style:style>
    <style:style style:name="co11" style:family="table-column">
      <style:table-column-properties fo:break-before="auto" style:column-width="80.16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6.74pt" fo:break-before="auto" style:use-optimal-row-height="false"/>
    </style:style>
    <style:style style:name="ro8" style:family="table-row">
      <style:table-row-properties style:row-height="29.25pt" fo:break-before="auto" style:use-optimal-row-height="false"/>
    </style:style>
    <style:style style:name="ro9" style:family="table-row">
      <style:table-row-properties style:row-height="18.74pt" fo:break-before="auto" style:use-optimal-row-height="false"/>
    </style:style>
    <style:style style:name="ro10" style:family="table-row">
      <style:table-row-properties style:row-height="36pt" fo:break-before="auto" style:use-optimal-row-height="false"/>
    </style:style>
    <style:style style:name="ro11" style:family="table-row">
      <style:table-row-properties style:row-height="34.5pt" fo:break-before="auto" style:use-optimal-row-height="false"/>
    </style:style>
    <style:style style:name="ro12" style:family="table-row">
      <style:table-row-properties style:row-height="20.24pt" fo:break-before="auto" style:use-optimal-row-height="false"/>
    </style:style>
    <style:style style:name="ro13" style:family="table-row">
      <style:table-row-properties style:row-height="18pt" fo:break-before="auto" style:use-optimal-row-height="false"/>
    </style:style>
    <style:style style:name="ta1" style:family="table" style:master-page-name="PageStyle_5f_Расчет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2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Default">
      <style:table-cell-properties fo:border-bottom="none" fo:background-color="#99ff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order-bottom="none" fo:background-color="#99ff99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order-bottom="none" fo:background-color="#99ff9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99ff9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none" fo:background-color="#99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99ff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fo:background-color="#fef2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fo:background-color="#deeaf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eae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eae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ffeae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able-cell-properties fo:background-color="#ffea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fo:border-bottom="1.76pt solid #000000" fo:background-color="#ffeae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25">
      <style:table-cell-properties fo:background-color="#ffea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2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fef2c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ce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e7f1f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9" style:family="table-cell" style:parent-style-name="Default">
      <style:table-cell-properties fo:background-color="#fef2c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Default">
      <style:table-cell-properties fo:background-color="#fef2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e7f1f9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  <style:map style:condition="is-true-formula([.$Q$8]&gt;255)" style:apply-style-name="ConditionalStyle_5f_1" style:base-cell-address="Расчет.Q6"/>
    </style:style>
    <style:style style:name="ce111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  <style:map style:condition="is-true-formula([.$Q$8]&gt;255)" style:apply-style-name="ConditionalStyle_5f_1" style:base-cell-address="Расчет.Q6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ef2c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  <style:map style:condition="is-true-formula([.$R$8]&gt;255)" style:apply-style-name="ConditionalStyle_5f_1" style:base-cell-address="Расчет.R6"/>
    </style:style>
    <style:style style:name="ce116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  <style:map style:condition="is-true-formula([.$R$8]&gt;255)" style:apply-style-name="ConditionalStyle_5f_1" style:base-cell-address="Расчет.R6"/>
    </style:style>
    <style:style style:name="ce117" style:family="table-cell" style:parent-style-name="Default">
      <style:table-cell-properties fo:border-bottom="0.74pt solid #000000" fo:background-color="#e7f1f9" style:diagonal-bl-tr="none" style:diagonal-tl-br="none" style:text-align-source="fix" style:repeat-content="false" fo:wrap-option="wrap" fo:border-left="1.76pt double-thin #000000" style:border-line-width-left="0.51pt 0.74pt 0.51pt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fo:border-left="1.76pt double-thin #000000" style:border-line-width-left="0.51pt 0.74pt 0.51pt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double-thin #000000" style:border-line-width-left="0.51pt 0.74pt 0.51pt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wrap" fo:border-left="1.76pt double-thin #000000" style:border-line-width-left="0.51pt 0.74pt 0.51pt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  <style:map style:condition="is-true-formula([.$S$8]&lt;1)" style:apply-style-name="ConditionalStyle_5f_1" style:base-cell-address="Расчет.S6"/>
    </style:style>
    <style:style style:name="ce121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wrap" fo:border-left="1.76pt double-thin #000000" style:border-line-width-left="0.51pt 0.74pt 0.51pt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  <style:map style:condition="is-true-formula([.$S$8]&lt;1)" style:apply-style-name="ConditionalStyle_5f_1" style:base-cell-address="Расчет.S6"/>
    </style:style>
    <style:style style:name="ce122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  <style:map style:condition="is-true-formula([.$T$8]&lt;1)" style:apply-style-name="ConditionalStyle_5f_1" style:base-cell-address="Расчет.T6"/>
    </style:style>
    <style:style style:name="ce123" style:family="table-cell" style:parent-style-name="Default">
      <style:table-cell-properties fo:border-bottom="1.76pt solid #000000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  <style:map style:condition="is-true-formula([.$T$8]&lt;1)" style:apply-style-name="ConditionalStyle_5f_1" style:base-cell-address="Расчет.T6"/>
    </style:style>
    <style:style style:name="ce12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 style:data-style-name="N126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 style:data-style-name="N1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Расче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number-columns-repeated="6" table:default-cell-style-name="Default"/>
        <table:table-column table:style-name="co9" table:default-cell-style-name="Default"/>
        <table:table-column table:style-name="co6" table:number-columns-repeated="16" table:default-cell-style-name="Default"/>
        <table:table-column table:style-name="co10" table:number-columns-repeated="7" table:default-cell-style-name="Default"/>
        <table:table-column table:style-name="co11" table:number-columns-repeated="974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10" table:number-rows-spanned="1">
            <text:p>Разрешённые для правки параметры на жёлтом фоне!!!</text:p>
          </table:table-cell>
          <table:covered-table-cell table:number-columns-repeated="9" table:style-name="ce25"/>
          <table:table-cell table:style-name="ce85"/>
          <table:table-cell table:style-name="ce89" office:value-type="string" calcext:value-type="string">
            <text:p>stiz - на базе калькулькулятора Nikolai67</text:p>
          </table:table-cell>
          <table:table-cell table:style-name="ce99"/>
          <table:table-cell table:style-name="ce103" table:number-columns-repeated="3"/>
          <table:table-cell table:style-name="ce113"/>
          <table:table-cell table:style-name="ce1" table:number-columns-repeated="2"/>
          <table:table-cell table:style-name="ce97" table:number-columns-repeated="5"/>
          <table:table-cell table:style-name="ce124"/>
          <table:table-cell table:style-name="ce1" table:number-columns-repeated="2"/>
          <table:table-cell table:style-name="ce97"/>
          <table:table-cell table:style-name="ce1" table:number-columns-repeated="12"/>
          <table:table-cell table:style-name="ce124" table:number-columns-repeated="9"/>
          <table:table-cell table:number-columns-repeated="974"/>
        </table:table-row>
        <table:table-row table:style-name="ro2">
          <table:table-cell table:style-name="ce1"/>
          <table:table-cell table:style-name="ce3" office:value-type="string" calcext:value-type="string" table:number-columns-spanned="10" table:number-rows-spanned="1">
            <text:p>для монитора с поддержкой кириллицы</text:p>
          </table:table-cell>
          <table:covered-table-cell table:number-columns-repeated="9"/>
          <table:table-cell table:style-name="ce1"/>
          <table:table-cell table:style-name="ce90" table:number-columns-repeated="3"/>
          <table:table-cell table:style-name="ce1" table:number-columns-repeated="5"/>
          <table:table-cell table:style-name="ce97" table:number-columns-repeated="5"/>
          <table:table-cell table:style-name="ce124"/>
          <table:table-cell table:style-name="ce1" table:number-columns-repeated="2"/>
          <table:table-cell table:style-name="ce97"/>
          <table:table-cell table:style-name="ce1" table:number-columns-repeated="12"/>
          <table:table-cell table:style-name="ce124" table:number-columns-repeated="9"/>
          <table:table-cell table:number-columns-repeated="974"/>
        </table:table-row>
        <table:table-row table:style-name="ro2">
          <table:table-cell table:style-name="ce1"/>
          <table:table-cell table:style-name="ce4" office:value-type="string" calcext:value-type="string" table:number-columns-spanned="2" table:number-rows-spanned="3">
            <text:p>линий</text:p>
            <text:p>энкодера</text:p>
          </table:table-cell>
          <table:covered-table-cell table:style-name="ce26"/>
          <table:table-cell table:style-name="ce35" office:value-type="string" calcext:value-type="string" table:number-columns-spanned="2" table:number-rows-spanned="3">
            <text:p>микро шагов</text:p>
            <text:p>на 1 оборот  Z</text:p>
          </table:table-cell>
          <table:covered-table-cell table:style-name="ce26"/>
          <table:table-cell table:style-name="ce35" office:value-type="string" calcext:value-type="string" table:number-columns-spanned="2" table:number-rows-spanned="3">
            <text:p>микро шагов</text:p>
            <text:p>на 1 оборот  X</text:p>
          </table:table-cell>
          <table:covered-table-cell table:style-name="ce26"/>
          <table:table-cell table:style-name="ce47" office:value-type="string" calcext:value-type="string" table:number-columns-spanned="2" table:number-rows-spanned="3">
            <text:p>шаг винта <text:s text:c="2"/>Z</text:p>
          </table:table-cell>
          <table:covered-table-cell table:style-name="ce26"/>
          <table:table-cell table:style-name="ce71" office:value-type="string" calcext:value-type="string" table:number-columns-spanned="2" table:number-rows-spanned="3">
            <text:p>шаг винта <text:s text:c="2"/>X</text:p>
          </table:table-cell>
          <table:covered-table-cell table:style-name="ce58"/>
          <table:table-cell table:style-name="ce1"/>
          <table:table-cell table:style-name="ce91" office:value-type="string" calcext:value-type="string" table:number-columns-spanned="3" table:number-rows-spanned="2">
            <text:p>рекомендуемые </text:p>
            <text:p>ПОДАЧИ мм/об (от и до)</text:p>
          </table:table-cell>
          <table:covered-table-cell table:style-name="ce31"/>
          <table:covered-table-cell table:style-name="ce58"/>
          <table:table-cell table:style-name="ce1"/>
          <table:table-cell table:style-name="ce108" office:value-type="string" calcext:value-type="string" table:number-columns-spanned="2" table:number-rows-spanned="2">
            <text:p>хочу минимальную ПОДАЧУ мм/об</text:p>
          </table:table-cell>
          <table:covered-table-cell table:style-name="ce31"/>
          <table:table-cell table:style-name="ce117" office:value-type="string" calcext:value-type="string" table:number-columns-spanned="2" table:number-rows-spanned="2">
            <text:p>хочу максимальную ПОДАЧУ мм/об</text:p>
          </table:table-cell>
          <table:covered-table-cell table:style-name="ce58"/>
          <table:table-cell table:style-name="ce97" table:number-columns-repeated="5"/>
          <table:table-cell table:style-name="ce124"/>
          <table:table-cell table:style-name="ce1" table:number-columns-repeated="2"/>
          <table:table-cell table:style-name="ce97"/>
          <table:table-cell table:style-name="ce1" table:number-columns-repeated="12"/>
          <table:table-cell table:style-name="ce124" table:number-columns-repeated="9"/>
          <table:table-cell table:number-columns-repeated="974"/>
        </table:table-row>
        <table:table-row table:style-name="ro2">
          <table:table-cell table:style-name="ce1"/>
          <table:covered-table-cell table:style-name="ce5"/>
          <table:covered-table-cell table:style-name="ce27"/>
          <table:covered-table-cell table:style-name="ce36"/>
          <table:covered-table-cell table:style-name="ce27"/>
          <table:covered-table-cell table:style-name="ce36"/>
          <table:covered-table-cell table:style-name="ce27"/>
          <table:covered-table-cell table:style-name="ce36"/>
          <table:covered-table-cell table:style-name="ce27"/>
          <table:covered-table-cell table:style-name="ce36"/>
          <table:covered-table-cell table:style-name="ce60"/>
          <table:table-cell table:style-name="ce1"/>
          <table:covered-table-cell table:style-name="ce6"/>
          <table:covered-table-cell table:style-name="ce32"/>
          <table:covered-table-cell table:style-name="ce61"/>
          <table:table-cell table:style-name="ce1"/>
          <table:covered-table-cell table:style-name="ce6"/>
          <table:covered-table-cell table:style-name="ce32"/>
          <table:covered-table-cell table:style-name="ce118"/>
          <table:covered-table-cell table:style-name="ce61"/>
          <table:table-cell table:style-name="ce97" table:number-columns-repeated="5"/>
          <table:table-cell table:style-name="ce124"/>
          <table:table-cell table:style-name="ce1" table:number-columns-repeated="2"/>
          <table:table-cell table:style-name="ce97"/>
          <table:table-cell table:style-name="ce1" table:number-columns-repeated="12"/>
          <table:table-cell table:style-name="ce124" table:number-columns-repeated="9"/>
          <table:table-cell table:number-columns-repeated="974"/>
        </table:table-row>
        <table:table-row table:style-name="ro2">
          <table:table-cell table:style-name="ce1"/>
          <table:covered-table-cell table:style-name="ce6"/>
          <table:covered-table-cell table:style-name="ce28"/>
          <table:covered-table-cell table:style-name="ce37"/>
          <table:covered-table-cell table:style-name="ce28"/>
          <table:covered-table-cell table:style-name="ce37"/>
          <table:covered-table-cell table:style-name="ce28"/>
          <table:covered-table-cell table:style-name="ce37"/>
          <table:covered-table-cell table:style-name="ce28"/>
          <table:covered-table-cell table:style-name="ce37"/>
          <table:covered-table-cell table:style-name="ce61"/>
          <table:table-cell table:style-name="ce1"/>
          <table:table-cell table:style-name="ce92"/>
          <table:table-cell table:style-name="ce100" office:value-type="string" calcext:value-type="string">
            <text:p>Мин:</text:p>
          </table:table-cell>
          <table:table-cell table:style-name="ce104" office:value-type="string" calcext:value-type="string">
            <text:p>Макс:</text:p>
          </table:table-cell>
          <table:table-cell table:style-name="ce1"/>
          <table:table-cell table:style-name="ce109" office:value-type="float" office:value="0.01" calcext:value-type="float" table:number-columns-spanned="2" table:number-rows-spanned="1">
            <text:p>0.01</text:p>
          </table:table-cell>
          <table:covered-table-cell table:style-name="ce114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62"/>
          <table:table-cell table:style-name="ce97" table:number-columns-repeated="5"/>
          <table:table-cell table:style-name="ce124"/>
          <table:table-cell table:style-name="ce1" table:number-columns-repeated="2"/>
          <table:table-cell table:style-name="ce97"/>
          <table:table-cell table:style-name="ce1" table:number-columns-repeated="12"/>
          <table:table-cell table:style-name="ce124" table:number-columns-repeated="9"/>
          <table:table-cell table:number-columns-repeated="974"/>
        </table:table-row>
        <table:table-row table:style-name="ro2">
          <table:table-cell table:style-name="ce1"/>
          <table:table-cell table:style-name="ce7" office:value-type="float" office:value="1800" calcext:value-type="float" table:number-columns-spanned="2" table:number-rows-spanned="2">
            <text:p>1800</text:p>
          </table:table-cell>
          <table:covered-table-cell table:style-name="ce29"/>
          <table:table-cell table:style-name="ce38" office:value-type="float" office:value="800" calcext:value-type="float" table:number-columns-spanned="2" table:number-rows-spanned="2">
            <text:p>800</text:p>
          </table:table-cell>
          <table:covered-table-cell table:style-name="ce29"/>
          <table:table-cell table:style-name="ce38" office:value-type="float" office:value="800" calcext:value-type="float" table:number-columns-spanned="2" table:number-rows-spanned="2">
            <text:p>800</text:p>
          </table:table-cell>
          <table:covered-table-cell table:style-name="ce29"/>
          <table:table-cell table:style-name="ce38" office:value-type="float" office:value="2" calcext:value-type="float" table:number-columns-spanned="2" table:number-rows-spanned="2">
            <text:p>2</text:p>
          </table:table-cell>
          <table:covered-table-cell table:style-name="ce29"/>
          <table:table-cell table:style-name="ce72" office:value-type="float" office:value="1" calcext:value-type="float" table:number-columns-spanned="2" table:number-rows-spanned="2">
            <text:p>1</text:p>
          </table:table-cell>
          <table:covered-table-cell table:style-name="ce59"/>
          <table:table-cell table:style-name="ce1"/>
          <table:table-cell table:style-name="ce93" office:value-type="string" calcext:value-type="string">
            <text:p>ось Z</text:p>
          </table:table-cell>
          <table:table-cell table:style-name="ce101" table:formula="of:=ROUNDUP(([.B6]/([.D6]*255/[.H6]))/2;2)" office:value-type="float" office:value="0.01" calcext:value-type="float">
            <text:p>0.01</text:p>
          </table:table-cell>
          <table:table-cell table:style-name="ce105" table:formula="of:=ROUNDDOWN(([.B6]/([.D6]/[.H6]))/2;2)" office:value-type="float" office:value="2.25" calcext:value-type="float">
            <text:p>2.25</text:p>
          </table:table-cell>
          <table:table-cell table:style-name="ce1"/>
          <table:table-cell table:style-name="ce110" office:value-type="string" calcext:value-type="string">
            <text:p>для оси Z</text:p>
          </table:table-cell>
          <table:table-cell table:style-name="ce115" office:value-type="string" calcext:value-type="string">
            <text:p>для оси X</text:p>
          </table:table-cell>
          <table:table-cell table:style-name="ce120" office:value-type="string" calcext:value-type="string">
            <text:p>для оси Z</text:p>
          </table:table-cell>
          <table:table-cell table:style-name="ce122" office:value-type="string" calcext:value-type="string">
            <text:p>для оси X</text:p>
          </table:table-cell>
          <table:table-cell table:style-name="ce97" table:number-columns-repeated="5"/>
          <table:table-cell table:style-name="ce124"/>
          <table:table-cell table:style-name="ce1" table:number-columns-repeated="2"/>
          <table:table-cell table:style-name="ce97"/>
          <table:table-cell table:style-name="ce1" table:number-columns-repeated="12"/>
          <table:table-cell table:style-name="ce124" table:number-columns-repeated="9"/>
          <table:table-cell table:number-columns-repeated="974"/>
        </table:table-row>
        <table:table-row table:style-name="ro2">
          <table:table-cell table:style-name="ce1"/>
          <table:covered-table-cell table:style-name="ce8"/>
          <table:covered-table-cell table:style-name="ce30"/>
          <table:covered-table-cell table:style-name="ce39"/>
          <table:covered-table-cell table:style-name="ce30"/>
          <table:covered-table-cell table:style-name="ce39"/>
          <table:covered-table-cell table:style-name="ce30"/>
          <table:covered-table-cell table:style-name="ce39"/>
          <table:covered-table-cell table:style-name="ce30"/>
          <table:covered-table-cell table:style-name="ce39"/>
          <table:covered-table-cell table:style-name="ce76"/>
          <table:table-cell table:style-name="ce1"/>
          <table:table-cell table:style-name="ce94" office:value-type="string" calcext:value-type="string">
            <text:p>ось X</text:p>
          </table:table-cell>
          <table:table-cell table:style-name="ce102" table:formula="of:=ROUNDUP(([.B6]/([.F6]*255/[.J6]))/2;2)" office:value-type="float" office:value="0.01" calcext:value-type="float">
            <text:p>0.01</text:p>
          </table:table-cell>
          <table:table-cell table:style-name="ce106" table:formula="of:=ROUNDDOWN(([.B6]/([.F6]/[.J6]))/2;2)" office:value-type="float" office:value="1.12" calcext:value-type="float">
            <text:p>1.12</text:p>
          </table:table-cell>
          <table:table-cell table:style-name="ce1"/>
          <table:table-cell table:style-name="ce111" table:formula="of:=IF(([.B6]/([.D6]/[.H6]*[.Q5])/2)&gt;255;&quot;мало&quot;;&quot;норма&quot;)" office:value-type="string" office:string-value="норма" calcext:value-type="string">
            <text:p>норма</text:p>
          </table:table-cell>
          <table:table-cell table:style-name="ce116" table:formula="of:=IF(([.B6]/([.F6]/[.J6]*[.Q5])/2)&gt;255;&quot;мало&quot;;&quot;норма&quot;)" office:value-type="string" office:string-value="норма" calcext:value-type="string">
            <text:p>норма</text:p>
          </table:table-cell>
          <table:table-cell table:style-name="ce121" table:formula="of:=IF(([.B6]/([.D6]/[.H6]*[.S5])/2)&lt;1;&quot;много&quot;;&quot;норма&quot;)" office:value-type="string" office:string-value="норма" calcext:value-type="string">
            <text:p>норма</text:p>
          </table:table-cell>
          <table:table-cell table:style-name="ce123" table:formula="of:=IF(([.B6]/([.F6]/[.J6]*[.S5])/2)&lt;1;&quot;много&quot;;&quot;норма&quot;)" office:value-type="string" office:string-value="норма" calcext:value-type="string">
            <text:p>норма</text:p>
          </table:table-cell>
          <table:table-cell table:style-name="ce97" table:number-columns-repeated="5"/>
          <table:table-cell table:style-name="ce124"/>
          <table:table-cell table:style-name="ce1" table:number-columns-repeated="2"/>
          <table:table-cell table:style-name="ce97"/>
          <table:table-cell table:style-name="ce1" table:number-columns-repeated="12"/>
          <table:table-cell table:style-name="ce124" table:number-columns-repeated="9"/>
          <table:table-cell table:number-columns-repeated="974"/>
        </table:table-row>
        <table:table-row table:style-name="ro2">
          <table:table-cell table:style-name="ce1"/>
          <table:table-cell table:style-name="ce9" table:number-columns-repeated="10"/>
          <table:table-cell table:style-name="ce1"/>
          <table:table-cell table:style-name="ce95" table:number-columns-repeated="3"/>
          <table:table-cell table:style-name="ce1"/>
          <table:table-cell table:style-name="ce112" table:formula="of:=[.B6]/([.D6]/[.H6]*[.Q5])/2" office:value-type="float" office:value="225" calcext:value-type="float">
            <text:p>225</text:p>
          </table:table-cell>
          <table:table-cell table:style-name="ce112" table:formula="of:=[.B6]/([.F6]/[.J6]*[.Q5])/2" office:value-type="float" office:value="112.5" calcext:value-type="float">
            <text:p>112.5</text:p>
          </table:table-cell>
          <table:table-cell table:style-name="ce112" table:formula="of:=[.B6]/([.D6]/[.H6]*[.S5])/2" office:value-type="float" office:value="2.25" calcext:value-type="float">
            <text:p>2.25</text:p>
          </table:table-cell>
          <table:table-cell table:style-name="ce112" table:formula="of:=[.B6]/([.F6]/[.J6]*[.S5])/2" office:value-type="float" office:value="1.125" calcext:value-type="float">
            <text:p>1.125</text:p>
          </table:table-cell>
          <table:table-cell table:style-name="ce97" table:number-columns-repeated="5"/>
          <table:table-cell table:style-name="ce124"/>
          <table:table-cell table:style-name="ce1" table:number-columns-repeated="2"/>
          <table:table-cell table:style-name="ce97"/>
          <table:table-cell table:style-name="ce1" table:number-columns-repeated="12"/>
          <table:table-cell table:style-name="ce124" table:number-columns-repeated="9"/>
          <table:table-cell table:number-columns-repeated="974"/>
        </table:table-row>
        <table:table-row table:style-name="ro2">
          <table:table-cell table:style-name="ce1"/>
          <table:table-cell table:style-name="ce10" office:value-type="string" calcext:value-type="string" table:number-columns-spanned="10" table:number-rows-spanned="3">
            <text:p>В таблице резьб корректировать только шаг резьбы (для модульной резьбы - корректировать только Модуль!!!). </text:p>
            <text:p>Проходы в автоматическом режиме и максимальные обороты шпинделя просчитываюся и заполняются автомтически,</text:p>
            <text:p>также их разрешено менять на свои.</text:p>
          </table:table-cell>
          <table:covered-table-cell table:number-columns-repeated="8" table:style-name="ce31"/>
          <table:covered-table-cell table:style-name="ce58"/>
          <table:table-cell table:style-name="ce1"/>
          <table:table-cell table:style-name="ce96" table:number-columns-repeated="2"/>
          <table:table-cell table:style-name="ce97"/>
          <table:table-cell table:style-name="ce107" table:number-columns-repeated="5"/>
          <table:table-cell table:style-name="ce97" table:number-columns-repeated="5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2">
          <table:table-cell table:style-name="ce1"/>
          <table:covered-table-cell table:style-name="ce5"/>
          <table:covered-table-cell table:number-columns-repeated="8"/>
          <table:covered-table-cell table:style-name="ce60"/>
          <table:table-cell table:style-name="ce86"/>
          <table:table-cell table:style-name="ce96" table:number-columns-repeated="2"/>
          <table:table-cell table:style-name="ce97"/>
          <table:table-cell table:style-name="ce107" table:number-columns-repeated="5"/>
          <table:table-cell table:style-name="ce97" table:number-columns-repeated="5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2">
          <table:table-cell table:style-name="ce1"/>
          <table:covered-table-cell table:style-name="ce5"/>
          <table:covered-table-cell table:number-columns-repeated="8" table:style-name="ce25"/>
          <table:covered-table-cell table:style-name="ce60"/>
          <table:table-cell table:style-name="ce86"/>
          <table:table-cell table:style-name="ce97" table:number-columns-repeated="6"/>
          <table:table-cell table:style-name="ce107" table:number-columns-repeated="2"/>
          <table:table-cell table:style-name="ce97" table:number-columns-repeated="5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2">
          <table:table-cell table:style-name="ce1"/>
          <table:table-cell table:style-name="ce11" office:value-type="string" calcext:value-type="string" table:number-columns-spanned="10" table:number-rows-spanned="2">
            <text:p>Резьба</text:p>
          </table:table-cell>
          <table:covered-table-cell table:number-columns-repeated="8" table:style-name="ce25"/>
          <table:covered-table-cell table:style-name="ce60"/>
          <table:table-cell table:style-name="ce87"/>
          <table:table-cell table:style-name="ce97" table:number-columns-repeated="6"/>
          <table:table-cell table:style-name="ce107" table:number-columns-repeated="2"/>
          <table:table-cell table:style-name="ce97" table:number-columns-repeated="5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2">
          <table:table-cell table:style-name="ce1"/>
          <table:covered-table-cell table:style-name="ce6"/>
          <table:covered-table-cell table:number-columns-repeated="8" table:style-name="ce32"/>
          <table:covered-table-cell table:style-name="ce61"/>
          <table:table-cell table:style-name="ce87"/>
          <table:table-cell table:style-name="ce97" table:number-columns-repeated="6"/>
          <table:table-cell table:style-name="ce107" table:number-columns-repeated="2"/>
          <table:table-cell table:style-name="ce97" table:number-columns-repeated="5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2">
          <table:table-cell table:style-name="ce1"/>
          <table:table-cell table:style-name="ce12" office:value-type="string" calcext:value-type="string" table:number-columns-spanned="6" table:number-rows-spanned="1">
            <text:p>Данные с зелёного поля скопировать в прошивку</text:p>
          </table:table-cell>
          <table:covered-table-cell table:number-columns-repeated="4" table:style-name="ce33"/>
          <table:covered-table-cell table:style-name="ce29"/>
          <table:table-cell table:style-name="ce48" office:value-type="string" calcext:value-type="string" table:number-columns-spanned="1" table:number-rows-spanned="3">
            <text:p>проходов в авто. режиме</text:p>
          </table:table-cell>
          <table:table-cell table:style-name="ce48" office:value-type="string" calcext:value-type="string" table:number-columns-spanned="1" table:number-rows-spanned="3">
            <text:p>мах. обороты шпинделя</text:p>
          </table:table-cell>
          <table:table-cell table:style-name="ce73" office:value-type="string" calcext:value-type="string" table:number-columns-spanned="2" table:number-rows-spanned="3">
            <text:p>шаг резьбы</text:p>
          </table:table-cell>
          <table:covered-table-cell table:style-name="ce59"/>
          <table:table-cell table:style-name="ce1"/>
          <table:table-cell table:style-name="ce97" table:number-columns-repeated="13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3" office:value-type="string" calcext:value-type="string" table:number-columns-spanned="6" table:number-rows-spanned="1">
            <text:p>от строки //****начало таблицы резьб****</text:p>
          </table:table-cell>
          <table:covered-table-cell table:number-columns-repeated="4"/>
          <table:covered-table-cell table:style-name="ce27"/>
          <table:covered-table-cell table:number-columns-repeated="2" table:style-name="ce49"/>
          <table:covered-table-cell table:style-name="ce36"/>
          <table:covered-table-cell table:style-name="ce60"/>
          <table:table-cell table:style-name="ce1"/>
          <table:table-cell table:style-name="ce97" table:number-columns-repeated="13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4" office:value-type="string" calcext:value-type="string" table:number-columns-spanned="6" table:number-rows-spanned="1">
            <text:p>до строки //****окончание таблицы резьб****</text:p>
          </table:table-cell>
          <table:covered-table-cell table:number-columns-repeated="4" table:style-name="ce32"/>
          <table:covered-table-cell table:style-name="ce28"/>
          <table:covered-table-cell table:number-columns-repeated="2" table:style-name="ce50"/>
          <table:covered-table-cell table:style-name="ce37"/>
          <table:covered-table-cell table:style-name="ce61"/>
          <table:table-cell table:style-name="ce1"/>
          <table:table-cell table:style-name="ce97" table:number-columns-repeated="13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5" office:value-type="string" calcext:value-type="string" table:number-columns-spanned="6" table:number-rows-spanned="1">
            <text:p>// Резьба метрическая <text:s text:c="94"/></text:p>
          </table:table-cell>
          <table:covered-table-cell table:number-columns-repeated="5" table:style-name="ce33"/>
          <table:table-cell table:style-name="ce51"/>
          <table:table-cell table:style-name="ce64"/>
          <table:table-cell table:style-name="ce51"/>
          <table:table-cell table:style-name="ce77" office:value-type="float" office:value="3.14159" calcext:value-type="float">
            <text:p>3.14159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number-columns-repeated="4"/>
          <table:table-cell table:style-name="ce112"/>
          <table:table-cell table:style-name="ce129"/>
          <table:table-cell table:style-name="ce130" table:number-columns-repeated="2"/>
          <table:table-cell table:style-name="ce97"/>
          <table:table-cell table:style-name="ce131"/>
          <table:table-cell table:style-name="ce97"/>
          <table:table-cell table:style-name="ce131"/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18]&lt;1;[.AH18]&lt;1);CONCATENATE(&quot;   //   шаг &quot;;[.J18];&quot; не допустим на этом железе!&quot;); IF(AND([.AG18]&gt;255;[.AH18]&gt;255);CONCATENATE(&quot;   //   шаг &quot;;[.J18];&quot; не допустим на этом железе!&quot;); IF(OR([.AG18]&lt;1;[.AG18]&gt;255);CONCATENATE(&quot;//&quot;;&quot;{ &quot;;[.AA18];&quot;, &quot;;[.AB18];&quot;, &quot;;[.AC18];&quot;, &quot;;[.AD18];&quot;, &quot;;[.AE18];&quot;, &quot;;SUBSTITUTE([.AF18];&quot;,&quot;;&quot;.&quot;);&quot;, &quot;;[.H18];&quot;, &quot;;[.I18];&quot; },&quot;;&quot; //  ось Z ошибка&quot;); IF(OR([.AH18]&lt;1;[.AH18]&gt;255);CONCATENATE(&quot;//&quot;;&quot;{ &quot;;[.AA18];&quot;, &quot;;[.AB18];&quot;, &quot;;[.AC18];&quot;, &quot;;[.AD18];&quot;, &quot;;[.AE18];&quot;, &quot;;SUBSTITUTE([.AF18];&quot;,&quot;;&quot;.&quot;);&quot;, &quot;;[.H18];&quot;, &quot;;[.I18];&quot;  },&quot;;&quot; //  ось X ошибка&quot;); IF(AND([.AG18]&gt;=1;[.AH18]&gt;=1);CONCATENATE(&quot;{ &quot;;[.AA18];&quot;, &quot;;[.AB18];&quot;, &quot;;[.AC18];&quot;, &quot;;[.AD18];&quot;, &quot;;[.AE18];&quot;, &quot;;SUBSTITUTE([.AF18];&quot;,&quot;;&quot;.&quot;);&quot;, &quot;;[.H18];&quot;, &quot;;[.I18];&quot; },&quot;))))))" office:value-type="string" office:string-value="{ 45, 0, 22, 5000, &quot;0.20mm&quot;, 0.2, 4, 980 }," calcext:value-type="string" table:number-columns-spanned="6" table:number-rows-spanned="1">
            <text:p>{ 45, 0, 22, 5000, "0.20mm", 0.2, 4, 980 },</text:p>
          </table:table-cell>
          <table:covered-table-cell table:number-columns-repeated="4"/>
          <table:covered-table-cell table:style-name="ce27"/>
          <table:table-cell table:style-name="ce52" table:formula="of:=ROUND([.J18]*8+2;0)" office:value-type="float" office:value="4" calcext:value-type="float">
            <text:p>4</text:p>
          </table:table-cell>
          <table:table-cell table:style-name="ce65" table:formula="of:=IF(OR([.AG18]&lt;2;[.AH18]&lt;2);MROUND((140/[.AF18]+280)/4;20);MROUND(140/[.AF18]+280;20))" office:value-type="float" office:value="980" calcext:value-type="float">
            <text:p>980</text:p>
          </table:table-cell>
          <table:table-cell table:style-name="ce41" office:value-type="float" office:value="0.2" calcext:value-type="float">
            <text:p>0.2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18];1)" office:value-type="float" office:value="45" calcext:value-type="float">
            <text:p>45</text:p>
          </table:table-cell>
          <table:table-cell table:style-name="ce97" table:formula="of:=ROUND((([.AG18]-[.AI18])*10000);0)" office:value-type="float" office:value="0" calcext:value-type="float">
            <text:p>0</text:p>
          </table:table-cell>
          <table:table-cell table:style-name="ce97" table:formula="of:=QUOTIENT([.AH18];1)" office:value-type="float" office:value="22" calcext:value-type="float">
            <text:p>22</text:p>
          </table:table-cell>
          <table:table-cell table:style-name="ce97" table:formula="of:=ROUND((([.AH18]-[.AK18])*10000);0)" office:value-type="float" office:value="5000" calcext:value-type="float">
            <text:p>5000</text:p>
          </table:table-cell>
          <table:table-cell table:style-name="ce112" table:formula="of:=IF([.AN18]&gt;0;(CONCATENATE(&quot;&quot;&quot;&quot;;[.AM18];&quot;.&quot;;[.AN18];&quot;mm&quot;;&quot;&quot;&quot;&quot;));(CONCATENATE(&quot;&quot;&quot;&quot;;[.AM18];&quot;.&quot;;[.AN18];&quot;0&quot;;&quot;mm&quot;;&quot;&quot;&quot;&quot;)))" office:value-type="string" office:string-value="&quot;0.20mm&quot;" calcext:value-type="string">
            <text:p>"0.20mm"</text:p>
          </table:table-cell>
          <table:table-cell table:style-name="ce129" table:formula="of:=[.J18]" office:value-type="float" office:value="0.2" calcext:value-type="float">
            <text:p>0.200</text:p>
          </table:table-cell>
          <table:table-cell table:style-name="ce130" table:formula="of:=ROUND((([.$B$6]*2)/([.$D$6]/[.$H$6]*[.AF18]));4)" office:value-type="float" office:value="45" calcext:value-type="float">
            <text:p>45.0000</text:p>
          </table:table-cell>
          <table:table-cell table:style-name="ce130" table:formula="of:=ROUND((([.$B$6]*2)/([.$F$6]/[.$J$6]*[.$AF18]));4)" office:value-type="float" office:value="22.5" calcext:value-type="float">
            <text:p>22.5000</text:p>
          </table:table-cell>
          <table:table-cell table:style-name="ce97" table:formula="of:=QUOTIENT([.AG18];1)" office:value-type="float" office:value="45" calcext:value-type="float">
            <text:p>45</text:p>
          </table:table-cell>
          <table:table-cell table:style-name="ce131" table:formula="of:=ROUND((([.AG18]-[.AI18])*10000);1)" office:value-type="float" office:value="0" calcext:value-type="float">
            <text:p>0</text:p>
          </table:table-cell>
          <table:table-cell table:style-name="ce97" table:formula="of:=QUOTIENT([.AH18];1)" office:value-type="float" office:value="22" calcext:value-type="float">
            <text:p>22</text:p>
          </table:table-cell>
          <table:table-cell table:style-name="ce131" table:formula="of:=ROUND((([.AH18]-[.AK18])*10000);0)" office:value-type="float" office:value="5000" calcext:value-type="float">
            <text:p>5000</text:p>
          </table:table-cell>
          <table:table-cell table:style-name="ce97" table:formula="of:=QUOTIENT([.AF18];1)" office:value-type="float" office:value="0" calcext:value-type="float">
            <text:p>0</text:p>
          </table:table-cell>
          <table:table-cell table:style-name="ce97" table:formula="of:=([.AF18]-[.AM18])*100" office:value-type="float" office:value="20" calcext:value-type="float">
            <text:p>2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19]&lt;1;[.AH19]&lt;1);CONCATENATE(&quot;   //   шаг &quot;;[.J19];&quot; не допустим на этом железе!&quot;); IF(AND([.AG19]&gt;255;[.AH19]&gt;255);CONCATENATE(&quot;   //   шаг &quot;;[.J19];&quot; не допустим на этом железе!&quot;); IF(OR([.AG19]&lt;1;[.AG19]&gt;255);CONCATENATE(&quot;//&quot;;&quot;{ &quot;;[.AA19];&quot;, &quot;;[.AB19];&quot;, &quot;;[.AC19];&quot;, &quot;;[.AD19];&quot;, &quot;;[.AE19];&quot;, &quot;;SUBSTITUTE([.AF19];&quot;,&quot;;&quot;.&quot;);&quot;, &quot;;[.H19];&quot;, &quot;;[.I19];&quot; },&quot;;&quot; //  ось Z ошибка&quot;); IF(OR([.AH19]&lt;1;[.AH19]&gt;255);CONCATENATE(&quot;//&quot;;&quot;{ &quot;;[.AA19];&quot;, &quot;;[.AB19];&quot;, &quot;;[.AC19];&quot;, &quot;;[.AD19];&quot;, &quot;;[.AE19];&quot;, &quot;;SUBSTITUTE([.AF19];&quot;,&quot;;&quot;.&quot;);&quot;, &quot;;[.H19];&quot;, &quot;;[.I19];&quot;  },&quot;;&quot; //  ось X ошибка&quot;); IF(AND([.AG19]&gt;=1;[.AH19]&gt;=1);CONCATENATE(&quot;{ &quot;;[.AA19];&quot;, &quot;;[.AB19];&quot;, &quot;;[.AC19];&quot;, &quot;;[.AD19];&quot;, &quot;;[.AE19];&quot;, &quot;;SUBSTITUTE([.AF19];&quot;,&quot;;&quot;.&quot;);&quot;, &quot;;[.H19];&quot;, &quot;;[.I19];&quot; },&quot;))))))" office:value-type="string" office:string-value="{ 36, 0, 18, 0, &quot;0.25mm&quot;, 0.25, 4, 840 }," calcext:value-type="string" table:number-columns-spanned="6" table:number-rows-spanned="1">
            <text:p>{ 36, 0, 18, 0, "0.25mm", 0.25, 4, 840 },</text:p>
          </table:table-cell>
          <table:covered-table-cell table:number-columns-repeated="4"/>
          <table:covered-table-cell table:style-name="ce27"/>
          <table:table-cell table:style-name="ce53" table:formula="of:=ROUND([.J19]*8+2;0)" office:value-type="float" office:value="4" calcext:value-type="float">
            <text:p>4</text:p>
          </table:table-cell>
          <table:table-cell table:style-name="ce65" table:formula="of:=IF(OR([.AG19]&lt;2;[.AH19]&lt;2);MROUND((140/[.AF19]+280)/4;20);MROUND(140/[.AF19]+280;20))" office:value-type="float" office:value="840" calcext:value-type="float">
            <text:p>840</text:p>
          </table:table-cell>
          <table:table-cell table:style-name="ce41" office:value-type="float" office:value="0.25" calcext:value-type="float">
            <text:p>0.25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19];1)" office:value-type="float" office:value="36" calcext:value-type="float">
            <text:p>36</text:p>
          </table:table-cell>
          <table:table-cell table:style-name="ce97" table:formula="of:=ROUND((([.AG19]-[.AI19])*10000);0)" office:value-type="float" office:value="0" calcext:value-type="float">
            <text:p>0</text:p>
          </table:table-cell>
          <table:table-cell table:style-name="ce97" table:formula="of:=QUOTIENT([.AH19];1)" office:value-type="float" office:value="18" calcext:value-type="float">
            <text:p>18</text:p>
          </table:table-cell>
          <table:table-cell table:style-name="ce97" table:formula="of:=ROUND((([.AH19]-[.AK19])*10000);0)" office:value-type="float" office:value="0" calcext:value-type="float">
            <text:p>0</text:p>
          </table:table-cell>
          <table:table-cell table:style-name="ce112" table:formula="of:=IF([.AN19]&gt;0;(CONCATENATE(&quot;&quot;&quot;&quot;;[.AM19];&quot;.&quot;;[.AN19];&quot;mm&quot;;&quot;&quot;&quot;&quot;));(CONCATENATE(&quot;&quot;&quot;&quot;;[.AM19];&quot;.&quot;;[.AN19];&quot;0&quot;;&quot;mm&quot;;&quot;&quot;&quot;&quot;)))" office:value-type="string" office:string-value="&quot;0.25mm&quot;" calcext:value-type="string">
            <text:p>"0.25mm"</text:p>
          </table:table-cell>
          <table:table-cell table:style-name="ce129" table:formula="of:=[.J19]" office:value-type="float" office:value="0.25" calcext:value-type="float">
            <text:p>0.250</text:p>
          </table:table-cell>
          <table:table-cell table:style-name="ce130" table:formula="of:=ROUND((([.$B$6]*2)/([.$D$6]/[.$H$6]*[.AF19]));4)" office:value-type="float" office:value="36" calcext:value-type="float">
            <text:p>36.0000</text:p>
          </table:table-cell>
          <table:table-cell table:style-name="ce130" table:formula="of:=ROUND((([.$B$6]*2)/([.$F$6]/[.$J$6]*[.$AF19]));4)" office:value-type="float" office:value="18" calcext:value-type="float">
            <text:p>18.0000</text:p>
          </table:table-cell>
          <table:table-cell table:style-name="ce97" table:formula="of:=QUOTIENT([.AG19];1)" office:value-type="float" office:value="36" calcext:value-type="float">
            <text:p>36</text:p>
          </table:table-cell>
          <table:table-cell table:style-name="ce131" table:formula="of:=ROUND((([.AG19]-[.AI19])*10000);1)" office:value-type="float" office:value="0" calcext:value-type="float">
            <text:p>0</text:p>
          </table:table-cell>
          <table:table-cell table:style-name="ce97" table:formula="of:=QUOTIENT([.AH19];1)" office:value-type="float" office:value="18" calcext:value-type="float">
            <text:p>18</text:p>
          </table:table-cell>
          <table:table-cell table:style-name="ce131" table:formula="of:=ROUND((([.AH19]-[.AK19])*10000);0)" office:value-type="float" office:value="0" calcext:value-type="float">
            <text:p>0</text:p>
          </table:table-cell>
          <table:table-cell table:style-name="ce97" table:formula="of:=QUOTIENT([.AF19];1)" office:value-type="float" office:value="0" calcext:value-type="float">
            <text:p>0</text:p>
          </table:table-cell>
          <table:table-cell table:style-name="ce97" table:formula="of:=([.AF19]-[.AM19])*100" office:value-type="float" office:value="25" calcext:value-type="float">
            <text:p>25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20]&lt;1;[.AH20]&lt;1);CONCATENATE(&quot;   //   шаг &quot;;[.J20];&quot; не допустим на этом железе!&quot;); IF(AND([.AG20]&gt;255;[.AH20]&gt;255);CONCATENATE(&quot;   //   шаг &quot;;[.J20];&quot; не допустим на этом железе!&quot;); IF(OR([.AG20]&lt;1;[.AG20]&gt;255);CONCATENATE(&quot;//&quot;;&quot;{ &quot;;[.AA20];&quot;, &quot;;[.AB20];&quot;, &quot;;[.AC20];&quot;, &quot;;[.AD20];&quot;, &quot;;[.AE20];&quot;, &quot;;SUBSTITUTE([.AF20];&quot;,&quot;;&quot;.&quot;);&quot;, &quot;;[.H20];&quot;, &quot;;[.I20];&quot; },&quot;;&quot; //  ось Z ошибка&quot;); IF(OR([.AH20]&lt;1;[.AH20]&gt;255);CONCATENATE(&quot;//&quot;;&quot;{ &quot;;[.AA20];&quot;, &quot;;[.AB20];&quot;, &quot;;[.AC20];&quot;, &quot;;[.AD20];&quot;, &quot;;[.AE20];&quot;, &quot;;SUBSTITUTE([.AF20];&quot;,&quot;;&quot;.&quot;);&quot;, &quot;;[.H20];&quot;, &quot;;[.I20];&quot;  },&quot;;&quot; //  ось X ошибка&quot;); IF(AND([.AG20]&gt;=1;[.AH20]&gt;=1);CONCATENATE(&quot;{ &quot;;[.AA20];&quot;, &quot;;[.AB20];&quot;, &quot;;[.AC20];&quot;, &quot;;[.AD20];&quot;, &quot;;[.AE20];&quot;, &quot;;SUBSTITUTE([.AF20];&quot;,&quot;;&quot;.&quot;);&quot;, &quot;;[.H20];&quot;, &quot;;[.I20];&quot; },&quot;))))))" office:value-type="string" office:string-value="{ 30, 0, 15, 0, &quot;0.30mm&quot;, 0.3, 4, 740 }," calcext:value-type="string" table:number-columns-spanned="6" table:number-rows-spanned="1">
            <text:p>{ 30, 0, 15, 0, "0.30mm", 0.3, 4, 740 },</text:p>
          </table:table-cell>
          <table:covered-table-cell table:number-columns-repeated="4"/>
          <table:covered-table-cell table:style-name="ce27"/>
          <table:table-cell table:style-name="ce53" table:formula="of:=ROUND([.J20]*8+2;0)" office:value-type="float" office:value="4" calcext:value-type="float">
            <text:p>4</text:p>
          </table:table-cell>
          <table:table-cell table:style-name="ce65" table:formula="of:=IF(OR([.AG20]&lt;2;[.AH20]&lt;2);MROUND((140/[.AF20]+280)/4;20);MROUND(140/[.AF20]+280;20))" office:value-type="float" office:value="740" calcext:value-type="float">
            <text:p>740</text:p>
          </table:table-cell>
          <table:table-cell table:style-name="ce41" office:value-type="float" office:value="0.3" calcext:value-type="float">
            <text:p>0.3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20];1)" office:value-type="float" office:value="30" calcext:value-type="float">
            <text:p>30</text:p>
          </table:table-cell>
          <table:table-cell table:style-name="ce97" table:formula="of:=ROUND((([.AG20]-[.AI20])*10000);0)" office:value-type="float" office:value="0" calcext:value-type="float">
            <text:p>0</text:p>
          </table:table-cell>
          <table:table-cell table:style-name="ce97" table:formula="of:=QUOTIENT([.AH20];1)" office:value-type="float" office:value="15" calcext:value-type="float">
            <text:p>15</text:p>
          </table:table-cell>
          <table:table-cell table:style-name="ce97" table:formula="of:=ROUND((([.AH20]-[.AK20])*10000);0)" office:value-type="float" office:value="0" calcext:value-type="float">
            <text:p>0</text:p>
          </table:table-cell>
          <table:table-cell table:style-name="ce112" table:formula="of:=IF([.AN20]&gt;0;(CONCATENATE(&quot;&quot;&quot;&quot;;[.AM20];&quot;.&quot;;[.AN20];&quot;mm&quot;;&quot;&quot;&quot;&quot;));(CONCATENATE(&quot;&quot;&quot;&quot;;[.AM20];&quot;.&quot;;[.AN20];&quot;0&quot;;&quot;mm&quot;;&quot;&quot;&quot;&quot;)))" office:value-type="string" office:string-value="&quot;0.30mm&quot;" calcext:value-type="string">
            <text:p>"0.30mm"</text:p>
          </table:table-cell>
          <table:table-cell table:style-name="ce129" table:formula="of:=[.J20]" office:value-type="float" office:value="0.3" calcext:value-type="float">
            <text:p>0.300</text:p>
          </table:table-cell>
          <table:table-cell table:style-name="ce130" table:formula="of:=ROUND((([.$B$6]*2)/([.$D$6]/[.$H$6]*[.AF20]));4)" office:value-type="float" office:value="30" calcext:value-type="float">
            <text:p>30.0000</text:p>
          </table:table-cell>
          <table:table-cell table:style-name="ce130" table:formula="of:=ROUND((([.$B$6]*2)/([.$F$6]/[.$J$6]*[.$AF20]));4)" office:value-type="float" office:value="15" calcext:value-type="float">
            <text:p>15.0000</text:p>
          </table:table-cell>
          <table:table-cell table:style-name="ce97" table:formula="of:=QUOTIENT([.AG20];1)" office:value-type="float" office:value="30" calcext:value-type="float">
            <text:p>30</text:p>
          </table:table-cell>
          <table:table-cell table:style-name="ce131" table:formula="of:=ROUND((([.AG20]-[.AI20])*10000);1)" office:value-type="float" office:value="0" calcext:value-type="float">
            <text:p>0</text:p>
          </table:table-cell>
          <table:table-cell table:style-name="ce97" table:formula="of:=QUOTIENT([.AH20];1)" office:value-type="float" office:value="15" calcext:value-type="float">
            <text:p>15</text:p>
          </table:table-cell>
          <table:table-cell table:style-name="ce131" table:formula="of:=ROUND((([.AH20]-[.AK20])*10000);0)" office:value-type="float" office:value="0" calcext:value-type="float">
            <text:p>0</text:p>
          </table:table-cell>
          <table:table-cell table:style-name="ce97" table:formula="of:=QUOTIENT([.AF20];1)" office:value-type="float" office:value="0" calcext:value-type="float">
            <text:p>0</text:p>
          </table:table-cell>
          <table:table-cell table:style-name="ce97" table:formula="of:=([.AF20]-[.AM20])*100" office:value-type="float" office:value="30" calcext:value-type="float">
            <text:p>3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21]&lt;1;[.AH21]&lt;1);CONCATENATE(&quot;   //   шаг &quot;;[.J21];&quot; не допустим на этом железе!&quot;); IF(AND([.AG21]&gt;255;[.AH21]&gt;255);CONCATENATE(&quot;   //   шаг &quot;;[.J21];&quot; не допустим на этом железе!&quot;); IF(OR([.AG21]&lt;1;[.AG21]&gt;255);CONCATENATE(&quot;//&quot;;&quot;{ &quot;;[.AA21];&quot;, &quot;;[.AB21];&quot;, &quot;;[.AC21];&quot;, &quot;;[.AD21];&quot;, &quot;;[.AE21];&quot;, &quot;;SUBSTITUTE([.AF21];&quot;,&quot;;&quot;.&quot;);&quot;, &quot;;[.H21];&quot;, &quot;;[.I21];&quot; },&quot;;&quot; //  ось Z ошибка&quot;); IF(OR([.AH21]&lt;1;[.AH21]&gt;255);CONCATENATE(&quot;//&quot;;&quot;{ &quot;;[.AA21];&quot;, &quot;;[.AB21];&quot;, &quot;;[.AC21];&quot;, &quot;;[.AD21];&quot;, &quot;;[.AE21];&quot;, &quot;;SUBSTITUTE([.AF21];&quot;,&quot;;&quot;.&quot;);&quot;, &quot;;[.H21];&quot;, &quot;;[.I21];&quot;  },&quot;;&quot; //  ось X ошибка&quot;); IF(AND([.AG21]&gt;=1;[.AH21]&gt;=1);CONCATENATE(&quot;{ &quot;;[.AA21];&quot;, &quot;;[.AB21];&quot;, &quot;;[.AC21];&quot;, &quot;;[.AD21];&quot;, &quot;;[.AE21];&quot;, &quot;;SUBSTITUTE([.AF21];&quot;,&quot;;&quot;.&quot;);&quot;, &quot;;[.H21];&quot;, &quot;;[.I21];&quot; },&quot;))))))" office:value-type="string" office:string-value="{ 25, 7143, 12, 8571, &quot;0.35mm&quot;, 0.35, 5, 680 }," calcext:value-type="string" table:number-columns-spanned="6" table:number-rows-spanned="1">
            <text:p>{ 25, 7143, 12, 8571, "0.35mm", 0.35, 5, 680 },</text:p>
          </table:table-cell>
          <table:covered-table-cell table:number-columns-repeated="4"/>
          <table:covered-table-cell table:style-name="ce27"/>
          <table:table-cell table:style-name="ce53" table:formula="of:=ROUND([.J21]*8+2;0)" office:value-type="float" office:value="5" calcext:value-type="float">
            <text:p>5</text:p>
          </table:table-cell>
          <table:table-cell table:style-name="ce65" table:formula="of:=IF(OR([.AG21]&lt;2;[.AH21]&lt;2);MROUND((140/[.AF21]+280)/4;20);MROUND(140/[.AF21]+280;20))" office:value-type="float" office:value="680" calcext:value-type="float">
            <text:p>680</text:p>
          </table:table-cell>
          <table:table-cell table:style-name="ce41" office:value-type="float" office:value="0.35" calcext:value-type="float">
            <text:p>0.35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21];1)" office:value-type="float" office:value="25" calcext:value-type="float">
            <text:p>25</text:p>
          </table:table-cell>
          <table:table-cell table:style-name="ce97" table:formula="of:=ROUND((([.AG21]-[.AI21])*10000);0)" office:value-type="float" office:value="7143" calcext:value-type="float">
            <text:p>7143</text:p>
          </table:table-cell>
          <table:table-cell table:style-name="ce97" table:formula="of:=QUOTIENT([.AH21];1)" office:value-type="float" office:value="12" calcext:value-type="float">
            <text:p>12</text:p>
          </table:table-cell>
          <table:table-cell table:style-name="ce97" table:formula="of:=ROUND((([.AH21]-[.AK21])*10000);0)" office:value-type="float" office:value="8571" calcext:value-type="float">
            <text:p>8571</text:p>
          </table:table-cell>
          <table:table-cell table:style-name="ce112" table:formula="of:=IF([.AN21]&gt;0;(CONCATENATE(&quot;&quot;&quot;&quot;;[.AM21];&quot;.&quot;;[.AN21];&quot;mm&quot;;&quot;&quot;&quot;&quot;));(CONCATENATE(&quot;&quot;&quot;&quot;;[.AM21];&quot;.&quot;;[.AN21];&quot;0&quot;;&quot;mm&quot;;&quot;&quot;&quot;&quot;)))" office:value-type="string" office:string-value="&quot;0.35mm&quot;" calcext:value-type="string">
            <text:p>"0.35mm"</text:p>
          </table:table-cell>
          <table:table-cell table:style-name="ce129" table:formula="of:=[.J21]" office:value-type="float" office:value="0.35" calcext:value-type="float">
            <text:p>0.350</text:p>
          </table:table-cell>
          <table:table-cell table:style-name="ce130" table:formula="of:=ROUND((([.$B$6]*2)/([.$D$6]/[.$H$6]*[.AF21]));4)" office:value-type="float" office:value="25.7143" calcext:value-type="float">
            <text:p>25.7143</text:p>
          </table:table-cell>
          <table:table-cell table:style-name="ce130" table:formula="of:=ROUND((([.$B$6]*2)/([.$F$6]/[.$J$6]*[.$AF21]));4)" office:value-type="float" office:value="12.8571" calcext:value-type="float">
            <text:p>12.8571</text:p>
          </table:table-cell>
          <table:table-cell table:style-name="ce97" table:formula="of:=QUOTIENT([.AG21];1)" office:value-type="float" office:value="25" calcext:value-type="float">
            <text:p>25</text:p>
          </table:table-cell>
          <table:table-cell table:style-name="ce131" table:formula="of:=ROUND((([.AG21]-[.AI21])*10000);1)" office:value-type="float" office:value="7143" calcext:value-type="float">
            <text:p>7143</text:p>
          </table:table-cell>
          <table:table-cell table:style-name="ce97" table:formula="of:=QUOTIENT([.AH21];1)" office:value-type="float" office:value="12" calcext:value-type="float">
            <text:p>12</text:p>
          </table:table-cell>
          <table:table-cell table:style-name="ce131" table:formula="of:=ROUND((([.AH21]-[.AK21])*10000);0)" office:value-type="float" office:value="8571" calcext:value-type="float">
            <text:p>8571</text:p>
          </table:table-cell>
          <table:table-cell table:style-name="ce97" table:formula="of:=QUOTIENT([.AF21];1)" office:value-type="float" office:value="0" calcext:value-type="float">
            <text:p>0</text:p>
          </table:table-cell>
          <table:table-cell table:style-name="ce97" table:formula="of:=([.AF21]-[.AM21])*100" office:value-type="float" office:value="35" calcext:value-type="float">
            <text:p>35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22]&lt;1;[.AH22]&lt;1);CONCATENATE(&quot;   //   шаг &quot;;[.J22];&quot; не допустим на этом железе!&quot;); IF(AND([.AG22]&gt;255;[.AH22]&gt;255);CONCATENATE(&quot;   //   шаг &quot;;[.J22];&quot; не допустим на этом железе!&quot;); IF(OR([.AG22]&lt;1;[.AG22]&gt;255);CONCATENATE(&quot;//&quot;;&quot;{ &quot;;[.AA22];&quot;, &quot;;[.AB22];&quot;, &quot;;[.AC22];&quot;, &quot;;[.AD22];&quot;, &quot;;[.AE22];&quot;, &quot;;SUBSTITUTE([.AF22];&quot;,&quot;;&quot;.&quot;);&quot;, &quot;;[.H22];&quot;, &quot;;[.I22];&quot; },&quot;;&quot; //  ось Z ошибка&quot;); IF(OR([.AH22]&lt;1;[.AH22]&gt;255);CONCATENATE(&quot;//&quot;;&quot;{ &quot;;[.AA22];&quot;, &quot;;[.AB22];&quot;, &quot;;[.AC22];&quot;, &quot;;[.AD22];&quot;, &quot;;[.AE22];&quot;, &quot;;SUBSTITUTE([.AF22];&quot;,&quot;;&quot;.&quot;);&quot;, &quot;;[.H22];&quot;, &quot;;[.I22];&quot;  },&quot;;&quot; //  ось X ошибка&quot;); IF(AND([.AG22]&gt;=1;[.AH22]&gt;=1);CONCATENATE(&quot;{ &quot;;[.AA22];&quot;, &quot;;[.AB22];&quot;, &quot;;[.AC22];&quot;, &quot;;[.AD22];&quot;, &quot;;[.AE22];&quot;, &quot;;SUBSTITUTE([.AF22];&quot;,&quot;;&quot;.&quot;);&quot;, &quot;;[.H22];&quot;, &quot;;[.I22];&quot; },&quot;))))))" office:value-type="string" office:string-value="{ 22, 5000, 11, 2500, &quot;0.40mm&quot;, 0.4, 5, 640 }," calcext:value-type="string" table:number-columns-spanned="6" table:number-rows-spanned="1">
            <text:p>{ 22, 5000, 11, 2500, "0.40mm", 0.4, 5, 640 },</text:p>
          </table:table-cell>
          <table:covered-table-cell table:number-columns-repeated="4"/>
          <table:covered-table-cell table:style-name="ce27"/>
          <table:table-cell table:style-name="ce53" table:formula="of:=ROUND([.J22]*8+2;0)" office:value-type="float" office:value="5" calcext:value-type="float">
            <text:p>5</text:p>
          </table:table-cell>
          <table:table-cell table:style-name="ce65" table:formula="of:=IF(OR([.AG22]&lt;2;[.AH22]&lt;2);MROUND((140/[.AF22]+280)/4;20);MROUND(140/[.AF22]+280;20))" office:value-type="float" office:value="640" calcext:value-type="float">
            <text:p>640</text:p>
          </table:table-cell>
          <table:table-cell table:style-name="ce41" office:value-type="float" office:value="0.4" calcext:value-type="float">
            <text:p>0.4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22];1)" office:value-type="float" office:value="22" calcext:value-type="float">
            <text:p>22</text:p>
          </table:table-cell>
          <table:table-cell table:style-name="ce97" table:formula="of:=ROUND((([.AG22]-[.AI22])*10000);0)" office:value-type="float" office:value="5000" calcext:value-type="float">
            <text:p>5000</text:p>
          </table:table-cell>
          <table:table-cell table:style-name="ce97" table:formula="of:=QUOTIENT([.AH22];1)" office:value-type="float" office:value="11" calcext:value-type="float">
            <text:p>11</text:p>
          </table:table-cell>
          <table:table-cell table:style-name="ce97" table:formula="of:=ROUND((([.AH22]-[.AK22])*10000);0)" office:value-type="float" office:value="2500" calcext:value-type="float">
            <text:p>2500</text:p>
          </table:table-cell>
          <table:table-cell table:style-name="ce112" table:formula="of:=IF([.AN22]&gt;0;(CONCATENATE(&quot;&quot;&quot;&quot;;[.AM22];&quot;.&quot;;[.AN22];&quot;mm&quot;;&quot;&quot;&quot;&quot;));(CONCATENATE(&quot;&quot;&quot;&quot;;[.AM22];&quot;.&quot;;[.AN22];&quot;0&quot;;&quot;mm&quot;;&quot;&quot;&quot;&quot;)))" office:value-type="string" office:string-value="&quot;0.40mm&quot;" calcext:value-type="string">
            <text:p>"0.40mm"</text:p>
          </table:table-cell>
          <table:table-cell table:style-name="ce129" table:formula="of:=[.J22]" office:value-type="float" office:value="0.4" calcext:value-type="float">
            <text:p>0.400</text:p>
          </table:table-cell>
          <table:table-cell table:style-name="ce130" table:formula="of:=ROUND((([.$B$6]*2)/([.$D$6]/[.$H$6]*[.AF22]));4)" office:value-type="float" office:value="22.5" calcext:value-type="float">
            <text:p>22.5000</text:p>
          </table:table-cell>
          <table:table-cell table:style-name="ce130" table:formula="of:=ROUND((([.$B$6]*2)/([.$F$6]/[.$J$6]*[.$AF22]));4)" office:value-type="float" office:value="11.25" calcext:value-type="float">
            <text:p>11.2500</text:p>
          </table:table-cell>
          <table:table-cell table:style-name="ce97" table:formula="of:=QUOTIENT([.AG22];1)" office:value-type="float" office:value="22" calcext:value-type="float">
            <text:p>22</text:p>
          </table:table-cell>
          <table:table-cell table:style-name="ce131" table:formula="of:=ROUND((([.AG22]-[.AI22])*10000);1)" office:value-type="float" office:value="5000" calcext:value-type="float">
            <text:p>5000</text:p>
          </table:table-cell>
          <table:table-cell table:style-name="ce97" table:formula="of:=QUOTIENT([.AH22];1)" office:value-type="float" office:value="11" calcext:value-type="float">
            <text:p>11</text:p>
          </table:table-cell>
          <table:table-cell table:style-name="ce131" table:formula="of:=ROUND((([.AH22]-[.AK22])*10000);0)" office:value-type="float" office:value="2500" calcext:value-type="float">
            <text:p>2500</text:p>
          </table:table-cell>
          <table:table-cell table:style-name="ce97" table:formula="of:=QUOTIENT([.AF22];1)" office:value-type="float" office:value="0" calcext:value-type="float">
            <text:p>0</text:p>
          </table:table-cell>
          <table:table-cell table:style-name="ce97" table:formula="of:=([.AF22]-[.AM22])*100" office:value-type="float" office:value="40" calcext:value-type="float">
            <text:p>4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23]&lt;1;[.AH23]&lt;1);CONCATENATE(&quot;   //   шаг &quot;;[.J23];&quot; не допустим на этом железе!&quot;); IF(AND([.AG23]&gt;255;[.AH23]&gt;255);CONCATENATE(&quot;   //   шаг &quot;;[.J23];&quot; не допустим на этом железе!&quot;); IF(OR([.AG23]&lt;1;[.AG23]&gt;255);CONCATENATE(&quot;//&quot;;&quot;{ &quot;;[.AA23];&quot;, &quot;;[.AB23];&quot;, &quot;;[.AC23];&quot;, &quot;;[.AD23];&quot;, &quot;;[.AE23];&quot;, &quot;;SUBSTITUTE([.AF23];&quot;,&quot;;&quot;.&quot;);&quot;, &quot;;[.H23];&quot;, &quot;;[.I23];&quot; },&quot;;&quot; //  ось Z ошибка&quot;); IF(OR([.AH23]&lt;1;[.AH23]&gt;255);CONCATENATE(&quot;//&quot;;&quot;{ &quot;;[.AA23];&quot;, &quot;;[.AB23];&quot;, &quot;;[.AC23];&quot;, &quot;;[.AD23];&quot;, &quot;;[.AE23];&quot;, &quot;;SUBSTITUTE([.AF23];&quot;,&quot;;&quot;.&quot;);&quot;, &quot;;[.H23];&quot;, &quot;;[.I23];&quot;  },&quot;;&quot; //  ось X ошибка&quot;); IF(AND([.AG23]&gt;=1;[.AH23]&gt;=1);CONCATENATE(&quot;{ &quot;;[.AA23];&quot;, &quot;;[.AB23];&quot;, &quot;;[.AC23];&quot;, &quot;;[.AD23];&quot;, &quot;;[.AE23];&quot;, &quot;;SUBSTITUTE([.AF23];&quot;,&quot;;&quot;.&quot;);&quot;, &quot;;[.H23];&quot;, &quot;;[.I23];&quot; },&quot;))))))" office:value-type="string" office:string-value="{ 20, 0, 10, 0, &quot;0.45mm&quot;, 0.45, 6, 600 }," calcext:value-type="string" table:number-columns-spanned="6" table:number-rows-spanned="1">
            <text:p>{ 20, 0, 10, 0, "0.45mm", 0.45, 6, 600 },</text:p>
          </table:table-cell>
          <table:covered-table-cell table:number-columns-repeated="4"/>
          <table:covered-table-cell table:style-name="ce27"/>
          <table:table-cell table:style-name="ce53" table:formula="of:=ROUND([.J23]*8+2;0)" office:value-type="float" office:value="6" calcext:value-type="float">
            <text:p>6</text:p>
          </table:table-cell>
          <table:table-cell table:style-name="ce65" table:formula="of:=IF(OR([.AG23]&lt;2;[.AH23]&lt;2);MROUND((140/[.AF23]+280)/4;20);MROUND(140/[.AF23]+280;20))" office:value-type="float" office:value="600" calcext:value-type="float">
            <text:p>600</text:p>
          </table:table-cell>
          <table:table-cell table:style-name="ce41" office:value-type="float" office:value="0.45" calcext:value-type="float">
            <text:p>0.45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23];1)" office:value-type="float" office:value="20" calcext:value-type="float">
            <text:p>20</text:p>
          </table:table-cell>
          <table:table-cell table:style-name="ce97" table:formula="of:=ROUND((([.AG23]-[.AI23])*10000);0)" office:value-type="float" office:value="0" calcext:value-type="float">
            <text:p>0</text:p>
          </table:table-cell>
          <table:table-cell table:style-name="ce97" table:formula="of:=QUOTIENT([.AH23];1)" office:value-type="float" office:value="10" calcext:value-type="float">
            <text:p>10</text:p>
          </table:table-cell>
          <table:table-cell table:style-name="ce97" table:formula="of:=ROUND((([.AH23]-[.AK23])*10000);0)" office:value-type="float" office:value="0" calcext:value-type="float">
            <text:p>0</text:p>
          </table:table-cell>
          <table:table-cell table:style-name="ce112" table:formula="of:=IF([.AN23]&gt;0;(CONCATENATE(&quot;&quot;&quot;&quot;;[.AM23];&quot;.&quot;;[.AN23];&quot;mm&quot;;&quot;&quot;&quot;&quot;));(CONCATENATE(&quot;&quot;&quot;&quot;;[.AM23];&quot;.&quot;;[.AN23];&quot;0&quot;;&quot;mm&quot;;&quot;&quot;&quot;&quot;)))" office:value-type="string" office:string-value="&quot;0.45mm&quot;" calcext:value-type="string">
            <text:p>"0.45mm"</text:p>
          </table:table-cell>
          <table:table-cell table:style-name="ce129" table:formula="of:=[.J23]" office:value-type="float" office:value="0.45" calcext:value-type="float">
            <text:p>0.450</text:p>
          </table:table-cell>
          <table:table-cell table:style-name="ce130" table:formula="of:=ROUND((([.$B$6]*2)/([.$D$6]/[.$H$6]*[.AF23]));4)" office:value-type="float" office:value="20" calcext:value-type="float">
            <text:p>20.0000</text:p>
          </table:table-cell>
          <table:table-cell table:style-name="ce130" table:formula="of:=ROUND((([.$B$6]*2)/([.$F$6]/[.$J$6]*[.$AF23]));4)" office:value-type="float" office:value="10" calcext:value-type="float">
            <text:p>10.0000</text:p>
          </table:table-cell>
          <table:table-cell table:style-name="ce97" table:formula="of:=QUOTIENT([.AG23];1)" office:value-type="float" office:value="20" calcext:value-type="float">
            <text:p>20</text:p>
          </table:table-cell>
          <table:table-cell table:style-name="ce131" table:formula="of:=ROUND((([.AG23]-[.AI23])*10000);1)" office:value-type="float" office:value="0" calcext:value-type="float">
            <text:p>0</text:p>
          </table:table-cell>
          <table:table-cell table:style-name="ce97" table:formula="of:=QUOTIENT([.AH23];1)" office:value-type="float" office:value="10" calcext:value-type="float">
            <text:p>10</text:p>
          </table:table-cell>
          <table:table-cell table:style-name="ce131" table:formula="of:=ROUND((([.AH23]-[.AK23])*10000);0)" office:value-type="float" office:value="0" calcext:value-type="float">
            <text:p>0</text:p>
          </table:table-cell>
          <table:table-cell table:style-name="ce97" table:formula="of:=QUOTIENT([.AF23];1)" office:value-type="float" office:value="0" calcext:value-type="float">
            <text:p>0</text:p>
          </table:table-cell>
          <table:table-cell table:style-name="ce97" table:formula="of:=([.AF23]-[.AM23])*100" office:value-type="float" office:value="45" calcext:value-type="float">
            <text:p>45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24]&lt;1;[.AH24]&lt;1);CONCATENATE(&quot;   //   шаг &quot;;[.J24];&quot; не допустим на этом железе!&quot;); IF(AND([.AG24]&gt;255;[.AH24]&gt;255);CONCATENATE(&quot;   //   шаг &quot;;[.J24];&quot; не допустим на этом железе!&quot;); IF(OR([.AG24]&lt;1;[.AG24]&gt;255);CONCATENATE(&quot;//&quot;;&quot;{ &quot;;[.AA24];&quot;, &quot;;[.AB24];&quot;, &quot;;[.AC24];&quot;, &quot;;[.AD24];&quot;, &quot;;[.AE24];&quot;, &quot;;SUBSTITUTE([.AF24];&quot;,&quot;;&quot;.&quot;);&quot;, &quot;;[.H24];&quot;, &quot;;[.I24];&quot; },&quot;;&quot; //  ось Z ошибка&quot;); IF(OR([.AH24]&lt;1;[.AH24]&gt;255);CONCATENATE(&quot;//&quot;;&quot;{ &quot;;[.AA24];&quot;, &quot;;[.AB24];&quot;, &quot;;[.AC24];&quot;, &quot;;[.AD24];&quot;, &quot;;[.AE24];&quot;, &quot;;SUBSTITUTE([.AF24];&quot;,&quot;;&quot;.&quot;);&quot;, &quot;;[.H24];&quot;, &quot;;[.I24];&quot;  },&quot;;&quot; //  ось X ошибка&quot;); IF(AND([.AG24]&gt;=1;[.AH24]&gt;=1);CONCATENATE(&quot;{ &quot;;[.AA24];&quot;, &quot;;[.AB24];&quot;, &quot;;[.AC24];&quot;, &quot;;[.AD24];&quot;, &quot;;[.AE24];&quot;, &quot;;SUBSTITUTE([.AF24];&quot;,&quot;;&quot;.&quot;);&quot;, &quot;;[.H24];&quot;, &quot;;[.I24];&quot; },&quot;))))))" office:value-type="string" office:string-value="{ 18, 0, 9, 0, &quot;0.50mm&quot;, 0.5, 6, 560 }," calcext:value-type="string" table:number-columns-spanned="6" table:number-rows-spanned="1">
            <text:p>{ 18, 0, 9, 0, "0.50mm", 0.5, 6, 560 },</text:p>
          </table:table-cell>
          <table:covered-table-cell table:number-columns-repeated="4"/>
          <table:covered-table-cell table:style-name="ce27"/>
          <table:table-cell table:style-name="ce53" table:formula="of:=ROUND([.J24]*8+2;0)" office:value-type="float" office:value="6" calcext:value-type="float">
            <text:p>6</text:p>
          </table:table-cell>
          <table:table-cell table:style-name="ce65" table:formula="of:=IF(OR([.AG24]&lt;2;[.AH24]&lt;2);MROUND((140/[.AF24]+280)/4;20);MROUND(140/[.AF24]+280;20))" office:value-type="float" office:value="560" calcext:value-type="float">
            <text:p>560</text:p>
          </table:table-cell>
          <table:table-cell table:style-name="ce41" office:value-type="float" office:value="0.5" calcext:value-type="float">
            <text:p>0.5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24];1)" office:value-type="float" office:value="18" calcext:value-type="float">
            <text:p>18</text:p>
          </table:table-cell>
          <table:table-cell table:style-name="ce97" table:formula="of:=ROUND((([.AG24]-[.AI24])*10000);0)" office:value-type="float" office:value="0" calcext:value-type="float">
            <text:p>0</text:p>
          </table:table-cell>
          <table:table-cell table:style-name="ce97" table:formula="of:=QUOTIENT([.AH24];1)" office:value-type="float" office:value="9" calcext:value-type="float">
            <text:p>9</text:p>
          </table:table-cell>
          <table:table-cell table:style-name="ce97" table:formula="of:=ROUND((([.AH24]-[.AK24])*10000);0)" office:value-type="float" office:value="0" calcext:value-type="float">
            <text:p>0</text:p>
          </table:table-cell>
          <table:table-cell table:style-name="ce112" table:formula="of:=IF([.AN24]&gt;0;(CONCATENATE(&quot;&quot;&quot;&quot;;[.AM24];&quot;.&quot;;[.AN24];&quot;mm&quot;;&quot;&quot;&quot;&quot;));(CONCATENATE(&quot;&quot;&quot;&quot;;[.AM24];&quot;.&quot;;[.AN24];&quot;0&quot;;&quot;mm&quot;;&quot;&quot;&quot;&quot;)))" office:value-type="string" office:string-value="&quot;0.50mm&quot;" calcext:value-type="string">
            <text:p>"0.50mm"</text:p>
          </table:table-cell>
          <table:table-cell table:style-name="ce129" table:formula="of:=[.J24]" office:value-type="float" office:value="0.5" calcext:value-type="float">
            <text:p>0.500</text:p>
          </table:table-cell>
          <table:table-cell table:style-name="ce130" table:formula="of:=ROUND((([.$B$6]*2)/([.$D$6]/[.$H$6]*[.AF24]));4)" office:value-type="float" office:value="18" calcext:value-type="float">
            <text:p>18.0000</text:p>
          </table:table-cell>
          <table:table-cell table:style-name="ce130" table:formula="of:=ROUND((([.$B$6]*2)/([.$F$6]/[.$J$6]*[.$AF24]));4)" office:value-type="float" office:value="9" calcext:value-type="float">
            <text:p>9.0000</text:p>
          </table:table-cell>
          <table:table-cell table:style-name="ce97" table:formula="of:=QUOTIENT([.AG24];1)" office:value-type="float" office:value="18" calcext:value-type="float">
            <text:p>18</text:p>
          </table:table-cell>
          <table:table-cell table:style-name="ce131" table:formula="of:=ROUND((([.AG24]-[.AI24])*10000);1)" office:value-type="float" office:value="0" calcext:value-type="float">
            <text:p>0</text:p>
          </table:table-cell>
          <table:table-cell table:style-name="ce97" table:formula="of:=QUOTIENT([.AH24];1)" office:value-type="float" office:value="9" calcext:value-type="float">
            <text:p>9</text:p>
          </table:table-cell>
          <table:table-cell table:style-name="ce131" table:formula="of:=ROUND((([.AH24]-[.AK24])*10000);0)" office:value-type="float" office:value="0" calcext:value-type="float">
            <text:p>0</text:p>
          </table:table-cell>
          <table:table-cell table:style-name="ce97" table:formula="of:=QUOTIENT([.AF24];1)" office:value-type="float" office:value="0" calcext:value-type="float">
            <text:p>0</text:p>
          </table:table-cell>
          <table:table-cell table:style-name="ce97" table:formula="of:=([.AF24]-[.AM24])*100" office:value-type="float" office:value="50" calcext:value-type="float">
            <text:p>5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25]&lt;1;[.AH25]&lt;1);CONCATENATE(&quot;   //   шаг &quot;;[.J25];&quot; не допустим на этом железе!&quot;); IF(AND([.AG25]&gt;255;[.AH25]&gt;255);CONCATENATE(&quot;   //   шаг &quot;;[.J25];&quot; не допустим на этом железе!&quot;); IF(OR([.AG25]&lt;1;[.AG25]&gt;255);CONCATENATE(&quot;//&quot;;&quot;{ &quot;;[.AA25];&quot;, &quot;;[.AB25];&quot;, &quot;;[.AC25];&quot;, &quot;;[.AD25];&quot;, &quot;;[.AE25];&quot;, &quot;;SUBSTITUTE([.AF25];&quot;,&quot;;&quot;.&quot;);&quot;, &quot;;[.H25];&quot;, &quot;;[.I25];&quot; },&quot;;&quot; //  ось Z ошибка&quot;); IF(OR([.AH25]&lt;1;[.AH25]&gt;255);CONCATENATE(&quot;//&quot;;&quot;{ &quot;;[.AA25];&quot;, &quot;;[.AB25];&quot;, &quot;;[.AC25];&quot;, &quot;;[.AD25];&quot;, &quot;;[.AE25];&quot;, &quot;;SUBSTITUTE([.AF25];&quot;,&quot;;&quot;.&quot;);&quot;, &quot;;[.H25];&quot;, &quot;;[.I25];&quot;  },&quot;;&quot; //  ось X ошибка&quot;); IF(AND([.AG25]&gt;=1;[.AH25]&gt;=1);CONCATENATE(&quot;{ &quot;;[.AA25];&quot;, &quot;;[.AB25];&quot;, &quot;;[.AC25];&quot;, &quot;;[.AD25];&quot;, &quot;;[.AE25];&quot;, &quot;;SUBSTITUTE([.AF25];&quot;,&quot;;&quot;.&quot;);&quot;, &quot;;[.H25];&quot;, &quot;;[.I25];&quot; },&quot;))))))" office:value-type="string" office:string-value="{ 15, 0, 7, 5000, &quot;0.60mm&quot;, 0.6, 7, 520 }," calcext:value-type="string" table:number-columns-spanned="6" table:number-rows-spanned="1">
            <text:p>{ 15, 0, 7, 5000, "0.60mm", 0.6, 7, 520 },</text:p>
          </table:table-cell>
          <table:covered-table-cell table:number-columns-repeated="4"/>
          <table:covered-table-cell table:style-name="ce27"/>
          <table:table-cell table:style-name="ce53" table:formula="of:=ROUND([.J25]*8+2;0)" office:value-type="float" office:value="7" calcext:value-type="float">
            <text:p>7</text:p>
          </table:table-cell>
          <table:table-cell table:style-name="ce65" table:formula="of:=IF(OR([.AG25]&lt;2;[.AH25]&lt;2);MROUND((140/[.AF25]+280)/4;20);MROUND(140/[.AF25]+280;20))" office:value-type="float" office:value="520" calcext:value-type="float">
            <text:p>520</text:p>
          </table:table-cell>
          <table:table-cell table:style-name="ce41" office:value-type="float" office:value="0.6" calcext:value-type="float">
            <text:p>0.6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25];1)" office:value-type="float" office:value="15" calcext:value-type="float">
            <text:p>15</text:p>
          </table:table-cell>
          <table:table-cell table:style-name="ce97" table:formula="of:=ROUND((([.AG25]-[.AI25])*10000);0)" office:value-type="float" office:value="0" calcext:value-type="float">
            <text:p>0</text:p>
          </table:table-cell>
          <table:table-cell table:style-name="ce97" table:formula="of:=QUOTIENT([.AH25];1)" office:value-type="float" office:value="7" calcext:value-type="float">
            <text:p>7</text:p>
          </table:table-cell>
          <table:table-cell table:style-name="ce97" table:formula="of:=ROUND((([.AH25]-[.AK25])*10000);0)" office:value-type="float" office:value="5000" calcext:value-type="float">
            <text:p>5000</text:p>
          </table:table-cell>
          <table:table-cell table:style-name="ce112" table:formula="of:=IF([.AN25]&gt;0;(CONCATENATE(&quot;&quot;&quot;&quot;;[.AM25];&quot;.&quot;;[.AN25];&quot;mm&quot;;&quot;&quot;&quot;&quot;));(CONCATENATE(&quot;&quot;&quot;&quot;;[.AM25];&quot;.&quot;;[.AN25];&quot;0&quot;;&quot;mm&quot;;&quot;&quot;&quot;&quot;)))" office:value-type="string" office:string-value="&quot;0.60mm&quot;" calcext:value-type="string">
            <text:p>"0.60mm"</text:p>
          </table:table-cell>
          <table:table-cell table:style-name="ce129" table:formula="of:=[.J25]" office:value-type="float" office:value="0.6" calcext:value-type="float">
            <text:p>0.600</text:p>
          </table:table-cell>
          <table:table-cell table:style-name="ce130" table:formula="of:=ROUND((([.$B$6]*2)/([.$D$6]/[.$H$6]*[.AF25]));4)" office:value-type="float" office:value="15" calcext:value-type="float">
            <text:p>15.0000</text:p>
          </table:table-cell>
          <table:table-cell table:style-name="ce130" table:formula="of:=ROUND((([.$B$6]*2)/([.$F$6]/[.$J$6]*[.$AF25]));4)" office:value-type="float" office:value="7.5" calcext:value-type="float">
            <text:p>7.5000</text:p>
          </table:table-cell>
          <table:table-cell table:style-name="ce97" table:formula="of:=QUOTIENT([.AG25];1)" office:value-type="float" office:value="15" calcext:value-type="float">
            <text:p>15</text:p>
          </table:table-cell>
          <table:table-cell table:style-name="ce131" table:formula="of:=ROUND((([.AG25]-[.AI25])*10000);1)" office:value-type="float" office:value="0" calcext:value-type="float">
            <text:p>0</text:p>
          </table:table-cell>
          <table:table-cell table:style-name="ce97" table:formula="of:=QUOTIENT([.AH25];1)" office:value-type="float" office:value="7" calcext:value-type="float">
            <text:p>7</text:p>
          </table:table-cell>
          <table:table-cell table:style-name="ce131" table:formula="of:=ROUND((([.AH25]-[.AK25])*10000);0)" office:value-type="float" office:value="5000" calcext:value-type="float">
            <text:p>5000</text:p>
          </table:table-cell>
          <table:table-cell table:style-name="ce97" table:formula="of:=QUOTIENT([.AF25];1)" office:value-type="float" office:value="0" calcext:value-type="float">
            <text:p>0</text:p>
          </table:table-cell>
          <table:table-cell table:style-name="ce97" table:formula="of:=([.AF25]-[.AM25])*100" office:value-type="float" office:value="60" calcext:value-type="float">
            <text:p>6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26]&lt;1;[.AH26]&lt;1);CONCATENATE(&quot;   //   шаг &quot;;[.J26];&quot; не допустим на этом железе!&quot;); IF(AND([.AG26]&gt;255;[.AH26]&gt;255);CONCATENATE(&quot;   //   шаг &quot;;[.J26];&quot; не допустим на этом железе!&quot;); IF(OR([.AG26]&lt;1;[.AG26]&gt;255);CONCATENATE(&quot;//&quot;;&quot;{ &quot;;[.AA26];&quot;, &quot;;[.AB26];&quot;, &quot;;[.AC26];&quot;, &quot;;[.AD26];&quot;, &quot;;[.AE26];&quot;, &quot;;SUBSTITUTE([.AF26];&quot;,&quot;;&quot;.&quot;);&quot;, &quot;;[.H26];&quot;, &quot;;[.I26];&quot; },&quot;;&quot; //  ось Z ошибка&quot;); IF(OR([.AH26]&lt;1;[.AH26]&gt;255);CONCATENATE(&quot;//&quot;;&quot;{ &quot;;[.AA26];&quot;, &quot;;[.AB26];&quot;, &quot;;[.AC26];&quot;, &quot;;[.AD26];&quot;, &quot;;[.AE26];&quot;, &quot;;SUBSTITUTE([.AF26];&quot;,&quot;;&quot;.&quot;);&quot;, &quot;;[.H26];&quot;, &quot;;[.I26];&quot;  },&quot;;&quot; //  ось X ошибка&quot;); IF(AND([.AG26]&gt;=1;[.AH26]&gt;=1);CONCATENATE(&quot;{ &quot;;[.AA26];&quot;, &quot;;[.AB26];&quot;, &quot;;[.AC26];&quot;, &quot;;[.AD26];&quot;, &quot;;[.AE26];&quot;, &quot;;SUBSTITUTE([.AF26];&quot;,&quot;;&quot;.&quot;);&quot;, &quot;;[.H26];&quot;, &quot;;[.I26];&quot; },&quot;))))))" office:value-type="string" office:string-value="{ 12, 8571, 6, 4286, &quot;0.70mm&quot;, 0.7, 8, 480 }," calcext:value-type="string" table:number-columns-spanned="6" table:number-rows-spanned="1">
            <text:p>{ 12, 8571, 6, 4286, "0.70mm", 0.7, 8, 480 },</text:p>
          </table:table-cell>
          <table:covered-table-cell table:number-columns-repeated="4"/>
          <table:covered-table-cell table:style-name="ce27"/>
          <table:table-cell table:style-name="ce53" table:formula="of:=ROUND([.J26]*8+2;0)" office:value-type="float" office:value="8" calcext:value-type="float">
            <text:p>8</text:p>
          </table:table-cell>
          <table:table-cell table:style-name="ce65" table:formula="of:=IF(OR([.AG26]&lt;2;[.AH26]&lt;2);MROUND((140/[.AF26]+280)/4;20);MROUND(140/[.AF26]+280;20))" office:value-type="float" office:value="480" calcext:value-type="float">
            <text:p>480</text:p>
          </table:table-cell>
          <table:table-cell table:style-name="ce41" office:value-type="float" office:value="0.7" calcext:value-type="float">
            <text:p>0.7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26];1)" office:value-type="float" office:value="12" calcext:value-type="float">
            <text:p>12</text:p>
          </table:table-cell>
          <table:table-cell table:style-name="ce97" table:formula="of:=ROUND((([.AG26]-[.AI26])*10000);0)" office:value-type="float" office:value="8571" calcext:value-type="float">
            <text:p>8571</text:p>
          </table:table-cell>
          <table:table-cell table:style-name="ce97" table:formula="of:=QUOTIENT([.AH26];1)" office:value-type="float" office:value="6" calcext:value-type="float">
            <text:p>6</text:p>
          </table:table-cell>
          <table:table-cell table:style-name="ce97" table:formula="of:=ROUND((([.AH26]-[.AK26])*10000);0)" office:value-type="float" office:value="4286" calcext:value-type="float">
            <text:p>4286</text:p>
          </table:table-cell>
          <table:table-cell table:style-name="ce112" table:formula="of:=IF([.AN26]&gt;0;(CONCATENATE(&quot;&quot;&quot;&quot;;[.AM26];&quot;.&quot;;[.AN26];&quot;mm&quot;;&quot;&quot;&quot;&quot;));(CONCATENATE(&quot;&quot;&quot;&quot;;[.AM26];&quot;.&quot;;[.AN26];&quot;0&quot;;&quot;mm&quot;;&quot;&quot;&quot;&quot;)))" office:value-type="string" office:string-value="&quot;0.70mm&quot;" calcext:value-type="string">
            <text:p>"0.70mm"</text:p>
          </table:table-cell>
          <table:table-cell table:style-name="ce129" table:formula="of:=[.J26]" office:value-type="float" office:value="0.7" calcext:value-type="float">
            <text:p>0.700</text:p>
          </table:table-cell>
          <table:table-cell table:style-name="ce130" table:formula="of:=ROUND((([.$B$6]*2)/([.$D$6]/[.$H$6]*[.AF26]));4)" office:value-type="float" office:value="12.8571" calcext:value-type="float">
            <text:p>12.8571</text:p>
          </table:table-cell>
          <table:table-cell table:style-name="ce130" table:formula="of:=ROUND((([.$B$6]*2)/([.$F$6]/[.$J$6]*[.$AF26]));4)" office:value-type="float" office:value="6.4286" calcext:value-type="float">
            <text:p>6.4286</text:p>
          </table:table-cell>
          <table:table-cell table:style-name="ce97" table:formula="of:=QUOTIENT([.AG26];1)" office:value-type="float" office:value="12" calcext:value-type="float">
            <text:p>12</text:p>
          </table:table-cell>
          <table:table-cell table:style-name="ce131" table:formula="of:=ROUND((([.AG26]-[.AI26])*10000);1)" office:value-type="float" office:value="8571" calcext:value-type="float">
            <text:p>8571</text:p>
          </table:table-cell>
          <table:table-cell table:style-name="ce97" table:formula="of:=QUOTIENT([.AH26];1)" office:value-type="float" office:value="6" calcext:value-type="float">
            <text:p>6</text:p>
          </table:table-cell>
          <table:table-cell table:style-name="ce131" table:formula="of:=ROUND((([.AH26]-[.AK26])*10000);0)" office:value-type="float" office:value="4286" calcext:value-type="float">
            <text:p>4286</text:p>
          </table:table-cell>
          <table:table-cell table:style-name="ce97" table:formula="of:=QUOTIENT([.AF26];1)" office:value-type="float" office:value="0" calcext:value-type="float">
            <text:p>0</text:p>
          </table:table-cell>
          <table:table-cell table:style-name="ce97" table:formula="of:=([.AF26]-[.AM26])*100" office:value-type="float" office:value="70" calcext:value-type="float">
            <text:p>7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27]&lt;1;[.AH27]&lt;1);CONCATENATE(&quot;   //   шаг &quot;;[.J27];&quot; не допустим на этом железе!&quot;); IF(AND([.AG27]&gt;255;[.AH27]&gt;255);CONCATENATE(&quot;   //   шаг &quot;;[.J27];&quot; не допустим на этом железе!&quot;); IF(OR([.AG27]&lt;1;[.AG27]&gt;255);CONCATENATE(&quot;//&quot;;&quot;{ &quot;;[.AA27];&quot;, &quot;;[.AB27];&quot;, &quot;;[.AC27];&quot;, &quot;;[.AD27];&quot;, &quot;;[.AE27];&quot;, &quot;;SUBSTITUTE([.AF27];&quot;,&quot;;&quot;.&quot;);&quot;, &quot;;[.H27];&quot;, &quot;;[.I27];&quot; },&quot;;&quot; //  ось Z ошибка&quot;); IF(OR([.AH27]&lt;1;[.AH27]&gt;255);CONCATENATE(&quot;//&quot;;&quot;{ &quot;;[.AA27];&quot;, &quot;;[.AB27];&quot;, &quot;;[.AC27];&quot;, &quot;;[.AD27];&quot;, &quot;;[.AE27];&quot;, &quot;;SUBSTITUTE([.AF27];&quot;,&quot;;&quot;.&quot;);&quot;, &quot;;[.H27];&quot;, &quot;;[.I27];&quot;  },&quot;;&quot; //  ось X ошибка&quot;); IF(AND([.AG27]&gt;=1;[.AH27]&gt;=1);CONCATENATE(&quot;{ &quot;;[.AA27];&quot;, &quot;;[.AB27];&quot;, &quot;;[.AC27];&quot;, &quot;;[.AD27];&quot;, &quot;;[.AE27];&quot;, &quot;;SUBSTITUTE([.AF27];&quot;,&quot;;&quot;.&quot;);&quot;, &quot;;[.H27];&quot;, &quot;;[.I27];&quot; },&quot;))))))" office:value-type="string" office:string-value="{ 12, 0, 6, 0, &quot;0.75mm&quot;, 0.75, 8, 460 }," calcext:value-type="string" table:number-columns-spanned="6" table:number-rows-spanned="1">
            <text:p>{ 12, 0, 6, 0, "0.75mm", 0.75, 8, 460 },</text:p>
          </table:table-cell>
          <table:covered-table-cell table:number-columns-repeated="4"/>
          <table:covered-table-cell table:style-name="ce27"/>
          <table:table-cell table:style-name="ce53" table:formula="of:=ROUND([.J27]*8+2;0)" office:value-type="float" office:value="8" calcext:value-type="float">
            <text:p>8</text:p>
          </table:table-cell>
          <table:table-cell table:style-name="ce65" table:formula="of:=IF(OR([.AG27]&lt;2;[.AH27]&lt;2);MROUND((140/[.AF27]+280)/4;20);MROUND(140/[.AF27]+280;20))" office:value-type="float" office:value="460" calcext:value-type="float">
            <text:p>460</text:p>
          </table:table-cell>
          <table:table-cell table:style-name="ce41" office:value-type="float" office:value="0.75" calcext:value-type="float">
            <text:p>0.75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27];1)" office:value-type="float" office:value="12" calcext:value-type="float">
            <text:p>12</text:p>
          </table:table-cell>
          <table:table-cell table:style-name="ce97" table:formula="of:=ROUND((([.AG27]-[.AI27])*10000);0)" office:value-type="float" office:value="0" calcext:value-type="float">
            <text:p>0</text:p>
          </table:table-cell>
          <table:table-cell table:style-name="ce97" table:formula="of:=QUOTIENT([.AH27];1)" office:value-type="float" office:value="6" calcext:value-type="float">
            <text:p>6</text:p>
          </table:table-cell>
          <table:table-cell table:style-name="ce97" table:formula="of:=ROUND((([.AH27]-[.AK27])*10000);0)" office:value-type="float" office:value="0" calcext:value-type="float">
            <text:p>0</text:p>
          </table:table-cell>
          <table:table-cell table:style-name="ce112" table:formula="of:=IF([.AN27]&gt;0;(CONCATENATE(&quot;&quot;&quot;&quot;;[.AM27];&quot;.&quot;;[.AN27];&quot;mm&quot;;&quot;&quot;&quot;&quot;));(CONCATENATE(&quot;&quot;&quot;&quot;;[.AM27];&quot;.&quot;;[.AN27];&quot;0&quot;;&quot;mm&quot;;&quot;&quot;&quot;&quot;)))" office:value-type="string" office:string-value="&quot;0.75mm&quot;" calcext:value-type="string">
            <text:p>"0.75mm"</text:p>
          </table:table-cell>
          <table:table-cell table:style-name="ce129" table:formula="of:=[.J27]" office:value-type="float" office:value="0.75" calcext:value-type="float">
            <text:p>0.750</text:p>
          </table:table-cell>
          <table:table-cell table:style-name="ce130" table:formula="of:=ROUND((([.$B$6]*2)/([.$D$6]/[.$H$6]*[.AF27]));4)" office:value-type="float" office:value="12" calcext:value-type="float">
            <text:p>12.0000</text:p>
          </table:table-cell>
          <table:table-cell table:style-name="ce130" table:formula="of:=ROUND((([.$B$6]*2)/([.$F$6]/[.$J$6]*[.$AF27]));4)" office:value-type="float" office:value="6" calcext:value-type="float">
            <text:p>6.0000</text:p>
          </table:table-cell>
          <table:table-cell table:style-name="ce97" table:formula="of:=QUOTIENT([.AG27];1)" office:value-type="float" office:value="12" calcext:value-type="float">
            <text:p>12</text:p>
          </table:table-cell>
          <table:table-cell table:style-name="ce131" table:formula="of:=ROUND((([.AG27]-[.AI27])*10000);1)" office:value-type="float" office:value="0" calcext:value-type="float">
            <text:p>0</text:p>
          </table:table-cell>
          <table:table-cell table:style-name="ce97" table:formula="of:=QUOTIENT([.AH27];1)" office:value-type="float" office:value="6" calcext:value-type="float">
            <text:p>6</text:p>
          </table:table-cell>
          <table:table-cell table:style-name="ce131" table:formula="of:=ROUND((([.AH27]-[.AK27])*10000);0)" office:value-type="float" office:value="0" calcext:value-type="float">
            <text:p>0</text:p>
          </table:table-cell>
          <table:table-cell table:style-name="ce97" table:formula="of:=QUOTIENT([.AF27];1)" office:value-type="float" office:value="0" calcext:value-type="float">
            <text:p>0</text:p>
          </table:table-cell>
          <table:table-cell table:style-name="ce97" table:formula="of:=([.AF27]-[.AM27])*100" office:value-type="float" office:value="75" calcext:value-type="float">
            <text:p>75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28]&lt;1;[.AH28]&lt;1);CONCATENATE(&quot;   //   шаг &quot;;[.J28];&quot; не допустим на этом железе!&quot;); IF(AND([.AG28]&gt;255;[.AH28]&gt;255);CONCATENATE(&quot;   //   шаг &quot;;[.J28];&quot; не допустим на этом железе!&quot;); IF(OR([.AG28]&lt;1;[.AG28]&gt;255);CONCATENATE(&quot;//&quot;;&quot;{ &quot;;[.AA28];&quot;, &quot;;[.AB28];&quot;, &quot;;[.AC28];&quot;, &quot;;[.AD28];&quot;, &quot;;[.AE28];&quot;, &quot;;SUBSTITUTE([.AF28];&quot;,&quot;;&quot;.&quot;);&quot;, &quot;;[.H28];&quot;, &quot;;[.I28];&quot; },&quot;;&quot; //  ось Z ошибка&quot;); IF(OR([.AH28]&lt;1;[.AH28]&gt;255);CONCATENATE(&quot;//&quot;;&quot;{ &quot;;[.AA28];&quot;, &quot;;[.AB28];&quot;, &quot;;[.AC28];&quot;, &quot;;[.AD28];&quot;, &quot;;[.AE28];&quot;, &quot;;SUBSTITUTE([.AF28];&quot;,&quot;;&quot;.&quot;);&quot;, &quot;;[.H28];&quot;, &quot;;[.I28];&quot;  },&quot;;&quot; //  ось X ошибка&quot;); IF(AND([.AG28]&gt;=1;[.AH28]&gt;=1);CONCATENATE(&quot;{ &quot;;[.AA28];&quot;, &quot;;[.AB28];&quot;, &quot;;[.AC28];&quot;, &quot;;[.AD28];&quot;, &quot;;[.AE28];&quot;, &quot;;SUBSTITUTE([.AF28];&quot;,&quot;;&quot;.&quot;);&quot;, &quot;;[.H28];&quot;, &quot;;[.I28];&quot; },&quot;))))))" office:value-type="string" office:string-value="{ 11, 2500, 5, 6250, &quot;0.80mm&quot;, 0.8, 8, 460 }," calcext:value-type="string" table:number-columns-spanned="6" table:number-rows-spanned="1">
            <text:p>{ 11, 2500, 5, 6250, "0.80mm", 0.8, 8, 460 },</text:p>
          </table:table-cell>
          <table:covered-table-cell table:number-columns-repeated="4"/>
          <table:covered-table-cell table:style-name="ce27"/>
          <table:table-cell table:style-name="ce53" table:formula="of:=ROUND([.J28]*8+2;0)" office:value-type="float" office:value="8" calcext:value-type="float">
            <text:p>8</text:p>
          </table:table-cell>
          <table:table-cell table:style-name="ce65" table:formula="of:=IF(OR([.AG28]&lt;2;[.AH28]&lt;2);MROUND((140/[.AF28]+280)/4;20);MROUND(140/[.AF28]+280;20))" office:value-type="float" office:value="460" calcext:value-type="float">
            <text:p>460</text:p>
          </table:table-cell>
          <table:table-cell table:style-name="ce41" office:value-type="float" office:value="0.8" calcext:value-type="float">
            <text:p>0.8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28];1)" office:value-type="float" office:value="11" calcext:value-type="float">
            <text:p>11</text:p>
          </table:table-cell>
          <table:table-cell table:style-name="ce97" table:formula="of:=ROUND((([.AG28]-[.AI28])*10000);0)" office:value-type="float" office:value="2500" calcext:value-type="float">
            <text:p>2500</text:p>
          </table:table-cell>
          <table:table-cell table:style-name="ce97" table:formula="of:=QUOTIENT([.AH28];1)" office:value-type="float" office:value="5" calcext:value-type="float">
            <text:p>5</text:p>
          </table:table-cell>
          <table:table-cell table:style-name="ce97" table:formula="of:=ROUND((([.AH28]-[.AK28])*10000);0)" office:value-type="float" office:value="6250" calcext:value-type="float">
            <text:p>6250</text:p>
          </table:table-cell>
          <table:table-cell table:style-name="ce112" table:formula="of:=IF([.AN28]&gt;0;(CONCATENATE(&quot;&quot;&quot;&quot;;[.AM28];&quot;.&quot;;[.AN28];&quot;mm&quot;;&quot;&quot;&quot;&quot;));(CONCATENATE(&quot;&quot;&quot;&quot;;[.AM28];&quot;.&quot;;[.AN28];&quot;0&quot;;&quot;mm&quot;;&quot;&quot;&quot;&quot;)))" office:value-type="string" office:string-value="&quot;0.80mm&quot;" calcext:value-type="string">
            <text:p>"0.80mm"</text:p>
          </table:table-cell>
          <table:table-cell table:style-name="ce129" table:formula="of:=[.J28]" office:value-type="float" office:value="0.8" calcext:value-type="float">
            <text:p>0.800</text:p>
          </table:table-cell>
          <table:table-cell table:style-name="ce130" table:formula="of:=ROUND((([.$B$6]*2)/([.$D$6]/[.$H$6]*[.AF28]));4)" office:value-type="float" office:value="11.25" calcext:value-type="float">
            <text:p>11.2500</text:p>
          </table:table-cell>
          <table:table-cell table:style-name="ce130" table:formula="of:=ROUND((([.$B$6]*2)/([.$F$6]/[.$J$6]*[.$AF28]));4)" office:value-type="float" office:value="5.625" calcext:value-type="float">
            <text:p>5.6250</text:p>
          </table:table-cell>
          <table:table-cell table:style-name="ce97" table:formula="of:=QUOTIENT([.AG28];1)" office:value-type="float" office:value="11" calcext:value-type="float">
            <text:p>11</text:p>
          </table:table-cell>
          <table:table-cell table:style-name="ce131" table:formula="of:=ROUND((([.AG28]-[.AI28])*10000);1)" office:value-type="float" office:value="2500" calcext:value-type="float">
            <text:p>2500</text:p>
          </table:table-cell>
          <table:table-cell table:style-name="ce97" table:formula="of:=QUOTIENT([.AH28];1)" office:value-type="float" office:value="5" calcext:value-type="float">
            <text:p>5</text:p>
          </table:table-cell>
          <table:table-cell table:style-name="ce131" table:formula="of:=ROUND((([.AH28]-[.AK28])*10000);0)" office:value-type="float" office:value="6250" calcext:value-type="float">
            <text:p>6250</text:p>
          </table:table-cell>
          <table:table-cell table:style-name="ce97" table:formula="of:=QUOTIENT([.AF28];1)" office:value-type="float" office:value="0" calcext:value-type="float">
            <text:p>0</text:p>
          </table:table-cell>
          <table:table-cell table:style-name="ce97" table:formula="of:=([.AF28]-[.AM28])*100" office:value-type="float" office:value="80" calcext:value-type="float">
            <text:p>8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29]&lt;1;[.AH29]&lt;1);CONCATENATE(&quot;   //   шаг &quot;;[.J29];&quot; не допустим на этом железе!&quot;); IF(AND([.AG29]&gt;255;[.AH29]&gt;255);CONCATENATE(&quot;   //   шаг &quot;;[.J29];&quot; не допустим на этом железе!&quot;); IF(OR([.AG29]&lt;1;[.AG29]&gt;255);CONCATENATE(&quot;//&quot;;&quot;{ &quot;;[.AA29];&quot;, &quot;;[.AB29];&quot;, &quot;;[.AC29];&quot;, &quot;;[.AD29];&quot;, &quot;;[.AE29];&quot;, &quot;;SUBSTITUTE([.AF29];&quot;,&quot;;&quot;.&quot;);&quot;, &quot;;[.H29];&quot;, &quot;;[.I29];&quot; },&quot;;&quot; //  ось Z ошибка&quot;); IF(OR([.AH29]&lt;1;[.AH29]&gt;255);CONCATENATE(&quot;//&quot;;&quot;{ &quot;;[.AA29];&quot;, &quot;;[.AB29];&quot;, &quot;;[.AC29];&quot;, &quot;;[.AD29];&quot;, &quot;;[.AE29];&quot;, &quot;;SUBSTITUTE([.AF29];&quot;,&quot;;&quot;.&quot;);&quot;, &quot;;[.H29];&quot;, &quot;;[.I29];&quot;  },&quot;;&quot; //  ось X ошибка&quot;); IF(AND([.AG29]&gt;=1;[.AH29]&gt;=1);CONCATENATE(&quot;{ &quot;;[.AA29];&quot;, &quot;;[.AB29];&quot;, &quot;;[.AC29];&quot;, &quot;;[.AD29];&quot;, &quot;;[.AE29];&quot;, &quot;;SUBSTITUTE([.AF29];&quot;,&quot;;&quot;.&quot;);&quot;, &quot;;[.H29];&quot;, &quot;;[.I29];&quot; },&quot;))))))" office:value-type="string" office:string-value="{ 9, 0, 4, 5000, &quot;1.00mm&quot;, 1, 10, 420 }," calcext:value-type="string" table:number-columns-spanned="6" table:number-rows-spanned="1">
            <text:p>{ 9, 0, 4, 5000, "1.00mm", 1, 10, 420 },</text:p>
          </table:table-cell>
          <table:covered-table-cell table:number-columns-repeated="4"/>
          <table:covered-table-cell table:style-name="ce27"/>
          <table:table-cell table:style-name="ce53" table:formula="of:=ROUND([.J29]*8+2;0)" office:value-type="float" office:value="10" calcext:value-type="float">
            <text:p>10</text:p>
          </table:table-cell>
          <table:table-cell table:style-name="ce65" table:formula="of:=IF(OR([.AG29]&lt;2;[.AH29]&lt;2);MROUND((140/[.AF29]+280)/4;20);MROUND(140/[.AF29]+280;20))" office:value-type="float" office:value="420" calcext:value-type="float">
            <text:p>420</text:p>
          </table:table-cell>
          <table:table-cell table:style-name="ce41" office:value-type="float" office:value="1" calcext:value-type="float">
            <text:p>1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29];1)" office:value-type="float" office:value="9" calcext:value-type="float">
            <text:p>9</text:p>
          </table:table-cell>
          <table:table-cell table:style-name="ce97" table:formula="of:=ROUND((([.AG29]-[.AI29])*10000);0)" office:value-type="float" office:value="0" calcext:value-type="float">
            <text:p>0</text:p>
          </table:table-cell>
          <table:table-cell table:style-name="ce97" table:formula="of:=QUOTIENT([.AH29];1)" office:value-type="float" office:value="4" calcext:value-type="float">
            <text:p>4</text:p>
          </table:table-cell>
          <table:table-cell table:style-name="ce97" table:formula="of:=ROUND((([.AH29]-[.AK29])*10000);0)" office:value-type="float" office:value="5000" calcext:value-type="float">
            <text:p>5000</text:p>
          </table:table-cell>
          <table:table-cell table:style-name="ce112" table:formula="of:=IF([.AN29]&gt;0;(CONCATENATE(&quot;&quot;&quot;&quot;;[.AM29];&quot;.&quot;;[.AN29];&quot;mm&quot;;&quot;&quot;&quot;&quot;));(CONCATENATE(&quot;&quot;&quot;&quot;;[.AM29];&quot;.&quot;;[.AN29];&quot;0&quot;;&quot;mm&quot;;&quot;&quot;&quot;&quot;)))" office:value-type="string" office:string-value="&quot;1.00mm&quot;" calcext:value-type="string">
            <text:p>"1.00mm"</text:p>
          </table:table-cell>
          <table:table-cell table:style-name="ce129" table:formula="of:=[.J29]" office:value-type="float" office:value="1" calcext:value-type="float">
            <text:p>1.000</text:p>
          </table:table-cell>
          <table:table-cell table:style-name="ce130" table:formula="of:=ROUND((([.$B$6]*2)/([.$D$6]/[.$H$6]*[.AF29]));4)" office:value-type="float" office:value="9" calcext:value-type="float">
            <text:p>9.0000</text:p>
          </table:table-cell>
          <table:table-cell table:style-name="ce130" table:formula="of:=ROUND((([.$B$6]*2)/([.$F$6]/[.$J$6]*[.$AF29]));4)" office:value-type="float" office:value="4.5" calcext:value-type="float">
            <text:p>4.5000</text:p>
          </table:table-cell>
          <table:table-cell table:style-name="ce97" table:formula="of:=QUOTIENT([.AG29];1)" office:value-type="float" office:value="9" calcext:value-type="float">
            <text:p>9</text:p>
          </table:table-cell>
          <table:table-cell table:style-name="ce131" table:formula="of:=ROUND((([.AG29]-[.AI29])*10000);1)" office:value-type="float" office:value="0" calcext:value-type="float">
            <text:p>0</text:p>
          </table:table-cell>
          <table:table-cell table:style-name="ce97" table:formula="of:=QUOTIENT([.AH29];1)" office:value-type="float" office:value="4" calcext:value-type="float">
            <text:p>4</text:p>
          </table:table-cell>
          <table:table-cell table:style-name="ce131" table:formula="of:=ROUND((([.AH29]-[.AK29])*10000);0)" office:value-type="float" office:value="5000" calcext:value-type="float">
            <text:p>5000</text:p>
          </table:table-cell>
          <table:table-cell table:style-name="ce97" table:formula="of:=QUOTIENT([.AF29];1)" office:value-type="float" office:value="1" calcext:value-type="float">
            <text:p>1</text:p>
          </table:table-cell>
          <table:table-cell table:style-name="ce97" table:formula="of:=([.AF29]-[.AM29])*100" office:value-type="float" office:value="0" calcext:value-type="float">
            <text:p>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30]&lt;1;[.AH30]&lt;1);CONCATENATE(&quot;   //   шаг &quot;;[.J30];&quot; не допустим на этом железе!&quot;); IF(AND([.AG30]&gt;255;[.AH30]&gt;255);CONCATENATE(&quot;   //   шаг &quot;;[.J30];&quot; не допустим на этом железе!&quot;); IF(OR([.AG30]&lt;1;[.AG30]&gt;255);CONCATENATE(&quot;//&quot;;&quot;{ &quot;;[.AA30];&quot;, &quot;;[.AB30];&quot;, &quot;;[.AC30];&quot;, &quot;;[.AD30];&quot;, &quot;;[.AE30];&quot;, &quot;;SUBSTITUTE([.AF30];&quot;,&quot;;&quot;.&quot;);&quot;, &quot;;[.H30];&quot;, &quot;;[.I30];&quot; },&quot;;&quot; //  ось Z ошибка&quot;); IF(OR([.AH30]&lt;1;[.AH30]&gt;255);CONCATENATE(&quot;//&quot;;&quot;{ &quot;;[.AA30];&quot;, &quot;;[.AB30];&quot;, &quot;;[.AC30];&quot;, &quot;;[.AD30];&quot;, &quot;;[.AE30];&quot;, &quot;;SUBSTITUTE([.AF30];&quot;,&quot;;&quot;.&quot;);&quot;, &quot;;[.H30];&quot;, &quot;;[.I30];&quot;  },&quot;;&quot; //  ось X ошибка&quot;); IF(AND([.AG30]&gt;=1;[.AH30]&gt;=1);CONCATENATE(&quot;{ &quot;;[.AA30];&quot;, &quot;;[.AB30];&quot;, &quot;;[.AC30];&quot;, &quot;;[.AD30];&quot;, &quot;;[.AE30];&quot;, &quot;;SUBSTITUTE([.AF30];&quot;,&quot;;&quot;.&quot;);&quot;, &quot;;[.H30];&quot;, &quot;;[.I30];&quot; },&quot;))))))" office:value-type="string" office:string-value="{ 7, 2000, 3, 6000, &quot;1.25mm&quot;, 1.25, 12, 400 }," calcext:value-type="string" table:number-columns-spanned="6" table:number-rows-spanned="1">
            <text:p>{ 7, 2000, 3, 6000, "1.25mm", 1.25, 12, 400 },</text:p>
          </table:table-cell>
          <table:covered-table-cell table:number-columns-repeated="4"/>
          <table:covered-table-cell table:style-name="ce27"/>
          <table:table-cell table:style-name="ce53" table:formula="of:=ROUND([.J30]*8+2;0)" office:value-type="float" office:value="12" calcext:value-type="float">
            <text:p>12</text:p>
          </table:table-cell>
          <table:table-cell table:style-name="ce65" table:formula="of:=IF(OR([.AG30]&lt;2;[.AH30]&lt;2);MROUND((140/[.AF30]+280)/4;20);MROUND(140/[.AF30]+280;20))" office:value-type="float" office:value="400" calcext:value-type="float">
            <text:p>400</text:p>
          </table:table-cell>
          <table:table-cell table:style-name="ce41" office:value-type="float" office:value="1.25" calcext:value-type="float">
            <text:p>1.25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30];1)" office:value-type="float" office:value="7" calcext:value-type="float">
            <text:p>7</text:p>
          </table:table-cell>
          <table:table-cell table:style-name="ce97" table:formula="of:=ROUND((([.AG30]-[.AI30])*10000);0)" office:value-type="float" office:value="2000" calcext:value-type="float">
            <text:p>2000</text:p>
          </table:table-cell>
          <table:table-cell table:style-name="ce97" table:formula="of:=QUOTIENT([.AH30];1)" office:value-type="float" office:value="3" calcext:value-type="float">
            <text:p>3</text:p>
          </table:table-cell>
          <table:table-cell table:style-name="ce97" table:formula="of:=ROUND((([.AH30]-[.AK30])*10000);0)" office:value-type="float" office:value="6000" calcext:value-type="float">
            <text:p>6000</text:p>
          </table:table-cell>
          <table:table-cell table:style-name="ce112" table:formula="of:=IF([.AN30]&gt;0;(CONCATENATE(&quot;&quot;&quot;&quot;;[.AM30];&quot;.&quot;;[.AN30];&quot;mm&quot;;&quot;&quot;&quot;&quot;));(CONCATENATE(&quot;&quot;&quot;&quot;;[.AM30];&quot;.&quot;;[.AN30];&quot;0&quot;;&quot;mm&quot;;&quot;&quot;&quot;&quot;)))" office:value-type="string" office:string-value="&quot;1.25mm&quot;" calcext:value-type="string">
            <text:p>"1.25mm"</text:p>
          </table:table-cell>
          <table:table-cell table:style-name="ce129" table:formula="of:=[.J30]" office:value-type="float" office:value="1.25" calcext:value-type="float">
            <text:p>1.250</text:p>
          </table:table-cell>
          <table:table-cell table:style-name="ce130" table:formula="of:=ROUND((([.$B$6]*2)/([.$D$6]/[.$H$6]*[.AF30]));4)" office:value-type="float" office:value="7.2" calcext:value-type="float">
            <text:p>7.2000</text:p>
          </table:table-cell>
          <table:table-cell table:style-name="ce130" table:formula="of:=ROUND((([.$B$6]*2)/([.$F$6]/[.$J$6]*[.$AF30]));4)" office:value-type="float" office:value="3.6" calcext:value-type="float">
            <text:p>3.6000</text:p>
          </table:table-cell>
          <table:table-cell table:style-name="ce97" table:formula="of:=QUOTIENT([.AG30];1)" office:value-type="float" office:value="7" calcext:value-type="float">
            <text:p>7</text:p>
          </table:table-cell>
          <table:table-cell table:style-name="ce131" table:formula="of:=ROUND((([.AG30]-[.AI30])*10000);1)" office:value-type="float" office:value="2000" calcext:value-type="float">
            <text:p>2000</text:p>
          </table:table-cell>
          <table:table-cell table:style-name="ce97" table:formula="of:=QUOTIENT([.AH30];1)" office:value-type="float" office:value="3" calcext:value-type="float">
            <text:p>3</text:p>
          </table:table-cell>
          <table:table-cell table:style-name="ce131" table:formula="of:=ROUND((([.AH30]-[.AK30])*10000);0)" office:value-type="float" office:value="6000" calcext:value-type="float">
            <text:p>6000</text:p>
          </table:table-cell>
          <table:table-cell table:style-name="ce97" table:formula="of:=QUOTIENT([.AF30];1)" office:value-type="float" office:value="1" calcext:value-type="float">
            <text:p>1</text:p>
          </table:table-cell>
          <table:table-cell table:style-name="ce97" table:formula="of:=([.AF30]-[.AM30])*100" office:value-type="float" office:value="25" calcext:value-type="float">
            <text:p>25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31]&lt;1;[.AH31]&lt;1);CONCATENATE(&quot;   //   шаг &quot;;[.J31];&quot; не допустим на этом железе!&quot;); IF(AND([.AG31]&gt;255;[.AH31]&gt;255);CONCATENATE(&quot;   //   шаг &quot;;[.J31];&quot; не допустим на этом железе!&quot;); IF(OR([.AG31]&lt;1;[.AG31]&gt;255);CONCATENATE(&quot;//&quot;;&quot;{ &quot;;[.AA31];&quot;, &quot;;[.AB31];&quot;, &quot;;[.AC31];&quot;, &quot;;[.AD31];&quot;, &quot;;[.AE31];&quot;, &quot;;SUBSTITUTE([.AF31];&quot;,&quot;;&quot;.&quot;);&quot;, &quot;;[.H31];&quot;, &quot;;[.I31];&quot; },&quot;;&quot; //  ось Z ошибка&quot;); IF(OR([.AH31]&lt;1;[.AH31]&gt;255);CONCATENATE(&quot;//&quot;;&quot;{ &quot;;[.AA31];&quot;, &quot;;[.AB31];&quot;, &quot;;[.AC31];&quot;, &quot;;[.AD31];&quot;, &quot;;[.AE31];&quot;, &quot;;SUBSTITUTE([.AF31];&quot;,&quot;;&quot;.&quot;);&quot;, &quot;;[.H31];&quot;, &quot;;[.I31];&quot;  },&quot;;&quot; //  ось X ошибка&quot;); IF(AND([.AG31]&gt;=1;[.AH31]&gt;=1);CONCATENATE(&quot;{ &quot;;[.AA31];&quot;, &quot;;[.AB31];&quot;, &quot;;[.AC31];&quot;, &quot;;[.AD31];&quot;, &quot;;[.AE31];&quot;, &quot;;SUBSTITUTE([.AF31];&quot;,&quot;;&quot;.&quot;);&quot;, &quot;;[.H31];&quot;, &quot;;[.I31];&quot; },&quot;))))))" office:value-type="string" office:string-value="{ 6, 0, 3, 0, &quot;1.50mm&quot;, 1.5, 14, 380 }," calcext:value-type="string" table:number-columns-spanned="6" table:number-rows-spanned="1">
            <text:p>{ 6, 0, 3, 0, "1.50mm", 1.5, 14, 380 },</text:p>
          </table:table-cell>
          <table:covered-table-cell table:number-columns-repeated="4"/>
          <table:covered-table-cell table:style-name="ce27"/>
          <table:table-cell table:style-name="ce53" table:formula="of:=ROUND([.J31]*8+2;0)" office:value-type="float" office:value="14" calcext:value-type="float">
            <text:p>14</text:p>
          </table:table-cell>
          <table:table-cell table:style-name="ce65" table:formula="of:=IF(OR([.AG31]&lt;2;[.AH31]&lt;2);MROUND((140/[.AF31]+280)/4;20);MROUND(140/[.AF31]+280;20))" office:value-type="float" office:value="380" calcext:value-type="float">
            <text:p>380</text:p>
          </table:table-cell>
          <table:table-cell table:style-name="ce41" office:value-type="float" office:value="1.5" calcext:value-type="float">
            <text:p>1.5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31];1)" office:value-type="float" office:value="6" calcext:value-type="float">
            <text:p>6</text:p>
          </table:table-cell>
          <table:table-cell table:style-name="ce97" table:formula="of:=ROUND((([.AG31]-[.AI31])*10000);0)" office:value-type="float" office:value="0" calcext:value-type="float">
            <text:p>0</text:p>
          </table:table-cell>
          <table:table-cell table:style-name="ce97" table:formula="of:=QUOTIENT([.AH31];1)" office:value-type="float" office:value="3" calcext:value-type="float">
            <text:p>3</text:p>
          </table:table-cell>
          <table:table-cell table:style-name="ce97" table:formula="of:=ROUND((([.AH31]-[.AK31])*10000);0)" office:value-type="float" office:value="0" calcext:value-type="float">
            <text:p>0</text:p>
          </table:table-cell>
          <table:table-cell table:style-name="ce112" table:formula="of:=IF([.AN31]&gt;0;(CONCATENATE(&quot;&quot;&quot;&quot;;[.AM31];&quot;.&quot;;[.AN31];&quot;mm&quot;;&quot;&quot;&quot;&quot;));(CONCATENATE(&quot;&quot;&quot;&quot;;[.AM31];&quot;.&quot;;[.AN31];&quot;0&quot;;&quot;mm&quot;;&quot;&quot;&quot;&quot;)))" office:value-type="string" office:string-value="&quot;1.50mm&quot;" calcext:value-type="string">
            <text:p>"1.50mm"</text:p>
          </table:table-cell>
          <table:table-cell table:style-name="ce129" table:formula="of:=[.J31]" office:value-type="float" office:value="1.5" calcext:value-type="float">
            <text:p>1.500</text:p>
          </table:table-cell>
          <table:table-cell table:style-name="ce130" table:formula="of:=ROUND((([.$B$6]*2)/([.$D$6]/[.$H$6]*[.AF31]));4)" office:value-type="float" office:value="6" calcext:value-type="float">
            <text:p>6.0000</text:p>
          </table:table-cell>
          <table:table-cell table:style-name="ce130" table:formula="of:=ROUND((([.$B$6]*2)/([.$F$6]/[.$J$6]*[.$AF31]));4)" office:value-type="float" office:value="3" calcext:value-type="float">
            <text:p>3.0000</text:p>
          </table:table-cell>
          <table:table-cell table:style-name="ce97" table:formula="of:=QUOTIENT([.AG31];1)" office:value-type="float" office:value="6" calcext:value-type="float">
            <text:p>6</text:p>
          </table:table-cell>
          <table:table-cell table:style-name="ce131" table:formula="of:=ROUND((([.AG31]-[.AI31])*10000);1)" office:value-type="float" office:value="0" calcext:value-type="float">
            <text:p>0</text:p>
          </table:table-cell>
          <table:table-cell table:style-name="ce97" table:formula="of:=QUOTIENT([.AH31];1)" office:value-type="float" office:value="3" calcext:value-type="float">
            <text:p>3</text:p>
          </table:table-cell>
          <table:table-cell table:style-name="ce131" table:formula="of:=ROUND((([.AH31]-[.AK31])*10000);0)" office:value-type="float" office:value="0" calcext:value-type="float">
            <text:p>0</text:p>
          </table:table-cell>
          <table:table-cell table:style-name="ce97" table:formula="of:=QUOTIENT([.AF31];1)" office:value-type="float" office:value="1" calcext:value-type="float">
            <text:p>1</text:p>
          </table:table-cell>
          <table:table-cell table:style-name="ce97" table:formula="of:=([.AF31]-[.AM31])*100" office:value-type="float" office:value="50" calcext:value-type="float">
            <text:p>5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32]&lt;1;[.AH32]&lt;1);CONCATENATE(&quot;   //   шаг &quot;;[.J32];&quot; не допустим на этом железе!&quot;); IF(AND([.AG32]&gt;255;[.AH32]&gt;255);CONCATENATE(&quot;   //   шаг &quot;;[.J32];&quot; не допустим на этом железе!&quot;); IF(OR([.AG32]&lt;1;[.AG32]&gt;255);CONCATENATE(&quot;//&quot;;&quot;{ &quot;;[.AA32];&quot;, &quot;;[.AB32];&quot;, &quot;;[.AC32];&quot;, &quot;;[.AD32];&quot;, &quot;;[.AE32];&quot;, &quot;;SUBSTITUTE([.AF32];&quot;,&quot;;&quot;.&quot;);&quot;, &quot;;[.H32];&quot;, &quot;;[.I32];&quot; },&quot;;&quot; //  ось Z ошибка&quot;); IF(OR([.AH32]&lt;1;[.AH32]&gt;255);CONCATENATE(&quot;//&quot;;&quot;{ &quot;;[.AA32];&quot;, &quot;;[.AB32];&quot;, &quot;;[.AC32];&quot;, &quot;;[.AD32];&quot;, &quot;;[.AE32];&quot;, &quot;;SUBSTITUTE([.AF32];&quot;,&quot;;&quot;.&quot;);&quot;, &quot;;[.H32];&quot;, &quot;;[.I32];&quot;  },&quot;;&quot; //  ось X ошибка&quot;); IF(AND([.AG32]&gt;=1;[.AH32]&gt;=1);CONCATENATE(&quot;{ &quot;;[.AA32];&quot;, &quot;;[.AB32];&quot;, &quot;;[.AC32];&quot;, &quot;;[.AD32];&quot;, &quot;;[.AE32];&quot;, &quot;;SUBSTITUTE([.AF32];&quot;,&quot;;&quot;.&quot;);&quot;, &quot;;[.H32];&quot;, &quot;;[.I32];&quot; },&quot;))))))" office:value-type="string" office:string-value="{ 5, 1429, 2, 5714, &quot;1.75mm&quot;, 1.75, 16, 360 }," calcext:value-type="string" table:number-columns-spanned="6" table:number-rows-spanned="1">
            <text:p>{ 5, 1429, 2, 5714, "1.75mm", 1.75, 16, 360 },</text:p>
          </table:table-cell>
          <table:covered-table-cell table:number-columns-repeated="4"/>
          <table:covered-table-cell table:style-name="ce27"/>
          <table:table-cell table:style-name="ce53" table:formula="of:=ROUND([.J32]*8+2;0)" office:value-type="float" office:value="16" calcext:value-type="float">
            <text:p>16</text:p>
          </table:table-cell>
          <table:table-cell table:style-name="ce65" table:formula="of:=IF(OR([.AG32]&lt;2;[.AH32]&lt;2);MROUND((140/[.AF32]+280)/4;20);MROUND(140/[.AF32]+280;20))" office:value-type="float" office:value="360" calcext:value-type="float">
            <text:p>360</text:p>
          </table:table-cell>
          <table:table-cell table:style-name="ce41" office:value-type="float" office:value="1.75" calcext:value-type="float">
            <text:p>1.75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32];1)" office:value-type="float" office:value="5" calcext:value-type="float">
            <text:p>5</text:p>
          </table:table-cell>
          <table:table-cell table:style-name="ce97" table:formula="of:=ROUND((([.AG32]-[.AI32])*10000);0)" office:value-type="float" office:value="1429" calcext:value-type="float">
            <text:p>1429</text:p>
          </table:table-cell>
          <table:table-cell table:style-name="ce97" table:formula="of:=QUOTIENT([.AH32];1)" office:value-type="float" office:value="2" calcext:value-type="float">
            <text:p>2</text:p>
          </table:table-cell>
          <table:table-cell table:style-name="ce97" table:formula="of:=ROUND((([.AH32]-[.AK32])*10000);0)" office:value-type="float" office:value="5714" calcext:value-type="float">
            <text:p>5714</text:p>
          </table:table-cell>
          <table:table-cell table:style-name="ce112" table:formula="of:=IF([.AN32]&gt;0;(CONCATENATE(&quot;&quot;&quot;&quot;;[.AM32];&quot;.&quot;;[.AN32];&quot;mm&quot;;&quot;&quot;&quot;&quot;));(CONCATENATE(&quot;&quot;&quot;&quot;;[.AM32];&quot;.&quot;;[.AN32];&quot;0&quot;;&quot;mm&quot;;&quot;&quot;&quot;&quot;)))" office:value-type="string" office:string-value="&quot;1.75mm&quot;" calcext:value-type="string">
            <text:p>"1.75mm"</text:p>
          </table:table-cell>
          <table:table-cell table:style-name="ce129" table:formula="of:=[.J32]" office:value-type="float" office:value="1.75" calcext:value-type="float">
            <text:p>1.750</text:p>
          </table:table-cell>
          <table:table-cell table:style-name="ce130" table:formula="of:=ROUND((([.$B$6]*2)/([.$D$6]/[.$H$6]*[.AF32]));4)" office:value-type="float" office:value="5.1429" calcext:value-type="float">
            <text:p>5.1429</text:p>
          </table:table-cell>
          <table:table-cell table:style-name="ce130" table:formula="of:=ROUND((([.$B$6]*2)/([.$F$6]/[.$J$6]*[.$AF32]));4)" office:value-type="float" office:value="2.5714" calcext:value-type="float">
            <text:p>2.5714</text:p>
          </table:table-cell>
          <table:table-cell table:style-name="ce97" table:formula="of:=QUOTIENT([.AG32];1)" office:value-type="float" office:value="5" calcext:value-type="float">
            <text:p>5</text:p>
          </table:table-cell>
          <table:table-cell table:style-name="ce131" table:formula="of:=ROUND((([.AG32]-[.AI32])*10000);1)" office:value-type="float" office:value="1429" calcext:value-type="float">
            <text:p>1429</text:p>
          </table:table-cell>
          <table:table-cell table:style-name="ce97" table:formula="of:=QUOTIENT([.AH32];1)" office:value-type="float" office:value="2" calcext:value-type="float">
            <text:p>2</text:p>
          </table:table-cell>
          <table:table-cell table:style-name="ce131" table:formula="of:=ROUND((([.AH32]-[.AK32])*10000);0)" office:value-type="float" office:value="5714" calcext:value-type="float">
            <text:p>5714</text:p>
          </table:table-cell>
          <table:table-cell table:style-name="ce97" table:formula="of:=QUOTIENT([.AF32];1)" office:value-type="float" office:value="1" calcext:value-type="float">
            <text:p>1</text:p>
          </table:table-cell>
          <table:table-cell table:style-name="ce97" table:formula="of:=([.AF32]-[.AM32])*100" office:value-type="float" office:value="75" calcext:value-type="float">
            <text:p>75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5">
          <table:table-cell table:style-name="ce1"/>
          <table:table-cell table:style-name="ce16" table:formula="of:=IF(AND([.AG33]&lt;1;[.AH33]&lt;1);CONCATENATE(&quot;   //   шаг &quot;;[.J33];&quot; не допустим на этом железе!&quot;); IF(AND([.AG33]&gt;255;[.AH33]&gt;255);CONCATENATE(&quot;   //   шаг &quot;;[.J33];&quot; не допустим на этом железе!&quot;); IF(OR([.AG33]&lt;1;[.AG33]&gt;255);CONCATENATE(&quot;//&quot;;&quot;{ &quot;;[.AA33];&quot;, &quot;;[.AB33];&quot;, &quot;;[.AC33];&quot;, &quot;;[.AD33];&quot;, &quot;;[.AE33];&quot;, &quot;;SUBSTITUTE([.AF33];&quot;,&quot;;&quot;.&quot;);&quot;, &quot;;[.H33];&quot;, &quot;;[.I33];&quot; },&quot;;&quot; //  ось Z ошибка&quot;); IF(OR([.AH33]&lt;1;[.AH33]&gt;255);CONCATENATE(&quot;//&quot;;&quot;{ &quot;;[.AA33];&quot;, &quot;;[.AB33];&quot;, &quot;;[.AC33];&quot;, &quot;;[.AD33];&quot;, &quot;;[.AE33];&quot;, &quot;;SUBSTITUTE([.AF33];&quot;,&quot;;&quot;.&quot;);&quot;, &quot;;[.H33];&quot;, &quot;;[.I33];&quot;  },&quot;;&quot; //  ось X ошибка&quot;); IF(AND([.AG33]&gt;=1;[.AH33]&gt;=1);CONCATENATE(&quot;{ &quot;;[.AA33];&quot;, &quot;;[.AB33];&quot;, &quot;;[.AC33];&quot;, &quot;;[.AD33];&quot;, &quot;;[.AE33];&quot;, &quot;;SUBSTITUTE([.AF33];&quot;,&quot;;&quot;.&quot;);&quot;, &quot;;[.H33];&quot;, &quot;;[.I33];&quot; },&quot;))))))" office:value-type="string" office:string-value="{ 4, 5000, 2, 2500, &quot;2.00mm&quot;, 2, 18, 360 }," calcext:value-type="string" table:number-columns-spanned="6" table:number-rows-spanned="1">
            <text:p>{ 4, 5000, 2, 2500, "2.00mm", 2, 18, 360 },</text:p>
          </table:table-cell>
          <table:covered-table-cell table:number-columns-repeated="4"/>
          <table:covered-table-cell table:style-name="ce27"/>
          <table:table-cell table:style-name="ce53" table:formula="of:=ROUND([.J33]*8+2;0)" office:value-type="float" office:value="18" calcext:value-type="float">
            <text:p>18</text:p>
          </table:table-cell>
          <table:table-cell table:style-name="ce65" table:formula="of:=IF(OR([.AG33]&lt;2;[.AH33]&lt;2);MROUND((140/[.AF33]+280)/4;20);MROUND(140/[.AF33]+280;20))" office:value-type="float" office:value="360" calcext:value-type="float">
            <text:p>360</text:p>
          </table:table-cell>
          <table:table-cell table:style-name="ce41" office:value-type="float" office:value="2" calcext:value-type="float">
            <text:p>2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33];1)" office:value-type="float" office:value="4" calcext:value-type="float">
            <text:p>4</text:p>
          </table:table-cell>
          <table:table-cell table:style-name="ce97" table:formula="of:=ROUND((([.AG33]-[.AI33])*10000);0)" office:value-type="float" office:value="5000" calcext:value-type="float">
            <text:p>5000</text:p>
          </table:table-cell>
          <table:table-cell table:style-name="ce97" table:formula="of:=QUOTIENT([.AH33];1)" office:value-type="float" office:value="2" calcext:value-type="float">
            <text:p>2</text:p>
          </table:table-cell>
          <table:table-cell table:style-name="ce97" table:formula="of:=ROUND((([.AH33]-[.AK33])*10000);0)" office:value-type="float" office:value="2500" calcext:value-type="float">
            <text:p>2500</text:p>
          </table:table-cell>
          <table:table-cell table:style-name="ce112" table:formula="of:=IF([.AN33]&gt;0;(CONCATENATE(&quot;&quot;&quot;&quot;;[.AM33];&quot;.&quot;;[.AN33];&quot;mm&quot;;&quot;&quot;&quot;&quot;));(CONCATENATE(&quot;&quot;&quot;&quot;;[.AM33];&quot;.&quot;;[.AN33];&quot;0&quot;;&quot;mm&quot;;&quot;&quot;&quot;&quot;)))" office:value-type="string" office:string-value="&quot;2.00mm&quot;" calcext:value-type="string">
            <text:p>"2.00mm"</text:p>
          </table:table-cell>
          <table:table-cell table:style-name="ce129" table:formula="of:=[.J33]" office:value-type="float" office:value="2" calcext:value-type="float">
            <text:p>2.000</text:p>
          </table:table-cell>
          <table:table-cell table:style-name="ce130" table:formula="of:=ROUND((([.$B$6]*2)/([.$D$6]/[.$H$6]*[.AF33]));4)" office:value-type="float" office:value="4.5" calcext:value-type="float">
            <text:p>4.5000</text:p>
          </table:table-cell>
          <table:table-cell table:style-name="ce130" table:formula="of:=ROUND((([.$B$6]*2)/([.$F$6]/[.$J$6]*[.$AF33]));4)" office:value-type="float" office:value="2.25" calcext:value-type="float">
            <text:p>2.2500</text:p>
          </table:table-cell>
          <table:table-cell table:style-name="ce97" table:formula="of:=QUOTIENT([.AG33];1)" office:value-type="float" office:value="4" calcext:value-type="float">
            <text:p>4</text:p>
          </table:table-cell>
          <table:table-cell table:style-name="ce131" table:formula="of:=ROUND((([.AG33]-[.AI33])*10000);1)" office:value-type="float" office:value="5000" calcext:value-type="float">
            <text:p>5000</text:p>
          </table:table-cell>
          <table:table-cell table:style-name="ce97" table:formula="of:=QUOTIENT([.AH33];1)" office:value-type="float" office:value="2" calcext:value-type="float">
            <text:p>2</text:p>
          </table:table-cell>
          <table:table-cell table:style-name="ce131" table:formula="of:=ROUND((([.AH33]-[.AK33])*10000);0)" office:value-type="float" office:value="2500" calcext:value-type="float">
            <text:p>2500</text:p>
          </table:table-cell>
          <table:table-cell table:style-name="ce97" table:formula="of:=QUOTIENT([.AF33];1)" office:value-type="float" office:value="2" calcext:value-type="float">
            <text:p>2</text:p>
          </table:table-cell>
          <table:table-cell table:style-name="ce97" table:formula="of:=([.AF33]-[.AM33])*100" office:value-type="float" office:value="0" calcext:value-type="float">
            <text:p>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6">
          <table:table-cell table:style-name="ce1"/>
          <table:table-cell table:style-name="ce16" table:formula="of:=IF(AND([.AG34]&lt;1;[.AH34]&lt;1);CONCATENATE(&quot;   //   шаг &quot;;[.J34];&quot; не допустим на этом железе!&quot;); IF(AND([.AG34]&gt;255;[.AH34]&gt;255);CONCATENATE(&quot;   //   шаг &quot;;[.J34];&quot; не допустим на этом железе!&quot;); IF(OR([.AG34]&lt;1;[.AG34]&gt;255);CONCATENATE(&quot;//&quot;;&quot;{ &quot;;[.AA34];&quot;, &quot;;[.AB34];&quot;, &quot;;[.AC34];&quot;, &quot;;[.AD34];&quot;, &quot;;[.AE34];&quot;, &quot;;SUBSTITUTE([.AF34];&quot;,&quot;;&quot;.&quot;);&quot;, &quot;;[.H34];&quot;, &quot;;[.I34];&quot; },&quot;;&quot; //  ось Z ошибка&quot;); IF(OR([.AH34]&lt;1;[.AH34]&gt;255);CONCATENATE(&quot;//&quot;;&quot;{ &quot;;[.AA34];&quot;, &quot;;[.AB34];&quot;, &quot;;[.AC34];&quot;, &quot;;[.AD34];&quot;, &quot;;[.AE34];&quot;, &quot;;SUBSTITUTE([.AF34];&quot;,&quot;;&quot;.&quot;);&quot;, &quot;;[.H34];&quot;, &quot;;[.I34];&quot;  },&quot;;&quot; //  ось X ошибка&quot;); IF(AND([.AG34]&gt;=1;[.AH34]&gt;=1);CONCATENATE(&quot;{ &quot;;[.AA34];&quot;, &quot;;[.AB34];&quot;, &quot;;[.AC34];&quot;, &quot;;[.AD34];&quot;, &quot;;[.AE34];&quot;, &quot;;SUBSTITUTE([.AF34];&quot;,&quot;;&quot;.&quot;);&quot;, &quot;;[.H34];&quot;, &quot;;[.I34];&quot; },&quot;))))))" office:value-type="string" office:string-value="{ 3, 6000, 1, 8000, &quot;2.50mm&quot;, 2.5, 22, 80 }," calcext:value-type="string" table:number-columns-spanned="6" table:number-rows-spanned="1">
            <text:p>{ 3, 6000, 1, 8000, "2.50mm", 2.5, 22, 80 },</text:p>
          </table:table-cell>
          <table:covered-table-cell table:number-columns-repeated="4"/>
          <table:covered-table-cell table:style-name="ce27"/>
          <table:table-cell table:style-name="ce53" table:formula="of:=ROUND([.J34]*8+2;0)" office:value-type="float" office:value="22" calcext:value-type="float">
            <text:p>22</text:p>
          </table:table-cell>
          <table:table-cell table:style-name="ce65" table:formula="of:=IF(OR([.AG34]&lt;2;[.AH34]&lt;2);MROUND((140/[.AF34]+280)/4;20);MROUND(140/[.AF34]+280;20))" office:value-type="float" office:value="80" calcext:value-type="float">
            <text:p>80</text:p>
          </table:table-cell>
          <table:table-cell table:style-name="ce41" office:value-type="float" office:value="2.5" calcext:value-type="float">
            <text:p>2.5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34];1)" office:value-type="float" office:value="3" calcext:value-type="float">
            <text:p>3</text:p>
          </table:table-cell>
          <table:table-cell table:style-name="ce97" table:formula="of:=ROUND((([.AG34]-[.AI34])*10000);0)" office:value-type="float" office:value="6000" calcext:value-type="float">
            <text:p>6000</text:p>
          </table:table-cell>
          <table:table-cell table:style-name="ce97" table:formula="of:=QUOTIENT([.AH34];1)" office:value-type="float" office:value="1" calcext:value-type="float">
            <text:p>1</text:p>
          </table:table-cell>
          <table:table-cell table:style-name="ce97" table:formula="of:=ROUND((([.AH34]-[.AK34])*10000);0)" office:value-type="float" office:value="8000" calcext:value-type="float">
            <text:p>8000</text:p>
          </table:table-cell>
          <table:table-cell table:style-name="ce112" table:formula="of:=IF([.AN34]&gt;0;(CONCATENATE(&quot;&quot;&quot;&quot;;[.AM34];&quot;.&quot;;[.AN34];&quot;mm&quot;;&quot;&quot;&quot;&quot;));(CONCATENATE(&quot;&quot;&quot;&quot;;[.AM34];&quot;.&quot;;[.AN34];&quot;0&quot;;&quot;mm&quot;;&quot;&quot;&quot;&quot;)))" office:value-type="string" office:string-value="&quot;2.50mm&quot;" calcext:value-type="string">
            <text:p>"2.50mm"</text:p>
          </table:table-cell>
          <table:table-cell table:style-name="ce129" table:formula="of:=[.J34]" office:value-type="float" office:value="2.5" calcext:value-type="float">
            <text:p>2.500</text:p>
          </table:table-cell>
          <table:table-cell table:style-name="ce130" table:formula="of:=ROUND((([.$B$6]*2)/([.$D$6]/[.$H$6]*[.AF34]));4)" office:value-type="float" office:value="3.6" calcext:value-type="float">
            <text:p>3.6000</text:p>
          </table:table-cell>
          <table:table-cell table:style-name="ce130" table:formula="of:=ROUND((([.$B$6]*2)/([.$F$6]/[.$J$6]*[.$AF34]));4)" office:value-type="float" office:value="1.8" calcext:value-type="float">
            <text:p>1.8000</text:p>
          </table:table-cell>
          <table:table-cell table:style-name="ce97" table:formula="of:=QUOTIENT([.AG34];1)" office:value-type="float" office:value="3" calcext:value-type="float">
            <text:p>3</text:p>
          </table:table-cell>
          <table:table-cell table:style-name="ce131" table:formula="of:=ROUND((([.AG34]-[.AI34])*10000);1)" office:value-type="float" office:value="6000" calcext:value-type="float">
            <text:p>6000</text:p>
          </table:table-cell>
          <table:table-cell table:style-name="ce97" table:formula="of:=QUOTIENT([.AH34];1)" office:value-type="float" office:value="1" calcext:value-type="float">
            <text:p>1</text:p>
          </table:table-cell>
          <table:table-cell table:style-name="ce131" table:formula="of:=ROUND((([.AH34]-[.AK34])*10000);0)" office:value-type="float" office:value="8000" calcext:value-type="float">
            <text:p>8000</text:p>
          </table:table-cell>
          <table:table-cell table:style-name="ce97" table:formula="of:=QUOTIENT([.AF34];1)" office:value-type="float" office:value="2" calcext:value-type="float">
            <text:p>2</text:p>
          </table:table-cell>
          <table:table-cell table:style-name="ce97" table:formula="of:=([.AF34]-[.AM34])*100" office:value-type="float" office:value="50" calcext:value-type="float">
            <text:p>5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35]&lt;1;[.AH35]&lt;1);CONCATENATE(&quot;   //   шаг &quot;;[.J35];&quot; не допустим на этом железе!&quot;); IF(AND([.AG35]&gt;255;[.AH35]&gt;255);CONCATENATE(&quot;   //   шаг &quot;;[.J35];&quot; не допустим на этом железе!&quot;); IF(OR([.AG35]&lt;1;[.AG35]&gt;255);CONCATENATE(&quot;//&quot;;&quot;{ &quot;;[.AA35];&quot;, &quot;;[.AB35];&quot;, &quot;;[.AC35];&quot;, &quot;;[.AD35];&quot;, &quot;;[.AE35];&quot;, &quot;;SUBSTITUTE([.AF35];&quot;,&quot;;&quot;.&quot;);&quot;, &quot;;[.H35];&quot;, &quot;;[.I35];&quot; },&quot;;&quot; //  ось Z ошибка&quot;); IF(OR([.AH35]&lt;1;[.AH35]&gt;255);CONCATENATE(&quot;//&quot;;&quot;{ &quot;;[.AA35];&quot;, &quot;;[.AB35];&quot;, &quot;;[.AC35];&quot;, &quot;;[.AD35];&quot;, &quot;;[.AE35];&quot;, &quot;;SUBSTITUTE([.AF35];&quot;,&quot;;&quot;.&quot;);&quot;, &quot;;[.H35];&quot;, &quot;;[.I35];&quot;  },&quot;;&quot; //  ось X ошибка&quot;); IF(AND([.AG35]&gt;=1;[.AH35]&gt;=1);CONCATENATE(&quot;{ &quot;;[.AA35];&quot;, &quot;;[.AB35];&quot;, &quot;;[.AC35];&quot;, &quot;;[.AD35];&quot;, &quot;;[.AE35];&quot;, &quot;;SUBSTITUTE([.AF35];&quot;,&quot;;&quot;.&quot;);&quot;, &quot;;[.H35];&quot;, &quot;;[.I35];&quot; },&quot;))))))" office:value-type="string" office:string-value="{ 3, 0, 1, 5000, &quot;3.00mm&quot;, 3, 26, 80 }," calcext:value-type="string" table:number-columns-spanned="6" table:number-rows-spanned="1">
            <text:p>{ 3, 0, 1, 5000, "3.00mm", 3, 26, 80 },</text:p>
          </table:table-cell>
          <table:covered-table-cell table:number-columns-repeated="4"/>
          <table:covered-table-cell table:style-name="ce27"/>
          <table:table-cell table:style-name="ce53" table:formula="of:=ROUND([.J35]*8+2;0)" office:value-type="float" office:value="26" calcext:value-type="float">
            <text:p>26</text:p>
          </table:table-cell>
          <table:table-cell table:style-name="ce65" table:formula="of:=IF(OR([.AG35]&lt;2;[.AH35]&lt;2);MROUND((140/[.AF35]+280)/4;20);MROUND(140/[.AF35]+280;20))" office:value-type="float" office:value="80" calcext:value-type="float">
            <text:p>80</text:p>
          </table:table-cell>
          <table:table-cell table:style-name="ce41" office:value-type="float" office:value="3" calcext:value-type="float">
            <text:p>3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35];1)" office:value-type="float" office:value="3" calcext:value-type="float">
            <text:p>3</text:p>
          </table:table-cell>
          <table:table-cell table:style-name="ce97" table:formula="of:=ROUND((([.AG35]-[.AI35])*10000);0)" office:value-type="float" office:value="0" calcext:value-type="float">
            <text:p>0</text:p>
          </table:table-cell>
          <table:table-cell table:style-name="ce97" table:formula="of:=QUOTIENT([.AH35];1)" office:value-type="float" office:value="1" calcext:value-type="float">
            <text:p>1</text:p>
          </table:table-cell>
          <table:table-cell table:style-name="ce97" table:formula="of:=ROUND((([.AH35]-[.AK35])*10000);0)" office:value-type="float" office:value="5000" calcext:value-type="float">
            <text:p>5000</text:p>
          </table:table-cell>
          <table:table-cell table:style-name="ce112" table:formula="of:=IF([.AN35]&gt;0;(CONCATENATE(&quot;&quot;&quot;&quot;;[.AM35];&quot;.&quot;;[.AN35];&quot;mm&quot;;&quot;&quot;&quot;&quot;));(CONCATENATE(&quot;&quot;&quot;&quot;;[.AM35];&quot;.&quot;;[.AN35];&quot;0&quot;;&quot;mm&quot;;&quot;&quot;&quot;&quot;)))" office:value-type="string" office:string-value="&quot;3.00mm&quot;" calcext:value-type="string">
            <text:p>"3.00mm"</text:p>
          </table:table-cell>
          <table:table-cell table:style-name="ce129" table:formula="of:=[.J35]" office:value-type="float" office:value="3" calcext:value-type="float">
            <text:p>3.000</text:p>
          </table:table-cell>
          <table:table-cell table:style-name="ce130" table:formula="of:=ROUND((([.$B$6]*2)/([.$D$6]/[.$H$6]*[.AF35]));4)" office:value-type="float" office:value="3" calcext:value-type="float">
            <text:p>3.0000</text:p>
          </table:table-cell>
          <table:table-cell table:style-name="ce130" table:formula="of:=ROUND((([.$B$6]*2)/([.$F$6]/[.$J$6]*[.$AF35]));4)" office:value-type="float" office:value="1.5" calcext:value-type="float">
            <text:p>1.5000</text:p>
          </table:table-cell>
          <table:table-cell table:style-name="ce97" table:formula="of:=QUOTIENT([.AG35];1)" office:value-type="float" office:value="3" calcext:value-type="float">
            <text:p>3</text:p>
          </table:table-cell>
          <table:table-cell table:style-name="ce131" table:formula="of:=ROUND((([.AG35]-[.AI35])*10000);1)" office:value-type="float" office:value="0" calcext:value-type="float">
            <text:p>0</text:p>
          </table:table-cell>
          <table:table-cell table:style-name="ce97" table:formula="of:=QUOTIENT([.AH35];1)" office:value-type="float" office:value="1" calcext:value-type="float">
            <text:p>1</text:p>
          </table:table-cell>
          <table:table-cell table:style-name="ce131" table:formula="of:=ROUND((([.AH35]-[.AK35])*10000);0)" office:value-type="float" office:value="5000" calcext:value-type="float">
            <text:p>5000</text:p>
          </table:table-cell>
          <table:table-cell table:style-name="ce97" table:formula="of:=QUOTIENT([.AF35];1)" office:value-type="float" office:value="3" calcext:value-type="float">
            <text:p>3</text:p>
          </table:table-cell>
          <table:table-cell table:style-name="ce97" table:formula="of:=([.AF35]-[.AM35])*100" office:value-type="float" office:value="0" calcext:value-type="float">
            <text:p>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36]&lt;1;[.AH36]&lt;1);CONCATENATE(&quot;   //   шаг &quot;;[.J36];&quot; не допустим на этом железе!&quot;); IF(AND([.AG36]&gt;255;[.AH36]&gt;255);CONCATENATE(&quot;   //   шаг &quot;;[.J36];&quot; не допустим на этом железе!&quot;); IF(OR([.AG36]&lt;1;[.AG36]&gt;255);CONCATENATE(&quot;//&quot;;&quot;{ &quot;;[.AA36];&quot;, &quot;;[.AB36];&quot;, &quot;;[.AC36];&quot;, &quot;;[.AD36];&quot;, &quot;;[.AE36];&quot;, &quot;;SUBSTITUTE([.AF36];&quot;,&quot;;&quot;.&quot;);&quot;, &quot;;[.H36];&quot;, &quot;;[.I36];&quot; },&quot;;&quot; //  ось Z ошибка&quot;); IF(OR([.AH36]&lt;1;[.AH36]&gt;255);CONCATENATE(&quot;//&quot;;&quot;{ &quot;;[.AA36];&quot;, &quot;;[.AB36];&quot;, &quot;;[.AC36];&quot;, &quot;;[.AD36];&quot;, &quot;;[.AE36];&quot;, &quot;;SUBSTITUTE([.AF36];&quot;,&quot;;&quot;.&quot;);&quot;, &quot;;[.H36];&quot;, &quot;;[.I36];&quot;  },&quot;;&quot; //  ось X ошибка&quot;); IF(AND([.AG36]&gt;=1;[.AH36]&gt;=1);CONCATENATE(&quot;{ &quot;;[.AA36];&quot;, &quot;;[.AB36];&quot;, &quot;;[.AC36];&quot;, &quot;;[.AD36];&quot;, &quot;;[.AE36];&quot;, &quot;;SUBSTITUTE([.AF36];&quot;,&quot;;&quot;.&quot;);&quot;, &quot;;[.H36];&quot;, &quot;;[.I36];&quot; },&quot;))))))" office:value-type="string" office:string-value="{ 2, 2500, 1, 1250, &quot;4.00mm&quot;, 4, 34, 80 }," calcext:value-type="string" table:number-columns-spanned="6" table:number-rows-spanned="1">
            <text:p>{ 2, 2500, 1, 1250, "4.00mm", 4, 34, 80 },</text:p>
          </table:table-cell>
          <table:covered-table-cell table:number-columns-repeated="4"/>
          <table:covered-table-cell table:style-name="ce27"/>
          <table:table-cell table:style-name="ce53" table:formula="of:=ROUND([.J36]*8+2;0)" office:value-type="float" office:value="34" calcext:value-type="float">
            <text:p>34</text:p>
          </table:table-cell>
          <table:table-cell table:style-name="ce65" table:formula="of:=IF(OR([.AG36]&lt;2;[.AH36]&lt;2);MROUND((140/[.AF36]+280)/4;20);MROUND(140/[.AF36]+280;20))" office:value-type="float" office:value="80" calcext:value-type="float">
            <text:p>80</text:p>
          </table:table-cell>
          <table:table-cell table:style-name="ce41" office:value-type="float" office:value="4" calcext:value-type="float">
            <text:p>4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36];1)" office:value-type="float" office:value="2" calcext:value-type="float">
            <text:p>2</text:p>
          </table:table-cell>
          <table:table-cell table:style-name="ce97" table:formula="of:=ROUND((([.AG36]-[.AI36])*10000);0)" office:value-type="float" office:value="2500" calcext:value-type="float">
            <text:p>2500</text:p>
          </table:table-cell>
          <table:table-cell table:style-name="ce97" table:formula="of:=QUOTIENT([.AH36];1)" office:value-type="float" office:value="1" calcext:value-type="float">
            <text:p>1</text:p>
          </table:table-cell>
          <table:table-cell table:style-name="ce97" table:formula="of:=ROUND((([.AH36]-[.AK36])*10000);0)" office:value-type="float" office:value="1250" calcext:value-type="float">
            <text:p>1250</text:p>
          </table:table-cell>
          <table:table-cell table:style-name="ce112" table:formula="of:=IF([.AN36]&gt;0;(CONCATENATE(&quot;&quot;&quot;&quot;;[.AM36];&quot;.&quot;;[.AN36];&quot;mm&quot;;&quot;&quot;&quot;&quot;));(CONCATENATE(&quot;&quot;&quot;&quot;;[.AM36];&quot;.&quot;;[.AN36];&quot;0&quot;;&quot;mm&quot;;&quot;&quot;&quot;&quot;)))" office:value-type="string" office:string-value="&quot;4.00mm&quot;" calcext:value-type="string">
            <text:p>"4.00mm"</text:p>
          </table:table-cell>
          <table:table-cell table:style-name="ce129" table:formula="of:=[.J36]" office:value-type="float" office:value="4" calcext:value-type="float">
            <text:p>4.000</text:p>
          </table:table-cell>
          <table:table-cell table:style-name="ce130" table:formula="of:=ROUND((([.$B$6]*2)/([.$D$6]/[.$H$6]*[.AF36]));4)" office:value-type="float" office:value="2.25" calcext:value-type="float">
            <text:p>2.2500</text:p>
          </table:table-cell>
          <table:table-cell table:style-name="ce130" table:formula="of:=ROUND((([.$B$6]*2)/([.$F$6]/[.$J$6]*[.$AF36]));4)" office:value-type="float" office:value="1.125" calcext:value-type="float">
            <text:p>1.1250</text:p>
          </table:table-cell>
          <table:table-cell table:style-name="ce97" table:formula="of:=QUOTIENT([.AG36];1)" office:value-type="float" office:value="2" calcext:value-type="float">
            <text:p>2</text:p>
          </table:table-cell>
          <table:table-cell table:style-name="ce131" table:formula="of:=ROUND((([.AG36]-[.AI36])*10000);1)" office:value-type="float" office:value="2500" calcext:value-type="float">
            <text:p>2500</text:p>
          </table:table-cell>
          <table:table-cell table:style-name="ce97" table:formula="of:=QUOTIENT([.AH36];1)" office:value-type="float" office:value="1" calcext:value-type="float">
            <text:p>1</text:p>
          </table:table-cell>
          <table:table-cell table:style-name="ce131" table:formula="of:=ROUND((([.AH36]-[.AK36])*10000);0)" office:value-type="float" office:value="1250" calcext:value-type="float">
            <text:p>1250</text:p>
          </table:table-cell>
          <table:table-cell table:style-name="ce97" table:formula="of:=QUOTIENT([.AF36];1)" office:value-type="float" office:value="4" calcext:value-type="float">
            <text:p>4</text:p>
          </table:table-cell>
          <table:table-cell table:style-name="ce97" table:formula="of:=([.AF36]-[.AM36])*100" office:value-type="float" office:value="0" calcext:value-type="float">
            <text:p>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37]&lt;1;[.AH37]&lt;1);CONCATENATE(&quot;   //   шаг &quot;;[.J37];&quot; не допустим на этом железе!&quot;); IF(AND([.AG37]&gt;255;[.AH37]&gt;255);CONCATENATE(&quot;   //   шаг &quot;;[.J37];&quot; не допустим на этом железе!&quot;); IF(OR([.AG37]&lt;1;[.AG37]&gt;255);CONCATENATE(&quot;//&quot;;&quot;{ &quot;;[.AA37];&quot;, &quot;;[.AB37];&quot;, &quot;;[.AC37];&quot;, &quot;;[.AD37];&quot;, &quot;;[.AE37];&quot;, &quot;;SUBSTITUTE([.AF37];&quot;,&quot;;&quot;.&quot;);&quot;, &quot;;[.H37];&quot;, &quot;;[.I37];&quot; },&quot;;&quot; //  ось Z ошибка&quot;); IF(OR([.AH37]&lt;1;[.AH37]&gt;255);CONCATENATE(&quot;//&quot;;&quot;{ &quot;;[.AA37];&quot;, &quot;;[.AB37];&quot;, &quot;;[.AC37];&quot;, &quot;;[.AD37];&quot;, &quot;;[.AE37];&quot;, &quot;;SUBSTITUTE([.AF37];&quot;,&quot;;&quot;.&quot;);&quot;, &quot;;[.H37];&quot;, &quot;;[.I37];&quot;  },&quot;;&quot; //  ось X ошибка&quot;); IF(AND([.AG37]&gt;=1;[.AH37]&gt;=1);CONCATENATE(&quot;{ &quot;;[.AA37];&quot;, &quot;;[.AB37];&quot;, &quot;;[.AC37];&quot;, &quot;;[.AD37];&quot;, &quot;;[.AE37];&quot;, &quot;;SUBSTITUTE([.AF37];&quot;,&quot;;&quot;.&quot;);&quot;, &quot;;[.H37];&quot;, &quot;;[.I37];&quot; },&quot;))))))" office:value-type="string" office:string-value="{ 2, 0, 1, 0, &quot;4.50mm&quot;, 4.5, 38, 80 }," calcext:value-type="string" table:number-columns-spanned="6" table:number-rows-spanned="1">
            <text:p>{ 2, 0, 1, 0, "4.50mm", 4.5, 38, 80 },</text:p>
          </table:table-cell>
          <table:covered-table-cell table:number-columns-repeated="4"/>
          <table:covered-table-cell table:style-name="ce27"/>
          <table:table-cell table:style-name="ce53" table:formula="of:=ROUND([.J37]*8+2;0)" office:value-type="float" office:value="38" calcext:value-type="float">
            <text:p>38</text:p>
          </table:table-cell>
          <table:table-cell table:style-name="ce65" table:formula="of:=IF(OR([.AG37]&lt;2;[.AH37]&lt;2);MROUND((140/[.AF37]+280)/4;20);MROUND(140/[.AF37]+280;20))" office:value-type="float" office:value="80" calcext:value-type="float">
            <text:p>80</text:p>
          </table:table-cell>
          <table:table-cell table:style-name="ce41" office:value-type="float" office:value="4.5" calcext:value-type="float">
            <text:p>4.5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37];1)" office:value-type="float" office:value="2" calcext:value-type="float">
            <text:p>2</text:p>
          </table:table-cell>
          <table:table-cell table:style-name="ce97" table:formula="of:=ROUND((([.AG37]-[.AI37])*10000);0)" office:value-type="float" office:value="0" calcext:value-type="float">
            <text:p>0</text:p>
          </table:table-cell>
          <table:table-cell table:style-name="ce97" table:formula="of:=QUOTIENT([.AH37];1)" office:value-type="float" office:value="1" calcext:value-type="float">
            <text:p>1</text:p>
          </table:table-cell>
          <table:table-cell table:style-name="ce97" table:formula="of:=ROUND((([.AH37]-[.AK37])*10000);0)" office:value-type="float" office:value="0" calcext:value-type="float">
            <text:p>0</text:p>
          </table:table-cell>
          <table:table-cell table:style-name="ce112" table:formula="of:=IF([.AN37]&gt;0;(CONCATENATE(&quot;&quot;&quot;&quot;;[.AM37];&quot;.&quot;;[.AN37];&quot;mm&quot;;&quot;&quot;&quot;&quot;));(CONCATENATE(&quot;&quot;&quot;&quot;;[.AM37];&quot;.&quot;;[.AN37];&quot;0&quot;;&quot;mm&quot;;&quot;&quot;&quot;&quot;)))" office:value-type="string" office:string-value="&quot;4.50mm&quot;" calcext:value-type="string">
            <text:p>"4.50mm"</text:p>
          </table:table-cell>
          <table:table-cell table:style-name="ce129" table:formula="of:=[.J37]" office:value-type="float" office:value="4.5" calcext:value-type="float">
            <text:p>4.500</text:p>
          </table:table-cell>
          <table:table-cell table:style-name="ce130" table:formula="of:=ROUND((([.$B$6]*2)/([.$D$6]/[.$H$6]*[.AF37]));4)" office:value-type="float" office:value="2" calcext:value-type="float">
            <text:p>2.0000</text:p>
          </table:table-cell>
          <table:table-cell table:style-name="ce130" table:formula="of:=ROUND((([.$B$6]*2)/([.$F$6]/[.$J$6]*[.$AF37]));4)" office:value-type="float" office:value="1" calcext:value-type="float">
            <text:p>1.0000</text:p>
          </table:table-cell>
          <table:table-cell table:style-name="ce97" table:formula="of:=QUOTIENT([.AG37];1)" office:value-type="float" office:value="2" calcext:value-type="float">
            <text:p>2</text:p>
          </table:table-cell>
          <table:table-cell table:style-name="ce131" table:formula="of:=ROUND((([.AG37]-[.AI37])*10000);1)" office:value-type="float" office:value="0" calcext:value-type="float">
            <text:p>0</text:p>
          </table:table-cell>
          <table:table-cell table:style-name="ce97" table:formula="of:=QUOTIENT([.AH37];1)" office:value-type="float" office:value="1" calcext:value-type="float">
            <text:p>1</text:p>
          </table:table-cell>
          <table:table-cell table:style-name="ce131" table:formula="of:=ROUND((([.AH37]-[.AK37])*10000);0)" office:value-type="float" office:value="0" calcext:value-type="float">
            <text:p>0</text:p>
          </table:table-cell>
          <table:table-cell table:style-name="ce97" table:formula="of:=QUOTIENT([.AF37];1)" office:value-type="float" office:value="4" calcext:value-type="float">
            <text:p>4</text:p>
          </table:table-cell>
          <table:table-cell table:style-name="ce97" table:formula="of:=([.AF37]-[.AM37])*100" office:value-type="float" office:value="50" calcext:value-type="float">
            <text:p>5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38]&lt;1;[.AH38]&lt;1);CONCATENATE(&quot;   //   шаг &quot;;[.J38];&quot; не допустим на этом железе!&quot;); IF(AND([.AG38]&gt;255;[.AH38]&gt;255);CONCATENATE(&quot;   //   шаг &quot;;[.J38];&quot; не допустим на этом железе!&quot;); IF(OR([.AG38]&lt;1;[.AG38]&gt;255);CONCATENATE(&quot;//&quot;;&quot;{ &quot;;[.AA38];&quot;, &quot;;[.AB38];&quot;, &quot;;[.AC38];&quot;, &quot;;[.AD38];&quot;, &quot;;[.AE38];&quot;, &quot;;SUBSTITUTE([.AF38];&quot;,&quot;;&quot;.&quot;);&quot;, &quot;;[.H38];&quot;, &quot;;[.I38];&quot; },&quot;;&quot; //  ось Z ошибка&quot;); IF(OR([.AH38]&lt;1;[.AH38]&gt;255);CONCATENATE(&quot;//&quot;;&quot;{ &quot;;[.AA38];&quot;, &quot;;[.AB38];&quot;, &quot;;[.AC38];&quot;, &quot;;[.AD38];&quot;, &quot;;[.AE38];&quot;, &quot;;SUBSTITUTE([.AF38];&quot;,&quot;;&quot;.&quot;);&quot;, &quot;;[.H38];&quot;, &quot;;[.I38];&quot;  },&quot;;&quot; //  ось X ошибка&quot;); IF(AND([.AG38]&gt;=1;[.AH38]&gt;=1);CONCATENATE(&quot;{ &quot;;[.AA38];&quot;, &quot;;[.AB38];&quot;, &quot;;[.AC38];&quot;, &quot;;[.AD38];&quot;, &quot;;[.AE38];&quot;, &quot;;SUBSTITUTE([.AF38];&quot;,&quot;;&quot;.&quot;);&quot;, &quot;;[.H38];&quot;, &quot;;[.I38];&quot; },&quot;))))))" office:value-type="string" office:string-value="//{ 1, 8000, 0, 9000, &quot;5.00mm&quot;, 5, 42, 80  }, //  ось X ошибка" calcext:value-type="string" table:number-columns-spanned="6" table:number-rows-spanned="1">
            <text:p>//{ 1, 8000, 0, 9000, "5.00mm", 5, 42, 80 <text:s/>}, // <text:s/>ось X ошибка</text:p>
          </table:table-cell>
          <table:covered-table-cell table:number-columns-repeated="4"/>
          <table:covered-table-cell table:style-name="ce27"/>
          <table:table-cell table:style-name="ce53" table:formula="of:=ROUND([.J38]*8+2;0)" office:value-type="float" office:value="42" calcext:value-type="float">
            <text:p>42</text:p>
          </table:table-cell>
          <table:table-cell table:style-name="ce65" table:formula="of:=IF(OR([.AG38]&lt;2;[.AH38]&lt;2);MROUND((140/[.AF38]+280)/4;20);MROUND(140/[.AF38]+280;20))" office:value-type="float" office:value="80" calcext:value-type="float">
            <text:p>80</text:p>
          </table:table-cell>
          <table:table-cell table:style-name="ce41" office:value-type="float" office:value="5" calcext:value-type="float">
            <text:p>5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38];1)" office:value-type="float" office:value="1" calcext:value-type="float">
            <text:p>1</text:p>
          </table:table-cell>
          <table:table-cell table:style-name="ce97" table:formula="of:=ROUND((([.AG38]-[.AI38])*10000);0)" office:value-type="float" office:value="8000" calcext:value-type="float">
            <text:p>8000</text:p>
          </table:table-cell>
          <table:table-cell table:style-name="ce97" table:formula="of:=QUOTIENT([.AH38];1)" office:value-type="float" office:value="0" calcext:value-type="float">
            <text:p>0</text:p>
          </table:table-cell>
          <table:table-cell table:style-name="ce97" table:formula="of:=ROUND((([.AH38]-[.AK38])*10000);0)" office:value-type="float" office:value="9000" calcext:value-type="float">
            <text:p>9000</text:p>
          </table:table-cell>
          <table:table-cell table:style-name="ce112" table:formula="of:=IF([.AN38]&gt;0;(CONCATENATE(&quot;&quot;&quot;&quot;;[.AM38];&quot;.&quot;;[.AN38];&quot;mm&quot;;&quot;&quot;&quot;&quot;));(CONCATENATE(&quot;&quot;&quot;&quot;;[.AM38];&quot;.&quot;;[.AN38];&quot;0&quot;;&quot;mm&quot;;&quot;&quot;&quot;&quot;)))" office:value-type="string" office:string-value="&quot;5.00mm&quot;" calcext:value-type="string">
            <text:p>"5.00mm"</text:p>
          </table:table-cell>
          <table:table-cell table:style-name="ce129" table:formula="of:=[.J38]" office:value-type="float" office:value="5" calcext:value-type="float">
            <text:p>5.000</text:p>
          </table:table-cell>
          <table:table-cell table:style-name="ce130" table:formula="of:=ROUND((([.$B$6]*2)/([.$D$6]/[.$H$6]*[.AF38]));4)" office:value-type="float" office:value="1.8" calcext:value-type="float">
            <text:p>1.8000</text:p>
          </table:table-cell>
          <table:table-cell table:style-name="ce130" table:formula="of:=ROUND((([.$B$6]*2)/([.$F$6]/[.$J$6]*[.$AF38]));4)" office:value-type="float" office:value="0.9" calcext:value-type="float">
            <text:p>0.9000</text:p>
          </table:table-cell>
          <table:table-cell table:style-name="ce97" table:formula="of:=QUOTIENT([.AG38];1)" office:value-type="float" office:value="1" calcext:value-type="float">
            <text:p>1</text:p>
          </table:table-cell>
          <table:table-cell table:style-name="ce131" table:formula="of:=ROUND((([.AG38]-[.AI38])*10000);1)" office:value-type="float" office:value="8000" calcext:value-type="float">
            <text:p>8000</text:p>
          </table:table-cell>
          <table:table-cell table:style-name="ce97" table:formula="of:=QUOTIENT([.AH38];1)" office:value-type="float" office:value="0" calcext:value-type="float">
            <text:p>0</text:p>
          </table:table-cell>
          <table:table-cell table:style-name="ce131" table:formula="of:=ROUND((([.AH38]-[.AK38])*10000);0)" office:value-type="float" office:value="9000" calcext:value-type="float">
            <text:p>9000</text:p>
          </table:table-cell>
          <table:table-cell table:style-name="ce97" table:formula="of:=QUOTIENT([.AF38];1)" office:value-type="float" office:value="5" calcext:value-type="float">
            <text:p>5</text:p>
          </table:table-cell>
          <table:table-cell table:style-name="ce97" table:formula="of:=([.AF38]-[.AM38])*100" office:value-type="float" office:value="0" calcext:value-type="float">
            <text:p>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39]&lt;1;[.AH39]&lt;1);CONCATENATE(&quot;   //   шаг &quot;;[.J39];&quot; не допустим на этом железе!&quot;); IF(AND([.AG39]&gt;255;[.AH39]&gt;255);CONCATENATE(&quot;   //   шаг &quot;;[.J39];&quot; не допустим на этом железе!&quot;); IF(OR([.AG39]&lt;1;[.AG39]&gt;255);CONCATENATE(&quot;//&quot;;&quot;{ &quot;;[.AA39];&quot;, &quot;;[.AB39];&quot;, &quot;;[.AC39];&quot;, &quot;;[.AD39];&quot;, &quot;;[.AE39];&quot;, &quot;;SUBSTITUTE([.AF39];&quot;,&quot;;&quot;.&quot;);&quot;, &quot;;[.H39];&quot;, &quot;;[.I39];&quot; },&quot;;&quot; //  ось Z ошибка&quot;); IF(OR([.AH39]&lt;1;[.AH39]&gt;255);CONCATENATE(&quot;//&quot;;&quot;{ &quot;;[.AA39];&quot;, &quot;;[.AB39];&quot;, &quot;;[.AC39];&quot;, &quot;;[.AD39];&quot;, &quot;;[.AE39];&quot;, &quot;;SUBSTITUTE([.AF39];&quot;,&quot;;&quot;.&quot;);&quot;, &quot;;[.H39];&quot;, &quot;;[.I39];&quot;  },&quot;;&quot; //  ось X ошибка&quot;); IF(AND([.AG39]&gt;=1;[.AH39]&gt;=1);CONCATENATE(&quot;{ &quot;;[.AA39];&quot;, &quot;;[.AB39];&quot;, &quot;;[.AC39];&quot;, &quot;;[.AD39];&quot;, &quot;;[.AE39];&quot;, &quot;;SUBSTITUTE([.AF39];&quot;,&quot;;&quot;.&quot;);&quot;, &quot;;[.H39];&quot;, &quot;;[.I39];&quot; },&quot;))))))" office:value-type="string" office:string-value="//{ 1, 6364, 0, 8182, &quot;5.50mm&quot;, 5.5, 46, 80  }, //  ось X ошибка" calcext:value-type="string" table:number-columns-spanned="6" table:number-rows-spanned="1">
            <text:p>//{ 1, 6364, 0, 8182, "5.50mm", 5.5, 46, 80 <text:s/>}, // <text:s/>ось X ошибка</text:p>
          </table:table-cell>
          <table:covered-table-cell table:number-columns-repeated="4"/>
          <table:covered-table-cell table:style-name="ce27"/>
          <table:table-cell table:style-name="ce53" table:formula="of:=ROUND([.J39]*8+2;0)" office:value-type="float" office:value="46" calcext:value-type="float">
            <text:p>46</text:p>
          </table:table-cell>
          <table:table-cell table:style-name="ce65" table:formula="of:=IF(OR([.AG39]&lt;2;[.AH39]&lt;2);MROUND((140/[.AF39]+280)/4;20);MROUND(140/[.AF39]+280;20))" office:value-type="float" office:value="80" calcext:value-type="float">
            <text:p>80</text:p>
          </table:table-cell>
          <table:table-cell table:style-name="ce41" office:value-type="float" office:value="5.5" calcext:value-type="float">
            <text:p>5.5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39];1)" office:value-type="float" office:value="1" calcext:value-type="float">
            <text:p>1</text:p>
          </table:table-cell>
          <table:table-cell table:style-name="ce97" table:formula="of:=ROUND((([.AG39]-[.AI39])*10000);0)" office:value-type="float" office:value="6364" calcext:value-type="float">
            <text:p>6364</text:p>
          </table:table-cell>
          <table:table-cell table:style-name="ce97" table:formula="of:=QUOTIENT([.AH39];1)" office:value-type="float" office:value="0" calcext:value-type="float">
            <text:p>0</text:p>
          </table:table-cell>
          <table:table-cell table:style-name="ce97" table:formula="of:=ROUND((([.AH39]-[.AK39])*10000);0)" office:value-type="float" office:value="8182" calcext:value-type="float">
            <text:p>8182</text:p>
          </table:table-cell>
          <table:table-cell table:style-name="ce112" table:formula="of:=IF([.AN39]&gt;0;(CONCATENATE(&quot;&quot;&quot;&quot;;[.AM39];&quot;.&quot;;[.AN39];&quot;mm&quot;;&quot;&quot;&quot;&quot;));(CONCATENATE(&quot;&quot;&quot;&quot;;[.AM39];&quot;.&quot;;[.AN39];&quot;0&quot;;&quot;mm&quot;;&quot;&quot;&quot;&quot;)))" office:value-type="string" office:string-value="&quot;5.50mm&quot;" calcext:value-type="string">
            <text:p>"5.50mm"</text:p>
          </table:table-cell>
          <table:table-cell table:style-name="ce129" table:formula="of:=[.J39]" office:value-type="float" office:value="5.5" calcext:value-type="float">
            <text:p>5.500</text:p>
          </table:table-cell>
          <table:table-cell table:style-name="ce130" table:formula="of:=ROUND((([.$B$6]*2)/([.$D$6]/[.$H$6]*[.AF39]));4)" office:value-type="float" office:value="1.6364" calcext:value-type="float">
            <text:p>1.6364</text:p>
          </table:table-cell>
          <table:table-cell table:style-name="ce130" table:formula="of:=ROUND((([.$B$6]*2)/([.$F$6]/[.$J$6]*[.$AF39]));4)" office:value-type="float" office:value="0.8182" calcext:value-type="float">
            <text:p>0.8182</text:p>
          </table:table-cell>
          <table:table-cell table:style-name="ce97" table:formula="of:=QUOTIENT([.AG39];1)" office:value-type="float" office:value="1" calcext:value-type="float">
            <text:p>1</text:p>
          </table:table-cell>
          <table:table-cell table:style-name="ce131" table:formula="of:=ROUND((([.AG39]-[.AI39])*10000);1)" office:value-type="float" office:value="6364" calcext:value-type="float">
            <text:p>6364</text:p>
          </table:table-cell>
          <table:table-cell table:style-name="ce97" table:formula="of:=QUOTIENT([.AH39];1)" office:value-type="float" office:value="0" calcext:value-type="float">
            <text:p>0</text:p>
          </table:table-cell>
          <table:table-cell table:style-name="ce131" table:formula="of:=ROUND((([.AH39]-[.AK39])*10000);0)" office:value-type="float" office:value="8182" calcext:value-type="float">
            <text:p>8182</text:p>
          </table:table-cell>
          <table:table-cell table:style-name="ce97" table:formula="of:=QUOTIENT([.AF39];1)" office:value-type="float" office:value="5" calcext:value-type="float">
            <text:p>5</text:p>
          </table:table-cell>
          <table:table-cell table:style-name="ce97" table:formula="of:=([.AF39]-[.AM39])*100" office:value-type="float" office:value="50" calcext:value-type="float">
            <text:p>5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4">
          <table:table-cell table:style-name="ce1"/>
          <table:table-cell table:style-name="ce16" table:formula="of:=IF(AND([.AG40]&lt;1;[.AH40]&lt;1);CONCATENATE(&quot;   //   шаг &quot;;[.J40];&quot; не допустим на этом железе!&quot;); IF(AND([.AG40]&gt;255;[.AH40]&gt;255);CONCATENATE(&quot;   //   шаг &quot;;[.J40];&quot; не допустим на этом железе!&quot;); IF(OR([.AG40]&lt;1;[.AG40]&gt;255);CONCATENATE(&quot;//&quot;;&quot;{ &quot;;[.AA40];&quot;, &quot;;[.AB40];&quot;, &quot;;[.AC40];&quot;, &quot;;[.AD40];&quot;, &quot;;[.AE40];&quot;, &quot;;SUBSTITUTE([.AF40];&quot;,&quot;;&quot;.&quot;);&quot;, &quot;;[.H40];&quot;, &quot;;[.I40];&quot; },&quot;;&quot; //  ось Z ошибка&quot;); IF(OR([.AH40]&lt;1;[.AH40]&gt;255);CONCATENATE(&quot;//&quot;;&quot;{ &quot;;[.AA40];&quot;, &quot;;[.AB40];&quot;, &quot;;[.AC40];&quot;, &quot;;[.AD40];&quot;, &quot;;[.AE40];&quot;, &quot;;SUBSTITUTE([.AF40];&quot;,&quot;;&quot;.&quot;);&quot;, &quot;;[.H40];&quot;, &quot;;[.I40];&quot;  },&quot;;&quot; //  ось X ошибка&quot;); IF(AND([.AG40]&gt;=1;[.AH40]&gt;=1);CONCATENATE(&quot;{ &quot;;[.AA40];&quot;, &quot;;[.AB40];&quot;, &quot;;[.AC40];&quot;, &quot;;[.AD40];&quot;, &quot;;[.AE40];&quot;, &quot;;SUBSTITUTE([.AF40];&quot;,&quot;;&quot;.&quot;);&quot;, &quot;;[.H40];&quot;, &quot;;[.I40];&quot; },&quot;))))))" office:value-type="string" office:string-value="//{ 1, 5000, 0, 7500, &quot;6.00mm&quot;, 6, 50, 80  }, //  ось X ошибка" calcext:value-type="string" table:number-columns-spanned="6" table:number-rows-spanned="1">
            <text:p>//{ 1, 5000, 0, 7500, "6.00mm", 6, 50, 80 <text:s/>}, // <text:s/>ось X ошибка</text:p>
          </table:table-cell>
          <table:covered-table-cell table:number-columns-repeated="4"/>
          <table:covered-table-cell table:style-name="ce27"/>
          <table:table-cell table:style-name="ce53" table:formula="of:=ROUND([.J40]*8+2;0)" office:value-type="float" office:value="50" calcext:value-type="float">
            <text:p>50</text:p>
          </table:table-cell>
          <table:table-cell table:style-name="ce65" table:formula="of:=IF(OR([.AG40]&lt;2;[.AH40]&lt;2);MROUND((140/[.AF40]+280)/4;20);MROUND(140/[.AF40]+280;20))" office:value-type="float" office:value="80" calcext:value-type="float">
            <text:p>80</text:p>
          </table:table-cell>
          <table:table-cell table:style-name="ce41" office:value-type="float" office:value="6" calcext:value-type="float">
            <text:p>6</text:p>
          </table:table-cell>
          <table:table-cell table:style-name="ce78" office:value-type="string" calcext:value-type="string">
            <text:p>мм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40];1)" office:value-type="float" office:value="1" calcext:value-type="float">
            <text:p>1</text:p>
          </table:table-cell>
          <table:table-cell table:style-name="ce97" table:formula="of:=ROUND((([.AG40]-[.AI40])*10000);0)" office:value-type="float" office:value="5000" calcext:value-type="float">
            <text:p>5000</text:p>
          </table:table-cell>
          <table:table-cell table:style-name="ce97" table:formula="of:=QUOTIENT([.AH40];1)" office:value-type="float" office:value="0" calcext:value-type="float">
            <text:p>0</text:p>
          </table:table-cell>
          <table:table-cell table:style-name="ce97" table:formula="of:=ROUND((([.AH40]-[.AK40])*10000);0)" office:value-type="float" office:value="7500" calcext:value-type="float">
            <text:p>7500</text:p>
          </table:table-cell>
          <table:table-cell table:style-name="ce112" table:formula="of:=IF([.AN40]&gt;0;(CONCATENATE(&quot;&quot;&quot;&quot;;[.AM40];&quot;.&quot;;[.AN40];&quot;mm&quot;;&quot;&quot;&quot;&quot;));(CONCATENATE(&quot;&quot;&quot;&quot;;[.AM40];&quot;.&quot;;[.AN40];&quot;0&quot;;&quot;mm&quot;;&quot;&quot;&quot;&quot;)))" office:value-type="string" office:string-value="&quot;6.00mm&quot;" calcext:value-type="string">
            <text:p>"6.00mm"</text:p>
          </table:table-cell>
          <table:table-cell table:style-name="ce129" table:formula="of:=[.J40]" office:value-type="float" office:value="6" calcext:value-type="float">
            <text:p>6.000</text:p>
          </table:table-cell>
          <table:table-cell table:style-name="ce130" table:formula="of:=ROUND((([.$B$6]*2)/([.$D$6]/[.$H$6]*[.AF40]));4)" office:value-type="float" office:value="1.5" calcext:value-type="float">
            <text:p>1.5000</text:p>
          </table:table-cell>
          <table:table-cell table:style-name="ce130" table:formula="of:=ROUND((([.$B$6]*2)/([.$F$6]/[.$J$6]*[.$AF40]));4)" office:value-type="float" office:value="0.75" calcext:value-type="float">
            <text:p>0.7500</text:p>
          </table:table-cell>
          <table:table-cell table:style-name="ce97" table:formula="of:=QUOTIENT([.AG40];1)" office:value-type="float" office:value="1" calcext:value-type="float">
            <text:p>1</text:p>
          </table:table-cell>
          <table:table-cell table:style-name="ce131" table:formula="of:=ROUND((([.AG40]-[.AI40])*10000);1)" office:value-type="float" office:value="5000" calcext:value-type="float">
            <text:p>5000</text:p>
          </table:table-cell>
          <table:table-cell table:style-name="ce97" table:formula="of:=QUOTIENT([.AH40];1)" office:value-type="float" office:value="0" calcext:value-type="float">
            <text:p>0</text:p>
          </table:table-cell>
          <table:table-cell table:style-name="ce131" table:formula="of:=ROUND((([.AH40]-[.AK40])*10000);0)" office:value-type="float" office:value="7500" calcext:value-type="float">
            <text:p>7500</text:p>
          </table:table-cell>
          <table:table-cell table:style-name="ce97" table:formula="of:=QUOTIENT([.AF40];1)" office:value-type="float" office:value="6" calcext:value-type="float">
            <text:p>6</text:p>
          </table:table-cell>
          <table:table-cell table:style-name="ce97" table:formula="of:=([.AF40]-[.AM40])*100" office:value-type="float" office:value="0" calcext:value-type="float">
            <text:p>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7">
          <table:table-cell table:style-name="ce1"/>
          <table:table-cell table:style-name="ce17" office:value-type="string" calcext:value-type="string" table:number-columns-spanned="6" table:number-rows-spanned="1">
            <text:p>// Резьба дюймовая</text:p>
          </table:table-cell>
          <table:covered-table-cell table:number-columns-repeated="4"/>
          <table:covered-table-cell table:style-name="ce27"/>
          <table:table-cell table:style-name="ce54"/>
          <table:table-cell table:style-name="ce66" table:number-columns-repeated="2"/>
          <table:table-cell table:style-name="ce79"/>
          <table:table-cell table:style-name="ce1"/>
          <table:table-cell table:style-name="ce97" table:number-columns-repeated="13"/>
          <table:table-cell table:style-name="ce125"/>
          <table:table-cell table:style-name="ce97" table:number-columns-repeated="4"/>
          <table:table-cell table:style-name="ce112"/>
          <table:table-cell table:style-name="ce129"/>
          <table:table-cell table:style-name="ce130" table:number-columns-repeated="2"/>
          <table:table-cell table:style-name="ce97"/>
          <table:table-cell table:style-name="ce131"/>
          <table:table-cell table:style-name="ce97"/>
          <table:table-cell table:style-name="ce131"/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42]&lt;1;[.AH42]&lt;1);CONCATENATE(&quot;   //   шаг &quot;;[.J42];&quot; не допустим на этом железе!&quot;); IF(AND([.AG42]&gt;255;[.AH42]&gt;255);CONCATENATE(&quot;   //   шаг &quot;;[.J42];&quot; не допустим на этом железе!&quot;); IF(OR([.AG42]&lt;1;[.AG42]&gt;255);CONCATENATE(&quot;//&quot;;&quot;{ &quot;;[.AA42];&quot;, &quot;;[.AB42];&quot;, &quot;;[.AC42];&quot;, &quot;;[.AD42];&quot;, &quot;;[.AE42];&quot;, &quot;;SUBSTITUTE([.AF42];&quot;,&quot;;&quot;.&quot;);&quot;, &quot;;[.H42];&quot;, &quot;;[.I42];&quot;  },&quot;;&quot; //  ось Z ошибка&quot;); IF(OR([.AH42]&lt;1;[.AH42]&gt;255);CONCATENATE(&quot;//&quot;;&quot;{  &quot;;[.AA42];&quot;, &quot;;[.AB42];&quot;, &quot;;[.AC42];&quot;, &quot;;[.AD42];&quot;, &quot;;[.AE42];&quot;, &quot;;SUBSTITUTE([.AF42];&quot;,&quot;;&quot;.&quot;);&quot;, &quot;;[.H42];&quot;, &quot;;[.I42];&quot;  },&quot;;&quot; //  ось X ошибка&quot;); IF(AND([.AG42]&gt;=1;[.AH42]&gt;=1);CONCATENATE(&quot;{ &quot;;[.AA42];&quot;, &quot;;[.AB42];&quot;, &quot;;[.AC42];&quot;, &quot;;[.AD42];&quot;, &quot;;[.AE42];&quot;, &quot;;SUBSTITUTE([.AF42];&quot;,&quot;;&quot;.&quot;);&quot;, &quot;;[.H42];&quot;, &quot;;[.I42];&quot;  },&quot;))))))" office:value-type="string" office:string-value="{ 2, 1260, 1, 630, &quot; 6tpi &quot;, 4.233, 36, 80  }," calcext:value-type="string" table:number-columns-spanned="6" table:number-rows-spanned="1">
            <text:p>{ 2, 1260, 1, 630, " 6tpi ", 4.233, 36, 80 <text:s/>},</text:p>
          </table:table-cell>
          <table:covered-table-cell table:number-columns-repeated="4"/>
          <table:covered-table-cell table:style-name="ce27"/>
          <table:table-cell table:style-name="ce53" table:formula="of:=ROUND(25.4/[.J42]*8+2;0)" office:value-type="float" office:value="36" calcext:value-type="float">
            <text:p>36</text:p>
          </table:table-cell>
          <table:table-cell table:style-name="ce65" table:formula="of:=IF(OR([.AG42]&lt;2;[.AH42]&lt;2);MROUND((140/[.AF42]+280)/4;20);MROUND(140/[.AF42]+280;20))" office:value-type="float" office:value="80" calcext:value-type="float">
            <text:p>80</text:p>
          </table:table-cell>
          <table:table-cell table:style-name="ce41" office:value-type="float" office:value="6" calcext:value-type="float">
            <text:p>6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42];1)" office:value-type="float" office:value="2" calcext:value-type="float">
            <text:p>2</text:p>
          </table:table-cell>
          <table:table-cell table:style-name="ce97" table:formula="of:=ROUND((([.AG42]-[.AI42])*10000);0)" office:value-type="float" office:value="1260" calcext:value-type="float">
            <text:p>1260</text:p>
          </table:table-cell>
          <table:table-cell table:style-name="ce97" table:formula="of:=QUOTIENT([.AH42];1)" office:value-type="float" office:value="1" calcext:value-type="float">
            <text:p>1</text:p>
          </table:table-cell>
          <table:table-cell table:style-name="ce97" table:formula="of:=ROUND((([.AH42]-[.AK42])*10000);0)" office:value-type="float" office:value="630" calcext:value-type="float">
            <text:p>630</text:p>
          </table:table-cell>
          <table:table-cell table:style-name="ce112" table:formula="of:=IF([.J42]&lt;10;(CONCATENATE(&quot;&quot;&quot; &quot;;[.J42];&quot;tpi &quot;&quot;&quot;));(CONCATENATE(&quot;&quot;&quot;&quot;;[.J42];&quot;tpi &quot;&quot;&quot;)))" office:value-type="string" office:string-value="&quot; 6tpi &quot;" calcext:value-type="string">
            <text:p>" 6tpi "</text:p>
          </table:table-cell>
          <table:table-cell table:style-name="ce129" table:formula="of:=ROUND(25.4/[.J42];3)" office:value-type="float" office:value="4.233" calcext:value-type="float">
            <text:p>4.233</text:p>
          </table:table-cell>
          <table:table-cell table:style-name="ce130" table:formula="of:=ROUND((([.$B$6]*2)/([.$D$6]/[.$H$6]*(25.4/[.J42])));4)" office:value-type="float" office:value="2.126" calcext:value-type="float">
            <text:p>2.1260</text:p>
          </table:table-cell>
          <table:table-cell table:style-name="ce130" table:formula="of:=ROUND(([.$B$6]*2)/([.$F$6]/[.$J$6]*(25.4/[.J42]));4)" office:value-type="float" office:value="1.063" calcext:value-type="float">
            <text:p>1.0630</text:p>
          </table:table-cell>
          <table:table-cell table:style-name="ce97" table:formula="of:=QUOTIENT([.AG42];1)" office:value-type="float" office:value="2" calcext:value-type="float">
            <text:p>2</text:p>
          </table:table-cell>
          <table:table-cell table:style-name="ce131" table:formula="of:=ROUND((([.AG42]-[.AI42])*10000);1)" office:value-type="float" office:value="1260" calcext:value-type="float">
            <text:p>1260</text:p>
          </table:table-cell>
          <table:table-cell table:style-name="ce97" table:formula="of:=QUOTIENT([.AH42];1)" office:value-type="float" office:value="1" calcext:value-type="float">
            <text:p>1</text:p>
          </table:table-cell>
          <table:table-cell table:style-name="ce131" table:formula="of:=ROUND((([.AH42]-[.AK42])*10000);0)" office:value-type="float" office:value="630" calcext:value-type="float">
            <text:p>630</text:p>
          </table:table-cell>
          <table:table-cell table:style-name="ce97"/>
          <table:table-cell table:style-name="ce97" table:formula="of:=([.AF42]-[.AM42])*100" office:value-type="float" office:value="423.3" calcext:value-type="float">
            <text:p>423.3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43]&lt;1;[.AH43]&lt;1);CONCATENATE(&quot;   //   шаг &quot;;[.J43];&quot; не допустим на этом железе!&quot;); IF(AND([.AG43]&gt;255;[.AH43]&gt;255);CONCATENATE(&quot;   //   шаг &quot;;[.J43];&quot; не допустим на этом железе!&quot;); IF(OR([.AG43]&lt;1;[.AG43]&gt;255);CONCATENATE(&quot;//&quot;;&quot;{ &quot;;[.AA43];&quot;, &quot;;[.AB43];&quot;, &quot;;[.AC43];&quot;, &quot;;[.AD43];&quot;, &quot;;[.AE43];&quot;, &quot;;SUBSTITUTE([.AF43];&quot;,&quot;;&quot;.&quot;);&quot;, &quot;;[.H43];&quot;, &quot;;[.I43];&quot;  },&quot;;&quot; //  ось Z ошибка&quot;); IF(OR([.AH43]&lt;1;[.AH43]&gt;255);CONCATENATE(&quot;//&quot;;&quot;{  &quot;;[.AA43];&quot;, &quot;;[.AB43];&quot;, &quot;;[.AC43];&quot;, &quot;;[.AD43];&quot;, &quot;;[.AE43];&quot;, &quot;;SUBSTITUTE([.AF43];&quot;,&quot;;&quot;.&quot;);&quot;, &quot;;[.H43];&quot;, &quot;;[.I43];&quot;  },&quot;;&quot; //  ось X ошибка&quot;); IF(AND([.AG43]&gt;=1;[.AH43]&gt;=1);CONCATENATE(&quot;{ &quot;;[.AA43];&quot;, &quot;;[.AB43];&quot;, &quot;;[.AC43];&quot;, &quot;;[.AD43];&quot;, &quot;;[.AE43];&quot;, &quot;;SUBSTITUTE([.AF43];&quot;,&quot;;&quot;.&quot;);&quot;, &quot;;[.H43];&quot;, &quot;;[.I43];&quot;  },&quot;))))))" office:value-type="string" office:string-value="{ 2, 4803, 1, 2402, &quot; 7tpi &quot;, 3.629, 31, 80  }," calcext:value-type="string" table:number-columns-spanned="6" table:number-rows-spanned="1">
            <text:p>{ 2, 4803, 1, 2402, " 7tpi ", 3.629, 31, 80 <text:s/>},</text:p>
          </table:table-cell>
          <table:covered-table-cell table:number-columns-repeated="4"/>
          <table:covered-table-cell table:style-name="ce27"/>
          <table:table-cell table:style-name="ce53" table:formula="of:=ROUND(25.4/[.J43]*8+2;0)" office:value-type="float" office:value="31" calcext:value-type="float">
            <text:p>31</text:p>
          </table:table-cell>
          <table:table-cell table:style-name="ce65" table:formula="of:=IF(OR([.AG43]&lt;2;[.AH43]&lt;2);MROUND((140/[.AF43]+280)/4;20);MROUND(140/[.AF43]+280;20))" office:value-type="float" office:value="80" calcext:value-type="float">
            <text:p>80</text:p>
          </table:table-cell>
          <table:table-cell table:style-name="ce41" office:value-type="float" office:value="7" calcext:value-type="float">
            <text:p>7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43];1)" office:value-type="float" office:value="2" calcext:value-type="float">
            <text:p>2</text:p>
          </table:table-cell>
          <table:table-cell table:style-name="ce97" table:formula="of:=ROUND((([.AG43]-[.AI43])*10000);0)" office:value-type="float" office:value="4803" calcext:value-type="float">
            <text:p>4803</text:p>
          </table:table-cell>
          <table:table-cell table:style-name="ce97" table:formula="of:=QUOTIENT([.AH43];1)" office:value-type="float" office:value="1" calcext:value-type="float">
            <text:p>1</text:p>
          </table:table-cell>
          <table:table-cell table:style-name="ce97" table:formula="of:=ROUND((([.AH43]-[.AK43])*10000);0)" office:value-type="float" office:value="2402" calcext:value-type="float">
            <text:p>2402</text:p>
          </table:table-cell>
          <table:table-cell table:style-name="ce112" table:formula="of:=IF([.J43]&lt;10;(CONCATENATE(&quot;&quot;&quot; &quot;;[.J43];&quot;tpi &quot;&quot;&quot;));(CONCATENATE(&quot;&quot;&quot;&quot;;[.J43];&quot;tpi &quot;&quot;&quot;)))" office:value-type="string" office:string-value="&quot; 7tpi &quot;" calcext:value-type="string">
            <text:p>" 7tpi "</text:p>
          </table:table-cell>
          <table:table-cell table:style-name="ce129" table:formula="of:=ROUND(25.4/[.J43];3)" office:value-type="float" office:value="3.629" calcext:value-type="float">
            <text:p>3.629</text:p>
          </table:table-cell>
          <table:table-cell table:style-name="ce130" table:formula="of:=ROUND((([.$B$6]*2)/([.$D$6]/[.$H$6]*(25.4/[.J43])));4)" office:value-type="float" office:value="2.4803" calcext:value-type="float">
            <text:p>2.4803</text:p>
          </table:table-cell>
          <table:table-cell table:style-name="ce130" table:formula="of:=ROUND(([.$B$6]*2)/([.$F$6]/[.$J$6]*(25.4/[.J43]));4)" office:value-type="float" office:value="1.2402" calcext:value-type="float">
            <text:p>1.2402</text:p>
          </table:table-cell>
          <table:table-cell table:style-name="ce97" table:formula="of:=QUOTIENT([.AG43];1)" office:value-type="float" office:value="2" calcext:value-type="float">
            <text:p>2</text:p>
          </table:table-cell>
          <table:table-cell table:style-name="ce131" table:formula="of:=ROUND((([.AG43]-[.AI43])*10000);1)" office:value-type="float" office:value="4803" calcext:value-type="float">
            <text:p>4803</text:p>
          </table:table-cell>
          <table:table-cell table:style-name="ce97" table:formula="of:=QUOTIENT([.AH43];1)" office:value-type="float" office:value="1" calcext:value-type="float">
            <text:p>1</text:p>
          </table:table-cell>
          <table:table-cell table:style-name="ce131" table:formula="of:=ROUND((([.AH43]-[.AK43])*10000);0)" office:value-type="float" office:value="2402" calcext:value-type="float">
            <text:p>2402</text:p>
          </table:table-cell>
          <table:table-cell table:style-name="ce97"/>
          <table:table-cell table:style-name="ce97" table:formula="of:=([.AF43]-[.AM43])*100" office:value-type="float" office:value="362.9" calcext:value-type="float">
            <text:p>362.9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44]&lt;1;[.AH44]&lt;1);CONCATENATE(&quot;   //   шаг &quot;;[.J44];&quot; не допустим на этом железе!&quot;); IF(AND([.AG44]&gt;255;[.AH44]&gt;255);CONCATENATE(&quot;   //   шаг &quot;;[.J44];&quot; не допустим на этом железе!&quot;); IF(OR([.AG44]&lt;1;[.AG44]&gt;255);CONCATENATE(&quot;//&quot;;&quot;{ &quot;;[.AA44];&quot;, &quot;;[.AB44];&quot;, &quot;;[.AC44];&quot;, &quot;;[.AD44];&quot;, &quot;;[.AE44];&quot;, &quot;;SUBSTITUTE([.AF44];&quot;,&quot;;&quot;.&quot;);&quot;, &quot;;[.H44];&quot;, &quot;;[.I44];&quot;  },&quot;;&quot; //  ось Z ошибка&quot;); IF(OR([.AH44]&lt;1;[.AH44]&gt;255);CONCATENATE(&quot;//&quot;;&quot;{  &quot;;[.AA44];&quot;, &quot;;[.AB44];&quot;, &quot;;[.AC44];&quot;, &quot;;[.AD44];&quot;, &quot;;[.AE44];&quot;, &quot;;SUBSTITUTE([.AF44];&quot;,&quot;;&quot;.&quot;);&quot;, &quot;;[.H44];&quot;, &quot;;[.I44];&quot;  },&quot;;&quot; //  ось X ошибка&quot;); IF(AND([.AG44]&gt;=1;[.AH44]&gt;=1);CONCATENATE(&quot;{ &quot;;[.AA44];&quot;, &quot;;[.AB44];&quot;, &quot;;[.AC44];&quot;, &quot;;[.AD44];&quot;, &quot;;[.AE44];&quot;, &quot;;SUBSTITUTE([.AF44];&quot;,&quot;;&quot;.&quot;);&quot;, &quot;;[.H44];&quot;, &quot;;[.I44];&quot;  },&quot;))))))" office:value-type="string" office:string-value="{ 2, 8346, 1, 4173, &quot; 8tpi &quot;, 3.175, 27, 80  }," calcext:value-type="string" table:number-columns-spanned="6" table:number-rows-spanned="1">
            <text:p>{ 2, 8346, 1, 4173, " 8tpi ", 3.175, 27, 80 <text:s/>},</text:p>
          </table:table-cell>
          <table:covered-table-cell table:number-columns-repeated="4"/>
          <table:covered-table-cell table:style-name="ce27"/>
          <table:table-cell table:style-name="ce53" table:formula="of:=ROUND(25.4/[.J44]*8+2;0)" office:value-type="float" office:value="27" calcext:value-type="float">
            <text:p>27</text:p>
          </table:table-cell>
          <table:table-cell table:style-name="ce65" table:formula="of:=IF(OR([.AG44]&lt;2;[.AH44]&lt;2);MROUND((140/[.AF44]+280)/4;20);MROUND(140/[.AF44]+280;20))" office:value-type="float" office:value="80" calcext:value-type="float">
            <text:p>80</text:p>
          </table:table-cell>
          <table:table-cell table:style-name="ce41" office:value-type="float" office:value="8" calcext:value-type="float">
            <text:p>8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44];1)" office:value-type="float" office:value="2" calcext:value-type="float">
            <text:p>2</text:p>
          </table:table-cell>
          <table:table-cell table:style-name="ce97" table:formula="of:=ROUND((([.AG44]-[.AI44])*10000);0)" office:value-type="float" office:value="8346" calcext:value-type="float">
            <text:p>8346</text:p>
          </table:table-cell>
          <table:table-cell table:style-name="ce97" table:formula="of:=QUOTIENT([.AH44];1)" office:value-type="float" office:value="1" calcext:value-type="float">
            <text:p>1</text:p>
          </table:table-cell>
          <table:table-cell table:style-name="ce97" table:formula="of:=ROUND((([.AH44]-[.AK44])*10000);0)" office:value-type="float" office:value="4173" calcext:value-type="float">
            <text:p>4173</text:p>
          </table:table-cell>
          <table:table-cell table:style-name="ce112" table:formula="of:=IF([.J44]&lt;10;(CONCATENATE(&quot;&quot;&quot; &quot;;[.J44];&quot;tpi &quot;&quot;&quot;));(CONCATENATE(&quot;&quot;&quot;&quot;;[.J44];&quot;tpi &quot;&quot;&quot;)))" office:value-type="string" office:string-value="&quot; 8tpi &quot;" calcext:value-type="string">
            <text:p>" 8tpi "</text:p>
          </table:table-cell>
          <table:table-cell table:style-name="ce129" table:formula="of:=ROUND(25.4/[.J44];3)" office:value-type="float" office:value="3.175" calcext:value-type="float">
            <text:p>3.175</text:p>
          </table:table-cell>
          <table:table-cell table:style-name="ce130" table:formula="of:=ROUND((([.$B$6]*2)/([.$D$6]/[.$H$6]*(25.4/[.J44])));4)" office:value-type="float" office:value="2.8346" calcext:value-type="float">
            <text:p>2.8346</text:p>
          </table:table-cell>
          <table:table-cell table:style-name="ce130" table:formula="of:=ROUND(([.$B$6]*2)/([.$F$6]/[.$J$6]*(25.4/[.J44]));4)" office:value-type="float" office:value="1.4173" calcext:value-type="float">
            <text:p>1.4173</text:p>
          </table:table-cell>
          <table:table-cell table:style-name="ce97" table:formula="of:=QUOTIENT([.AG44];1)" office:value-type="float" office:value="2" calcext:value-type="float">
            <text:p>2</text:p>
          </table:table-cell>
          <table:table-cell table:style-name="ce131" table:formula="of:=ROUND((([.AG44]-[.AI44])*10000);1)" office:value-type="float" office:value="8346" calcext:value-type="float">
            <text:p>8346</text:p>
          </table:table-cell>
          <table:table-cell table:style-name="ce97" table:formula="of:=QUOTIENT([.AH44];1)" office:value-type="float" office:value="1" calcext:value-type="float">
            <text:p>1</text:p>
          </table:table-cell>
          <table:table-cell table:style-name="ce131" table:formula="of:=ROUND((([.AH44]-[.AK44])*10000);0)" office:value-type="float" office:value="4173" calcext:value-type="float">
            <text:p>4173</text:p>
          </table:table-cell>
          <table:table-cell table:style-name="ce97"/>
          <table:table-cell table:style-name="ce97" table:formula="of:=([.AF44]-[.AM44])*100" office:value-type="float" office:value="317.5" calcext:value-type="float">
            <text:p>317.5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45]&lt;1;[.AH45]&lt;1);CONCATENATE(&quot;   //   шаг &quot;;[.J45];&quot; не допустим на этом железе!&quot;); IF(AND([.AG45]&gt;255;[.AH45]&gt;255);CONCATENATE(&quot;   //   шаг &quot;;[.J45];&quot; не допустим на этом железе!&quot;); IF(OR([.AG45]&lt;1;[.AG45]&gt;255);CONCATENATE(&quot;//&quot;;&quot;{ &quot;;[.AA45];&quot;, &quot;;[.AB45];&quot;, &quot;;[.AC45];&quot;, &quot;;[.AD45];&quot;, &quot;;[.AE45];&quot;, &quot;;SUBSTITUTE([.AF45];&quot;,&quot;;&quot;.&quot;);&quot;, &quot;;[.H45];&quot;, &quot;;[.I45];&quot;  },&quot;;&quot; //  ось Z ошибка&quot;); IF(OR([.AH45]&lt;1;[.AH45]&gt;255);CONCATENATE(&quot;//&quot;;&quot;{  &quot;;[.AA45];&quot;, &quot;;[.AB45];&quot;, &quot;;[.AC45];&quot;, &quot;;[.AD45];&quot;, &quot;;[.AE45];&quot;, &quot;;SUBSTITUTE([.AF45];&quot;,&quot;;&quot;.&quot;);&quot;, &quot;;[.H45];&quot;, &quot;;[.I45];&quot;  },&quot;;&quot; //  ось X ошибка&quot;); IF(AND([.AG45]&gt;=1;[.AH45]&gt;=1);CONCATENATE(&quot;{ &quot;;[.AA45];&quot;, &quot;;[.AB45];&quot;, &quot;;[.AC45];&quot;, &quot;;[.AD45];&quot;, &quot;;[.AE45];&quot;, &quot;;SUBSTITUTE([.AF45];&quot;,&quot;;&quot;.&quot;);&quot;, &quot;;[.H45];&quot;, &quot;;[.I45];&quot;  },&quot;))))))" office:value-type="string" office:string-value="{ 3, 1890, 1, 5945, &quot; 9tpi &quot;, 2.822, 25, 80  }," calcext:value-type="string" table:number-columns-spanned="6" table:number-rows-spanned="1">
            <text:p>{ 3, 1890, 1, 5945, " 9tpi ", 2.822, 25, 80 <text:s/>},</text:p>
          </table:table-cell>
          <table:covered-table-cell table:number-columns-repeated="4"/>
          <table:covered-table-cell table:style-name="ce27"/>
          <table:table-cell table:style-name="ce53" table:formula="of:=ROUND(25.4/[.J45]*8+2;0)" office:value-type="float" office:value="25" calcext:value-type="float">
            <text:p>25</text:p>
          </table:table-cell>
          <table:table-cell table:style-name="ce65" table:formula="of:=IF(OR([.AG45]&lt;2;[.AH45]&lt;2);MROUND((140/[.AF45]+280)/4;20);MROUND(140/[.AF45]+280;20))" office:value-type="float" office:value="80" calcext:value-type="float">
            <text:p>80</text:p>
          </table:table-cell>
          <table:table-cell table:style-name="ce41" office:value-type="float" office:value="9" calcext:value-type="float">
            <text:p>9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45];1)" office:value-type="float" office:value="3" calcext:value-type="float">
            <text:p>3</text:p>
          </table:table-cell>
          <table:table-cell table:style-name="ce97" table:formula="of:=ROUND((([.AG45]-[.AI45])*10000);0)" office:value-type="float" office:value="1890" calcext:value-type="float">
            <text:p>1890</text:p>
          </table:table-cell>
          <table:table-cell table:style-name="ce97" table:formula="of:=QUOTIENT([.AH45];1)" office:value-type="float" office:value="1" calcext:value-type="float">
            <text:p>1</text:p>
          </table:table-cell>
          <table:table-cell table:style-name="ce97" table:formula="of:=ROUND((([.AH45]-[.AK45])*10000);0)" office:value-type="float" office:value="5945" calcext:value-type="float">
            <text:p>5945</text:p>
          </table:table-cell>
          <table:table-cell table:style-name="ce112" table:formula="of:=IF([.J45]&lt;10;(CONCATENATE(&quot;&quot;&quot; &quot;;[.J45];&quot;tpi &quot;&quot;&quot;));(CONCATENATE(&quot;&quot;&quot;&quot;;[.J45];&quot;tpi &quot;&quot;&quot;)))" office:value-type="string" office:string-value="&quot; 9tpi &quot;" calcext:value-type="string">
            <text:p>" 9tpi "</text:p>
          </table:table-cell>
          <table:table-cell table:style-name="ce129" table:formula="of:=ROUND(25.4/[.J45];3)" office:value-type="float" office:value="2.822" calcext:value-type="float">
            <text:p>2.822</text:p>
          </table:table-cell>
          <table:table-cell table:style-name="ce130" table:formula="of:=ROUND((([.$B$6]*2)/([.$D$6]/[.$H$6]*(25.4/[.J45])));4)" office:value-type="float" office:value="3.189" calcext:value-type="float">
            <text:p>3.1890</text:p>
          </table:table-cell>
          <table:table-cell table:style-name="ce130" table:formula="of:=ROUND(([.$B$6]*2)/([.$F$6]/[.$J$6]*(25.4/[.J45]));4)" office:value-type="float" office:value="1.5945" calcext:value-type="float">
            <text:p>1.5945</text:p>
          </table:table-cell>
          <table:table-cell table:style-name="ce97" table:formula="of:=QUOTIENT([.AG45];1)" office:value-type="float" office:value="3" calcext:value-type="float">
            <text:p>3</text:p>
          </table:table-cell>
          <table:table-cell table:style-name="ce131" table:formula="of:=ROUND((([.AG45]-[.AI45])*10000);1)" office:value-type="float" office:value="1890" calcext:value-type="float">
            <text:p>1890</text:p>
          </table:table-cell>
          <table:table-cell table:style-name="ce97" table:formula="of:=QUOTIENT([.AH45];1)" office:value-type="float" office:value="1" calcext:value-type="float">
            <text:p>1</text:p>
          </table:table-cell>
          <table:table-cell table:style-name="ce131" table:formula="of:=ROUND((([.AH45]-[.AK45])*10000);0)" office:value-type="float" office:value="5945" calcext:value-type="float">
            <text:p>5945</text:p>
          </table:table-cell>
          <table:table-cell table:style-name="ce97"/>
          <table:table-cell table:style-name="ce97" table:formula="of:=([.AF45]-[.AM45])*100" office:value-type="float" office:value="282.2" calcext:value-type="float">
            <text:p>282.2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46]&lt;1;[.AH46]&lt;1);CONCATENATE(&quot;   //   шаг &quot;;[.J46];&quot; не допустим на этом железе!&quot;); IF(AND([.AG46]&gt;255;[.AH46]&gt;255);CONCATENATE(&quot;   //   шаг &quot;;[.J46];&quot; не допустим на этом железе!&quot;); IF(OR([.AG46]&lt;1;[.AG46]&gt;255);CONCATENATE(&quot;//&quot;;&quot;{ &quot;;[.AA46];&quot;, &quot;;[.AB46];&quot;, &quot;;[.AC46];&quot;, &quot;;[.AD46];&quot;, &quot;;[.AE46];&quot;, &quot;;SUBSTITUTE([.AF46];&quot;,&quot;;&quot;.&quot;);&quot;, &quot;;[.H46];&quot;, &quot;;[.I46];&quot;  },&quot;;&quot; //  ось Z ошибка&quot;); IF(OR([.AH46]&lt;1;[.AH46]&gt;255);CONCATENATE(&quot;//&quot;;&quot;{  &quot;;[.AA46];&quot;, &quot;;[.AB46];&quot;, &quot;;[.AC46];&quot;, &quot;;[.AD46];&quot;, &quot;;[.AE46];&quot;, &quot;;SUBSTITUTE([.AF46];&quot;,&quot;;&quot;.&quot;);&quot;, &quot;;[.H46];&quot;, &quot;;[.I46];&quot;  },&quot;;&quot; //  ось X ошибка&quot;); IF(AND([.AG46]&gt;=1;[.AH46]&gt;=1);CONCATENATE(&quot;{ &quot;;[.AA46];&quot;, &quot;;[.AB46];&quot;, &quot;;[.AC46];&quot;, &quot;;[.AD46];&quot;, &quot;;[.AE46];&quot;, &quot;;SUBSTITUTE([.AF46];&quot;,&quot;;&quot;.&quot;);&quot;, &quot;;[.H46];&quot;, &quot;;[.I46];&quot;  },&quot;))))))" office:value-type="string" office:string-value="{ 3, 5433, 1, 7717, &quot;10tpi &quot;, 2.54, 22, 80  }," calcext:value-type="string" table:number-columns-spanned="6" table:number-rows-spanned="1">
            <text:p>{ 3, 5433, 1, 7717, "10tpi ", 2.54, 22, 80 <text:s/>},</text:p>
          </table:table-cell>
          <table:covered-table-cell table:number-columns-repeated="4"/>
          <table:covered-table-cell table:style-name="ce27"/>
          <table:table-cell table:style-name="ce53" table:formula="of:=ROUND(25.4/[.J46]*8+2;0)" office:value-type="float" office:value="22" calcext:value-type="float">
            <text:p>22</text:p>
          </table:table-cell>
          <table:table-cell table:style-name="ce65" table:formula="of:=IF(OR([.AG46]&lt;2;[.AH46]&lt;2);MROUND((140/[.AF46]+280)/4;20);MROUND(140/[.AF46]+280;20))" office:value-type="float" office:value="80" calcext:value-type="float">
            <text:p>80</text:p>
          </table:table-cell>
          <table:table-cell table:style-name="ce41" office:value-type="float" office:value="10" calcext:value-type="float">
            <text:p>10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46];1)" office:value-type="float" office:value="3" calcext:value-type="float">
            <text:p>3</text:p>
          </table:table-cell>
          <table:table-cell table:style-name="ce97" table:formula="of:=ROUND((([.AG46]-[.AI46])*10000);0)" office:value-type="float" office:value="5433" calcext:value-type="float">
            <text:p>5433</text:p>
          </table:table-cell>
          <table:table-cell table:style-name="ce97" table:formula="of:=QUOTIENT([.AH46];1)" office:value-type="float" office:value="1" calcext:value-type="float">
            <text:p>1</text:p>
          </table:table-cell>
          <table:table-cell table:style-name="ce97" table:formula="of:=ROUND((([.AH46]-[.AK46])*10000);0)" office:value-type="float" office:value="7717" calcext:value-type="float">
            <text:p>7717</text:p>
          </table:table-cell>
          <table:table-cell table:style-name="ce112" table:formula="of:=IF([.J46]&lt;10;(CONCATENATE(&quot;&quot;&quot; &quot;;[.J46];&quot;tpi &quot;&quot;&quot;));(CONCATENATE(&quot;&quot;&quot;&quot;;[.J46];&quot;tpi &quot;&quot;&quot;)))" office:value-type="string" office:string-value="&quot;10tpi &quot;" calcext:value-type="string">
            <text:p>"10tpi "</text:p>
          </table:table-cell>
          <table:table-cell table:style-name="ce129" table:formula="of:=ROUND(25.4/[.J46];3)" office:value-type="float" office:value="2.54" calcext:value-type="float">
            <text:p>2.540</text:p>
          </table:table-cell>
          <table:table-cell table:style-name="ce130" table:formula="of:=ROUND((([.$B$6]*2)/([.$D$6]/[.$H$6]*(25.4/[.J46])));4)" office:value-type="float" office:value="3.5433" calcext:value-type="float">
            <text:p>3.5433</text:p>
          </table:table-cell>
          <table:table-cell table:style-name="ce130" table:formula="of:=ROUND(([.$B$6]*2)/([.$F$6]/[.$J$6]*(25.4/[.J46]));4)" office:value-type="float" office:value="1.7717" calcext:value-type="float">
            <text:p>1.7717</text:p>
          </table:table-cell>
          <table:table-cell table:style-name="ce97" table:formula="of:=QUOTIENT([.AG46];1)" office:value-type="float" office:value="3" calcext:value-type="float">
            <text:p>3</text:p>
          </table:table-cell>
          <table:table-cell table:style-name="ce131" table:formula="of:=ROUND((([.AG46]-[.AI46])*10000);1)" office:value-type="float" office:value="5433" calcext:value-type="float">
            <text:p>5433</text:p>
          </table:table-cell>
          <table:table-cell table:style-name="ce97" table:formula="of:=QUOTIENT([.AH46];1)" office:value-type="float" office:value="1" calcext:value-type="float">
            <text:p>1</text:p>
          </table:table-cell>
          <table:table-cell table:style-name="ce131" table:formula="of:=ROUND((([.AH46]-[.AK46])*10000);0)" office:value-type="float" office:value="7717" calcext:value-type="float">
            <text:p>7717</text:p>
          </table:table-cell>
          <table:table-cell table:style-name="ce97"/>
          <table:table-cell table:style-name="ce97" table:formula="of:=([.AF46]-[.AM46])*100" office:value-type="float" office:value="254" calcext:value-type="float">
            <text:p>254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47]&lt;1;[.AH47]&lt;1);CONCATENATE(&quot;   //   шаг &quot;;[.J47];&quot; не допустим на этом железе!&quot;); IF(AND([.AG47]&gt;255;[.AH47]&gt;255);CONCATENATE(&quot;   //   шаг &quot;;[.J47];&quot; не допустим на этом железе!&quot;); IF(OR([.AG47]&lt;1;[.AG47]&gt;255);CONCATENATE(&quot;//&quot;;&quot;{ &quot;;[.AA47];&quot;, &quot;;[.AB47];&quot;, &quot;;[.AC47];&quot;, &quot;;[.AD47];&quot;, &quot;;[.AE47];&quot;, &quot;;SUBSTITUTE([.AF47];&quot;,&quot;;&quot;.&quot;);&quot;, &quot;;[.H47];&quot;, &quot;;[.I47];&quot;  },&quot;;&quot; //  ось Z ошибка&quot;); IF(OR([.AH47]&lt;1;[.AH47]&gt;255);CONCATENATE(&quot;//&quot;;&quot;{  &quot;;[.AA47];&quot;, &quot;;[.AB47];&quot;, &quot;;[.AC47];&quot;, &quot;;[.AD47];&quot;, &quot;;[.AE47];&quot;, &quot;;SUBSTITUTE([.AF47];&quot;,&quot;;&quot;.&quot;);&quot;, &quot;;[.H47];&quot;, &quot;;[.I47];&quot;  },&quot;;&quot; //  ось X ошибка&quot;); IF(AND([.AG47]&gt;=1;[.AH47]&gt;=1);CONCATENATE(&quot;{ &quot;;[.AA47];&quot;, &quot;;[.AB47];&quot;, &quot;;[.AC47];&quot;, &quot;;[.AD47];&quot;, &quot;;[.AE47];&quot;, &quot;;SUBSTITUTE([.AF47];&quot;,&quot;;&quot;.&quot;);&quot;, &quot;;[.H47];&quot;, &quot;;[.I47];&quot;  },&quot;))))))" office:value-type="string" office:string-value="{ 3, 8976, 1, 9488, &quot;11tpi &quot;, 2.309, 20, 80  }," calcext:value-type="string" table:number-columns-spanned="6" table:number-rows-spanned="1">
            <text:p>{ 3, 8976, 1, 9488, "11tpi ", 2.309, 20, 80 <text:s/>},</text:p>
          </table:table-cell>
          <table:covered-table-cell table:number-columns-repeated="4"/>
          <table:covered-table-cell table:style-name="ce27"/>
          <table:table-cell table:style-name="ce53" table:formula="of:=ROUND(25.4/[.J47]*8+2;0)" office:value-type="float" office:value="20" calcext:value-type="float">
            <text:p>20</text:p>
          </table:table-cell>
          <table:table-cell table:style-name="ce65" table:formula="of:=IF(OR([.AG47]&lt;2;[.AH47]&lt;2);MROUND((140/[.AF47]+280)/4;20);MROUND(140/[.AF47]+280;20))" office:value-type="float" office:value="80" calcext:value-type="float">
            <text:p>80</text:p>
          </table:table-cell>
          <table:table-cell table:style-name="ce41" office:value-type="float" office:value="11" calcext:value-type="float">
            <text:p>11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47];1)" office:value-type="float" office:value="3" calcext:value-type="float">
            <text:p>3</text:p>
          </table:table-cell>
          <table:table-cell table:style-name="ce97" table:formula="of:=ROUND((([.AG47]-[.AI47])*10000);0)" office:value-type="float" office:value="8976" calcext:value-type="float">
            <text:p>8976</text:p>
          </table:table-cell>
          <table:table-cell table:style-name="ce97" table:formula="of:=QUOTIENT([.AH47];1)" office:value-type="float" office:value="1" calcext:value-type="float">
            <text:p>1</text:p>
          </table:table-cell>
          <table:table-cell table:style-name="ce97" table:formula="of:=ROUND((([.AH47]-[.AK47])*10000);0)" office:value-type="float" office:value="9488" calcext:value-type="float">
            <text:p>9488</text:p>
          </table:table-cell>
          <table:table-cell table:style-name="ce112" table:formula="of:=IF([.J47]&lt;10;(CONCATENATE(&quot;&quot;&quot; &quot;;[.J47];&quot;tpi &quot;&quot;&quot;));(CONCATENATE(&quot;&quot;&quot;&quot;;[.J47];&quot;tpi &quot;&quot;&quot;)))" office:value-type="string" office:string-value="&quot;11tpi &quot;" calcext:value-type="string">
            <text:p>"11tpi "</text:p>
          </table:table-cell>
          <table:table-cell table:style-name="ce129" table:formula="of:=ROUND(25.4/[.J47];3)" office:value-type="float" office:value="2.309" calcext:value-type="float">
            <text:p>2.309</text:p>
          </table:table-cell>
          <table:table-cell table:style-name="ce130" table:formula="of:=ROUND((([.$B$6]*2)/([.$D$6]/[.$H$6]*(25.4/[.J47])));4)" office:value-type="float" office:value="3.8976" calcext:value-type="float">
            <text:p>3.8976</text:p>
          </table:table-cell>
          <table:table-cell table:style-name="ce130" table:formula="of:=ROUND(([.$B$6]*2)/([.$F$6]/[.$J$6]*(25.4/[.J47]));4)" office:value-type="float" office:value="1.9488" calcext:value-type="float">
            <text:p>1.9488</text:p>
          </table:table-cell>
          <table:table-cell table:style-name="ce97" table:formula="of:=QUOTIENT([.AG47];1)" office:value-type="float" office:value="3" calcext:value-type="float">
            <text:p>3</text:p>
          </table:table-cell>
          <table:table-cell table:style-name="ce131" table:formula="of:=ROUND((([.AG47]-[.AI47])*10000);1)" office:value-type="float" office:value="8976" calcext:value-type="float">
            <text:p>8976</text:p>
          </table:table-cell>
          <table:table-cell table:style-name="ce97" table:formula="of:=QUOTIENT([.AH47];1)" office:value-type="float" office:value="1" calcext:value-type="float">
            <text:p>1</text:p>
          </table:table-cell>
          <table:table-cell table:style-name="ce131" table:formula="of:=ROUND((([.AH47]-[.AK47])*10000);0)" office:value-type="float" office:value="9488" calcext:value-type="float">
            <text:p>9488</text:p>
          </table:table-cell>
          <table:table-cell table:style-name="ce97"/>
          <table:table-cell table:style-name="ce97" table:formula="of:=([.AF47]-[.AM47])*100" office:value-type="float" office:value="230.9" calcext:value-type="float">
            <text:p>230.9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48]&lt;1;[.AH48]&lt;1);CONCATENATE(&quot;   //   шаг &quot;;[.J48];&quot; не допустим на этом железе!&quot;); IF(AND([.AG48]&gt;255;[.AH48]&gt;255);CONCATENATE(&quot;   //   шаг &quot;;[.J48];&quot; не допустим на этом железе!&quot;); IF(OR([.AG48]&lt;1;[.AG48]&gt;255);CONCATENATE(&quot;//&quot;;&quot;{ &quot;;[.AA48];&quot;, &quot;;[.AB48];&quot;, &quot;;[.AC48];&quot;, &quot;;[.AD48];&quot;, &quot;;[.AE48];&quot;, &quot;;SUBSTITUTE([.AF48];&quot;,&quot;;&quot;.&quot;);&quot;, &quot;;[.H48];&quot;, &quot;;[.I48];&quot;  },&quot;;&quot; //  ось Z ошибка&quot;); IF(OR([.AH48]&lt;1;[.AH48]&gt;255);CONCATENATE(&quot;//&quot;;&quot;{  &quot;;[.AA48];&quot;, &quot;;[.AB48];&quot;, &quot;;[.AC48];&quot;, &quot;;[.AD48];&quot;, &quot;;[.AE48];&quot;, &quot;;SUBSTITUTE([.AF48];&quot;,&quot;;&quot;.&quot;);&quot;, &quot;;[.H48];&quot;, &quot;;[.I48];&quot;  },&quot;;&quot; //  ось X ошибка&quot;); IF(AND([.AG48]&gt;=1;[.AH48]&gt;=1);CONCATENATE(&quot;{ &quot;;[.AA48];&quot;, &quot;;[.AB48];&quot;, &quot;;[.AC48];&quot;, &quot;;[.AD48];&quot;, &quot;;[.AE48];&quot;, &quot;;SUBSTITUTE([.AF48];&quot;,&quot;;&quot;.&quot;);&quot;, &quot;;[.H48];&quot;, &quot;;[.I48];&quot;  },&quot;))))))" office:value-type="string" office:string-value="{ 4, 2520, 2, 1260, &quot;12tpi &quot;, 2.117, 19, 340  }," calcext:value-type="string" table:number-columns-spanned="6" table:number-rows-spanned="1">
            <text:p>{ 4, 2520, 2, 1260, "12tpi ", 2.117, 19, 340 <text:s/>},</text:p>
          </table:table-cell>
          <table:covered-table-cell table:number-columns-repeated="4"/>
          <table:covered-table-cell table:style-name="ce27"/>
          <table:table-cell table:style-name="ce53" table:formula="of:=ROUND(25.4/[.J48]*8+2;0)" office:value-type="float" office:value="19" calcext:value-type="float">
            <text:p>19</text:p>
          </table:table-cell>
          <table:table-cell table:style-name="ce65" table:formula="of:=IF(OR([.AG48]&lt;2;[.AH48]&lt;2);MROUND((140/[.AF48]+280)/4;20);MROUND(140/[.AF48]+280;20))" office:value-type="float" office:value="340" calcext:value-type="float">
            <text:p>340</text:p>
          </table:table-cell>
          <table:table-cell table:style-name="ce41" office:value-type="float" office:value="12" calcext:value-type="float">
            <text:p>12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48];1)" office:value-type="float" office:value="4" calcext:value-type="float">
            <text:p>4</text:p>
          </table:table-cell>
          <table:table-cell table:style-name="ce97" table:formula="of:=ROUND((([.AG48]-[.AI48])*10000);0)" office:value-type="float" office:value="2520" calcext:value-type="float">
            <text:p>2520</text:p>
          </table:table-cell>
          <table:table-cell table:style-name="ce97" table:formula="of:=QUOTIENT([.AH48];1)" office:value-type="float" office:value="2" calcext:value-type="float">
            <text:p>2</text:p>
          </table:table-cell>
          <table:table-cell table:style-name="ce97" table:formula="of:=ROUND((([.AH48]-[.AK48])*10000);0)" office:value-type="float" office:value="1260" calcext:value-type="float">
            <text:p>1260</text:p>
          </table:table-cell>
          <table:table-cell table:style-name="ce112" table:formula="of:=IF([.J48]&lt;10;(CONCATENATE(&quot;&quot;&quot; &quot;;[.J48];&quot;tpi &quot;&quot;&quot;));(CONCATENATE(&quot;&quot;&quot;&quot;;[.J48];&quot;tpi &quot;&quot;&quot;)))" office:value-type="string" office:string-value="&quot;12tpi &quot;" calcext:value-type="string">
            <text:p>"12tpi "</text:p>
          </table:table-cell>
          <table:table-cell table:style-name="ce129" table:formula="of:=ROUND(25.4/[.J48];3)" office:value-type="float" office:value="2.117" calcext:value-type="float">
            <text:p>2.117</text:p>
          </table:table-cell>
          <table:table-cell table:style-name="ce130" table:formula="of:=ROUND((([.$B$6]*2)/([.$D$6]/[.$H$6]*(25.4/[.J48])));4)" office:value-type="float" office:value="4.252" calcext:value-type="float">
            <text:p>4.2520</text:p>
          </table:table-cell>
          <table:table-cell table:style-name="ce130" table:formula="of:=ROUND(([.$B$6]*2)/([.$F$6]/[.$J$6]*(25.4/[.J48]));4)" office:value-type="float" office:value="2.126" calcext:value-type="float">
            <text:p>2.1260</text:p>
          </table:table-cell>
          <table:table-cell table:style-name="ce97" table:formula="of:=QUOTIENT([.AG48];1)" office:value-type="float" office:value="4" calcext:value-type="float">
            <text:p>4</text:p>
          </table:table-cell>
          <table:table-cell table:style-name="ce131" table:formula="of:=ROUND((([.AG48]-[.AI48])*10000);1)" office:value-type="float" office:value="2520" calcext:value-type="float">
            <text:p>2520</text:p>
          </table:table-cell>
          <table:table-cell table:style-name="ce97" table:formula="of:=QUOTIENT([.AH48];1)" office:value-type="float" office:value="2" calcext:value-type="float">
            <text:p>2</text:p>
          </table:table-cell>
          <table:table-cell table:style-name="ce131" table:formula="of:=ROUND((([.AH48]-[.AK48])*10000);0)" office:value-type="float" office:value="1260" calcext:value-type="float">
            <text:p>1260</text:p>
          </table:table-cell>
          <table:table-cell table:style-name="ce97"/>
          <table:table-cell table:style-name="ce97" table:formula="of:=([.AF48]-[.AM48])*100" office:value-type="float" office:value="211.7" calcext:value-type="float">
            <text:p>211.7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49]&lt;1;[.AH49]&lt;1);CONCATENATE(&quot;   //   шаг &quot;;[.J49];&quot; не допустим на этом железе!&quot;); IF(AND([.AG49]&gt;255;[.AH49]&gt;255);CONCATENATE(&quot;   //   шаг &quot;;[.J49];&quot; не допустим на этом железе!&quot;); IF(OR([.AG49]&lt;1;[.AG49]&gt;255);CONCATENATE(&quot;//&quot;;&quot;{ &quot;;[.AA49];&quot;, &quot;;[.AB49];&quot;, &quot;;[.AC49];&quot;, &quot;;[.AD49];&quot;, &quot;;[.AE49];&quot;, &quot;;SUBSTITUTE([.AF49];&quot;,&quot;;&quot;.&quot;);&quot;, &quot;;[.H49];&quot;, &quot;;[.I49];&quot;  },&quot;;&quot; //  ось Z ошибка&quot;); IF(OR([.AH49]&lt;1;[.AH49]&gt;255);CONCATENATE(&quot;//&quot;;&quot;{  &quot;;[.AA49];&quot;, &quot;;[.AB49];&quot;, &quot;;[.AC49];&quot;, &quot;;[.AD49];&quot;, &quot;;[.AE49];&quot;, &quot;;SUBSTITUTE([.AF49];&quot;,&quot;;&quot;.&quot;);&quot;, &quot;;[.H49];&quot;, &quot;;[.I49];&quot;  },&quot;;&quot; //  ось X ошибка&quot;); IF(AND([.AG49]&gt;=1;[.AH49]&gt;=1);CONCATENATE(&quot;{ &quot;;[.AA49];&quot;, &quot;;[.AB49];&quot;, &quot;;[.AC49];&quot;, &quot;;[.AD49];&quot;, &quot;;[.AE49];&quot;, &quot;;SUBSTITUTE([.AF49];&quot;,&quot;;&quot;.&quot;);&quot;, &quot;;[.H49];&quot;, &quot;;[.I49];&quot;  },&quot;))))))" office:value-type="string" office:string-value="{ 4, 6063, 2, 3031, &quot;13tpi &quot;, 1.954, 18, 360  }," calcext:value-type="string" table:number-columns-spanned="6" table:number-rows-spanned="1">
            <text:p>{ 4, 6063, 2, 3031, "13tpi ", 1.954, 18, 360 <text:s/>},</text:p>
          </table:table-cell>
          <table:covered-table-cell table:number-columns-repeated="4"/>
          <table:covered-table-cell table:style-name="ce27"/>
          <table:table-cell table:style-name="ce53" table:formula="of:=ROUND(25.4/[.J49]*8+2;0)" office:value-type="float" office:value="18" calcext:value-type="float">
            <text:p>18</text:p>
          </table:table-cell>
          <table:table-cell table:style-name="ce65" table:formula="of:=IF(OR([.AG49]&lt;2;[.AH49]&lt;2);MROUND((140/[.AF49]+280)/4;20);MROUND(140/[.AF49]+280;20))" office:value-type="float" office:value="360" calcext:value-type="float">
            <text:p>360</text:p>
          </table:table-cell>
          <table:table-cell table:style-name="ce41" office:value-type="float" office:value="13" calcext:value-type="float">
            <text:p>13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49];1)" office:value-type="float" office:value="4" calcext:value-type="float">
            <text:p>4</text:p>
          </table:table-cell>
          <table:table-cell table:style-name="ce97" table:formula="of:=ROUND((([.AG49]-[.AI49])*10000);0)" office:value-type="float" office:value="6063" calcext:value-type="float">
            <text:p>6063</text:p>
          </table:table-cell>
          <table:table-cell table:style-name="ce97" table:formula="of:=QUOTIENT([.AH49];1)" office:value-type="float" office:value="2" calcext:value-type="float">
            <text:p>2</text:p>
          </table:table-cell>
          <table:table-cell table:style-name="ce97" table:formula="of:=ROUND((([.AH49]-[.AK49])*10000);0)" office:value-type="float" office:value="3031" calcext:value-type="float">
            <text:p>3031</text:p>
          </table:table-cell>
          <table:table-cell table:style-name="ce112" table:formula="of:=IF([.J49]&lt;10;(CONCATENATE(&quot;&quot;&quot; &quot;;[.J49];&quot;tpi &quot;&quot;&quot;));(CONCATENATE(&quot;&quot;&quot;&quot;;[.J49];&quot;tpi &quot;&quot;&quot;)))" office:value-type="string" office:string-value="&quot;13tpi &quot;" calcext:value-type="string">
            <text:p>"13tpi "</text:p>
          </table:table-cell>
          <table:table-cell table:style-name="ce129" table:formula="of:=ROUND(25.4/[.J49];3)" office:value-type="float" office:value="1.954" calcext:value-type="float">
            <text:p>1.954</text:p>
          </table:table-cell>
          <table:table-cell table:style-name="ce130" table:formula="of:=ROUND((([.$B$6]*2)/([.$D$6]/[.$H$6]*(25.4/[.J49])));4)" office:value-type="float" office:value="4.6063" calcext:value-type="float">
            <text:p>4.6063</text:p>
          </table:table-cell>
          <table:table-cell table:style-name="ce130" table:formula="of:=ROUND(([.$B$6]*2)/([.$F$6]/[.$J$6]*(25.4/[.J49]));4)" office:value-type="float" office:value="2.3031" calcext:value-type="float">
            <text:p>2.3031</text:p>
          </table:table-cell>
          <table:table-cell table:style-name="ce97" table:formula="of:=QUOTIENT([.AG49];1)" office:value-type="float" office:value="4" calcext:value-type="float">
            <text:p>4</text:p>
          </table:table-cell>
          <table:table-cell table:style-name="ce131" table:formula="of:=ROUND((([.AG49]-[.AI49])*10000);1)" office:value-type="float" office:value="6063" calcext:value-type="float">
            <text:p>6063</text:p>
          </table:table-cell>
          <table:table-cell table:style-name="ce97" table:formula="of:=QUOTIENT([.AH49];1)" office:value-type="float" office:value="2" calcext:value-type="float">
            <text:p>2</text:p>
          </table:table-cell>
          <table:table-cell table:style-name="ce131" table:formula="of:=ROUND((([.AH49]-[.AK49])*10000);0)" office:value-type="float" office:value="3031" calcext:value-type="float">
            <text:p>3031</text:p>
          </table:table-cell>
          <table:table-cell table:style-name="ce97"/>
          <table:table-cell table:style-name="ce97" table:formula="of:=([.AF49]-[.AM49])*100" office:value-type="float" office:value="195.4" calcext:value-type="float">
            <text:p>195.4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50]&lt;1;[.AH50]&lt;1);CONCATENATE(&quot;   //   шаг &quot;;[.J50];&quot; не допустим на этом железе!&quot;); IF(AND([.AG50]&gt;255;[.AH50]&gt;255);CONCATENATE(&quot;   //   шаг &quot;;[.J50];&quot; не допустим на этом железе!&quot;); IF(OR([.AG50]&lt;1;[.AG50]&gt;255);CONCATENATE(&quot;//&quot;;&quot;{ &quot;;[.AA50];&quot;, &quot;;[.AB50];&quot;, &quot;;[.AC50];&quot;, &quot;;[.AD50];&quot;, &quot;;[.AE50];&quot;, &quot;;SUBSTITUTE([.AF50];&quot;,&quot;;&quot;.&quot;);&quot;, &quot;;[.H50];&quot;, &quot;;[.I50];&quot;  },&quot;;&quot; //  ось Z ошибка&quot;); IF(OR([.AH50]&lt;1;[.AH50]&gt;255);CONCATENATE(&quot;//&quot;;&quot;{  &quot;;[.AA50];&quot;, &quot;;[.AB50];&quot;, &quot;;[.AC50];&quot;, &quot;;[.AD50];&quot;, &quot;;[.AE50];&quot;, &quot;;SUBSTITUTE([.AF50];&quot;,&quot;;&quot;.&quot;);&quot;, &quot;;[.H50];&quot;, &quot;;[.I50];&quot;  },&quot;;&quot; //  ось X ошибка&quot;); IF(AND([.AG50]&gt;=1;[.AH50]&gt;=1);CONCATENATE(&quot;{ &quot;;[.AA50];&quot;, &quot;;[.AB50];&quot;, &quot;;[.AC50];&quot;, &quot;;[.AD50];&quot;, &quot;;[.AE50];&quot;, &quot;;SUBSTITUTE([.AF50];&quot;,&quot;;&quot;.&quot;);&quot;, &quot;;[.H50];&quot;, &quot;;[.I50];&quot;  },&quot;))))))" office:value-type="string" office:string-value="{ 4, 9606, 2, 4803, &quot;14tpi &quot;, 1.814, 17, 360  }," calcext:value-type="string" table:number-columns-spanned="6" table:number-rows-spanned="1">
            <text:p>{ 4, 9606, 2, 4803, "14tpi ", 1.814, 17, 360 <text:s/>},</text:p>
          </table:table-cell>
          <table:covered-table-cell table:number-columns-repeated="4"/>
          <table:covered-table-cell table:style-name="ce27"/>
          <table:table-cell table:style-name="ce53" table:formula="of:=ROUND(25.4/[.J50]*8+2;0)" office:value-type="float" office:value="17" calcext:value-type="float">
            <text:p>17</text:p>
          </table:table-cell>
          <table:table-cell table:style-name="ce65" table:formula="of:=IF(OR([.AG50]&lt;2;[.AH50]&lt;2);MROUND((140/[.AF50]+280)/4;20);MROUND(140/[.AF50]+280;20))" office:value-type="float" office:value="360" calcext:value-type="float">
            <text:p>360</text:p>
          </table:table-cell>
          <table:table-cell table:style-name="ce41" office:value-type="float" office:value="14" calcext:value-type="float">
            <text:p>14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50];1)" office:value-type="float" office:value="4" calcext:value-type="float">
            <text:p>4</text:p>
          </table:table-cell>
          <table:table-cell table:style-name="ce97" table:formula="of:=ROUND((([.AG50]-[.AI50])*10000);0)" office:value-type="float" office:value="9606" calcext:value-type="float">
            <text:p>9606</text:p>
          </table:table-cell>
          <table:table-cell table:style-name="ce97" table:formula="of:=QUOTIENT([.AH50];1)" office:value-type="float" office:value="2" calcext:value-type="float">
            <text:p>2</text:p>
          </table:table-cell>
          <table:table-cell table:style-name="ce97" table:formula="of:=ROUND((([.AH50]-[.AK50])*10000);0)" office:value-type="float" office:value="4803" calcext:value-type="float">
            <text:p>4803</text:p>
          </table:table-cell>
          <table:table-cell table:style-name="ce112" table:formula="of:=IF([.J50]&lt;10;(CONCATENATE(&quot;&quot;&quot; &quot;;[.J50];&quot;tpi &quot;&quot;&quot;));(CONCATENATE(&quot;&quot;&quot;&quot;;[.J50];&quot;tpi &quot;&quot;&quot;)))" office:value-type="string" office:string-value="&quot;14tpi &quot;" calcext:value-type="string">
            <text:p>"14tpi "</text:p>
          </table:table-cell>
          <table:table-cell table:style-name="ce129" table:formula="of:=ROUND(25.4/[.J50];3)" office:value-type="float" office:value="1.814" calcext:value-type="float">
            <text:p>1.814</text:p>
          </table:table-cell>
          <table:table-cell table:style-name="ce130" table:formula="of:=ROUND((([.$B$6]*2)/([.$D$6]/[.$H$6]*(25.4/[.J50])));4)" office:value-type="float" office:value="4.9606" calcext:value-type="float">
            <text:p>4.9606</text:p>
          </table:table-cell>
          <table:table-cell table:style-name="ce130" table:formula="of:=ROUND(([.$B$6]*2)/([.$F$6]/[.$J$6]*(25.4/[.J50]));4)" office:value-type="float" office:value="2.4803" calcext:value-type="float">
            <text:p>2.4803</text:p>
          </table:table-cell>
          <table:table-cell table:style-name="ce97" table:formula="of:=QUOTIENT([.AG50];1)" office:value-type="float" office:value="4" calcext:value-type="float">
            <text:p>4</text:p>
          </table:table-cell>
          <table:table-cell table:style-name="ce131" table:formula="of:=ROUND((([.AG50]-[.AI50])*10000);1)" office:value-type="float" office:value="9606" calcext:value-type="float">
            <text:p>9606</text:p>
          </table:table-cell>
          <table:table-cell table:style-name="ce97" table:formula="of:=QUOTIENT([.AH50];1)" office:value-type="float" office:value="2" calcext:value-type="float">
            <text:p>2</text:p>
          </table:table-cell>
          <table:table-cell table:style-name="ce131" table:formula="of:=ROUND((([.AH50]-[.AK50])*10000);0)" office:value-type="float" office:value="4803" calcext:value-type="float">
            <text:p>4803</text:p>
          </table:table-cell>
          <table:table-cell table:style-name="ce97"/>
          <table:table-cell table:style-name="ce97" table:formula="of:=([.AF50]-[.AM50])*100" office:value-type="float" office:value="181.4" calcext:value-type="float">
            <text:p>181.4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51]&lt;1;[.AH51]&lt;1);CONCATENATE(&quot;   //   шаг &quot;;[.J51];&quot; не допустим на этом железе!&quot;); IF(AND([.AG51]&gt;255;[.AH51]&gt;255);CONCATENATE(&quot;   //   шаг &quot;;[.J51];&quot; не допустим на этом железе!&quot;); IF(OR([.AG51]&lt;1;[.AG51]&gt;255);CONCATENATE(&quot;//&quot;;&quot;{ &quot;;[.AA51];&quot;, &quot;;[.AB51];&quot;, &quot;;[.AC51];&quot;, &quot;;[.AD51];&quot;, &quot;;[.AE51];&quot;, &quot;;SUBSTITUTE([.AF51];&quot;,&quot;;&quot;.&quot;);&quot;, &quot;;[.H51];&quot;, &quot;;[.I51];&quot;  },&quot;;&quot; //  ось Z ошибка&quot;); IF(OR([.AH51]&lt;1;[.AH51]&gt;255);CONCATENATE(&quot;//&quot;;&quot;{  &quot;;[.AA51];&quot;, &quot;;[.AB51];&quot;, &quot;;[.AC51];&quot;, &quot;;[.AD51];&quot;, &quot;;[.AE51];&quot;, &quot;;SUBSTITUTE([.AF51];&quot;,&quot;;&quot;.&quot;);&quot;, &quot;;[.H51];&quot;, &quot;;[.I51];&quot;  },&quot;;&quot; //  ось X ошибка&quot;); IF(AND([.AG51]&gt;=1;[.AH51]&gt;=1);CONCATENATE(&quot;{ &quot;;[.AA51];&quot;, &quot;;[.AB51];&quot;, &quot;;[.AC51];&quot;, &quot;;[.AD51];&quot;, &quot;;[.AE51];&quot;, &quot;;SUBSTITUTE([.AF51];&quot;,&quot;;&quot;.&quot;);&quot;, &quot;;[.H51];&quot;, &quot;;[.I51];&quot;  },&quot;))))))" office:value-type="string" office:string-value="{ 5, 6693, 2, 8346, &quot;16tpi &quot;, 1.588, 15, 360  }," calcext:value-type="string" table:number-columns-spanned="6" table:number-rows-spanned="1">
            <text:p>{ 5, 6693, 2, 8346, "16tpi ", 1.588, 15, 360 <text:s/>},</text:p>
          </table:table-cell>
          <table:covered-table-cell table:number-columns-repeated="4"/>
          <table:covered-table-cell table:style-name="ce27"/>
          <table:table-cell table:style-name="ce53" table:formula="of:=ROUND(25.4/[.J51]*8+2;0)" office:value-type="float" office:value="15" calcext:value-type="float">
            <text:p>15</text:p>
          </table:table-cell>
          <table:table-cell table:style-name="ce65" table:formula="of:=IF(OR([.AG51]&lt;2;[.AH51]&lt;2);MROUND((140/[.AF51]+280)/4;20);MROUND(140/[.AF51]+280;20))" office:value-type="float" office:value="360" calcext:value-type="float">
            <text:p>360</text:p>
          </table:table-cell>
          <table:table-cell table:style-name="ce41" office:value-type="float" office:value="16" calcext:value-type="float">
            <text:p>16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51];1)" office:value-type="float" office:value="5" calcext:value-type="float">
            <text:p>5</text:p>
          </table:table-cell>
          <table:table-cell table:style-name="ce97" table:formula="of:=ROUND((([.AG51]-[.AI51])*10000);0)" office:value-type="float" office:value="6693" calcext:value-type="float">
            <text:p>6693</text:p>
          </table:table-cell>
          <table:table-cell table:style-name="ce97" table:formula="of:=QUOTIENT([.AH51];1)" office:value-type="float" office:value="2" calcext:value-type="float">
            <text:p>2</text:p>
          </table:table-cell>
          <table:table-cell table:style-name="ce97" table:formula="of:=ROUND((([.AH51]-[.AK51])*10000);0)" office:value-type="float" office:value="8346" calcext:value-type="float">
            <text:p>8346</text:p>
          </table:table-cell>
          <table:table-cell table:style-name="ce112" table:formula="of:=IF([.J51]&lt;10;(CONCATENATE(&quot;&quot;&quot; &quot;;[.J51];&quot;tpi &quot;&quot;&quot;));(CONCATENATE(&quot;&quot;&quot;&quot;;[.J51];&quot;tpi &quot;&quot;&quot;)))" office:value-type="string" office:string-value="&quot;16tpi &quot;" calcext:value-type="string">
            <text:p>"16tpi "</text:p>
          </table:table-cell>
          <table:table-cell table:style-name="ce129" table:formula="of:=ROUND(25.4/[.J51];3)" office:value-type="float" office:value="1.588" calcext:value-type="float">
            <text:p>1.588</text:p>
          </table:table-cell>
          <table:table-cell table:style-name="ce130" table:formula="of:=ROUND((([.$B$6]*2)/([.$D$6]/[.$H$6]*(25.4/[.J51])));4)" office:value-type="float" office:value="5.6693" calcext:value-type="float">
            <text:p>5.6693</text:p>
          </table:table-cell>
          <table:table-cell table:style-name="ce130" table:formula="of:=ROUND(([.$B$6]*2)/([.$F$6]/[.$J$6]*(25.4/[.J51]));4)" office:value-type="float" office:value="2.8346" calcext:value-type="float">
            <text:p>2.8346</text:p>
          </table:table-cell>
          <table:table-cell table:style-name="ce97" table:formula="of:=QUOTIENT([.AG51];1)" office:value-type="float" office:value="5" calcext:value-type="float">
            <text:p>5</text:p>
          </table:table-cell>
          <table:table-cell table:style-name="ce131" table:formula="of:=ROUND((([.AG51]-[.AI51])*10000);1)" office:value-type="float" office:value="6693" calcext:value-type="float">
            <text:p>6693</text:p>
          </table:table-cell>
          <table:table-cell table:style-name="ce97" table:formula="of:=QUOTIENT([.AH51];1)" office:value-type="float" office:value="2" calcext:value-type="float">
            <text:p>2</text:p>
          </table:table-cell>
          <table:table-cell table:style-name="ce131" table:formula="of:=ROUND((([.AH51]-[.AK51])*10000);0)" office:value-type="float" office:value="8346" calcext:value-type="float">
            <text:p>8346</text:p>
          </table:table-cell>
          <table:table-cell table:style-name="ce97"/>
          <table:table-cell table:style-name="ce97" table:formula="of:=([.AF51]-[.AM51])*100" office:value-type="float" office:value="158.8" calcext:value-type="float">
            <text:p>158.8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52]&lt;1;[.AH52]&lt;1);CONCATENATE(&quot;   //   шаг &quot;;[.J52];&quot; не допустим на этом железе!&quot;); IF(AND([.AG52]&gt;255;[.AH52]&gt;255);CONCATENATE(&quot;   //   шаг &quot;;[.J52];&quot; не допустим на этом железе!&quot;); IF(OR([.AG52]&lt;1;[.AG52]&gt;255);CONCATENATE(&quot;//&quot;;&quot;{ &quot;;[.AA52];&quot;, &quot;;[.AB52];&quot;, &quot;;[.AC52];&quot;, &quot;;[.AD52];&quot;, &quot;;[.AE52];&quot;, &quot;;SUBSTITUTE([.AF52];&quot;,&quot;;&quot;.&quot;);&quot;, &quot;;[.H52];&quot;, &quot;;[.I52];&quot;  },&quot;;&quot; //  ось Z ошибка&quot;); IF(OR([.AH52]&lt;1;[.AH52]&gt;255);CONCATENATE(&quot;//&quot;;&quot;{  &quot;;[.AA52];&quot;, &quot;;[.AB52];&quot;, &quot;;[.AC52];&quot;, &quot;;[.AD52];&quot;, &quot;;[.AE52];&quot;, &quot;;SUBSTITUTE([.AF52];&quot;,&quot;;&quot;.&quot;);&quot;, &quot;;[.H52];&quot;, &quot;;[.I52];&quot;  },&quot;;&quot; //  ось X ошибка&quot;); IF(AND([.AG52]&gt;=1;[.AH52]&gt;=1);CONCATENATE(&quot;{ &quot;;[.AA52];&quot;, &quot;;[.AB52];&quot;, &quot;;[.AC52];&quot;, &quot;;[.AD52];&quot;, &quot;;[.AE52];&quot;, &quot;;SUBSTITUTE([.AF52];&quot;,&quot;;&quot;.&quot;);&quot;, &quot;;[.H52];&quot;, &quot;;[.I52];&quot;  },&quot;))))))" office:value-type="string" office:string-value="{ 6, 3780, 3, 1890, &quot;18tpi &quot;, 1.411, 13, 380  }," calcext:value-type="string" table:number-columns-spanned="6" table:number-rows-spanned="1">
            <text:p>{ 6, 3780, 3, 1890, "18tpi ", 1.411, 13, 380 <text:s/>},</text:p>
          </table:table-cell>
          <table:covered-table-cell table:number-columns-repeated="4"/>
          <table:covered-table-cell table:style-name="ce27"/>
          <table:table-cell table:style-name="ce53" table:formula="of:=ROUND(25.4/[.J52]*8+2;0)" office:value-type="float" office:value="13" calcext:value-type="float">
            <text:p>13</text:p>
          </table:table-cell>
          <table:table-cell table:style-name="ce65" table:formula="of:=IF(OR([.AG52]&lt;2;[.AH52]&lt;2);MROUND((140/[.AF52]+280)/4;20);MROUND(140/[.AF52]+280;20))" office:value-type="float" office:value="380" calcext:value-type="float">
            <text:p>380</text:p>
          </table:table-cell>
          <table:table-cell table:style-name="ce41" office:value-type="float" office:value="18" calcext:value-type="float">
            <text:p>18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52];1)" office:value-type="float" office:value="6" calcext:value-type="float">
            <text:p>6</text:p>
          </table:table-cell>
          <table:table-cell table:style-name="ce97" table:formula="of:=ROUND((([.AG52]-[.AI52])*10000);0)" office:value-type="float" office:value="3780" calcext:value-type="float">
            <text:p>3780</text:p>
          </table:table-cell>
          <table:table-cell table:style-name="ce97" table:formula="of:=QUOTIENT([.AH52];1)" office:value-type="float" office:value="3" calcext:value-type="float">
            <text:p>3</text:p>
          </table:table-cell>
          <table:table-cell table:style-name="ce97" table:formula="of:=ROUND((([.AH52]-[.AK52])*10000);0)" office:value-type="float" office:value="1890" calcext:value-type="float">
            <text:p>1890</text:p>
          </table:table-cell>
          <table:table-cell table:style-name="ce112" table:formula="of:=IF([.J52]&lt;10;(CONCATENATE(&quot;&quot;&quot; &quot;;[.J52];&quot;tpi &quot;&quot;&quot;));(CONCATENATE(&quot;&quot;&quot;&quot;;[.J52];&quot;tpi &quot;&quot;&quot;)))" office:value-type="string" office:string-value="&quot;18tpi &quot;" calcext:value-type="string">
            <text:p>"18tpi "</text:p>
          </table:table-cell>
          <table:table-cell table:style-name="ce129" table:formula="of:=ROUND(25.4/[.J52];3)" office:value-type="float" office:value="1.411" calcext:value-type="float">
            <text:p>1.411</text:p>
          </table:table-cell>
          <table:table-cell table:style-name="ce130" table:formula="of:=ROUND((([.$B$6]*2)/([.$D$6]/[.$H$6]*(25.4/[.J52])));4)" office:value-type="float" office:value="6.378" calcext:value-type="float">
            <text:p>6.3780</text:p>
          </table:table-cell>
          <table:table-cell table:style-name="ce130" table:formula="of:=ROUND(([.$B$6]*2)/([.$F$6]/[.$J$6]*(25.4/[.J52]));4)" office:value-type="float" office:value="3.189" calcext:value-type="float">
            <text:p>3.1890</text:p>
          </table:table-cell>
          <table:table-cell table:style-name="ce97" table:formula="of:=QUOTIENT([.AG52];1)" office:value-type="float" office:value="6" calcext:value-type="float">
            <text:p>6</text:p>
          </table:table-cell>
          <table:table-cell table:style-name="ce131" table:formula="of:=ROUND((([.AG52]-[.AI52])*10000);1)" office:value-type="float" office:value="3780" calcext:value-type="float">
            <text:p>3780</text:p>
          </table:table-cell>
          <table:table-cell table:style-name="ce97" table:formula="of:=QUOTIENT([.AH52];1)" office:value-type="float" office:value="3" calcext:value-type="float">
            <text:p>3</text:p>
          </table:table-cell>
          <table:table-cell table:style-name="ce131" table:formula="of:=ROUND((([.AH52]-[.AK52])*10000);0)" office:value-type="float" office:value="1890" calcext:value-type="float">
            <text:p>1890</text:p>
          </table:table-cell>
          <table:table-cell table:style-name="ce97"/>
          <table:table-cell table:style-name="ce97" table:formula="of:=([.AF52]-[.AM52])*100" office:value-type="float" office:value="141.1" calcext:value-type="float">
            <text:p>141.1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53]&lt;1;[.AH53]&lt;1);CONCATENATE(&quot;   //   шаг &quot;;[.J53];&quot; не допустим на этом железе!&quot;); IF(AND([.AG53]&gt;255;[.AH53]&gt;255);CONCATENATE(&quot;   //   шаг &quot;;[.J53];&quot; не допустим на этом железе!&quot;); IF(OR([.AG53]&lt;1;[.AG53]&gt;255);CONCATENATE(&quot;//&quot;;&quot;{ &quot;;[.AA53];&quot;, &quot;;[.AB53];&quot;, &quot;;[.AC53];&quot;, &quot;;[.AD53];&quot;, &quot;;[.AE53];&quot;, &quot;;SUBSTITUTE([.AF53];&quot;,&quot;;&quot;.&quot;);&quot;, &quot;;[.H53];&quot;, &quot;;[.I53];&quot;  },&quot;;&quot; //  ось Z ошибка&quot;); IF(OR([.AH53]&lt;1;[.AH53]&gt;255);CONCATENATE(&quot;//&quot;;&quot;{  &quot;;[.AA53];&quot;, &quot;;[.AB53];&quot;, &quot;;[.AC53];&quot;, &quot;;[.AD53];&quot;, &quot;;[.AE53];&quot;, &quot;;SUBSTITUTE([.AF53];&quot;,&quot;;&quot;.&quot;);&quot;, &quot;;[.H53];&quot;, &quot;;[.I53];&quot;  },&quot;;&quot; //  ось X ошибка&quot;); IF(AND([.AG53]&gt;=1;[.AH53]&gt;=1);CONCATENATE(&quot;{ &quot;;[.AA53];&quot;, &quot;;[.AB53];&quot;, &quot;;[.AC53];&quot;, &quot;;[.AD53];&quot;, &quot;;[.AE53];&quot;, &quot;;SUBSTITUTE([.AF53];&quot;,&quot;;&quot;.&quot;);&quot;, &quot;;[.H53];&quot;, &quot;;[.I53];&quot;  },&quot;))))))" office:value-type="string" office:string-value="{ 6, 7323, 3, 3661, &quot;19tpi &quot;, 1.337, 13, 380  }," calcext:value-type="string" table:number-columns-spanned="6" table:number-rows-spanned="1">
            <text:p>{ 6, 7323, 3, 3661, "19tpi ", 1.337, 13, 380 <text:s/>},</text:p>
          </table:table-cell>
          <table:covered-table-cell table:number-columns-repeated="4"/>
          <table:covered-table-cell table:style-name="ce27"/>
          <table:table-cell table:style-name="ce53" table:formula="of:=ROUND(25.4/[.J53]*8+2;0)" office:value-type="float" office:value="13" calcext:value-type="float">
            <text:p>13</text:p>
          </table:table-cell>
          <table:table-cell table:style-name="ce65" table:formula="of:=IF(OR([.AG53]&lt;2;[.AH53]&lt;2);MROUND((140/[.AF53]+280)/4;20);MROUND(140/[.AF53]+280;20))" office:value-type="float" office:value="380" calcext:value-type="float">
            <text:p>380</text:p>
          </table:table-cell>
          <table:table-cell table:style-name="ce41" office:value-type="float" office:value="19" calcext:value-type="float">
            <text:p>19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53];1)" office:value-type="float" office:value="6" calcext:value-type="float">
            <text:p>6</text:p>
          </table:table-cell>
          <table:table-cell table:style-name="ce97" table:formula="of:=ROUND((([.AG53]-[.AI53])*10000);0)" office:value-type="float" office:value="7323" calcext:value-type="float">
            <text:p>7323</text:p>
          </table:table-cell>
          <table:table-cell table:style-name="ce97" table:formula="of:=QUOTIENT([.AH53];1)" office:value-type="float" office:value="3" calcext:value-type="float">
            <text:p>3</text:p>
          </table:table-cell>
          <table:table-cell table:style-name="ce97" table:formula="of:=ROUND((([.AH53]-[.AK53])*10000);0)" office:value-type="float" office:value="3661" calcext:value-type="float">
            <text:p>3661</text:p>
          </table:table-cell>
          <table:table-cell table:style-name="ce112" table:formula="of:=IF([.J53]&lt;10;(CONCATENATE(&quot;&quot;&quot; &quot;;[.J53];&quot;tpi &quot;&quot;&quot;));(CONCATENATE(&quot;&quot;&quot;&quot;;[.J53];&quot;tpi &quot;&quot;&quot;)))" office:value-type="string" office:string-value="&quot;19tpi &quot;" calcext:value-type="string">
            <text:p>"19tpi "</text:p>
          </table:table-cell>
          <table:table-cell table:style-name="ce129" table:formula="of:=ROUND(25.4/[.J53];3)" office:value-type="float" office:value="1.337" calcext:value-type="float">
            <text:p>1.337</text:p>
          </table:table-cell>
          <table:table-cell table:style-name="ce130" table:formula="of:=ROUND((([.$B$6]*2)/([.$D$6]/[.$H$6]*(25.4/[.J53])));4)" office:value-type="float" office:value="6.7323" calcext:value-type="float">
            <text:p>6.7323</text:p>
          </table:table-cell>
          <table:table-cell table:style-name="ce130" table:formula="of:=ROUND(([.$B$6]*2)/([.$F$6]/[.$J$6]*(25.4/[.J53]));4)" office:value-type="float" office:value="3.3661" calcext:value-type="float">
            <text:p>3.3661</text:p>
          </table:table-cell>
          <table:table-cell table:style-name="ce97" table:formula="of:=QUOTIENT([.AG53];1)" office:value-type="float" office:value="6" calcext:value-type="float">
            <text:p>6</text:p>
          </table:table-cell>
          <table:table-cell table:style-name="ce131" table:formula="of:=ROUND((([.AG53]-[.AI53])*10000);1)" office:value-type="float" office:value="7323" calcext:value-type="float">
            <text:p>7323</text:p>
          </table:table-cell>
          <table:table-cell table:style-name="ce97" table:formula="of:=QUOTIENT([.AH53];1)" office:value-type="float" office:value="3" calcext:value-type="float">
            <text:p>3</text:p>
          </table:table-cell>
          <table:table-cell table:style-name="ce131" table:formula="of:=ROUND((([.AH53]-[.AK53])*10000);0)" office:value-type="float" office:value="3661" calcext:value-type="float">
            <text:p>3661</text:p>
          </table:table-cell>
          <table:table-cell table:style-name="ce97"/>
          <table:table-cell table:style-name="ce97" table:formula="of:=([.AF53]-[.AM53])*100" office:value-type="float" office:value="133.7" calcext:value-type="float">
            <text:p>133.7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54]&lt;1;[.AH54]&lt;1);CONCATENATE(&quot;   //   шаг &quot;;[.J54];&quot; не допустим на этом железе!&quot;); IF(AND([.AG54]&gt;255;[.AH54]&gt;255);CONCATENATE(&quot;   //   шаг &quot;;[.J54];&quot; не допустим на этом железе!&quot;); IF(OR([.AG54]&lt;1;[.AG54]&gt;255);CONCATENATE(&quot;//&quot;;&quot;{ &quot;;[.AA54];&quot;, &quot;;[.AB54];&quot;, &quot;;[.AC54];&quot;, &quot;;[.AD54];&quot;, &quot;;[.AE54];&quot;, &quot;;SUBSTITUTE([.AF54];&quot;,&quot;;&quot;.&quot;);&quot;, &quot;;[.H54];&quot;, &quot;;[.I54];&quot;  },&quot;;&quot; //  ось Z ошибка&quot;); IF(OR([.AH54]&lt;1;[.AH54]&gt;255);CONCATENATE(&quot;//&quot;;&quot;{  &quot;;[.AA54];&quot;, &quot;;[.AB54];&quot;, &quot;;[.AC54];&quot;, &quot;;[.AD54];&quot;, &quot;;[.AE54];&quot;, &quot;;SUBSTITUTE([.AF54];&quot;,&quot;;&quot;.&quot;);&quot;, &quot;;[.H54];&quot;, &quot;;[.I54];&quot;  },&quot;;&quot; //  ось X ошибка&quot;); IF(AND([.AG54]&gt;=1;[.AH54]&gt;=1);CONCATENATE(&quot;{ &quot;;[.AA54];&quot;, &quot;;[.AB54];&quot;, &quot;;[.AC54];&quot;, &quot;;[.AD54];&quot;, &quot;;[.AE54];&quot;, &quot;;SUBSTITUTE([.AF54];&quot;,&quot;;&quot;.&quot;);&quot;, &quot;;[.H54];&quot;, &quot;;[.I54];&quot;  },&quot;))))))" office:value-type="string" office:string-value="{ 7, 866, 3, 5433, &quot;20tpi &quot;, 1.27, 12, 400  }," calcext:value-type="string" table:number-columns-spanned="6" table:number-rows-spanned="1">
            <text:p>{ 7, 866, 3, 5433, "20tpi ", 1.27, 12, 400 <text:s/>},</text:p>
          </table:table-cell>
          <table:covered-table-cell table:number-columns-repeated="4"/>
          <table:covered-table-cell table:style-name="ce27"/>
          <table:table-cell table:style-name="ce53" table:formula="of:=ROUND(25.4/[.J54]*8+2;0)" office:value-type="float" office:value="12" calcext:value-type="float">
            <text:p>12</text:p>
          </table:table-cell>
          <table:table-cell table:style-name="ce65" table:formula="of:=IF(OR([.AG54]&lt;2;[.AH54]&lt;2);MROUND((140/[.AF54]+280)/4;20);MROUND(140/[.AF54]+280;20))" office:value-type="float" office:value="400" calcext:value-type="float">
            <text:p>400</text:p>
          </table:table-cell>
          <table:table-cell table:style-name="ce41" office:value-type="float" office:value="20" calcext:value-type="float">
            <text:p>20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54];1)" office:value-type="float" office:value="7" calcext:value-type="float">
            <text:p>7</text:p>
          </table:table-cell>
          <table:table-cell table:style-name="ce97" table:formula="of:=ROUND((([.AG54]-[.AI54])*10000);0)" office:value-type="float" office:value="866" calcext:value-type="float">
            <text:p>866</text:p>
          </table:table-cell>
          <table:table-cell table:style-name="ce97" table:formula="of:=QUOTIENT([.AH54];1)" office:value-type="float" office:value="3" calcext:value-type="float">
            <text:p>3</text:p>
          </table:table-cell>
          <table:table-cell table:style-name="ce97" table:formula="of:=ROUND((([.AH54]-[.AK54])*10000);0)" office:value-type="float" office:value="5433" calcext:value-type="float">
            <text:p>5433</text:p>
          </table:table-cell>
          <table:table-cell table:style-name="ce112" table:formula="of:=IF([.J54]&lt;10;(CONCATENATE(&quot;&quot;&quot; &quot;;[.J54];&quot;tpi &quot;&quot;&quot;));(CONCATENATE(&quot;&quot;&quot;&quot;;[.J54];&quot;tpi &quot;&quot;&quot;)))" office:value-type="string" office:string-value="&quot;20tpi &quot;" calcext:value-type="string">
            <text:p>"20tpi "</text:p>
          </table:table-cell>
          <table:table-cell table:style-name="ce129" table:formula="of:=ROUND(25.4/[.J54];3)" office:value-type="float" office:value="1.27" calcext:value-type="float">
            <text:p>1.270</text:p>
          </table:table-cell>
          <table:table-cell table:style-name="ce130" table:formula="of:=ROUND((([.$B$6]*2)/([.$D$6]/[.$H$6]*(25.4/[.J54])));4)" office:value-type="float" office:value="7.0866" calcext:value-type="float">
            <text:p>7.0866</text:p>
          </table:table-cell>
          <table:table-cell table:style-name="ce130" table:formula="of:=ROUND(([.$B$6]*2)/([.$F$6]/[.$J$6]*(25.4/[.J54]));4)" office:value-type="float" office:value="3.5433" calcext:value-type="float">
            <text:p>3.5433</text:p>
          </table:table-cell>
          <table:table-cell table:style-name="ce97" table:formula="of:=QUOTIENT([.AG54];1)" office:value-type="float" office:value="7" calcext:value-type="float">
            <text:p>7</text:p>
          </table:table-cell>
          <table:table-cell table:style-name="ce131" table:formula="of:=ROUND((([.AG54]-[.AI54])*10000);1)" office:value-type="float" office:value="866" calcext:value-type="float">
            <text:p>866</text:p>
          </table:table-cell>
          <table:table-cell table:style-name="ce97" table:formula="of:=QUOTIENT([.AH54];1)" office:value-type="float" office:value="3" calcext:value-type="float">
            <text:p>3</text:p>
          </table:table-cell>
          <table:table-cell table:style-name="ce131" table:formula="of:=ROUND((([.AH54]-[.AK54])*10000);0)" office:value-type="float" office:value="5433" calcext:value-type="float">
            <text:p>5433</text:p>
          </table:table-cell>
          <table:table-cell table:style-name="ce97"/>
          <table:table-cell table:style-name="ce97" table:formula="of:=([.AF54]-[.AM54])*100" office:value-type="float" office:value="127" calcext:value-type="float">
            <text:p>127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55]&lt;1;[.AH55]&lt;1);CONCATENATE(&quot;   //   шаг &quot;;[.J55];&quot; не допустим на этом железе!&quot;); IF(AND([.AG55]&gt;255;[.AH55]&gt;255);CONCATENATE(&quot;   //   шаг &quot;;[.J55];&quot; не допустим на этом железе!&quot;); IF(OR([.AG55]&lt;1;[.AG55]&gt;255);CONCATENATE(&quot;//&quot;;&quot;{ &quot;;[.AA55];&quot;, &quot;;[.AB55];&quot;, &quot;;[.AC55];&quot;, &quot;;[.AD55];&quot;, &quot;;[.AE55];&quot;, &quot;;SUBSTITUTE([.AF55];&quot;,&quot;;&quot;.&quot;);&quot;, &quot;;[.H55];&quot;, &quot;;[.I55];&quot;  },&quot;;&quot; //  ось Z ошибка&quot;); IF(OR([.AH55]&lt;1;[.AH55]&gt;255);CONCATENATE(&quot;//&quot;;&quot;{  &quot;;[.AA55];&quot;, &quot;;[.AB55];&quot;, &quot;;[.AC55];&quot;, &quot;;[.AD55];&quot;, &quot;;[.AE55];&quot;, &quot;;SUBSTITUTE([.AF55];&quot;,&quot;;&quot;.&quot;);&quot;, &quot;;[.H55];&quot;, &quot;;[.I55];&quot;  },&quot;;&quot; //  ось X ошибка&quot;); IF(AND([.AG55]&gt;=1;[.AH55]&gt;=1);CONCATENATE(&quot;{ &quot;;[.AA55];&quot;, &quot;;[.AB55];&quot;, &quot;;[.AC55];&quot;, &quot;;[.AD55];&quot;, &quot;;[.AE55];&quot;, &quot;;SUBSTITUTE([.AF55];&quot;,&quot;;&quot;.&quot;);&quot;, &quot;;[.H55];&quot;, &quot;;[.I55];&quot;  },&quot;))))))" office:value-type="string" office:string-value="{ 7, 7953, 3, 8976, &quot;22tpi &quot;, 1.155, 11, 400  }," calcext:value-type="string" table:number-columns-spanned="6" table:number-rows-spanned="1">
            <text:p>{ 7, 7953, 3, 8976, "22tpi ", 1.155, 11, 400 <text:s/>},</text:p>
          </table:table-cell>
          <table:covered-table-cell table:number-columns-repeated="4"/>
          <table:covered-table-cell table:style-name="ce27"/>
          <table:table-cell table:style-name="ce53" table:formula="of:=ROUND(25.4/[.J55]*8+2;0)" office:value-type="float" office:value="11" calcext:value-type="float">
            <text:p>11</text:p>
          </table:table-cell>
          <table:table-cell table:style-name="ce65" table:formula="of:=IF(OR([.AG55]&lt;2;[.AH55]&lt;2);MROUND((140/[.AF55]+280)/4;20);MROUND(140/[.AF55]+280;20))" office:value-type="float" office:value="400" calcext:value-type="float">
            <text:p>400</text:p>
          </table:table-cell>
          <table:table-cell table:style-name="ce41" office:value-type="float" office:value="22" calcext:value-type="float">
            <text:p>22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55];1)" office:value-type="float" office:value="7" calcext:value-type="float">
            <text:p>7</text:p>
          </table:table-cell>
          <table:table-cell table:style-name="ce97" table:formula="of:=ROUND((([.AG55]-[.AI55])*10000);0)" office:value-type="float" office:value="7953" calcext:value-type="float">
            <text:p>7953</text:p>
          </table:table-cell>
          <table:table-cell table:style-name="ce97" table:formula="of:=QUOTIENT([.AH55];1)" office:value-type="float" office:value="3" calcext:value-type="float">
            <text:p>3</text:p>
          </table:table-cell>
          <table:table-cell table:style-name="ce97" table:formula="of:=ROUND((([.AH55]-[.AK55])*10000);0)" office:value-type="float" office:value="8976" calcext:value-type="float">
            <text:p>8976</text:p>
          </table:table-cell>
          <table:table-cell table:style-name="ce112" table:formula="of:=IF([.J55]&lt;10;(CONCATENATE(&quot;&quot;&quot; &quot;;[.J55];&quot;tpi &quot;&quot;&quot;));(CONCATENATE(&quot;&quot;&quot;&quot;;[.J55];&quot;tpi &quot;&quot;&quot;)))" office:value-type="string" office:string-value="&quot;22tpi &quot;" calcext:value-type="string">
            <text:p>"22tpi "</text:p>
          </table:table-cell>
          <table:table-cell table:style-name="ce129" table:formula="of:=ROUND(25.4/[.J55];3)" office:value-type="float" office:value="1.155" calcext:value-type="float">
            <text:p>1.155</text:p>
          </table:table-cell>
          <table:table-cell table:style-name="ce130" table:formula="of:=ROUND((([.$B$6]*2)/([.$D$6]/[.$H$6]*(25.4/[.J55])));4)" office:value-type="float" office:value="7.7953" calcext:value-type="float">
            <text:p>7.7953</text:p>
          </table:table-cell>
          <table:table-cell table:style-name="ce130" table:formula="of:=ROUND(([.$B$6]*2)/([.$F$6]/[.$J$6]*(25.4/[.J55]));4)" office:value-type="float" office:value="3.8976" calcext:value-type="float">
            <text:p>3.8976</text:p>
          </table:table-cell>
          <table:table-cell table:style-name="ce97" table:formula="of:=QUOTIENT([.AG55];1)" office:value-type="float" office:value="7" calcext:value-type="float">
            <text:p>7</text:p>
          </table:table-cell>
          <table:table-cell table:style-name="ce131" table:formula="of:=ROUND((([.AG55]-[.AI55])*10000);1)" office:value-type="float" office:value="7953" calcext:value-type="float">
            <text:p>7953</text:p>
          </table:table-cell>
          <table:table-cell table:style-name="ce97" table:formula="of:=QUOTIENT([.AH55];1)" office:value-type="float" office:value="3" calcext:value-type="float">
            <text:p>3</text:p>
          </table:table-cell>
          <table:table-cell table:style-name="ce131" table:formula="of:=ROUND((([.AH55]-[.AK55])*10000);0)" office:value-type="float" office:value="8976" calcext:value-type="float">
            <text:p>8976</text:p>
          </table:table-cell>
          <table:table-cell table:style-name="ce97"/>
          <table:table-cell table:style-name="ce97" table:formula="of:=([.AF55]-[.AM55])*100" office:value-type="float" office:value="115.5" calcext:value-type="float">
            <text:p>115.5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56]&lt;1;[.AH56]&lt;1);CONCATENATE(&quot;   //   шаг &quot;;[.J56];&quot; не допустим на этом железе!&quot;); IF(AND([.AG56]&gt;255;[.AH56]&gt;255);CONCATENATE(&quot;   //   шаг &quot;;[.J56];&quot; не допустим на этом железе!&quot;); IF(OR([.AG56]&lt;1;[.AG56]&gt;255);CONCATENATE(&quot;//&quot;;&quot;{ &quot;;[.AA56];&quot;, &quot;;[.AB56];&quot;, &quot;;[.AC56];&quot;, &quot;;[.AD56];&quot;, &quot;;[.AE56];&quot;, &quot;;SUBSTITUTE([.AF56];&quot;,&quot;;&quot;.&quot;);&quot;, &quot;;[.H56];&quot;, &quot;;[.I56];&quot;  },&quot;;&quot; //  ось Z ошибка&quot;); IF(OR([.AH56]&lt;1;[.AH56]&gt;255);CONCATENATE(&quot;//&quot;;&quot;{  &quot;;[.AA56];&quot;, &quot;;[.AB56];&quot;, &quot;;[.AC56];&quot;, &quot;;[.AD56];&quot;, &quot;;[.AE56];&quot;, &quot;;SUBSTITUTE([.AF56];&quot;,&quot;;&quot;.&quot;);&quot;, &quot;;[.H56];&quot;, &quot;;[.I56];&quot;  },&quot;;&quot; //  ось X ошибка&quot;); IF(AND([.AG56]&gt;=1;[.AH56]&gt;=1);CONCATENATE(&quot;{ &quot;;[.AA56];&quot;, &quot;;[.AB56];&quot;, &quot;;[.AC56];&quot;, &quot;;[.AD56];&quot;, &quot;;[.AE56];&quot;, &quot;;SUBSTITUTE([.AF56];&quot;,&quot;;&quot;.&quot;);&quot;, &quot;;[.H56];&quot;, &quot;;[.I56];&quot;  },&quot;))))))" office:value-type="string" office:string-value="{ 8, 5039, 4, 2520, &quot;24tpi &quot;, 1.058, 10, 420  }," calcext:value-type="string" table:number-columns-spanned="6" table:number-rows-spanned="1">
            <text:p>{ 8, 5039, 4, 2520, "24tpi ", 1.058, 10, 420 <text:s/>},</text:p>
          </table:table-cell>
          <table:covered-table-cell table:number-columns-repeated="4"/>
          <table:covered-table-cell table:style-name="ce27"/>
          <table:table-cell table:style-name="ce53" table:formula="of:=ROUND(25.4/[.J56]*8+2;0)" office:value-type="float" office:value="10" calcext:value-type="float">
            <text:p>10</text:p>
          </table:table-cell>
          <table:table-cell table:style-name="ce65" table:formula="of:=IF(OR([.AG56]&lt;2;[.AH56]&lt;2);MROUND((140/[.AF56]+280)/4;20);MROUND(140/[.AF56]+280;20))" office:value-type="float" office:value="420" calcext:value-type="float">
            <text:p>420</text:p>
          </table:table-cell>
          <table:table-cell table:style-name="ce41" office:value-type="float" office:value="24" calcext:value-type="float">
            <text:p>24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56];1)" office:value-type="float" office:value="8" calcext:value-type="float">
            <text:p>8</text:p>
          </table:table-cell>
          <table:table-cell table:style-name="ce97" table:formula="of:=ROUND((([.AG56]-[.AI56])*10000);0)" office:value-type="float" office:value="5039" calcext:value-type="float">
            <text:p>5039</text:p>
          </table:table-cell>
          <table:table-cell table:style-name="ce97" table:formula="of:=QUOTIENT([.AH56];1)" office:value-type="float" office:value="4" calcext:value-type="float">
            <text:p>4</text:p>
          </table:table-cell>
          <table:table-cell table:style-name="ce97" table:formula="of:=ROUND((([.AH56]-[.AK56])*10000);0)" office:value-type="float" office:value="2520" calcext:value-type="float">
            <text:p>2520</text:p>
          </table:table-cell>
          <table:table-cell table:style-name="ce112" table:formula="of:=IF([.J56]&lt;10;(CONCATENATE(&quot;&quot;&quot; &quot;;[.J56];&quot;tpi &quot;&quot;&quot;));(CONCATENATE(&quot;&quot;&quot;&quot;;[.J56];&quot;tpi &quot;&quot;&quot;)))" office:value-type="string" office:string-value="&quot;24tpi &quot;" calcext:value-type="string">
            <text:p>"24tpi "</text:p>
          </table:table-cell>
          <table:table-cell table:style-name="ce129" table:formula="of:=ROUND(25.4/[.J56];3)" office:value-type="float" office:value="1.058" calcext:value-type="float">
            <text:p>1.058</text:p>
          </table:table-cell>
          <table:table-cell table:style-name="ce130" table:formula="of:=ROUND((([.$B$6]*2)/([.$D$6]/[.$H$6]*(25.4/[.J56])));4)" office:value-type="float" office:value="8.5039" calcext:value-type="float">
            <text:p>8.5039</text:p>
          </table:table-cell>
          <table:table-cell table:style-name="ce130" table:formula="of:=ROUND(([.$B$6]*2)/([.$F$6]/[.$J$6]*(25.4/[.J56]));4)" office:value-type="float" office:value="4.252" calcext:value-type="float">
            <text:p>4.2520</text:p>
          </table:table-cell>
          <table:table-cell table:style-name="ce97" table:formula="of:=QUOTIENT([.AG56];1)" office:value-type="float" office:value="8" calcext:value-type="float">
            <text:p>8</text:p>
          </table:table-cell>
          <table:table-cell table:style-name="ce131" table:formula="of:=ROUND((([.AG56]-[.AI56])*10000);1)" office:value-type="float" office:value="5039" calcext:value-type="float">
            <text:p>5039</text:p>
          </table:table-cell>
          <table:table-cell table:style-name="ce97" table:formula="of:=QUOTIENT([.AH56];1)" office:value-type="float" office:value="4" calcext:value-type="float">
            <text:p>4</text:p>
          </table:table-cell>
          <table:table-cell table:style-name="ce131" table:formula="of:=ROUND((([.AH56]-[.AK56])*10000);0)" office:value-type="float" office:value="2520" calcext:value-type="float">
            <text:p>2520</text:p>
          </table:table-cell>
          <table:table-cell table:style-name="ce97"/>
          <table:table-cell table:style-name="ce97" table:formula="of:=([.AF56]-[.AM56])*100" office:value-type="float" office:value="105.8" calcext:value-type="float">
            <text:p>105.8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57]&lt;1;[.AH57]&lt;1);CONCATENATE(&quot;   //   шаг &quot;;[.J57];&quot; не допустим на этом железе!&quot;); IF(AND([.AG57]&gt;255;[.AH57]&gt;255);CONCATENATE(&quot;   //   шаг &quot;;[.J57];&quot; не допустим на этом железе!&quot;); IF(OR([.AG57]&lt;1;[.AG57]&gt;255);CONCATENATE(&quot;//&quot;;&quot;{ &quot;;[.AA57];&quot;, &quot;;[.AB57];&quot;, &quot;;[.AC57];&quot;, &quot;;[.AD57];&quot;, &quot;;[.AE57];&quot;, &quot;;SUBSTITUTE([.AF57];&quot;,&quot;;&quot;.&quot;);&quot;, &quot;;[.H57];&quot;, &quot;;[.I57];&quot;  },&quot;;&quot; //  ось Z ошибка&quot;); IF(OR([.AH57]&lt;1;[.AH57]&gt;255);CONCATENATE(&quot;//&quot;;&quot;{  &quot;;[.AA57];&quot;, &quot;;[.AB57];&quot;, &quot;;[.AC57];&quot;, &quot;;[.AD57];&quot;, &quot;;[.AE57];&quot;, &quot;;SUBSTITUTE([.AF57];&quot;,&quot;;&quot;.&quot;);&quot;, &quot;;[.H57];&quot;, &quot;;[.I57];&quot;  },&quot;;&quot; //  ось X ошибка&quot;); IF(AND([.AG57]&gt;=1;[.AH57]&gt;=1);CONCATENATE(&quot;{ &quot;;[.AA57];&quot;, &quot;;[.AB57];&quot;, &quot;;[.AC57];&quot;, &quot;;[.AD57];&quot;, &quot;;[.AE57];&quot;, &quot;;SUBSTITUTE([.AF57];&quot;,&quot;;&quot;.&quot;);&quot;, &quot;;[.H57];&quot;, &quot;;[.I57];&quot;  },&quot;))))))" office:value-type="string" office:string-value="{ 9, 2126, 4, 6063, &quot;26tpi &quot;, 0.977, 10, 420  }," calcext:value-type="string" table:number-columns-spanned="6" table:number-rows-spanned="1">
            <text:p>{ 9, 2126, 4, 6063, "26tpi ", 0.977, 10, 420 <text:s/>},</text:p>
          </table:table-cell>
          <table:covered-table-cell table:number-columns-repeated="4"/>
          <table:covered-table-cell table:style-name="ce27"/>
          <table:table-cell table:style-name="ce53" table:formula="of:=ROUND(25.4/[.J57]*8+2;0)" office:value-type="float" office:value="10" calcext:value-type="float">
            <text:p>10</text:p>
          </table:table-cell>
          <table:table-cell table:style-name="ce65" table:formula="of:=IF(OR([.AG57]&lt;2;[.AH57]&lt;2);MROUND((140/[.AF57]+280)/4;20);MROUND(140/[.AF57]+280;20))" office:value-type="float" office:value="420" calcext:value-type="float">
            <text:p>420</text:p>
          </table:table-cell>
          <table:table-cell table:style-name="ce41" office:value-type="float" office:value="26" calcext:value-type="float">
            <text:p>26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57];1)" office:value-type="float" office:value="9" calcext:value-type="float">
            <text:p>9</text:p>
          </table:table-cell>
          <table:table-cell table:style-name="ce97" table:formula="of:=ROUND((([.AG57]-[.AI57])*10000);0)" office:value-type="float" office:value="2126" calcext:value-type="float">
            <text:p>2126</text:p>
          </table:table-cell>
          <table:table-cell table:style-name="ce97" table:formula="of:=QUOTIENT([.AH57];1)" office:value-type="float" office:value="4" calcext:value-type="float">
            <text:p>4</text:p>
          </table:table-cell>
          <table:table-cell table:style-name="ce97" table:formula="of:=ROUND((([.AH57]-[.AK57])*10000);0)" office:value-type="float" office:value="6063" calcext:value-type="float">
            <text:p>6063</text:p>
          </table:table-cell>
          <table:table-cell table:style-name="ce112" table:formula="of:=IF([.J57]&lt;10;(CONCATENATE(&quot;&quot;&quot; &quot;;[.J57];&quot;tpi &quot;&quot;&quot;));(CONCATENATE(&quot;&quot;&quot;&quot;;[.J57];&quot;tpi &quot;&quot;&quot;)))" office:value-type="string" office:string-value="&quot;26tpi &quot;" calcext:value-type="string">
            <text:p>"26tpi "</text:p>
          </table:table-cell>
          <table:table-cell table:style-name="ce129" table:formula="of:=ROUND(25.4/[.J57];3)" office:value-type="float" office:value="0.977" calcext:value-type="float">
            <text:p>0.977</text:p>
          </table:table-cell>
          <table:table-cell table:style-name="ce130" table:formula="of:=ROUND((([.$B$6]*2)/([.$D$6]/[.$H$6]*(25.4/[.J57])));4)" office:value-type="float" office:value="9.2126" calcext:value-type="float">
            <text:p>9.2126</text:p>
          </table:table-cell>
          <table:table-cell table:style-name="ce130" table:formula="of:=ROUND(([.$B$6]*2)/([.$F$6]/[.$J$6]*(25.4/[.J57]));4)" office:value-type="float" office:value="4.6063" calcext:value-type="float">
            <text:p>4.6063</text:p>
          </table:table-cell>
          <table:table-cell table:style-name="ce97" table:formula="of:=QUOTIENT([.AG57];1)" office:value-type="float" office:value="9" calcext:value-type="float">
            <text:p>9</text:p>
          </table:table-cell>
          <table:table-cell table:style-name="ce131" table:formula="of:=ROUND((([.AG57]-[.AI57])*10000);1)" office:value-type="float" office:value="2126" calcext:value-type="float">
            <text:p>2126</text:p>
          </table:table-cell>
          <table:table-cell table:style-name="ce97" table:formula="of:=QUOTIENT([.AH57];1)" office:value-type="float" office:value="4" calcext:value-type="float">
            <text:p>4</text:p>
          </table:table-cell>
          <table:table-cell table:style-name="ce131" table:formula="of:=ROUND((([.AH57]-[.AK57])*10000);0)" office:value-type="float" office:value="6063" calcext:value-type="float">
            <text:p>6063</text:p>
          </table:table-cell>
          <table:table-cell table:style-name="ce97"/>
          <table:table-cell table:style-name="ce97" table:formula="of:=([.AF57]-[.AM57])*100" office:value-type="float" office:value="97.7" calcext:value-type="float">
            <text:p>97.7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58]&lt;1;[.AH58]&lt;1);CONCATENATE(&quot;   //   шаг &quot;;[.J58];&quot; не допустим на этом железе!&quot;); IF(AND([.AG58]&gt;255;[.AH58]&gt;255);CONCATENATE(&quot;   //   шаг &quot;;[.J58];&quot; не допустим на этом железе!&quot;); IF(OR([.AG58]&lt;1;[.AG58]&gt;255);CONCATENATE(&quot;//&quot;;&quot;{ &quot;;[.AA58];&quot;, &quot;;[.AB58];&quot;, &quot;;[.AC58];&quot;, &quot;;[.AD58];&quot;, &quot;;[.AE58];&quot;, &quot;;SUBSTITUTE([.AF58];&quot;,&quot;;&quot;.&quot;);&quot;, &quot;;[.H58];&quot;, &quot;;[.I58];&quot;  },&quot;;&quot; //  ось Z ошибка&quot;); IF(OR([.AH58]&lt;1;[.AH58]&gt;255);CONCATENATE(&quot;//&quot;;&quot;{  &quot;;[.AA58];&quot;, &quot;;[.AB58];&quot;, &quot;;[.AC58];&quot;, &quot;;[.AD58];&quot;, &quot;;[.AE58];&quot;, &quot;;SUBSTITUTE([.AF58];&quot;,&quot;;&quot;.&quot;);&quot;, &quot;;[.H58];&quot;, &quot;;[.I58];&quot;  },&quot;;&quot; //  ось X ошибка&quot;); IF(AND([.AG58]&gt;=1;[.AH58]&gt;=1);CONCATENATE(&quot;{ &quot;;[.AA58];&quot;, &quot;;[.AB58];&quot;, &quot;;[.AC58];&quot;, &quot;;[.AD58];&quot;, &quot;;[.AE58];&quot;, &quot;;SUBSTITUTE([.AF58];&quot;,&quot;;&quot;.&quot;);&quot;, &quot;;[.H58];&quot;, &quot;;[.I58];&quot;  },&quot;))))))" office:value-type="string" office:string-value="{ 9, 5669, 4, 7835, &quot;27tpi &quot;, 0.941, 10, 420  }," calcext:value-type="string" table:number-columns-spanned="6" table:number-rows-spanned="1">
            <text:p>{ 9, 5669, 4, 7835, "27tpi ", 0.941, 10, 420 <text:s/>},</text:p>
          </table:table-cell>
          <table:covered-table-cell table:number-columns-repeated="4"/>
          <table:covered-table-cell table:style-name="ce27"/>
          <table:table-cell table:style-name="ce53" table:formula="of:=ROUND(25.4/[.J58]*8+2;0)" office:value-type="float" office:value="10" calcext:value-type="float">
            <text:p>10</text:p>
          </table:table-cell>
          <table:table-cell table:style-name="ce65" table:formula="of:=IF(OR([.AG58]&lt;2;[.AH58]&lt;2);MROUND((140/[.AF58]+280)/4;20);MROUND(140/[.AF58]+280;20))" office:value-type="float" office:value="420" calcext:value-type="float">
            <text:p>420</text:p>
          </table:table-cell>
          <table:table-cell table:style-name="ce41" office:value-type="float" office:value="27" calcext:value-type="float">
            <text:p>27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58];1)" office:value-type="float" office:value="9" calcext:value-type="float">
            <text:p>9</text:p>
          </table:table-cell>
          <table:table-cell table:style-name="ce97" table:formula="of:=ROUND((([.AG58]-[.AI58])*10000);0)" office:value-type="float" office:value="5669" calcext:value-type="float">
            <text:p>5669</text:p>
          </table:table-cell>
          <table:table-cell table:style-name="ce97" table:formula="of:=QUOTIENT([.AH58];1)" office:value-type="float" office:value="4" calcext:value-type="float">
            <text:p>4</text:p>
          </table:table-cell>
          <table:table-cell table:style-name="ce97" table:formula="of:=ROUND((([.AH58]-[.AK58])*10000);0)" office:value-type="float" office:value="7835" calcext:value-type="float">
            <text:p>7835</text:p>
          </table:table-cell>
          <table:table-cell table:style-name="ce112" table:formula="of:=IF([.J58]&lt;10;(CONCATENATE(&quot;&quot;&quot; &quot;;[.J58];&quot;tpi &quot;&quot;&quot;));(CONCATENATE(&quot;&quot;&quot;&quot;;[.J58];&quot;tpi &quot;&quot;&quot;)))" office:value-type="string" office:string-value="&quot;27tpi &quot;" calcext:value-type="string">
            <text:p>"27tpi "</text:p>
          </table:table-cell>
          <table:table-cell table:style-name="ce129" table:formula="of:=ROUND(25.4/[.J58];3)" office:value-type="float" office:value="0.941" calcext:value-type="float">
            <text:p>0.941</text:p>
          </table:table-cell>
          <table:table-cell table:style-name="ce130" table:formula="of:=ROUND((([.$B$6]*2)/([.$D$6]/[.$H$6]*(25.4/[.J58])));4)" office:value-type="float" office:value="9.5669" calcext:value-type="float">
            <text:p>9.5669</text:p>
          </table:table-cell>
          <table:table-cell table:style-name="ce130" table:formula="of:=ROUND(([.$B$6]*2)/([.$F$6]/[.$J$6]*(25.4/[.J58]));4)" office:value-type="float" office:value="4.7835" calcext:value-type="float">
            <text:p>4.7835</text:p>
          </table:table-cell>
          <table:table-cell table:style-name="ce97" table:formula="of:=QUOTIENT([.AG58];1)" office:value-type="float" office:value="9" calcext:value-type="float">
            <text:p>9</text:p>
          </table:table-cell>
          <table:table-cell table:style-name="ce131" table:formula="of:=ROUND((([.AG58]-[.AI58])*10000);1)" office:value-type="float" office:value="5669" calcext:value-type="float">
            <text:p>5669</text:p>
          </table:table-cell>
          <table:table-cell table:style-name="ce97" table:formula="of:=QUOTIENT([.AH58];1)" office:value-type="float" office:value="4" calcext:value-type="float">
            <text:p>4</text:p>
          </table:table-cell>
          <table:table-cell table:style-name="ce131" table:formula="of:=ROUND((([.AH58]-[.AK58])*10000);0)" office:value-type="float" office:value="7835" calcext:value-type="float">
            <text:p>7835</text:p>
          </table:table-cell>
          <table:table-cell table:style-name="ce97"/>
          <table:table-cell table:style-name="ce97" table:formula="of:=([.AF58]-[.AM58])*100" office:value-type="float" office:value="94.1" calcext:value-type="float">
            <text:p>94.1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59]&lt;1;[.AH59]&lt;1);CONCATENATE(&quot;   //   шаг &quot;;[.J59];&quot; не допустим на этом железе!&quot;); IF(AND([.AG59]&gt;255;[.AH59]&gt;255);CONCATENATE(&quot;   //   шаг &quot;;[.J59];&quot; не допустим на этом железе!&quot;); IF(OR([.AG59]&lt;1;[.AG59]&gt;255);CONCATENATE(&quot;//&quot;;&quot;{ &quot;;[.AA59];&quot;, &quot;;[.AB59];&quot;, &quot;;[.AC59];&quot;, &quot;;[.AD59];&quot;, &quot;;[.AE59];&quot;, &quot;;SUBSTITUTE([.AF59];&quot;,&quot;;&quot;.&quot;);&quot;, &quot;;[.H59];&quot;, &quot;;[.I59];&quot;  },&quot;;&quot; //  ось Z ошибка&quot;); IF(OR([.AH59]&lt;1;[.AH59]&gt;255);CONCATENATE(&quot;//&quot;;&quot;{  &quot;;[.AA59];&quot;, &quot;;[.AB59];&quot;, &quot;;[.AC59];&quot;, &quot;;[.AD59];&quot;, &quot;;[.AE59];&quot;, &quot;;SUBSTITUTE([.AF59];&quot;,&quot;;&quot;.&quot;);&quot;, &quot;;[.H59];&quot;, &quot;;[.I59];&quot;  },&quot;;&quot; //  ось X ошибка&quot;); IF(AND([.AG59]&gt;=1;[.AH59]&gt;=1);CONCATENATE(&quot;{ &quot;;[.AA59];&quot;, &quot;;[.AB59];&quot;, &quot;;[.AC59];&quot;, &quot;;[.AD59];&quot;, &quot;;[.AE59];&quot;, &quot;;SUBSTITUTE([.AF59];&quot;,&quot;;&quot;.&quot;);&quot;, &quot;;[.H59];&quot;, &quot;;[.I59];&quot;  },&quot;))))))" office:value-type="string" office:string-value="{ 9, 9213, 4, 9606, &quot;28tpi &quot;, 0.907, 9, 440  }," calcext:value-type="string" table:number-columns-spanned="6" table:number-rows-spanned="1">
            <text:p>{ 9, 9213, 4, 9606, "28tpi ", 0.907, 9, 440 <text:s/>},</text:p>
          </table:table-cell>
          <table:covered-table-cell table:number-columns-repeated="4"/>
          <table:covered-table-cell table:style-name="ce27"/>
          <table:table-cell table:style-name="ce53" table:formula="of:=ROUND(25.4/[.J59]*8+2;0)" office:value-type="float" office:value="9" calcext:value-type="float">
            <text:p>9</text:p>
          </table:table-cell>
          <table:table-cell table:style-name="ce65" table:formula="of:=IF(OR([.AG59]&lt;2;[.AH59]&lt;2);MROUND((140/[.AF59]+280)/4;20);MROUND(140/[.AF59]+280;20))" office:value-type="float" office:value="440" calcext:value-type="float">
            <text:p>440</text:p>
          </table:table-cell>
          <table:table-cell table:style-name="ce41" office:value-type="float" office:value="28" calcext:value-type="float">
            <text:p>28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59];1)" office:value-type="float" office:value="9" calcext:value-type="float">
            <text:p>9</text:p>
          </table:table-cell>
          <table:table-cell table:style-name="ce97" table:formula="of:=ROUND((([.AG59]-[.AI59])*10000);0)" office:value-type="float" office:value="9213" calcext:value-type="float">
            <text:p>9213</text:p>
          </table:table-cell>
          <table:table-cell table:style-name="ce97" table:formula="of:=QUOTIENT([.AH59];1)" office:value-type="float" office:value="4" calcext:value-type="float">
            <text:p>4</text:p>
          </table:table-cell>
          <table:table-cell table:style-name="ce97" table:formula="of:=ROUND((([.AH59]-[.AK59])*10000);0)" office:value-type="float" office:value="9606" calcext:value-type="float">
            <text:p>9606</text:p>
          </table:table-cell>
          <table:table-cell table:style-name="ce112" table:formula="of:=IF([.J59]&lt;10;(CONCATENATE(&quot;&quot;&quot; &quot;;[.J59];&quot;tpi &quot;&quot;&quot;));(CONCATENATE(&quot;&quot;&quot;&quot;;[.J59];&quot;tpi &quot;&quot;&quot;)))" office:value-type="string" office:string-value="&quot;28tpi &quot;" calcext:value-type="string">
            <text:p>"28tpi "</text:p>
          </table:table-cell>
          <table:table-cell table:style-name="ce129" table:formula="of:=ROUND(25.4/[.J59];3)" office:value-type="float" office:value="0.907" calcext:value-type="float">
            <text:p>0.907</text:p>
          </table:table-cell>
          <table:table-cell table:style-name="ce130" table:formula="of:=ROUND((([.$B$6]*2)/([.$D$6]/[.$H$6]*(25.4/[.J59])));4)" office:value-type="float" office:value="9.9213" calcext:value-type="float">
            <text:p>9.9213</text:p>
          </table:table-cell>
          <table:table-cell table:style-name="ce130" table:formula="of:=ROUND(([.$B$6]*2)/([.$F$6]/[.$J$6]*(25.4/[.J59]));4)" office:value-type="float" office:value="4.9606" calcext:value-type="float">
            <text:p>4.9606</text:p>
          </table:table-cell>
          <table:table-cell table:style-name="ce97" table:formula="of:=QUOTIENT([.AG59];1)" office:value-type="float" office:value="9" calcext:value-type="float">
            <text:p>9</text:p>
          </table:table-cell>
          <table:table-cell table:style-name="ce131" table:formula="of:=ROUND((([.AG59]-[.AI59])*10000);1)" office:value-type="float" office:value="9213" calcext:value-type="float">
            <text:p>9213</text:p>
          </table:table-cell>
          <table:table-cell table:style-name="ce97" table:formula="of:=QUOTIENT([.AH59];1)" office:value-type="float" office:value="4" calcext:value-type="float">
            <text:p>4</text:p>
          </table:table-cell>
          <table:table-cell table:style-name="ce131" table:formula="of:=ROUND((([.AH59]-[.AK59])*10000);0)" office:value-type="float" office:value="9606" calcext:value-type="float">
            <text:p>9606</text:p>
          </table:table-cell>
          <table:table-cell table:style-name="ce97"/>
          <table:table-cell table:style-name="ce97" table:formula="of:=([.AF59]-[.AM59])*100" office:value-type="float" office:value="90.7" calcext:value-type="float">
            <text:p>90.7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60]&lt;1;[.AH60]&lt;1);CONCATENATE(&quot;   //   шаг &quot;;[.J60];&quot; не допустим на этом железе!&quot;); IF(AND([.AG60]&gt;255;[.AH60]&gt;255);CONCATENATE(&quot;   //   шаг &quot;;[.J60];&quot; не допустим на этом железе!&quot;); IF(OR([.AG60]&lt;1;[.AG60]&gt;255);CONCATENATE(&quot;//&quot;;&quot;{ &quot;;[.AA60];&quot;, &quot;;[.AB60];&quot;, &quot;;[.AC60];&quot;, &quot;;[.AD60];&quot;, &quot;;[.AE60];&quot;, &quot;;SUBSTITUTE([.AF60];&quot;,&quot;;&quot;.&quot;);&quot;, &quot;;[.H60];&quot;, &quot;;[.I60];&quot;  },&quot;;&quot; //  ось Z ошибка&quot;); IF(OR([.AH60]&lt;1;[.AH60]&gt;255);CONCATENATE(&quot;//&quot;;&quot;{  &quot;;[.AA60];&quot;, &quot;;[.AB60];&quot;, &quot;;[.AC60];&quot;, &quot;;[.AD60];&quot;, &quot;;[.AE60];&quot;, &quot;;SUBSTITUTE([.AF60];&quot;,&quot;;&quot;.&quot;);&quot;, &quot;;[.H60];&quot;, &quot;;[.I60];&quot;  },&quot;;&quot; //  ось X ошибка&quot;); IF(AND([.AG60]&gt;=1;[.AH60]&gt;=1);CONCATENATE(&quot;{ &quot;;[.AA60];&quot;, &quot;;[.AB60];&quot;, &quot;;[.AC60];&quot;, &quot;;[.AD60];&quot;, &quot;;[.AE60];&quot;, &quot;;SUBSTITUTE([.AF60];&quot;,&quot;;&quot;.&quot;);&quot;, &quot;;[.H60];&quot;, &quot;;[.I60];&quot;  },&quot;))))))" office:value-type="string" office:string-value="{ 11, 3386, 5, 6693, &quot;32tpi &quot;, 0.794, 8, 460  }," calcext:value-type="string" table:number-columns-spanned="6" table:number-rows-spanned="1">
            <text:p>{ 11, 3386, 5, 6693, "32tpi ", 0.794, 8, 460 <text:s/>},</text:p>
          </table:table-cell>
          <table:covered-table-cell table:number-columns-repeated="4"/>
          <table:covered-table-cell table:style-name="ce27"/>
          <table:table-cell table:style-name="ce53" table:formula="of:=ROUND(25.4/[.J60]*8+2;0)" office:value-type="float" office:value="8" calcext:value-type="float">
            <text:p>8</text:p>
          </table:table-cell>
          <table:table-cell table:style-name="ce65" table:formula="of:=IF(OR([.AG60]&lt;2;[.AH60]&lt;2);MROUND((140/[.AF60]+280)/4;20);MROUND(140/[.AF60]+280;20))" office:value-type="float" office:value="460" calcext:value-type="float">
            <text:p>460</text:p>
          </table:table-cell>
          <table:table-cell table:style-name="ce41" office:value-type="float" office:value="32" calcext:value-type="float">
            <text:p>32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60];1)" office:value-type="float" office:value="11" calcext:value-type="float">
            <text:p>11</text:p>
          </table:table-cell>
          <table:table-cell table:style-name="ce97" table:formula="of:=ROUND((([.AG60]-[.AI60])*10000);0)" office:value-type="float" office:value="3386" calcext:value-type="float">
            <text:p>3386</text:p>
          </table:table-cell>
          <table:table-cell table:style-name="ce97" table:formula="of:=QUOTIENT([.AH60];1)" office:value-type="float" office:value="5" calcext:value-type="float">
            <text:p>5</text:p>
          </table:table-cell>
          <table:table-cell table:style-name="ce97" table:formula="of:=ROUND((([.AH60]-[.AK60])*10000);0)" office:value-type="float" office:value="6693" calcext:value-type="float">
            <text:p>6693</text:p>
          </table:table-cell>
          <table:table-cell table:style-name="ce112" table:formula="of:=IF([.J60]&lt;10;(CONCATENATE(&quot;&quot;&quot; &quot;;[.J60];&quot;tpi &quot;&quot;&quot;));(CONCATENATE(&quot;&quot;&quot;&quot;;[.J60];&quot;tpi &quot;&quot;&quot;)))" office:value-type="string" office:string-value="&quot;32tpi &quot;" calcext:value-type="string">
            <text:p>"32tpi "</text:p>
          </table:table-cell>
          <table:table-cell table:style-name="ce129" table:formula="of:=ROUND(25.4/[.J60];3)" office:value-type="float" office:value="0.794" calcext:value-type="float">
            <text:p>0.794</text:p>
          </table:table-cell>
          <table:table-cell table:style-name="ce130" table:formula="of:=ROUND((([.$B$6]*2)/([.$D$6]/[.$H$6]*(25.4/[.J60])));4)" office:value-type="float" office:value="11.3386" calcext:value-type="float">
            <text:p>11.3386</text:p>
          </table:table-cell>
          <table:table-cell table:style-name="ce130" table:formula="of:=ROUND(([.$B$6]*2)/([.$F$6]/[.$J$6]*(25.4/[.J60]));4)" office:value-type="float" office:value="5.6693" calcext:value-type="float">
            <text:p>5.6693</text:p>
          </table:table-cell>
          <table:table-cell table:style-name="ce97" table:formula="of:=QUOTIENT([.AG60];1)" office:value-type="float" office:value="11" calcext:value-type="float">
            <text:p>11</text:p>
          </table:table-cell>
          <table:table-cell table:style-name="ce131" table:formula="of:=ROUND((([.AG60]-[.AI60])*10000);1)" office:value-type="float" office:value="3386" calcext:value-type="float">
            <text:p>3386</text:p>
          </table:table-cell>
          <table:table-cell table:style-name="ce97" table:formula="of:=QUOTIENT([.AH60];1)" office:value-type="float" office:value="5" calcext:value-type="float">
            <text:p>5</text:p>
          </table:table-cell>
          <table:table-cell table:style-name="ce131" table:formula="of:=ROUND((([.AH60]-[.AK60])*10000);0)" office:value-type="float" office:value="6693" calcext:value-type="float">
            <text:p>6693</text:p>
          </table:table-cell>
          <table:table-cell table:style-name="ce97"/>
          <table:table-cell table:style-name="ce97" table:formula="of:=([.AF60]-[.AM60])*100" office:value-type="float" office:value="79.4" calcext:value-type="float">
            <text:p>79.4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61]&lt;1;[.AH61]&lt;1);CONCATENATE(&quot;   //   шаг &quot;;[.J61];&quot; не допустим на этом железе!&quot;); IF(AND([.AG61]&gt;255;[.AH61]&gt;255);CONCATENATE(&quot;   //   шаг &quot;;[.J61];&quot; не допустим на этом железе!&quot;); IF(OR([.AG61]&lt;1;[.AG61]&gt;255);CONCATENATE(&quot;//&quot;;&quot;{ &quot;;[.AA61];&quot;, &quot;;[.AB61];&quot;, &quot;;[.AC61];&quot;, &quot;;[.AD61];&quot;, &quot;;[.AE61];&quot;, &quot;;SUBSTITUTE([.AF61];&quot;,&quot;;&quot;.&quot;);&quot;, &quot;;[.H61];&quot;, &quot;;[.I61];&quot;  },&quot;;&quot; //  ось Z ошибка&quot;); IF(OR([.AH61]&lt;1;[.AH61]&gt;255);CONCATENATE(&quot;//&quot;;&quot;{  &quot;;[.AA61];&quot;, &quot;;[.AB61];&quot;, &quot;;[.AC61];&quot;, &quot;;[.AD61];&quot;, &quot;;[.AE61];&quot;, &quot;;SUBSTITUTE([.AF61];&quot;,&quot;;&quot;.&quot;);&quot;, &quot;;[.H61];&quot;, &quot;;[.I61];&quot;  },&quot;;&quot; //  ось X ошибка&quot;); IF(AND([.AG61]&gt;=1;[.AH61]&gt;=1);CONCATENATE(&quot;{ &quot;;[.AA61];&quot;, &quot;;[.AB61];&quot;, &quot;;[.AC61];&quot;, &quot;;[.AD61];&quot;, &quot;;[.AE61];&quot;, &quot;;SUBSTITUTE([.AF61];&quot;,&quot;;&quot;.&quot;);&quot;, &quot;;[.H61];&quot;, &quot;;[.I61];&quot;  },&quot;))))))" office:value-type="string" office:string-value="{ 14, 1732, 7, 866, &quot;40tpi &quot;, 0.635, 7, 500  }," calcext:value-type="string" table:number-columns-spanned="6" table:number-rows-spanned="1">
            <text:p>{ 14, 1732, 7, 866, "40tpi ", 0.635, 7, 500 <text:s/>},</text:p>
          </table:table-cell>
          <table:covered-table-cell table:number-columns-repeated="4"/>
          <table:covered-table-cell table:style-name="ce27"/>
          <table:table-cell table:style-name="ce53" table:formula="of:=ROUND(25.4/[.J61]*8+2;0)" office:value-type="float" office:value="7" calcext:value-type="float">
            <text:p>7</text:p>
          </table:table-cell>
          <table:table-cell table:style-name="ce65" table:formula="of:=IF(OR([.AG61]&lt;2;[.AH61]&lt;2);MROUND((140/[.AF61]+280)/4;20);MROUND(140/[.AF61]+280;20))" office:value-type="float" office:value="500" calcext:value-type="float">
            <text:p>500</text:p>
          </table:table-cell>
          <table:table-cell table:style-name="ce41" office:value-type="float" office:value="40" calcext:value-type="float">
            <text:p>40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61];1)" office:value-type="float" office:value="14" calcext:value-type="float">
            <text:p>14</text:p>
          </table:table-cell>
          <table:table-cell table:style-name="ce97" table:formula="of:=ROUND((([.AG61]-[.AI61])*10000);0)" office:value-type="float" office:value="1732" calcext:value-type="float">
            <text:p>1732</text:p>
          </table:table-cell>
          <table:table-cell table:style-name="ce97" table:formula="of:=QUOTIENT([.AH61];1)" office:value-type="float" office:value="7" calcext:value-type="float">
            <text:p>7</text:p>
          </table:table-cell>
          <table:table-cell table:style-name="ce97" table:formula="of:=ROUND((([.AH61]-[.AK61])*10000);0)" office:value-type="float" office:value="866" calcext:value-type="float">
            <text:p>866</text:p>
          </table:table-cell>
          <table:table-cell table:style-name="ce112" table:formula="of:=IF([.J61]&lt;10;(CONCATENATE(&quot;&quot;&quot; &quot;;[.J61];&quot;tpi &quot;&quot;&quot;));(CONCATENATE(&quot;&quot;&quot;&quot;;[.J61];&quot;tpi &quot;&quot;&quot;)))" office:value-type="string" office:string-value="&quot;40tpi &quot;" calcext:value-type="string">
            <text:p>"40tpi "</text:p>
          </table:table-cell>
          <table:table-cell table:style-name="ce129" table:formula="of:=ROUND(25.4/[.J61];3)" office:value-type="float" office:value="0.635" calcext:value-type="float">
            <text:p>0.635</text:p>
          </table:table-cell>
          <table:table-cell table:style-name="ce130" table:formula="of:=ROUND((([.$B$6]*2)/([.$D$6]/[.$H$6]*(25.4/[.J61])));4)" office:value-type="float" office:value="14.1732" calcext:value-type="float">
            <text:p>14.1732</text:p>
          </table:table-cell>
          <table:table-cell table:style-name="ce130" table:formula="of:=ROUND(([.$B$6]*2)/([.$F$6]/[.$J$6]*(25.4/[.J61]));4)" office:value-type="float" office:value="7.0866" calcext:value-type="float">
            <text:p>7.0866</text:p>
          </table:table-cell>
          <table:table-cell table:style-name="ce97" table:formula="of:=QUOTIENT([.AG61];1)" office:value-type="float" office:value="14" calcext:value-type="float">
            <text:p>14</text:p>
          </table:table-cell>
          <table:table-cell table:style-name="ce131" table:formula="of:=ROUND((([.AG61]-[.AI61])*10000);1)" office:value-type="float" office:value="1732" calcext:value-type="float">
            <text:p>1732</text:p>
          </table:table-cell>
          <table:table-cell table:style-name="ce97" table:formula="of:=QUOTIENT([.AH61];1)" office:value-type="float" office:value="7" calcext:value-type="float">
            <text:p>7</text:p>
          </table:table-cell>
          <table:table-cell table:style-name="ce131" table:formula="of:=ROUND((([.AH61]-[.AK61])*10000);0)" office:value-type="float" office:value="866" calcext:value-type="float">
            <text:p>866</text:p>
          </table:table-cell>
          <table:table-cell table:style-name="ce97"/>
          <table:table-cell table:style-name="ce97" table:formula="of:=([.AF61]-[.AM61])*100" office:value-type="float" office:value="63.5" calcext:value-type="float">
            <text:p>63.5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62]&lt;1;[.AH62]&lt;1);CONCATENATE(&quot;   //   шаг &quot;;[.J62];&quot; не допустим на этом железе!&quot;); IF(AND([.AG62]&gt;255;[.AH62]&gt;255);CONCATENATE(&quot;   //   шаг &quot;;[.J62];&quot; не допустим на этом железе!&quot;); IF(OR([.AG62]&lt;1;[.AG62]&gt;255);CONCATENATE(&quot;//&quot;;&quot;{ &quot;;[.AA62];&quot;, &quot;;[.AB62];&quot;, &quot;;[.AC62];&quot;, &quot;;[.AD62];&quot;, &quot;;[.AE62];&quot;, &quot;;SUBSTITUTE([.AF62];&quot;,&quot;;&quot;.&quot;);&quot;, &quot;;[.H62];&quot;, &quot;;[.I62];&quot;  },&quot;;&quot; //  ось Z ошибка&quot;); IF(OR([.AH62]&lt;1;[.AH62]&gt;255);CONCATENATE(&quot;//&quot;;&quot;{  &quot;;[.AA62];&quot;, &quot;;[.AB62];&quot;, &quot;;[.AC62];&quot;, &quot;;[.AD62];&quot;, &quot;;[.AE62];&quot;, &quot;;SUBSTITUTE([.AF62];&quot;,&quot;;&quot;.&quot;);&quot;, &quot;;[.H62];&quot;, &quot;;[.I62];&quot;  },&quot;;&quot; //  ось X ошибка&quot;); IF(AND([.AG62]&gt;=1;[.AH62]&gt;=1);CONCATENATE(&quot;{ &quot;;[.AA62];&quot;, &quot;;[.AB62];&quot;, &quot;;[.AC62];&quot;, &quot;;[.AD62];&quot;, &quot;;[.AE62];&quot;, &quot;;SUBSTITUTE([.AF62];&quot;,&quot;;&quot;.&quot;);&quot;, &quot;;[.H62];&quot;, &quot;;[.I62];&quot;  },&quot;))))))" office:value-type="string" office:string-value="{ 15, 5906, 7, 7953, &quot;44tpi &quot;, 0.577, 7, 520  }," calcext:value-type="string" table:number-columns-spanned="6" table:number-rows-spanned="1">
            <text:p>{ 15, 5906, 7, 7953, "44tpi ", 0.577, 7, 520 <text:s/>},</text:p>
          </table:table-cell>
          <table:covered-table-cell table:number-columns-repeated="4"/>
          <table:covered-table-cell table:style-name="ce27"/>
          <table:table-cell table:style-name="ce53" table:formula="of:=ROUND(25.4/[.J62]*8+2;0)" office:value-type="float" office:value="7" calcext:value-type="float">
            <text:p>7</text:p>
          </table:table-cell>
          <table:table-cell table:style-name="ce65" table:formula="of:=IF(OR([.AG62]&lt;2;[.AH62]&lt;2);MROUND((140/[.AF62]+280)/4;20);MROUND(140/[.AF62]+280;20))" office:value-type="float" office:value="520" calcext:value-type="float">
            <text:p>520</text:p>
          </table:table-cell>
          <table:table-cell table:style-name="ce41" office:value-type="float" office:value="44" calcext:value-type="float">
            <text:p>44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62];1)" office:value-type="float" office:value="15" calcext:value-type="float">
            <text:p>15</text:p>
          </table:table-cell>
          <table:table-cell table:style-name="ce97" table:formula="of:=ROUND((([.AG62]-[.AI62])*10000);0)" office:value-type="float" office:value="5906" calcext:value-type="float">
            <text:p>5906</text:p>
          </table:table-cell>
          <table:table-cell table:style-name="ce97" table:formula="of:=QUOTIENT([.AH62];1)" office:value-type="float" office:value="7" calcext:value-type="float">
            <text:p>7</text:p>
          </table:table-cell>
          <table:table-cell table:style-name="ce97" table:formula="of:=ROUND((([.AH62]-[.AK62])*10000);0)" office:value-type="float" office:value="7953" calcext:value-type="float">
            <text:p>7953</text:p>
          </table:table-cell>
          <table:table-cell table:style-name="ce112" table:formula="of:=IF([.J62]&lt;10;(CONCATENATE(&quot;&quot;&quot; &quot;;[.J62];&quot;tpi &quot;&quot;&quot;));(CONCATENATE(&quot;&quot;&quot;&quot;;[.J62];&quot;tpi &quot;&quot;&quot;)))" office:value-type="string" office:string-value="&quot;44tpi &quot;" calcext:value-type="string">
            <text:p>"44tpi "</text:p>
          </table:table-cell>
          <table:table-cell table:style-name="ce129" table:formula="of:=ROUND(25.4/[.J62];3)" office:value-type="float" office:value="0.577" calcext:value-type="float">
            <text:p>0.577</text:p>
          </table:table-cell>
          <table:table-cell table:style-name="ce130" table:formula="of:=ROUND((([.$B$6]*2)/([.$D$6]/[.$H$6]*(25.4/[.J62])));4)" office:value-type="float" office:value="15.5906" calcext:value-type="float">
            <text:p>15.5906</text:p>
          </table:table-cell>
          <table:table-cell table:style-name="ce130" table:formula="of:=ROUND(([.$B$6]*2)/([.$F$6]/[.$J$6]*(25.4/[.J62]));4)" office:value-type="float" office:value="7.7953" calcext:value-type="float">
            <text:p>7.7953</text:p>
          </table:table-cell>
          <table:table-cell table:style-name="ce97" table:formula="of:=QUOTIENT([.AG62];1)" office:value-type="float" office:value="15" calcext:value-type="float">
            <text:p>15</text:p>
          </table:table-cell>
          <table:table-cell table:style-name="ce131" table:formula="of:=ROUND((([.AG62]-[.AI62])*10000);1)" office:value-type="float" office:value="5906" calcext:value-type="float">
            <text:p>5906</text:p>
          </table:table-cell>
          <table:table-cell table:style-name="ce97" table:formula="of:=QUOTIENT([.AH62];1)" office:value-type="float" office:value="7" calcext:value-type="float">
            <text:p>7</text:p>
          </table:table-cell>
          <table:table-cell table:style-name="ce131" table:formula="of:=ROUND((([.AH62]-[.AK62])*10000);0)" office:value-type="float" office:value="7953" calcext:value-type="float">
            <text:p>7953</text:p>
          </table:table-cell>
          <table:table-cell table:style-name="ce97"/>
          <table:table-cell table:style-name="ce97" table:formula="of:=([.AF62]-[.AM62])*100" office:value-type="float" office:value="57.7" calcext:value-type="float">
            <text:p>57.7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63]&lt;1;[.AH63]&lt;1);CONCATENATE(&quot;   //   шаг &quot;;[.J63];&quot; не допустим на этом железе!&quot;); IF(AND([.AG63]&gt;255;[.AH63]&gt;255);CONCATENATE(&quot;   //   шаг &quot;;[.J63];&quot; не допустим на этом железе!&quot;); IF(OR([.AG63]&lt;1;[.AG63]&gt;255);CONCATENATE(&quot;//&quot;;&quot;{ &quot;;[.AA63];&quot;, &quot;;[.AB63];&quot;, &quot;;[.AC63];&quot;, &quot;;[.AD63];&quot;, &quot;;[.AE63];&quot;, &quot;;SUBSTITUTE([.AF63];&quot;,&quot;;&quot;.&quot;);&quot;, &quot;;[.H63];&quot;, &quot;;[.I63];&quot;  },&quot;;&quot; //  ось Z ошибка&quot;); IF(OR([.AH63]&lt;1;[.AH63]&gt;255);CONCATENATE(&quot;//&quot;;&quot;{  &quot;;[.AA63];&quot;, &quot;;[.AB63];&quot;, &quot;;[.AC63];&quot;, &quot;;[.AD63];&quot;, &quot;;[.AE63];&quot;, &quot;;SUBSTITUTE([.AF63];&quot;,&quot;;&quot;.&quot;);&quot;, &quot;;[.H63];&quot;, &quot;;[.I63];&quot;  },&quot;;&quot; //  ось X ошибка&quot;); IF(AND([.AG63]&gt;=1;[.AH63]&gt;=1);CONCATENATE(&quot;{ &quot;;[.AA63];&quot;, &quot;;[.AB63];&quot;, &quot;;[.AC63];&quot;, &quot;;[.AD63];&quot;, &quot;;[.AE63];&quot;, &quot;;SUBSTITUTE([.AF63];&quot;,&quot;;&quot;.&quot;);&quot;, &quot;;[.H63];&quot;, &quot;;[.I63];&quot;  },&quot;))))))" office:value-type="string" office:string-value="{ 17, 79, 8, 5039, &quot;48tpi &quot;, 0.529, 6, 540  }," calcext:value-type="string" table:number-columns-spanned="6" table:number-rows-spanned="1">
            <text:p>{ 17, 79, 8, 5039, "48tpi ", 0.529, 6, 540 <text:s/>},</text:p>
          </table:table-cell>
          <table:covered-table-cell table:number-columns-repeated="4"/>
          <table:covered-table-cell table:style-name="ce27"/>
          <table:table-cell table:style-name="ce53" table:formula="of:=ROUND(25.4/[.J63]*8+2;0)" office:value-type="float" office:value="6" calcext:value-type="float">
            <text:p>6</text:p>
          </table:table-cell>
          <table:table-cell table:style-name="ce65" table:formula="of:=IF(OR([.AG63]&lt;2;[.AH63]&lt;2);MROUND((140/[.AF63]+280)/4;20);MROUND(140/[.AF63]+280;20))" office:value-type="float" office:value="540" calcext:value-type="float">
            <text:p>540</text:p>
          </table:table-cell>
          <table:table-cell table:style-name="ce41" office:value-type="float" office:value="48" calcext:value-type="float">
            <text:p>48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63];1)" office:value-type="float" office:value="17" calcext:value-type="float">
            <text:p>17</text:p>
          </table:table-cell>
          <table:table-cell table:style-name="ce97" table:formula="of:=ROUND((([.AG63]-[.AI63])*10000);0)" office:value-type="float" office:value="79" calcext:value-type="float">
            <text:p>79</text:p>
          </table:table-cell>
          <table:table-cell table:style-name="ce97" table:formula="of:=QUOTIENT([.AH63];1)" office:value-type="float" office:value="8" calcext:value-type="float">
            <text:p>8</text:p>
          </table:table-cell>
          <table:table-cell table:style-name="ce97" table:formula="of:=ROUND((([.AH63]-[.AK63])*10000);0)" office:value-type="float" office:value="5039" calcext:value-type="float">
            <text:p>5039</text:p>
          </table:table-cell>
          <table:table-cell table:style-name="ce112" table:formula="of:=IF([.J63]&lt;10;(CONCATENATE(&quot;&quot;&quot; &quot;;[.J63];&quot;tpi &quot;&quot;&quot;));(CONCATENATE(&quot;&quot;&quot;&quot;;[.J63];&quot;tpi &quot;&quot;&quot;)))" office:value-type="string" office:string-value="&quot;48tpi &quot;" calcext:value-type="string">
            <text:p>"48tpi "</text:p>
          </table:table-cell>
          <table:table-cell table:style-name="ce129" table:formula="of:=ROUND(25.4/[.J63];3)" office:value-type="float" office:value="0.529" calcext:value-type="float">
            <text:p>0.529</text:p>
          </table:table-cell>
          <table:table-cell table:style-name="ce130" table:formula="of:=ROUND((([.$B$6]*2)/([.$D$6]/[.$H$6]*(25.4/[.J63])));4)" office:value-type="float" office:value="17.0079" calcext:value-type="float">
            <text:p>17.0079</text:p>
          </table:table-cell>
          <table:table-cell table:style-name="ce130" table:formula="of:=ROUND(([.$B$6]*2)/([.$F$6]/[.$J$6]*(25.4/[.J63]));4)" office:value-type="float" office:value="8.5039" calcext:value-type="float">
            <text:p>8.5039</text:p>
          </table:table-cell>
          <table:table-cell table:style-name="ce97" table:formula="of:=QUOTIENT([.AG63];1)" office:value-type="float" office:value="17" calcext:value-type="float">
            <text:p>17</text:p>
          </table:table-cell>
          <table:table-cell table:style-name="ce131" table:formula="of:=ROUND((([.AG63]-[.AI63])*10000);1)" office:value-type="float" office:value="79" calcext:value-type="float">
            <text:p>79</text:p>
          </table:table-cell>
          <table:table-cell table:style-name="ce97" table:formula="of:=QUOTIENT([.AH63];1)" office:value-type="float" office:value="8" calcext:value-type="float">
            <text:p>8</text:p>
          </table:table-cell>
          <table:table-cell table:style-name="ce131" table:formula="of:=ROUND((([.AH63]-[.AK63])*10000);0)" office:value-type="float" office:value="5039" calcext:value-type="float">
            <text:p>5039</text:p>
          </table:table-cell>
          <table:table-cell table:style-name="ce97"/>
          <table:table-cell table:style-name="ce97" table:formula="of:=([.AF63]-[.AM63])*100" office:value-type="float" office:value="52.9" calcext:value-type="float">
            <text:p>52.9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64]&lt;1;[.AH64]&lt;1);CONCATENATE(&quot;   //   шаг &quot;;[.J64];&quot; не допустим на этом железе!&quot;); IF(AND([.AG64]&gt;255;[.AH64]&gt;255);CONCATENATE(&quot;   //   шаг &quot;;[.J64];&quot; не допустим на этом железе!&quot;); IF(OR([.AG64]&lt;1;[.AG64]&gt;255);CONCATENATE(&quot;//&quot;;&quot;{ &quot;;[.AA64];&quot;, &quot;;[.AB64];&quot;, &quot;;[.AC64];&quot;, &quot;;[.AD64];&quot;, &quot;;[.AE64];&quot;, &quot;;SUBSTITUTE([.AF64];&quot;,&quot;;&quot;.&quot;);&quot;, &quot;;[.H64];&quot;, &quot;;[.I64];&quot;  },&quot;;&quot; //  ось Z ошибка&quot;); IF(OR([.AH64]&lt;1;[.AH64]&gt;255);CONCATENATE(&quot;//&quot;;&quot;{  &quot;;[.AA64];&quot;, &quot;;[.AB64];&quot;, &quot;;[.AC64];&quot;, &quot;;[.AD64];&quot;, &quot;;[.AE64];&quot;, &quot;;SUBSTITUTE([.AF64];&quot;,&quot;;&quot;.&quot;);&quot;, &quot;;[.H64];&quot;, &quot;;[.I64];&quot;  },&quot;;&quot; //  ось X ошибка&quot;); IF(AND([.AG64]&gt;=1;[.AH64]&gt;=1);CONCATENATE(&quot;{ &quot;;[.AA64];&quot;, &quot;;[.AB64];&quot;, &quot;;[.AC64];&quot;, &quot;;[.AD64];&quot;, &quot;;[.AE64];&quot;, &quot;;SUBSTITUTE([.AF64];&quot;,&quot;;&quot;.&quot;);&quot;, &quot;;[.H64];&quot;, &quot;;[.I64];&quot;  },&quot;))))))" office:value-type="string" office:string-value="{ 19, 8425, 9, 9213, &quot;56tpi &quot;, 0.454, 6, 580  }," calcext:value-type="string" table:number-columns-spanned="6" table:number-rows-spanned="1">
            <text:p>{ 19, 8425, 9, 9213, "56tpi ", 0.454, 6, 580 <text:s/>},</text:p>
          </table:table-cell>
          <table:covered-table-cell table:number-columns-repeated="4"/>
          <table:covered-table-cell table:style-name="ce27"/>
          <table:table-cell table:style-name="ce53" table:formula="of:=ROUND(25.4/[.J64]*8+2;0)" office:value-type="float" office:value="6" calcext:value-type="float">
            <text:p>6</text:p>
          </table:table-cell>
          <table:table-cell table:style-name="ce65" table:formula="of:=IF(OR([.AG64]&lt;2;[.AH64]&lt;2);MROUND((140/[.AF64]+280)/4;20);MROUND(140/[.AF64]+280;20))" office:value-type="float" office:value="580" calcext:value-type="float">
            <text:p>580</text:p>
          </table:table-cell>
          <table:table-cell table:style-name="ce41" office:value-type="float" office:value="56" calcext:value-type="float">
            <text:p>56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64];1)" office:value-type="float" office:value="19" calcext:value-type="float">
            <text:p>19</text:p>
          </table:table-cell>
          <table:table-cell table:style-name="ce97" table:formula="of:=ROUND((([.AG64]-[.AI64])*10000);0)" office:value-type="float" office:value="8425" calcext:value-type="float">
            <text:p>8425</text:p>
          </table:table-cell>
          <table:table-cell table:style-name="ce97" table:formula="of:=QUOTIENT([.AH64];1)" office:value-type="float" office:value="9" calcext:value-type="float">
            <text:p>9</text:p>
          </table:table-cell>
          <table:table-cell table:style-name="ce97" table:formula="of:=ROUND((([.AH64]-[.AK64])*10000);0)" office:value-type="float" office:value="9213" calcext:value-type="float">
            <text:p>9213</text:p>
          </table:table-cell>
          <table:table-cell table:style-name="ce112" table:formula="of:=IF([.J64]&lt;10;(CONCATENATE(&quot;&quot;&quot; &quot;;[.J64];&quot;tpi &quot;&quot;&quot;));(CONCATENATE(&quot;&quot;&quot;&quot;;[.J64];&quot;tpi &quot;&quot;&quot;)))" office:value-type="string" office:string-value="&quot;56tpi &quot;" calcext:value-type="string">
            <text:p>"56tpi "</text:p>
          </table:table-cell>
          <table:table-cell table:style-name="ce129" table:formula="of:=ROUND(25.4/[.J64];3)" office:value-type="float" office:value="0.454" calcext:value-type="float">
            <text:p>0.454</text:p>
          </table:table-cell>
          <table:table-cell table:style-name="ce130" table:formula="of:=ROUND((([.$B$6]*2)/([.$D$6]/[.$H$6]*(25.4/[.J64])));4)" office:value-type="float" office:value="19.8425" calcext:value-type="float">
            <text:p>19.8425</text:p>
          </table:table-cell>
          <table:table-cell table:style-name="ce130" table:formula="of:=ROUND(([.$B$6]*2)/([.$F$6]/[.$J$6]*(25.4/[.J64]));4)" office:value-type="float" office:value="9.9213" calcext:value-type="float">
            <text:p>9.9213</text:p>
          </table:table-cell>
          <table:table-cell table:style-name="ce97" table:formula="of:=QUOTIENT([.AG64];1)" office:value-type="float" office:value="19" calcext:value-type="float">
            <text:p>19</text:p>
          </table:table-cell>
          <table:table-cell table:style-name="ce131" table:formula="of:=ROUND((([.AG64]-[.AI64])*10000);1)" office:value-type="float" office:value="8425" calcext:value-type="float">
            <text:p>8425</text:p>
          </table:table-cell>
          <table:table-cell table:style-name="ce97" table:formula="of:=QUOTIENT([.AH64];1)" office:value-type="float" office:value="9" calcext:value-type="float">
            <text:p>9</text:p>
          </table:table-cell>
          <table:table-cell table:style-name="ce131" table:formula="of:=ROUND((([.AH64]-[.AK64])*10000);0)" office:value-type="float" office:value="9213" calcext:value-type="float">
            <text:p>9213</text:p>
          </table:table-cell>
          <table:table-cell table:style-name="ce97"/>
          <table:table-cell table:style-name="ce97" table:formula="of:=([.AF64]-[.AM64])*100" office:value-type="float" office:value="45.4" calcext:value-type="float">
            <text:p>45.4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65]&lt;1;[.AH65]&lt;1);CONCATENATE(&quot;   //   шаг &quot;;[.J65];&quot; не допустим на этом железе!&quot;); IF(AND([.AG65]&gt;255;[.AH65]&gt;255);CONCATENATE(&quot;   //   шаг &quot;;[.J65];&quot; не допустим на этом железе!&quot;); IF(OR([.AG65]&lt;1;[.AG65]&gt;255);CONCATENATE(&quot;//&quot;;&quot;{ &quot;;[.AA65];&quot;, &quot;;[.AB65];&quot;, &quot;;[.AC65];&quot;, &quot;;[.AD65];&quot;, &quot;;[.AE65];&quot;, &quot;;SUBSTITUTE([.AF65];&quot;,&quot;;&quot;.&quot;);&quot;, &quot;;[.H65];&quot;, &quot;;[.I65];&quot;  },&quot;;&quot; //  ось Z ошибка&quot;); IF(OR([.AH65]&lt;1;[.AH65]&gt;255);CONCATENATE(&quot;//&quot;;&quot;{  &quot;;[.AA65];&quot;, &quot;;[.AB65];&quot;, &quot;;[.AC65];&quot;, &quot;;[.AD65];&quot;, &quot;;[.AE65];&quot;, &quot;;SUBSTITUTE([.AF65];&quot;,&quot;;&quot;.&quot;);&quot;, &quot;;[.H65];&quot;, &quot;;[.I65];&quot;  },&quot;;&quot; //  ось X ошибка&quot;); IF(AND([.AG65]&gt;=1;[.AH65]&gt;=1);CONCATENATE(&quot;{ &quot;;[.AA65];&quot;, &quot;;[.AB65];&quot;, &quot;;[.AC65];&quot;, &quot;;[.AD65];&quot;, &quot;;[.AE65];&quot;, &quot;;SUBSTITUTE([.AF65];&quot;,&quot;;&quot;.&quot;);&quot;, &quot;;[.H65];&quot;, &quot;;[.I65];&quot;  },&quot;))))))" office:value-type="string" office:string-value="{ 21, 2598, 10, 6299, &quot;60tpi &quot;, 0.423, 5, 620  }," calcext:value-type="string" table:number-columns-spanned="6" table:number-rows-spanned="1">
            <text:p>{ 21, 2598, 10, 6299, "60tpi ", 0.423, 5, 620 <text:s/>},</text:p>
          </table:table-cell>
          <table:covered-table-cell table:number-columns-repeated="4"/>
          <table:covered-table-cell table:style-name="ce27"/>
          <table:table-cell table:style-name="ce53" table:formula="of:=ROUND(25.4/[.J65]*8+2;0)" office:value-type="float" office:value="5" calcext:value-type="float">
            <text:p>5</text:p>
          </table:table-cell>
          <table:table-cell table:style-name="ce65" table:formula="of:=IF(OR([.AG65]&lt;2;[.AH65]&lt;2);MROUND((140/[.AF65]+280)/4;20);MROUND(140/[.AF65]+280;20))" office:value-type="float" office:value="620" calcext:value-type="float">
            <text:p>620</text:p>
          </table:table-cell>
          <table:table-cell table:style-name="ce41" office:value-type="float" office:value="60" calcext:value-type="float">
            <text:p>60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65];1)" office:value-type="float" office:value="21" calcext:value-type="float">
            <text:p>21</text:p>
          </table:table-cell>
          <table:table-cell table:style-name="ce97" table:formula="of:=ROUND((([.AG65]-[.AI65])*10000);0)" office:value-type="float" office:value="2598" calcext:value-type="float">
            <text:p>2598</text:p>
          </table:table-cell>
          <table:table-cell table:style-name="ce97" table:formula="of:=QUOTIENT([.AH65];1)" office:value-type="float" office:value="10" calcext:value-type="float">
            <text:p>10</text:p>
          </table:table-cell>
          <table:table-cell table:style-name="ce97" table:formula="of:=ROUND((([.AH65]-[.AK65])*10000);0)" office:value-type="float" office:value="6299" calcext:value-type="float">
            <text:p>6299</text:p>
          </table:table-cell>
          <table:table-cell table:style-name="ce112" table:formula="of:=IF([.J65]&lt;10;(CONCATENATE(&quot;&quot;&quot; &quot;;[.J65];&quot;tpi &quot;&quot;&quot;));(CONCATENATE(&quot;&quot;&quot;&quot;;[.J65];&quot;tpi &quot;&quot;&quot;)))" office:value-type="string" office:string-value="&quot;60tpi &quot;" calcext:value-type="string">
            <text:p>"60tpi "</text:p>
          </table:table-cell>
          <table:table-cell table:style-name="ce129" table:formula="of:=ROUND(25.4/[.J65];3)" office:value-type="float" office:value="0.423" calcext:value-type="float">
            <text:p>0.423</text:p>
          </table:table-cell>
          <table:table-cell table:style-name="ce130" table:formula="of:=ROUND((([.$B$6]*2)/([.$D$6]/[.$H$6]*(25.4/[.J65])));4)" office:value-type="float" office:value="21.2598" calcext:value-type="float">
            <text:p>21.2598</text:p>
          </table:table-cell>
          <table:table-cell table:style-name="ce130" table:formula="of:=ROUND(([.$B$6]*2)/([.$F$6]/[.$J$6]*(25.4/[.J65]));4)" office:value-type="float" office:value="10.6299" calcext:value-type="float">
            <text:p>10.6299</text:p>
          </table:table-cell>
          <table:table-cell table:style-name="ce97" table:formula="of:=QUOTIENT([.AG65];1)" office:value-type="float" office:value="21" calcext:value-type="float">
            <text:p>21</text:p>
          </table:table-cell>
          <table:table-cell table:style-name="ce131" table:formula="of:=ROUND((([.AG65]-[.AI65])*10000);1)" office:value-type="float" office:value="2598" calcext:value-type="float">
            <text:p>2598</text:p>
          </table:table-cell>
          <table:table-cell table:style-name="ce97" table:formula="of:=QUOTIENT([.AH65];1)" office:value-type="float" office:value="10" calcext:value-type="float">
            <text:p>10</text:p>
          </table:table-cell>
          <table:table-cell table:style-name="ce131" table:formula="of:=ROUND((([.AH65]-[.AK65])*10000);0)" office:value-type="float" office:value="6299" calcext:value-type="float">
            <text:p>6299</text:p>
          </table:table-cell>
          <table:table-cell table:style-name="ce97"/>
          <table:table-cell table:style-name="ce97" table:formula="of:=([.AF65]-[.AM65])*100" office:value-type="float" office:value="42.3" calcext:value-type="float">
            <text:p>42.3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66]&lt;1;[.AH66]&lt;1);CONCATENATE(&quot;   //   шаг &quot;;[.J66];&quot; не допустим на этом железе!&quot;); IF(AND([.AG66]&gt;255;[.AH66]&gt;255);CONCATENATE(&quot;   //   шаг &quot;;[.J66];&quot; не допустим на этом железе!&quot;); IF(OR([.AG66]&lt;1;[.AG66]&gt;255);CONCATENATE(&quot;//&quot;;&quot;{ &quot;;[.AA66];&quot;, &quot;;[.AB66];&quot;, &quot;;[.AC66];&quot;, &quot;;[.AD66];&quot;, &quot;;[.AE66];&quot;, &quot;;SUBSTITUTE([.AF66];&quot;,&quot;;&quot;.&quot;);&quot;, &quot;;[.H66];&quot;, &quot;;[.I66];&quot;  },&quot;;&quot; //  ось Z ошибка&quot;); IF(OR([.AH66]&lt;1;[.AH66]&gt;255);CONCATENATE(&quot;//&quot;;&quot;{  &quot;;[.AA66];&quot;, &quot;;[.AB66];&quot;, &quot;;[.AC66];&quot;, &quot;;[.AD66];&quot;, &quot;;[.AE66];&quot;, &quot;;SUBSTITUTE([.AF66];&quot;,&quot;;&quot;.&quot;);&quot;, &quot;;[.H66];&quot;, &quot;;[.I66];&quot;  },&quot;;&quot; //  ось X ошибка&quot;); IF(AND([.AG66]&gt;=1;[.AH66]&gt;=1);CONCATENATE(&quot;{ &quot;;[.AA66];&quot;, &quot;;[.AB66];&quot;, &quot;;[.AC66];&quot;, &quot;;[.AD66];&quot;, &quot;;[.AE66];&quot;, &quot;;SUBSTITUTE([.AF66];&quot;,&quot;;&quot;.&quot;);&quot;, &quot;;[.H66];&quot;, &quot;;[.I66];&quot;  },&quot;))))))" office:value-type="string" office:string-value="{ 22, 6772, 11, 3386, &quot;64tpi &quot;, 0.397, 5, 640  }," calcext:value-type="string" table:number-columns-spanned="6" table:number-rows-spanned="1">
            <text:p>{ 22, 6772, 11, 3386, "64tpi ", 0.397, 5, 640 <text:s/>},</text:p>
          </table:table-cell>
          <table:covered-table-cell table:number-columns-repeated="4"/>
          <table:covered-table-cell table:style-name="ce27"/>
          <table:table-cell table:style-name="ce53" table:formula="of:=ROUND(25.4/[.J66]*8+2;0)" office:value-type="float" office:value="5" calcext:value-type="float">
            <text:p>5</text:p>
          </table:table-cell>
          <table:table-cell table:style-name="ce65" table:formula="of:=IF(OR([.AG66]&lt;2;[.AH66]&lt;2);MROUND((140/[.AF66]+280)/4;20);MROUND(140/[.AF66]+280;20))" office:value-type="float" office:value="640" calcext:value-type="float">
            <text:p>640</text:p>
          </table:table-cell>
          <table:table-cell table:style-name="ce41" office:value-type="float" office:value="64" calcext:value-type="float">
            <text:p>64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66];1)" office:value-type="float" office:value="22" calcext:value-type="float">
            <text:p>22</text:p>
          </table:table-cell>
          <table:table-cell table:style-name="ce97" table:formula="of:=ROUND((([.AG66]-[.AI66])*10000);0)" office:value-type="float" office:value="6772" calcext:value-type="float">
            <text:p>6772</text:p>
          </table:table-cell>
          <table:table-cell table:style-name="ce97" table:formula="of:=QUOTIENT([.AH66];1)" office:value-type="float" office:value="11" calcext:value-type="float">
            <text:p>11</text:p>
          </table:table-cell>
          <table:table-cell table:style-name="ce97" table:formula="of:=ROUND((([.AH66]-[.AK66])*10000);0)" office:value-type="float" office:value="3386" calcext:value-type="float">
            <text:p>3386</text:p>
          </table:table-cell>
          <table:table-cell table:style-name="ce112" table:formula="of:=IF([.J66]&lt;10;(CONCATENATE(&quot;&quot;&quot; &quot;;[.J66];&quot;tpi &quot;&quot;&quot;));(CONCATENATE(&quot;&quot;&quot;&quot;;[.J66];&quot;tpi &quot;&quot;&quot;)))" office:value-type="string" office:string-value="&quot;64tpi &quot;" calcext:value-type="string">
            <text:p>"64tpi "</text:p>
          </table:table-cell>
          <table:table-cell table:style-name="ce129" table:formula="of:=ROUND(25.4/[.J66];3)" office:value-type="float" office:value="0.397" calcext:value-type="float">
            <text:p>0.397</text:p>
          </table:table-cell>
          <table:table-cell table:style-name="ce130" table:formula="of:=ROUND((([.$B$6]*2)/([.$D$6]/[.$H$6]*(25.4/[.J66])));4)" office:value-type="float" office:value="22.6772" calcext:value-type="float">
            <text:p>22.6772</text:p>
          </table:table-cell>
          <table:table-cell table:style-name="ce130" table:formula="of:=ROUND(([.$B$6]*2)/([.$F$6]/[.$J$6]*(25.4/[.J66]));4)" office:value-type="float" office:value="11.3386" calcext:value-type="float">
            <text:p>11.3386</text:p>
          </table:table-cell>
          <table:table-cell table:style-name="ce97" table:formula="of:=QUOTIENT([.AG66];1)" office:value-type="float" office:value="22" calcext:value-type="float">
            <text:p>22</text:p>
          </table:table-cell>
          <table:table-cell table:style-name="ce131" table:formula="of:=ROUND((([.AG66]-[.AI66])*10000);1)" office:value-type="float" office:value="6772" calcext:value-type="float">
            <text:p>6772</text:p>
          </table:table-cell>
          <table:table-cell table:style-name="ce97" table:formula="of:=QUOTIENT([.AH66];1)" office:value-type="float" office:value="11" calcext:value-type="float">
            <text:p>11</text:p>
          </table:table-cell>
          <table:table-cell table:style-name="ce131" table:formula="of:=ROUND((([.AH66]-[.AK66])*10000);0)" office:value-type="float" office:value="3386" calcext:value-type="float">
            <text:p>3386</text:p>
          </table:table-cell>
          <table:table-cell table:style-name="ce97"/>
          <table:table-cell table:style-name="ce97" table:formula="of:=([.AF66]-[.AM66])*100" office:value-type="float" office:value="39.7" calcext:value-type="float">
            <text:p>39.7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67]&lt;1;[.AH67]&lt;1);CONCATENATE(&quot;   //   шаг &quot;;[.J67];&quot; не допустим на этом железе!&quot;); IF(AND([.AG67]&gt;255;[.AH67]&gt;255);CONCATENATE(&quot;   //   шаг &quot;;[.J67];&quot; не допустим на этом железе!&quot;); IF(OR([.AG67]&lt;1;[.AG67]&gt;255);CONCATENATE(&quot;//&quot;;&quot;{ &quot;;[.AA67];&quot;, &quot;;[.AB67];&quot;, &quot;;[.AC67];&quot;, &quot;;[.AD67];&quot;, &quot;;[.AE67];&quot;, &quot;;SUBSTITUTE([.AF67];&quot;,&quot;;&quot;.&quot;);&quot;, &quot;;[.H67];&quot;, &quot;;[.I67];&quot;  },&quot;;&quot; //  ось Z ошибка&quot;); IF(OR([.AH67]&lt;1;[.AH67]&gt;255);CONCATENATE(&quot;//&quot;;&quot;{  &quot;;[.AA67];&quot;, &quot;;[.AB67];&quot;, &quot;;[.AC67];&quot;, &quot;;[.AD67];&quot;, &quot;;[.AE67];&quot;, &quot;;SUBSTITUTE([.AF67];&quot;,&quot;;&quot;.&quot;);&quot;, &quot;;[.H67];&quot;, &quot;;[.I67];&quot;  },&quot;;&quot; //  ось X ошибка&quot;); IF(AND([.AG67]&gt;=1;[.AH67]&gt;=1);CONCATENATE(&quot;{ &quot;;[.AA67];&quot;, &quot;;[.AB67];&quot;, &quot;;[.AC67];&quot;, &quot;;[.AD67];&quot;, &quot;;[.AE67];&quot;, &quot;;SUBSTITUTE([.AF67];&quot;,&quot;;&quot;.&quot;);&quot;, &quot;;[.H67];&quot;, &quot;;[.I67];&quot;  },&quot;))))))" office:value-type="string" office:string-value="{ 25, 5118, 12, 7559, &quot;72tpi &quot;, 0.353, 5, 680  }," calcext:value-type="string" table:number-columns-spanned="6" table:number-rows-spanned="1">
            <text:p>{ 25, 5118, 12, 7559, "72tpi ", 0.353, 5, 680 <text:s/>},</text:p>
          </table:table-cell>
          <table:covered-table-cell table:number-columns-repeated="4"/>
          <table:covered-table-cell table:style-name="ce27"/>
          <table:table-cell table:style-name="ce53" table:formula="of:=ROUND(25.4/[.J67]*8+2;0)" office:value-type="float" office:value="5" calcext:value-type="float">
            <text:p>5</text:p>
          </table:table-cell>
          <table:table-cell table:style-name="ce65" table:formula="of:=IF(OR([.AG67]&lt;2;[.AH67]&lt;2);MROUND((140/[.AF67]+280)/4;20);MROUND(140/[.AF67]+280;20))" office:value-type="float" office:value="680" calcext:value-type="float">
            <text:p>680</text:p>
          </table:table-cell>
          <table:table-cell table:style-name="ce41" office:value-type="float" office:value="72" calcext:value-type="float">
            <text:p>72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67];1)" office:value-type="float" office:value="25" calcext:value-type="float">
            <text:p>25</text:p>
          </table:table-cell>
          <table:table-cell table:style-name="ce97" table:formula="of:=ROUND((([.AG67]-[.AI67])*10000);0)" office:value-type="float" office:value="5118" calcext:value-type="float">
            <text:p>5118</text:p>
          </table:table-cell>
          <table:table-cell table:style-name="ce97" table:formula="of:=QUOTIENT([.AH67];1)" office:value-type="float" office:value="12" calcext:value-type="float">
            <text:p>12</text:p>
          </table:table-cell>
          <table:table-cell table:style-name="ce97" table:formula="of:=ROUND((([.AH67]-[.AK67])*10000);0)" office:value-type="float" office:value="7559" calcext:value-type="float">
            <text:p>7559</text:p>
          </table:table-cell>
          <table:table-cell table:style-name="ce112" table:formula="of:=IF([.J67]&lt;10;(CONCATENATE(&quot;&quot;&quot; &quot;;[.J67];&quot;tpi &quot;&quot;&quot;));(CONCATENATE(&quot;&quot;&quot;&quot;;[.J67];&quot;tpi &quot;&quot;&quot;)))" office:value-type="string" office:string-value="&quot;72tpi &quot;" calcext:value-type="string">
            <text:p>"72tpi "</text:p>
          </table:table-cell>
          <table:table-cell table:style-name="ce129" table:formula="of:=ROUND(25.4/[.J67];3)" office:value-type="float" office:value="0.353" calcext:value-type="float">
            <text:p>0.353</text:p>
          </table:table-cell>
          <table:table-cell table:style-name="ce130" table:formula="of:=ROUND((([.$B$6]*2)/([.$D$6]/[.$H$6]*(25.4/[.J67])));4)" office:value-type="float" office:value="25.5118" calcext:value-type="float">
            <text:p>25.5118</text:p>
          </table:table-cell>
          <table:table-cell table:style-name="ce130" table:formula="of:=ROUND(([.$B$6]*2)/([.$F$6]/[.$J$6]*(25.4/[.J67]));4)" office:value-type="float" office:value="12.7559" calcext:value-type="float">
            <text:p>12.7559</text:p>
          </table:table-cell>
          <table:table-cell table:style-name="ce97" table:formula="of:=QUOTIENT([.AG67];1)" office:value-type="float" office:value="25" calcext:value-type="float">
            <text:p>25</text:p>
          </table:table-cell>
          <table:table-cell table:style-name="ce131" table:formula="of:=ROUND((([.AG67]-[.AI67])*10000);1)" office:value-type="float" office:value="5118" calcext:value-type="float">
            <text:p>5118</text:p>
          </table:table-cell>
          <table:table-cell table:style-name="ce97" table:formula="of:=QUOTIENT([.AH67];1)" office:value-type="float" office:value="12" calcext:value-type="float">
            <text:p>12</text:p>
          </table:table-cell>
          <table:table-cell table:style-name="ce131" table:formula="of:=ROUND((([.AH67]-[.AK67])*10000);0)" office:value-type="float" office:value="7559" calcext:value-type="float">
            <text:p>7559</text:p>
          </table:table-cell>
          <table:table-cell table:style-name="ce97"/>
          <table:table-cell table:style-name="ce97" table:formula="of:=([.AF67]-[.AM67])*100" office:value-type="float" office:value="35.3" calcext:value-type="float">
            <text:p>35.3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68]&lt;1;[.AH68]&lt;1);CONCATENATE(&quot;   //   шаг &quot;;[.J68];&quot; не допустим на этом железе!&quot;); IF(AND([.AG68]&gt;255;[.AH68]&gt;255);CONCATENATE(&quot;   //   шаг &quot;;[.J68];&quot; не допустим на этом железе!&quot;); IF(OR([.AG68]&lt;1;[.AG68]&gt;255);CONCATENATE(&quot;//&quot;;&quot;{ &quot;;[.AA68];&quot;, &quot;;[.AB68];&quot;, &quot;;[.AC68];&quot;, &quot;;[.AD68];&quot;, &quot;;[.AE68];&quot;, &quot;;SUBSTITUTE([.AF68];&quot;,&quot;;&quot;.&quot;);&quot;, &quot;;[.H68];&quot;, &quot;;[.I68];&quot;  },&quot;;&quot; //  ось Z ошибка&quot;); IF(OR([.AH68]&lt;1;[.AH68]&gt;255);CONCATENATE(&quot;//&quot;;&quot;{  &quot;;[.AA68];&quot;, &quot;;[.AB68];&quot;, &quot;;[.AC68];&quot;, &quot;;[.AD68];&quot;, &quot;;[.AE68];&quot;, &quot;;SUBSTITUTE([.AF68];&quot;,&quot;;&quot;.&quot;);&quot;, &quot;;[.H68];&quot;, &quot;;[.I68];&quot;  },&quot;;&quot; //  ось X ошибка&quot;); IF(AND([.AG68]&gt;=1;[.AH68]&gt;=1);CONCATENATE(&quot;{ &quot;;[.AA68];&quot;, &quot;;[.AB68];&quot;, &quot;;[.AC68];&quot;, &quot;;[.AD68];&quot;, &quot;;[.AE68];&quot;, &quot;;SUBSTITUTE([.AF68];&quot;,&quot;;&quot;.&quot;);&quot;, &quot;;[.H68];&quot;, &quot;;[.I68];&quot;  },&quot;))))))" office:value-type="string" office:string-value="{ 28, 3465, 14, 1732, &quot;80tpi &quot;, 0.318, 5, 720  }," calcext:value-type="string" table:number-columns-spanned="6" table:number-rows-spanned="1">
            <text:p>{ 28, 3465, 14, 1732, "80tpi ", 0.318, 5, 720 <text:s/>},</text:p>
          </table:table-cell>
          <table:covered-table-cell table:number-columns-repeated="4"/>
          <table:covered-table-cell table:style-name="ce27"/>
          <table:table-cell table:style-name="ce53" table:formula="of:=ROUND(25.4/[.J68]*8+2;0)" office:value-type="float" office:value="5" calcext:value-type="float">
            <text:p>5</text:p>
          </table:table-cell>
          <table:table-cell table:style-name="ce65" table:formula="of:=IF(OR([.AG68]&lt;2;[.AH68]&lt;2);MROUND((140/[.AF68]+280)/4;20);MROUND(140/[.AF68]+280;20))" office:value-type="float" office:value="720" calcext:value-type="float">
            <text:p>720</text:p>
          </table:table-cell>
          <table:table-cell table:style-name="ce41" office:value-type="float" office:value="80" calcext:value-type="float">
            <text:p>80</text:p>
          </table:table-cell>
          <table:table-cell table:style-name="ce80" office:value-type="string" calcext:value-type="string">
            <text:p><text:s/>ниток/1"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formula="of:=QUOTIENT([.AG68];1)" office:value-type="float" office:value="28" calcext:value-type="float">
            <text:p>28</text:p>
          </table:table-cell>
          <table:table-cell table:style-name="ce97" table:formula="of:=ROUND((([.AG68]-[.AI68])*10000);0)" office:value-type="float" office:value="3465" calcext:value-type="float">
            <text:p>3465</text:p>
          </table:table-cell>
          <table:table-cell table:style-name="ce97" table:formula="of:=QUOTIENT([.AH68];1)" office:value-type="float" office:value="14" calcext:value-type="float">
            <text:p>14</text:p>
          </table:table-cell>
          <table:table-cell table:style-name="ce97" table:formula="of:=ROUND((([.AH68]-[.AK68])*10000);0)" office:value-type="float" office:value="1732" calcext:value-type="float">
            <text:p>1732</text:p>
          </table:table-cell>
          <table:table-cell table:style-name="ce112" table:formula="of:=IF([.J68]&lt;10;(CONCATENATE(&quot;&quot;&quot; &quot;;[.J68];&quot;tpi &quot;&quot;&quot;));(CONCATENATE(&quot;&quot;&quot;&quot;;[.J68];&quot;tpi &quot;&quot;&quot;)))" office:value-type="string" office:string-value="&quot;80tpi &quot;" calcext:value-type="string">
            <text:p>"80tpi "</text:p>
          </table:table-cell>
          <table:table-cell table:style-name="ce129" table:formula="of:=ROUND(25.4/[.J68];3)" office:value-type="float" office:value="0.318" calcext:value-type="float">
            <text:p>0.318</text:p>
          </table:table-cell>
          <table:table-cell table:style-name="ce130" table:formula="of:=ROUND((([.$B$6]*2)/([.$D$6]/[.$H$6]*(25.4/[.J68])));4)" office:value-type="float" office:value="28.3465" calcext:value-type="float">
            <text:p>28.3465</text:p>
          </table:table-cell>
          <table:table-cell table:style-name="ce130" table:formula="of:=ROUND(([.$B$6]*2)/([.$F$6]/[.$J$6]*(25.4/[.J68]));4)" office:value-type="float" office:value="14.1732" calcext:value-type="float">
            <text:p>14.1732</text:p>
          </table:table-cell>
          <table:table-cell table:style-name="ce97" table:formula="of:=QUOTIENT([.AG68];1)" office:value-type="float" office:value="28" calcext:value-type="float">
            <text:p>28</text:p>
          </table:table-cell>
          <table:table-cell table:style-name="ce131" table:formula="of:=ROUND((([.AG68]-[.AI68])*10000);1)" office:value-type="float" office:value="3465" calcext:value-type="float">
            <text:p>3465</text:p>
          </table:table-cell>
          <table:table-cell table:style-name="ce97" table:formula="of:=QUOTIENT([.AH68];1)" office:value-type="float" office:value="14" calcext:value-type="float">
            <text:p>14</text:p>
          </table:table-cell>
          <table:table-cell table:style-name="ce131" table:formula="of:=ROUND((([.AH68]-[.AK68])*10000);0)" office:value-type="float" office:value="1732" calcext:value-type="float">
            <text:p>1732</text:p>
          </table:table-cell>
          <table:table-cell table:style-name="ce97"/>
          <table:table-cell table:style-name="ce97" table:formula="of:=([.AF68]-[.AM68])*100" office:value-type="float" office:value="31.8" calcext:value-type="float">
            <text:p>31.8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8">
          <table:table-cell table:style-name="ce1"/>
          <table:table-cell table:style-name="ce17" office:value-type="string" calcext:value-type="string" table:number-columns-spanned="6" table:number-rows-spanned="1">
            <text:p>// Трубная резьба 55 градусов (G)</text:p>
          </table:table-cell>
          <table:covered-table-cell table:number-columns-repeated="4"/>
          <table:covered-table-cell table:style-name="ce27"/>
          <table:table-cell table:style-name="ce55"/>
          <table:table-cell table:style-name="ce67" table:number-columns-repeated="2"/>
          <table:table-cell table:style-name="ce80"/>
          <table:table-cell table:style-name="ce88"/>
          <table:table-cell table:style-name="ce97" table:number-columns-repeated="13"/>
          <table:table-cell table:style-name="ce125"/>
          <table:table-cell table:style-name="ce97" table:number-columns-repeated="4"/>
          <table:table-cell table:style-name="ce112"/>
          <table:table-cell table:style-name="ce129"/>
          <table:table-cell table:style-name="ce130" table:number-columns-repeated="2"/>
          <table:table-cell table:style-name="ce97"/>
          <table:table-cell table:style-name="ce131"/>
          <table:table-cell table:style-name="ce97"/>
          <table:table-cell table:style-name="ce131"/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70]&lt;1;[.AH70]&lt;1);CONCATENATE(&quot;   //   шаг &quot;;[.J70];&quot; не допустим на этом железе!&quot;); IF(AND([.AG70]&gt;255;[.AH70]&gt;255);CONCATENATE(&quot;   //   шаг &quot;;[.J70];&quot; не допустим на этом железе!&quot;); IF(OR([.AG70]&lt;1;[.AG70]&gt;255);CONCATENATE(&quot;{ &quot;;[.AA70];&quot;, &quot;;[.AB70];&quot;, &quot;;[.AC70];&quot;, &quot;;[.AD70];&quot;, &quot;;[.AE70];&quot;, &quot;;SUBSTITUTE([.AF70];&quot;,&quot;;&quot;.&quot;);&quot;, &quot;;[.H70];&quot;, &quot;;[.I70];&quot; },&quot;;&quot; //  ось Z ошибка&quot;); IF(OR([.AH70]&lt;1;[.AH70]&gt;255);CONCATENATE(&quot;{ &quot;;[.AA70];&quot;, &quot;;[.AB70];&quot;, &quot;;[.AC70];&quot;, &quot;;[.AD70];&quot;, &quot;;[.AE70];&quot;, &quot;;SUBSTITUTE([.AF70];&quot;,&quot;;&quot;.&quot;);&quot;, &quot;;[.H70];&quot;, &quot;;[.I70];&quot; },&quot;;&quot; //  ось X ошибка&quot;); IF(AND([.AG70]&gt;=1;[.AH70]&gt;=1);CONCATENATE(&quot;{ &quot;;[.AA70];&quot;, &quot;;[.AB70];&quot;, &quot;;[.AC70];&quot;, &quot;;[.AD70];&quot;, &quot;;[.AE70];&quot;, &quot;;SUBSTITUTE([.AF70];&quot;,&quot;;&quot;.&quot;);&quot;, &quot;;[.H70];&quot;, &quot;;[.I70];&quot; },&quot;))))))" office:value-type="string" office:string-value="{ 9, 9213, 4, 9606, &quot;G 1/16&quot;, 0.907, 9, 440 }," calcext:value-type="string" table:number-columns-spanned="6" table:number-rows-spanned="1">
            <text:p>{ 9, 9213, 4, 9606, "G 1/16", 0.907, 9, 440 },</text:p>
          </table:table-cell>
          <table:covered-table-cell table:number-columns-repeated="4"/>
          <table:covered-table-cell table:style-name="ce27"/>
          <table:table-cell table:style-name="ce53" table:formula="of:=ROUND(25.4/[.J70]*8+2;0)" office:value-type="float" office:value="9" calcext:value-type="float">
            <text:p>9</text:p>
          </table:table-cell>
          <table:table-cell table:style-name="ce65" table:formula="of:=IF(OR([.AG70]&lt;2;[.AH70]&lt;2);MROUND((140/[.AF70]+280)/4;20);MROUND(140/[.AF70]+280;20))" office:value-type="float" office:value="440" calcext:value-type="float">
            <text:p>440</text:p>
          </table:table-cell>
          <table:table-cell table:style-name="ce41" office:value-type="float" office:value="28" calcext:value-type="float">
            <text:p>28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5" office:value-type="string" calcext:value-type="string">
            <text:p>G</text:p>
          </table:table-cell>
          <table:table-cell table:style-name="ce97" table:formula="of:=QUOTIENT([.AG70];1)" office:value-type="float" office:value="9" calcext:value-type="float">
            <text:p>9</text:p>
          </table:table-cell>
          <table:table-cell table:style-name="ce97" table:formula="of:=ROUND((([.AG70]-[.AI70])*10000);0)" office:value-type="float" office:value="9213" calcext:value-type="float">
            <text:p>9213</text:p>
          </table:table-cell>
          <table:table-cell table:style-name="ce97" table:formula="of:=QUOTIENT([.AH70];1)" office:value-type="float" office:value="4" calcext:value-type="float">
            <text:p>4</text:p>
          </table:table-cell>
          <table:table-cell table:style-name="ce97" table:formula="of:=ROUND((([.AH70]-[.AK70])*10000);0)" office:value-type="float" office:value="9606" calcext:value-type="float">
            <text:p>9606</text:p>
          </table:table-cell>
          <table:table-cell table:style-name="ce112" table:formula="of:=IF([.J70]&lt;10;(CONCATENATE(&quot;&quot;&quot; &quot;;[.Z70];&quot; 1/16&quot;&quot;&quot;));(CONCATENATE(&quot;&quot;&quot;&quot;;[.Z70];&quot; 1/16&quot;&quot;&quot;)))" office:value-type="string" office:string-value="&quot;G 1/16&quot;" calcext:value-type="string">
            <text:p>"G 1/16"</text:p>
          </table:table-cell>
          <table:table-cell table:style-name="ce129" table:formula="of:=ROUND(25.4/[.J70];3)" office:value-type="float" office:value="0.907" calcext:value-type="float">
            <text:p>0.907</text:p>
          </table:table-cell>
          <table:table-cell table:style-name="ce130" table:formula="of:=ROUND((([.$B$6]*2)/([.$D$6]/[.$H$6]*(25.4/[.J70])));4)" office:value-type="float" office:value="9.9213" calcext:value-type="float">
            <text:p>9.9213</text:p>
          </table:table-cell>
          <table:table-cell table:style-name="ce130" table:formula="of:=ROUND(([.$B$6]*2)/([.$F$6]/[.$J$6]*(25.4/[.J70]));4)" office:value-type="float" office:value="4.9606" calcext:value-type="float">
            <text:p>4.9606</text:p>
          </table:table-cell>
          <table:table-cell table:style-name="ce97" table:formula="of:=QUOTIENT([.AG70];1)" office:value-type="float" office:value="9" calcext:value-type="float">
            <text:p>9</text:p>
          </table:table-cell>
          <table:table-cell table:style-name="ce131" table:formula="of:=ROUND((([.AG70]-[.AI70])*10000);1)" office:value-type="float" office:value="9213" calcext:value-type="float">
            <text:p>9213</text:p>
          </table:table-cell>
          <table:table-cell table:style-name="ce97" table:formula="of:=QUOTIENT([.AH70];1)" office:value-type="float" office:value="4" calcext:value-type="float">
            <text:p>4</text:p>
          </table:table-cell>
          <table:table-cell table:style-name="ce131" table:formula="of:=ROUND((([.AH70]-[.AK70])*10000);0)" office:value-type="float" office:value="9606" calcext:value-type="float">
            <text:p>9606</text:p>
          </table:table-cell>
          <table:table-cell table:style-name="ce97"/>
          <table:table-cell table:style-name="ce97" table:formula="of:=([.AF70]-[.AM70])*100" office:value-type="float" office:value="90.7" calcext:value-type="float">
            <text:p>90.7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71]&lt;1;[.AH71]&lt;1);CONCATENATE(&quot;   //   шаг &quot;;[.J71];&quot; не допустим на этом железе!&quot;); IF(AND([.AG71]&gt;255;[.AH71]&gt;255);CONCATENATE(&quot;   //   шаг &quot;;[.J71];&quot; не допустим на этом железе!&quot;); IF(OR([.AG71]&lt;1;[.AG71]&gt;255);CONCATENATE(&quot;{ &quot;;[.AA71];&quot;, &quot;;[.AB71];&quot;, &quot;;[.AC71];&quot;, &quot;;[.AD71];&quot;, &quot;;[.AE71];&quot;, &quot;;SUBSTITUTE([.AF71];&quot;,&quot;;&quot;.&quot;);&quot;, &quot;;[.H71];&quot;, &quot;;[.I71];&quot;   },&quot;;&quot; //  ось Z ошибка&quot;); IF(OR([.AH71]&lt;1;[.AH71]&gt;255);CONCATENATE(&quot;{ &quot;;[.AA71];&quot;, &quot;;[.AB71];&quot;, &quot;;[.AC71];&quot;, &quot;;[.AD71];&quot;, &quot;;[.AE71];&quot;, &quot;;SUBSTITUTE([.AF71];&quot;,&quot;;&quot;.&quot;);&quot;, &quot;;[.H71];&quot;, &quot;;[.I71];&quot;  },&quot;;&quot; //  ось X ошибка&quot;); IF(AND([.AG71]&gt;=1;[.AH71]&gt;=1);CONCATENATE(&quot;{ &quot;;[.AA71];&quot;, &quot;;[.AB71];&quot;, &quot;;[.AC71];&quot;, &quot;;[.AD71];&quot;, &quot;;[.AE71];&quot;, &quot;;SUBSTITUTE([.AF71];&quot;,&quot;;&quot;.&quot;);&quot;, &quot;;[.H71];&quot;, &quot;;[.I71];&quot;  },&quot;))))))" office:value-type="string" office:string-value="{ 9, 9213, 4, 9606, &quot;G  1/8&quot;, 0.907, 9, 440  }," calcext:value-type="string" table:number-columns-spanned="6" table:number-rows-spanned="1">
            <text:p>{ 9, 9213, 4, 9606, "G <text:s/>1/8", 0.907, 9, 440 <text:s/>},</text:p>
          </table:table-cell>
          <table:covered-table-cell table:number-columns-repeated="4"/>
          <table:covered-table-cell table:style-name="ce27"/>
          <table:table-cell table:style-name="ce53" table:formula="of:=ROUND(25.4/[.J71]*8+2;0)" office:value-type="float" office:value="9" calcext:value-type="float">
            <text:p>9</text:p>
          </table:table-cell>
          <table:table-cell table:style-name="ce65" table:formula="of:=IF(OR([.AG71]&lt;2;[.AH71]&lt;2);MROUND((140/[.AF71]+280)/4;20);MROUND(140/[.AF71]+280;20))" office:value-type="float" office:value="440" calcext:value-type="float">
            <text:p>440</text:p>
          </table:table-cell>
          <table:table-cell table:style-name="ce41" office:value-type="float" office:value="28" calcext:value-type="float">
            <text:p>28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5" office:value-type="string" calcext:value-type="string">
            <text:p>G</text:p>
          </table:table-cell>
          <table:table-cell table:style-name="ce97" table:formula="of:=QUOTIENT([.AG71];1)" office:value-type="float" office:value="9" calcext:value-type="float">
            <text:p>9</text:p>
          </table:table-cell>
          <table:table-cell table:style-name="ce97" table:formula="of:=ROUND((([.AG71]-[.AI71])*10000);0)" office:value-type="float" office:value="9213" calcext:value-type="float">
            <text:p>9213</text:p>
          </table:table-cell>
          <table:table-cell table:style-name="ce97" table:formula="of:=QUOTIENT([.AH71];1)" office:value-type="float" office:value="4" calcext:value-type="float">
            <text:p>4</text:p>
          </table:table-cell>
          <table:table-cell table:style-name="ce97" table:formula="of:=ROUND((([.AH71]-[.AK71])*10000);0)" office:value-type="float" office:value="9606" calcext:value-type="float">
            <text:p>9606</text:p>
          </table:table-cell>
          <table:table-cell table:style-name="ce112" table:formula="of:=IF([.J71]&lt;10;(CONCATENATE(&quot;&quot;&quot; &quot;;[.Z71];&quot;  1/8&quot;&quot;&quot;));(CONCATENATE(&quot;&quot;&quot;&quot;;[.Z71];&quot;  1/8&quot;&quot;&quot;)))" office:value-type="string" office:string-value="&quot;G  1/8&quot;" calcext:value-type="string">
            <text:p>"G <text:s/>1/8"</text:p>
          </table:table-cell>
          <table:table-cell table:style-name="ce129" table:formula="of:=ROUND(25.4/[.J71];3)" office:value-type="float" office:value="0.907" calcext:value-type="float">
            <text:p>0.907</text:p>
          </table:table-cell>
          <table:table-cell table:style-name="ce130" table:formula="of:=ROUND((([.$B$6]*2)/([.$D$6]/[.$H$6]*(25.4/[.J71])));4)" office:value-type="float" office:value="9.9213" calcext:value-type="float">
            <text:p>9.9213</text:p>
          </table:table-cell>
          <table:table-cell table:style-name="ce130" table:formula="of:=ROUND(([.$B$6]*2)/([.$F$6]/[.$J$6]*(25.4/[.J71]));4)" office:value-type="float" office:value="4.9606" calcext:value-type="float">
            <text:p>4.9606</text:p>
          </table:table-cell>
          <table:table-cell table:style-name="ce97" table:formula="of:=QUOTIENT([.AG71];1)" office:value-type="float" office:value="9" calcext:value-type="float">
            <text:p>9</text:p>
          </table:table-cell>
          <table:table-cell table:style-name="ce131" table:formula="of:=ROUND((([.AG71]-[.AI71])*10000);1)" office:value-type="float" office:value="9213" calcext:value-type="float">
            <text:p>9213</text:p>
          </table:table-cell>
          <table:table-cell table:style-name="ce97" table:formula="of:=QUOTIENT([.AH71];1)" office:value-type="float" office:value="4" calcext:value-type="float">
            <text:p>4</text:p>
          </table:table-cell>
          <table:table-cell table:style-name="ce131" table:formula="of:=ROUND((([.AH71]-[.AK71])*10000);0)" office:value-type="float" office:value="9606" calcext:value-type="float">
            <text:p>9606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72]&lt;1;[.AH72]&lt;1);CONCATENATE(&quot;   //   шаг &quot;;[.J72];&quot; не допустим на этом железе!&quot;); IF(AND([.AG72]&gt;255;[.AH72]&gt;255);CONCATENATE(&quot;   //   шаг &quot;;[.J72];&quot; не допустим на этом железе!&quot;); IF(OR([.AG72]&lt;1;[.AG72]&gt;255);CONCATENATE(&quot;{ &quot;;[.AA72];&quot;, &quot;;[.AB72];&quot;, &quot;;[.AC72];&quot;, &quot;;[.AD72];&quot;, &quot;;[.AE72];&quot;, &quot;;SUBSTITUTE([.AF72];&quot;,&quot;;&quot;.&quot;);&quot;, &quot;;[.H72];&quot;, &quot;;[.I72];&quot;  },&quot;;&quot; //  ось Z ошибка&quot;); IF(OR([.AH72]&lt;1;[.AH72]&gt;255);CONCATENATE(&quot;{ &quot;;[.AA72];&quot;, &quot;;[.AB72];&quot;, &quot;;[.AC72];&quot;, &quot;;[.AD72];&quot;, &quot;;[.AE72];&quot;, &quot;;SUBSTITUTE([.AF72];&quot;,&quot;;&quot;.&quot;);&quot;, &quot;;[.H72];&quot;, &quot;;[.I72];&quot;  },&quot;;&quot; //  ось X ошибка&quot;); IF(AND([.AG72]&gt;=1;[.AH72]&gt;=1);CONCATENATE(&quot;{ &quot;;[.AA72];&quot;, &quot;;[.AB72];&quot;, &quot;;[.AC72];&quot;, &quot;;[.AD72];&quot;, &quot;;[.AE72];&quot;, &quot;;SUBSTITUTE([.AF72];&quot;,&quot;;&quot;.&quot;);&quot;, &quot;;[.H72];&quot;, &quot;;[.I72];&quot;  },&quot;))))))" office:value-type="string" office:string-value="{ 6, 7323, 3, 3661, &quot;G  1/4&quot;, 1.337, 13, 380  }," calcext:value-type="string" table:number-columns-spanned="6" table:number-rows-spanned="1">
            <text:p>{ 6, 7323, 3, 3661, "G <text:s/>1/4", 1.337, 13, 380 <text:s/>},</text:p>
          </table:table-cell>
          <table:covered-table-cell table:number-columns-repeated="4"/>
          <table:covered-table-cell table:style-name="ce27"/>
          <table:table-cell table:style-name="ce53" table:formula="of:=ROUND(25.4/[.J72]*8+2;0)" office:value-type="float" office:value="13" calcext:value-type="float">
            <text:p>13</text:p>
          </table:table-cell>
          <table:table-cell table:style-name="ce65" table:formula="of:=IF(OR([.AG72]&lt;2;[.AH72]&lt;2);MROUND((140/[.AF72]+280)/4;20);MROUND(140/[.AF72]+280;20))" office:value-type="float" office:value="380" calcext:value-type="float">
            <text:p>380</text:p>
          </table:table-cell>
          <table:table-cell table:style-name="ce41" office:value-type="float" office:value="19" calcext:value-type="float">
            <text:p>19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5" office:value-type="string" calcext:value-type="string">
            <text:p>G</text:p>
          </table:table-cell>
          <table:table-cell table:style-name="ce97" table:formula="of:=QUOTIENT([.AG72];1)" office:value-type="float" office:value="6" calcext:value-type="float">
            <text:p>6</text:p>
          </table:table-cell>
          <table:table-cell table:style-name="ce97" table:formula="of:=ROUND((([.AG72]-[.AI72])*10000);0)" office:value-type="float" office:value="7323" calcext:value-type="float">
            <text:p>7323</text:p>
          </table:table-cell>
          <table:table-cell table:style-name="ce97" table:formula="of:=QUOTIENT([.AH72];1)" office:value-type="float" office:value="3" calcext:value-type="float">
            <text:p>3</text:p>
          </table:table-cell>
          <table:table-cell table:style-name="ce97" table:formula="of:=ROUND((([.AH72]-[.AK72])*10000);0)" office:value-type="float" office:value="3661" calcext:value-type="float">
            <text:p>3661</text:p>
          </table:table-cell>
          <table:table-cell table:style-name="ce112" table:formula="of:=IF([.J72]&lt;10;(CONCATENATE(&quot;&quot;&quot; &quot;;[.Z72];&quot;  1/4&quot;&quot;&quot;));(CONCATENATE(&quot;&quot;&quot;&quot;;[.Z72];&quot;  1/4&quot;&quot;&quot;)))" office:value-type="string" office:string-value="&quot;G  1/4&quot;" calcext:value-type="string">
            <text:p>"G <text:s/>1/4"</text:p>
          </table:table-cell>
          <table:table-cell table:style-name="ce129" table:formula="of:=ROUND(25.4/[.J72];3)" office:value-type="float" office:value="1.337" calcext:value-type="float">
            <text:p>1.337</text:p>
          </table:table-cell>
          <table:table-cell table:style-name="ce130" table:formula="of:=ROUND((([.$B$6]*2)/([.$D$6]/[.$H$6]*(25.4/[.J72])));4)" office:value-type="float" office:value="6.7323" calcext:value-type="float">
            <text:p>6.7323</text:p>
          </table:table-cell>
          <table:table-cell table:style-name="ce130" table:formula="of:=ROUND(([.$B$6]*2)/([.$F$6]/[.$J$6]*(25.4/[.J72]));4)" office:value-type="float" office:value="3.3661" calcext:value-type="float">
            <text:p>3.3661</text:p>
          </table:table-cell>
          <table:table-cell table:style-name="ce97" table:formula="of:=QUOTIENT([.AG72];1)" office:value-type="float" office:value="6" calcext:value-type="float">
            <text:p>6</text:p>
          </table:table-cell>
          <table:table-cell table:style-name="ce131" table:formula="of:=ROUND((([.AG72]-[.AI72])*10000);1)" office:value-type="float" office:value="7323" calcext:value-type="float">
            <text:p>7323</text:p>
          </table:table-cell>
          <table:table-cell table:style-name="ce97" table:formula="of:=QUOTIENT([.AH72];1)" office:value-type="float" office:value="3" calcext:value-type="float">
            <text:p>3</text:p>
          </table:table-cell>
          <table:table-cell table:style-name="ce131" table:formula="of:=ROUND((([.AH72]-[.AK72])*10000);0)" office:value-type="float" office:value="3661" calcext:value-type="float">
            <text:p>3661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73]&lt;1;[.AH73]&lt;1);CONCATENATE(&quot;   //   шаг &quot;;[.J73];&quot; не допустим на этом железе!&quot;); IF(AND([.AG73]&gt;255;[.AH73]&gt;255);CONCATENATE(&quot;   //   шаг &quot;;[.J73];&quot; не допустим на этом железе!&quot;); IF(OR([.AG73]&lt;1;[.AG73]&gt;255);CONCATENATE(&quot;{ &quot;;[.AA73];&quot;, &quot;;[.AB73];&quot;, &quot;;[.AC73];&quot;, &quot;;[.AD73];&quot;, &quot;;[.AE73];&quot;, &quot;;SUBSTITUTE([.AF73];&quot;,&quot;;&quot;.&quot;);&quot;, &quot;;[.H73];&quot;, &quot;;[.I73];&quot;  },&quot;;&quot; //  ось Z ошибка&quot;); IF(OR([.AH73]&lt;1;[.AH73]&gt;255);CONCATENATE(&quot;{ &quot;;[.AA73];&quot;, &quot;;[.AB73];&quot;, &quot;;[.AC73];&quot;, &quot;;[.AD73];&quot;, &quot;;[.AE73];&quot;, &quot;;SUBSTITUTE([.AF73];&quot;,&quot;;&quot;.&quot;);&quot;, &quot;;[.H73];&quot;, &quot;;[.I73];&quot; },&quot;;&quot; //  ось X ошибка&quot;); IF(AND([.AG73]&gt;=1;[.AH73]&gt;=1);CONCATENATE(&quot;{ &quot;;[.AA73];&quot;, &quot;;[.AB73];&quot;, &quot;;[.AC73];&quot;, &quot;;[.AD73];&quot;, &quot;;[.AE73];&quot;, &quot;;SUBSTITUTE([.AF73];&quot;,&quot;;&quot;.&quot;);&quot;, &quot;;[.H73];&quot;, &quot;;[.I73];&quot; },&quot;))))))" office:value-type="string" office:string-value="{ 6, 7323, 3, 3661, &quot;G  3/8&quot;, 1.337, 13, 380 }," calcext:value-type="string" table:number-columns-spanned="6" table:number-rows-spanned="1">
            <text:p>{ 6, 7323, 3, 3661, "G <text:s/>3/8", 1.337, 13, 380 },</text:p>
          </table:table-cell>
          <table:covered-table-cell table:number-columns-repeated="4"/>
          <table:covered-table-cell table:style-name="ce27"/>
          <table:table-cell table:style-name="ce53" table:formula="of:=ROUND(25.4/[.J73]*8+2;0)" office:value-type="float" office:value="13" calcext:value-type="float">
            <text:p>13</text:p>
          </table:table-cell>
          <table:table-cell table:style-name="ce65" table:formula="of:=IF(OR([.AG73]&lt;2;[.AH73]&lt;2);MROUND((140/[.AF73]+280)/4;20);MROUND(140/[.AF73]+280;20))" office:value-type="float" office:value="380" calcext:value-type="float">
            <text:p>380</text:p>
          </table:table-cell>
          <table:table-cell table:style-name="ce41" office:value-type="float" office:value="19" calcext:value-type="float">
            <text:p>19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5" office:value-type="string" calcext:value-type="string">
            <text:p>G</text:p>
          </table:table-cell>
          <table:table-cell table:style-name="ce97" table:formula="of:=QUOTIENT([.AG73];1)" office:value-type="float" office:value="6" calcext:value-type="float">
            <text:p>6</text:p>
          </table:table-cell>
          <table:table-cell table:style-name="ce97" table:formula="of:=ROUND((([.AG73]-[.AI73])*10000);0)" office:value-type="float" office:value="7323" calcext:value-type="float">
            <text:p>7323</text:p>
          </table:table-cell>
          <table:table-cell table:style-name="ce97" table:formula="of:=QUOTIENT([.AH73];1)" office:value-type="float" office:value="3" calcext:value-type="float">
            <text:p>3</text:p>
          </table:table-cell>
          <table:table-cell table:style-name="ce97" table:formula="of:=ROUND((([.AH73]-[.AK73])*10000);0)" office:value-type="float" office:value="3661" calcext:value-type="float">
            <text:p>3661</text:p>
          </table:table-cell>
          <table:table-cell table:style-name="ce112" table:formula="of:=IF([.J73]&lt;10;(CONCATENATE(&quot;&quot;&quot; &quot;;[.Z73];&quot;  3/8&quot;&quot;&quot;));(CONCATENATE(&quot;&quot;&quot;&quot;;[.Z73];&quot;  3/8&quot;&quot;&quot;)))" office:value-type="string" office:string-value="&quot;G  3/8&quot;" calcext:value-type="string">
            <text:p>"G <text:s/>3/8"</text:p>
          </table:table-cell>
          <table:table-cell table:style-name="ce129" table:formula="of:=ROUND(25.4/[.J73];3)" office:value-type="float" office:value="1.337" calcext:value-type="float">
            <text:p>1.337</text:p>
          </table:table-cell>
          <table:table-cell table:style-name="ce130" table:formula="of:=ROUND((([.$B$6]*2)/([.$D$6]/[.$H$6]*(25.4/[.J73])));4)" office:value-type="float" office:value="6.7323" calcext:value-type="float">
            <text:p>6.7323</text:p>
          </table:table-cell>
          <table:table-cell table:style-name="ce130" table:formula="of:=ROUND(([.$B$6]*2)/([.$F$6]/[.$J$6]*(25.4/[.J73]));4)" office:value-type="float" office:value="3.3661" calcext:value-type="float">
            <text:p>3.3661</text:p>
          </table:table-cell>
          <table:table-cell table:style-name="ce97" table:formula="of:=QUOTIENT([.AG73];1)" office:value-type="float" office:value="6" calcext:value-type="float">
            <text:p>6</text:p>
          </table:table-cell>
          <table:table-cell table:style-name="ce131" table:formula="of:=ROUND((([.AG73]-[.AI73])*10000);1)" office:value-type="float" office:value="7323" calcext:value-type="float">
            <text:p>7323</text:p>
          </table:table-cell>
          <table:table-cell table:style-name="ce97" table:formula="of:=QUOTIENT([.AH73];1)" office:value-type="float" office:value="3" calcext:value-type="float">
            <text:p>3</text:p>
          </table:table-cell>
          <table:table-cell table:style-name="ce131" table:formula="of:=ROUND((([.AH73]-[.AK73])*10000);0)" office:value-type="float" office:value="3661" calcext:value-type="float">
            <text:p>3661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74]&lt;1;[.AH74]&lt;1);CONCATENATE(&quot;   //   шаг &quot;;[.J74];&quot; не допустим на этом железе!&quot;); IF(AND([.AG74]&gt;255;[.AH74]&gt;255);CONCATENATE(&quot;   //   шаг &quot;;[.J74];&quot; не допустим на этом железе!&quot;); IF(OR([.AG74]&lt;1;[.AG74]&gt;255);CONCATENATE(&quot;{ &quot;;[.AA74];&quot;, &quot;;[.AB74];&quot;, &quot;;[.AC74];&quot;, &quot;;[.AD74];&quot;, &quot;;[.AE74];&quot;, &quot;;SUBSTITUTE([.AF74];&quot;,&quot;;&quot;.&quot;);&quot;, &quot;;[.H74];&quot;, &quot;;[.I74];&quot; },&quot;;&quot; //  ось Z ошибка&quot;); IF(OR([.AH74]&lt;1;[.AH74]&gt;255);CONCATENATE(&quot;{ &quot;;[.AA74];&quot;, &quot;;[.AB74];&quot;, &quot;;[.AC74];&quot;, &quot;;[.AD74];&quot;, &quot;;[.AE74];&quot;, &quot;;SUBSTITUTE([.AF74];&quot;,&quot;;&quot;.&quot;);&quot;, &quot;;[.H74];&quot;, &quot;;[.I74];&quot; },&quot;;&quot; //  ось X ошибка&quot;); IF(AND([.AG74]&gt;=1;[.AH74]&gt;=1);CONCATENATE(&quot;{ &quot;;[.AA74];&quot;, &quot;;[.AB74];&quot;, &quot;;[.AC74];&quot;, &quot;;[.AD74];&quot;, &quot;;[.AE74];&quot;, &quot;;SUBSTITUTE([.AF74];&quot;,&quot;;&quot;.&quot;);&quot;, &quot;;[.H74];&quot;, &quot;;[.I74];&quot; },&quot;))))))" office:value-type="string" office:string-value="{ 4, 9606, 2, 4803, &quot;G  1/2&quot;, 1.814, 17, 360 }," calcext:value-type="string" table:number-columns-spanned="6" table:number-rows-spanned="1">
            <text:p>{ 4, 9606, 2, 4803, "G <text:s/>1/2", 1.814, 17, 360 },</text:p>
          </table:table-cell>
          <table:covered-table-cell table:number-columns-repeated="4"/>
          <table:covered-table-cell table:style-name="ce27"/>
          <table:table-cell table:style-name="ce53" table:formula="of:=ROUND(25.4/[.J74]*8+2;0)" office:value-type="float" office:value="17" calcext:value-type="float">
            <text:p>17</text:p>
          </table:table-cell>
          <table:table-cell table:style-name="ce65" table:formula="of:=IF(OR([.AG74]&lt;2;[.AH74]&lt;2);MROUND((140/[.AF74]+280)/4;20);MROUND(140/[.AF74]+280;20))" office:value-type="float" office:value="360" calcext:value-type="float">
            <text:p>360</text:p>
          </table:table-cell>
          <table:table-cell table:style-name="ce41" office:value-type="float" office:value="14" calcext:value-type="float">
            <text:p>14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5" office:value-type="string" calcext:value-type="string">
            <text:p>G</text:p>
          </table:table-cell>
          <table:table-cell table:style-name="ce97" table:formula="of:=QUOTIENT([.AG74];1)" office:value-type="float" office:value="4" calcext:value-type="float">
            <text:p>4</text:p>
          </table:table-cell>
          <table:table-cell table:style-name="ce97" table:formula="of:=ROUND((([.AG74]-[.AI74])*10000);0)" office:value-type="float" office:value="9606" calcext:value-type="float">
            <text:p>9606</text:p>
          </table:table-cell>
          <table:table-cell table:style-name="ce97" table:formula="of:=QUOTIENT([.AH74];1)" office:value-type="float" office:value="2" calcext:value-type="float">
            <text:p>2</text:p>
          </table:table-cell>
          <table:table-cell table:style-name="ce97" table:formula="of:=ROUND((([.AH74]-[.AK74])*10000);0)" office:value-type="float" office:value="4803" calcext:value-type="float">
            <text:p>4803</text:p>
          </table:table-cell>
          <table:table-cell table:style-name="ce112" table:formula="of:=IF([.J74]&lt;10;(CONCATENATE(&quot;&quot;&quot; &quot;;[.Z74];&quot;  1/2&quot;&quot;&quot;));(CONCATENATE(&quot;&quot;&quot;&quot;;[.Z74];&quot;  1/2&quot;&quot;&quot;)))" office:value-type="string" office:string-value="&quot;G  1/2&quot;" calcext:value-type="string">
            <text:p>"G <text:s/>1/2"</text:p>
          </table:table-cell>
          <table:table-cell table:style-name="ce129" table:formula="of:=ROUND(25.4/[.J74];3)" office:value-type="float" office:value="1.814" calcext:value-type="float">
            <text:p>1.814</text:p>
          </table:table-cell>
          <table:table-cell table:style-name="ce130" table:formula="of:=ROUND((([.$B$6]*2)/([.$D$6]/[.$H$6]*(25.4/[.J74])));4)" office:value-type="float" office:value="4.9606" calcext:value-type="float">
            <text:p>4.9606</text:p>
          </table:table-cell>
          <table:table-cell table:style-name="ce130" table:formula="of:=ROUND(([.$B$6]*2)/([.$F$6]/[.$J$6]*(25.4/[.J74]));4)" office:value-type="float" office:value="2.4803" calcext:value-type="float">
            <text:p>2.4803</text:p>
          </table:table-cell>
          <table:table-cell table:style-name="ce97" table:formula="of:=QUOTIENT([.AG74];1)" office:value-type="float" office:value="4" calcext:value-type="float">
            <text:p>4</text:p>
          </table:table-cell>
          <table:table-cell table:style-name="ce131" table:formula="of:=ROUND((([.AG74]-[.AI74])*10000);1)" office:value-type="float" office:value="9606" calcext:value-type="float">
            <text:p>9606</text:p>
          </table:table-cell>
          <table:table-cell table:style-name="ce97" table:formula="of:=QUOTIENT([.AH74];1)" office:value-type="float" office:value="2" calcext:value-type="float">
            <text:p>2</text:p>
          </table:table-cell>
          <table:table-cell table:style-name="ce131" table:formula="of:=ROUND((([.AH74]-[.AK74])*10000);0)" office:value-type="float" office:value="4803" calcext:value-type="float">
            <text:p>4803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75]&lt;1;[.AH75]&lt;1);CONCATENATE(&quot;   //   шаг &quot;;[.J75];&quot; не допустим на этом железе!&quot;); IF(AND([.AG75]&gt;255;[.AH75]&gt;255);CONCATENATE(&quot;   //   шаг &quot;;[.J75];&quot; не допустим на этом железе!&quot;); IF(OR([.AG75]&lt;1;[.AG75]&gt;255);CONCATENATE(&quot;{ &quot;;[.AA75];&quot;, &quot;;[.AB75];&quot;, &quot;;[.AC75];&quot;, &quot;;[.AD75];&quot;, &quot;;[.AE75];&quot;, &quot;;SUBSTITUTE([.AF75];&quot;,&quot;;&quot;.&quot;);&quot;, &quot;;[.H75];&quot;, &quot;;[.I75];&quot; },&quot;;&quot; //  ось Z ошибка&quot;); IF(OR([.AH75]&lt;1;[.AH75]&gt;255);CONCATENATE(&quot;{ &quot;;[.AA75];&quot;, &quot;;[.AB75];&quot;, &quot;;[.AC75];&quot;, &quot;;[.AD75];&quot;, &quot;;[.AE75];&quot;, &quot;;SUBSTITUTE([.AF75];&quot;,&quot;;&quot;.&quot;);&quot;, &quot;;[.H75];&quot;, &quot;;[.I75];&quot; },&quot;;&quot; //  ось X ошибка&quot;); IF(AND([.AG75]&gt;=1;[.AH75]&gt;=1);CONCATENATE(&quot;{ &quot;;[.AA75];&quot;, &quot;;[.AB75];&quot;, &quot;;[.AC75];&quot;, &quot;;[.AD75];&quot;, &quot;;[.AE75];&quot;, &quot;;SUBSTITUTE([.AF75];&quot;,&quot;;&quot;.&quot;);&quot;, &quot;;[.H75];&quot;, &quot;;[.I75];&quot; },&quot;))))))" office:value-type="string" office:string-value="{ 4, 9606, 2, 4803, &quot;G  3/4&quot;, 1.814, 17, 360 }," calcext:value-type="string" table:number-columns-spanned="6" table:number-rows-spanned="1">
            <text:p>{ 4, 9606, 2, 4803, "G <text:s/>3/4", 1.814, 17, 360 },</text:p>
          </table:table-cell>
          <table:covered-table-cell table:number-columns-repeated="4"/>
          <table:covered-table-cell table:style-name="ce27"/>
          <table:table-cell table:style-name="ce53" table:formula="of:=ROUND(25.4/[.J75]*8+2;0)" office:value-type="float" office:value="17" calcext:value-type="float">
            <text:p>17</text:p>
          </table:table-cell>
          <table:table-cell table:style-name="ce65" table:formula="of:=IF(OR([.AG75]&lt;2;[.AH75]&lt;2);MROUND((140/[.AF75]+280)/4;20);MROUND(140/[.AF75]+280;20))" office:value-type="float" office:value="360" calcext:value-type="float">
            <text:p>360</text:p>
          </table:table-cell>
          <table:table-cell table:style-name="ce41" office:value-type="float" office:value="14" calcext:value-type="float">
            <text:p>14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5" office:value-type="string" calcext:value-type="string">
            <text:p>G</text:p>
          </table:table-cell>
          <table:table-cell table:style-name="ce97" table:formula="of:=QUOTIENT([.AG75];1)" office:value-type="float" office:value="4" calcext:value-type="float">
            <text:p>4</text:p>
          </table:table-cell>
          <table:table-cell table:style-name="ce97" table:formula="of:=ROUND((([.AG75]-[.AI75])*10000);0)" office:value-type="float" office:value="9606" calcext:value-type="float">
            <text:p>9606</text:p>
          </table:table-cell>
          <table:table-cell table:style-name="ce97" table:formula="of:=QUOTIENT([.AH75];1)" office:value-type="float" office:value="2" calcext:value-type="float">
            <text:p>2</text:p>
          </table:table-cell>
          <table:table-cell table:style-name="ce97" table:formula="of:=ROUND((([.AH75]-[.AK75])*10000);0)" office:value-type="float" office:value="4803" calcext:value-type="float">
            <text:p>4803</text:p>
          </table:table-cell>
          <table:table-cell table:style-name="ce112" table:formula="of:=IF([.J75]&lt;10;(CONCATENATE(&quot;&quot;&quot; &quot;;[.Z75];&quot;  3/4&quot;&quot;&quot;));(CONCATENATE(&quot;&quot;&quot;&quot;;[.Z75];&quot;  3/4&quot;&quot;&quot;)))" office:value-type="string" office:string-value="&quot;G  3/4&quot;" calcext:value-type="string">
            <text:p>"G <text:s/>3/4"</text:p>
          </table:table-cell>
          <table:table-cell table:style-name="ce129" table:formula="of:=ROUND(25.4/[.J75];3)" office:value-type="float" office:value="1.814" calcext:value-type="float">
            <text:p>1.814</text:p>
          </table:table-cell>
          <table:table-cell table:style-name="ce130" table:formula="of:=ROUND((([.$B$6]*2)/([.$D$6]/[.$H$6]*(25.4/[.J75])));4)" office:value-type="float" office:value="4.9606" calcext:value-type="float">
            <text:p>4.9606</text:p>
          </table:table-cell>
          <table:table-cell table:style-name="ce130" table:formula="of:=ROUND(([.$B$6]*2)/([.$F$6]/[.$J$6]*(25.4/[.J75]));4)" office:value-type="float" office:value="2.4803" calcext:value-type="float">
            <text:p>2.4803</text:p>
          </table:table-cell>
          <table:table-cell table:style-name="ce97" table:formula="of:=QUOTIENT([.AG75];1)" office:value-type="float" office:value="4" calcext:value-type="float">
            <text:p>4</text:p>
          </table:table-cell>
          <table:table-cell table:style-name="ce131" table:formula="of:=ROUND((([.AG75]-[.AI75])*10000);1)" office:value-type="float" office:value="9606" calcext:value-type="float">
            <text:p>9606</text:p>
          </table:table-cell>
          <table:table-cell table:style-name="ce97" table:formula="of:=QUOTIENT([.AH75];1)" office:value-type="float" office:value="2" calcext:value-type="float">
            <text:p>2</text:p>
          </table:table-cell>
          <table:table-cell table:style-name="ce131" table:formula="of:=ROUND((([.AH75]-[.AK75])*10000);0)" office:value-type="float" office:value="4803" calcext:value-type="float">
            <text:p>4803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76]&lt;1;[.AH76]&lt;1);CONCATENATE(&quot;   //   шаг &quot;;[.J76];&quot; не допустим на этом железе!&quot;); IF(AND([.AG76]&gt;255;[.AH76]&gt;255);CONCATENATE(&quot;   //   шаг &quot;;[.J76];&quot; не допустим на этом железе!&quot;); IF(OR([.AG76]&lt;1;[.AG76]&gt;255);CONCATENATE(&quot;{ &quot;;[.AA76];&quot;, &quot;;[.AB76];&quot;, &quot;;[.AC76];&quot;, &quot;;[.AD76];&quot;, &quot;;[.AE76];&quot;, &quot;;SUBSTITUTE([.AF76];&quot;,&quot;;&quot;.&quot;);&quot;, &quot;;[.H76];&quot;, &quot;;[.I76];&quot; },&quot;;&quot; //  ось Z ошибка&quot;); IF(OR([.AH76]&lt;1;[.AH76]&gt;255);CONCATENATE(&quot;{ &quot;;[.AA76];&quot;, &quot;;[.AB76];&quot;, &quot;;[.AC76];&quot;, &quot;;[.AD76];&quot;, &quot;;[.AE76];&quot;, &quot;;SUBSTITUTE([.AF76];&quot;,&quot;;&quot;.&quot;);&quot;, &quot;;[.H76];&quot;, &quot;;[.I76];&quot; },&quot;;&quot; //  ось X ошибка&quot;); IF(AND([.AG76]&gt;=1;[.AH76]&gt;=1);CONCATENATE(&quot;{ &quot;;[.AA76];&quot;, &quot;;[.AB76];&quot;, &quot;;[.AC76];&quot;, &quot;;[.AD76];&quot;, &quot;;[.AE76];&quot;, &quot;;SUBSTITUTE([.AF76];&quot;,&quot;;&quot;.&quot;);&quot;, &quot;;[.H76];&quot;, &quot;;[.I76];&quot; },&quot;))))))" office:value-type="string" office:string-value="{ 3, 8976, 1, 9488, &quot;G 1   &quot;, 2.309, 20, 80 }," calcext:value-type="string" table:number-columns-spanned="6" table:number-rows-spanned="1">
            <text:p>{ 3, 8976, 1, 9488, "G 1 <text:s text:c="2"/>", 2.309, 20, 80 },</text:p>
          </table:table-cell>
          <table:covered-table-cell table:number-columns-repeated="4"/>
          <table:covered-table-cell table:style-name="ce27"/>
          <table:table-cell table:style-name="ce53" table:formula="of:=ROUND(25.4/[.J76]*8+2;0)" office:value-type="float" office:value="20" calcext:value-type="float">
            <text:p>20</text:p>
          </table:table-cell>
          <table:table-cell table:style-name="ce65" table:formula="of:=IF(OR([.AG76]&lt;2;[.AH76]&lt;2);MROUND((140/[.AF76]+280)/4;20);MROUND(140/[.AF76]+280;20))" office:value-type="float" office:value="80" calcext:value-type="float">
            <text:p>80</text:p>
          </table:table-cell>
          <table:table-cell table:style-name="ce41" office:value-type="float" office:value="11" calcext:value-type="float">
            <text:p>11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5" office:value-type="string" calcext:value-type="string">
            <text:p>G</text:p>
          </table:table-cell>
          <table:table-cell table:style-name="ce97" table:formula="of:=QUOTIENT([.AG76];1)" office:value-type="float" office:value="3" calcext:value-type="float">
            <text:p>3</text:p>
          </table:table-cell>
          <table:table-cell table:style-name="ce97" table:formula="of:=ROUND((([.AG76]-[.AI76])*10000);0)" office:value-type="float" office:value="8976" calcext:value-type="float">
            <text:p>8976</text:p>
          </table:table-cell>
          <table:table-cell table:style-name="ce97" table:formula="of:=QUOTIENT([.AH76];1)" office:value-type="float" office:value="1" calcext:value-type="float">
            <text:p>1</text:p>
          </table:table-cell>
          <table:table-cell table:style-name="ce97" table:formula="of:=ROUND((([.AH76]-[.AK76])*10000);0)" office:value-type="float" office:value="9488" calcext:value-type="float">
            <text:p>9488</text:p>
          </table:table-cell>
          <table:table-cell table:style-name="ce112" table:formula="of:=IF([.J76]&lt;10;(CONCATENATE(&quot;&quot;&quot; &quot;;[.Z76];&quot; 1   &quot;&quot;&quot;));(CONCATENATE(&quot;&quot;&quot;&quot;;[.Z76];&quot; 1   &quot;&quot;&quot;)))" office:value-type="string" office:string-value="&quot;G 1   &quot;" calcext:value-type="string">
            <text:p>"G 1 <text:s text:c="2"/>"</text:p>
          </table:table-cell>
          <table:table-cell table:style-name="ce129" table:formula="of:=ROUND(25.4/[.J76];3)" office:value-type="float" office:value="2.309" calcext:value-type="float">
            <text:p>2.309</text:p>
          </table:table-cell>
          <table:table-cell table:style-name="ce130" table:formula="of:=ROUND((([.$B$6]*2)/([.$D$6]/[.$H$6]*(25.4/[.J76])));4)" office:value-type="float" office:value="3.8976" calcext:value-type="float">
            <text:p>3.8976</text:p>
          </table:table-cell>
          <table:table-cell table:style-name="ce130" table:formula="of:=ROUND(([.$B$6]*2)/([.$F$6]/[.$J$6]*(25.4/[.J76]));4)" office:value-type="float" office:value="1.9488" calcext:value-type="float">
            <text:p>1.9488</text:p>
          </table:table-cell>
          <table:table-cell table:style-name="ce97" table:formula="of:=QUOTIENT([.AG76];1)" office:value-type="float" office:value="3" calcext:value-type="float">
            <text:p>3</text:p>
          </table:table-cell>
          <table:table-cell table:style-name="ce131" table:formula="of:=ROUND((([.AG76]-[.AI76])*10000);1)" office:value-type="float" office:value="8976" calcext:value-type="float">
            <text:p>8976</text:p>
          </table:table-cell>
          <table:table-cell table:style-name="ce97" table:formula="of:=QUOTIENT([.AH76];1)" office:value-type="float" office:value="1" calcext:value-type="float">
            <text:p>1</text:p>
          </table:table-cell>
          <table:table-cell table:style-name="ce131" table:formula="of:=ROUND((([.AH76]-[.AK76])*10000);0)" office:value-type="float" office:value="9488" calcext:value-type="float">
            <text:p>9488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77]&lt;1;[.AH77]&lt;1);CONCATENATE(&quot;   //   шаг &quot;;[.J77];&quot; не допустим на этом железе!&quot;); IF(AND([.AG77]&gt;255;[.AH77]&gt;255);CONCATENATE(&quot;   //   шаг &quot;;[.J77];&quot; не допустим на этом железе!&quot;); IF(OR([.AG77]&lt;1;[.AG77]&gt;255);CONCATENATE(&quot;{ &quot;;[.AA77];&quot;, &quot;;[.AB77];&quot;, &quot;;[.AC77];&quot;, &quot;;[.AD77];&quot;, &quot;;[.AE77];&quot;, &quot;;SUBSTITUTE([.AF77];&quot;,&quot;;&quot;.&quot;);&quot;, &quot;;[.H77];&quot;, &quot;;[.I664];&quot; },&quot;;&quot; //  ось Z ошибка&quot;); IF(OR([.AH77]&lt;1;[.AH77]&gt;255);CONCATENATE(&quot;{ &quot;;[.AA77];&quot;, &quot;;[.AB77];&quot;, &quot;;[.AC77];&quot;, &quot;;[.AD77];&quot;, &quot;;[.AE77];&quot;, &quot;;SUBSTITUTE([.AF77];&quot;,&quot;;&quot;.&quot;);&quot;, &quot;;[.H77];&quot;, &quot;;[.I77];&quot; },&quot;;&quot; //  ось X ошибка&quot;); IF(AND([.AG77]&gt;=1;[.AH77]&gt;=1);CONCATENATE(&quot;{ &quot;;[.AA77];&quot;, &quot;;[.AB77];&quot;, &quot;;[.AC77];&quot;, &quot;;[.AD77];&quot;, &quot;;[.AE77];&quot;, &quot;;SUBSTITUTE([.AF77];&quot;,&quot;;&quot;.&quot;);&quot;, &quot;;[.H77];&quot;, &quot;;[.I77];&quot; },&quot;))))))" office:value-type="string" office:string-value="{ 3, 8976, 1, 9488, &quot;G1 1/4&quot;, 2.309, 20, 80 }," calcext:value-type="string" table:number-columns-spanned="6" table:number-rows-spanned="1">
            <text:p>{ 3, 8976, 1, 9488, "G1 1/4", 2.309, 20, 80 },</text:p>
          </table:table-cell>
          <table:covered-table-cell table:number-columns-repeated="4"/>
          <table:covered-table-cell table:style-name="ce27"/>
          <table:table-cell table:style-name="ce53" table:formula="of:=ROUND(25.4/[.J77]*8+2;0)" office:value-type="float" office:value="20" calcext:value-type="float">
            <text:p>20</text:p>
          </table:table-cell>
          <table:table-cell table:style-name="ce65" table:formula="of:=IF(OR([.AG77]&lt;2;[.AH77]&lt;2);MROUND((140/[.AF77]+280)/4;20);MROUND(140/[.AF77]+280;20))" office:value-type="float" office:value="80" calcext:value-type="float">
            <text:p>80</text:p>
          </table:table-cell>
          <table:table-cell table:style-name="ce41" office:value-type="float" office:value="11" calcext:value-type="float">
            <text:p>11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5" office:value-type="string" calcext:value-type="string">
            <text:p>G</text:p>
          </table:table-cell>
          <table:table-cell table:style-name="ce97" table:formula="of:=QUOTIENT([.AG77];1)" office:value-type="float" office:value="3" calcext:value-type="float">
            <text:p>3</text:p>
          </table:table-cell>
          <table:table-cell table:style-name="ce97" table:formula="of:=ROUND((([.AG77]-[.AI77])*10000);0)" office:value-type="float" office:value="8976" calcext:value-type="float">
            <text:p>8976</text:p>
          </table:table-cell>
          <table:table-cell table:style-name="ce97" table:formula="of:=QUOTIENT([.AH77];1)" office:value-type="float" office:value="1" calcext:value-type="float">
            <text:p>1</text:p>
          </table:table-cell>
          <table:table-cell table:style-name="ce97" table:formula="of:=ROUND((([.AH77]-[.AK77])*10000);0)" office:value-type="float" office:value="9488" calcext:value-type="float">
            <text:p>9488</text:p>
          </table:table-cell>
          <table:table-cell table:style-name="ce112" table:formula="of:=IF([.J77]&lt;10;(CONCATENATE(&quot;&quot;&quot; &quot;;[.Z77];&quot;1 1/4&quot;&quot;&quot;));(CONCATENATE(&quot;&quot;&quot;&quot;;[.Z77];&quot;1 1/4&quot;&quot;&quot;)))" office:value-type="string" office:string-value="&quot;G1 1/4&quot;" calcext:value-type="string">
            <text:p>"G1 1/4"</text:p>
          </table:table-cell>
          <table:table-cell table:style-name="ce129" table:formula="of:=ROUND(25.4/[.J77];3)" office:value-type="float" office:value="2.309" calcext:value-type="float">
            <text:p>2.309</text:p>
          </table:table-cell>
          <table:table-cell table:style-name="ce130" table:formula="of:=ROUND((([.$B$6]*2)/([.$D$6]/[.$H$6]*(25.4/[.J77])));4)" office:value-type="float" office:value="3.8976" calcext:value-type="float">
            <text:p>3.8976</text:p>
          </table:table-cell>
          <table:table-cell table:style-name="ce130" table:formula="of:=ROUND(([.$B$6]*2)/([.$F$6]/[.$J$6]*(25.4/[.J77]));4)" office:value-type="float" office:value="1.9488" calcext:value-type="float">
            <text:p>1.9488</text:p>
          </table:table-cell>
          <table:table-cell table:style-name="ce97" table:formula="of:=QUOTIENT([.AG77];1)" office:value-type="float" office:value="3" calcext:value-type="float">
            <text:p>3</text:p>
          </table:table-cell>
          <table:table-cell table:style-name="ce131" table:formula="of:=ROUND((([.AG77]-[.AI77])*10000);1)" office:value-type="float" office:value="8976" calcext:value-type="float">
            <text:p>8976</text:p>
          </table:table-cell>
          <table:table-cell table:style-name="ce97" table:formula="of:=QUOTIENT([.AH77];1)" office:value-type="float" office:value="1" calcext:value-type="float">
            <text:p>1</text:p>
          </table:table-cell>
          <table:table-cell table:style-name="ce131" table:formula="of:=ROUND((([.AH77]-[.AK77])*10000);0)" office:value-type="float" office:value="9488" calcext:value-type="float">
            <text:p>9488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78]&lt;1;[.AH78]&lt;1);CONCATENATE(&quot;   //   шаг &quot;;[.J78];&quot; не допустим на этом железе!&quot;); IF(AND([.AG78]&gt;255;[.AH78]&gt;255);CONCATENATE(&quot;   //   шаг &quot;;[.J78];&quot; не допустим на этом железе!&quot;); IF(OR([.AG78]&lt;1;[.AG78]&gt;255);CONCATENATE(&quot;{ &quot;;[.AA78];&quot;, &quot;;[.AB78];&quot;, &quot;;[.AC78];&quot;, &quot;;[.AD78];&quot;, &quot;;[.AE78];&quot;, &quot;;SUBSTITUTE([.AF78];&quot;,&quot;;&quot;.&quot;);&quot;, &quot;;[.H78];&quot;, &quot;;[.I78];&quot; },&quot;;&quot; //  ось Z ошибка&quot;); IF(OR([.AH78]&lt;1;[.AH78]&gt;255);CONCATENATE(&quot;{ &quot;;[.AA78];&quot;, &quot;;[.AB78];&quot;, &quot;;[.AC78];&quot;, &quot;;[.AD78];&quot;, &quot;;[.AE78];&quot;, &quot;;SUBSTITUTE([.AF78];&quot;,&quot;;&quot;.&quot;);&quot;, &quot;;[.H78];&quot;, &quot;;[.I78];&quot; },&quot;;&quot; //  ось X ошибка&quot;); IF(AND([.AG78]&gt;=1;[.AH78]&gt;=1);CONCATENATE(&quot;{ &quot;;[.AA78];&quot;, &quot;;[.AB78];&quot;, &quot;;[.AC78];&quot;, &quot;;[.AD78];&quot;, &quot;;[.AE78];&quot;, &quot;;SUBSTITUTE([.AF78];&quot;,&quot;;&quot;.&quot;);&quot;, &quot;;[.H78];&quot;, &quot;;[.I78];&quot; },&quot;))))))" office:value-type="string" office:string-value="{ 3, 8976, 1, 9488, &quot;G1 1/2&quot;, 2.309, 20, 80 }," calcext:value-type="string" table:number-columns-spanned="6" table:number-rows-spanned="1">
            <text:p>{ 3, 8976, 1, 9488, "G1 1/2", 2.309, 20, 80 },</text:p>
          </table:table-cell>
          <table:covered-table-cell table:number-columns-repeated="4"/>
          <table:covered-table-cell table:style-name="ce27"/>
          <table:table-cell table:style-name="ce53" table:formula="of:=ROUND(25.4/[.J78]*8+2;0)" office:value-type="float" office:value="20" calcext:value-type="float">
            <text:p>20</text:p>
          </table:table-cell>
          <table:table-cell table:style-name="ce65" table:formula="of:=IF(OR([.AG78]&lt;2;[.AH78]&lt;2);MROUND((140/[.AF78]+280)/4;20);MROUND(140/[.AF78]+280;20))" office:value-type="float" office:value="80" calcext:value-type="float">
            <text:p>80</text:p>
          </table:table-cell>
          <table:table-cell table:style-name="ce41" office:value-type="float" office:value="11" calcext:value-type="float">
            <text:p>11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5" office:value-type="string" calcext:value-type="string">
            <text:p>G</text:p>
          </table:table-cell>
          <table:table-cell table:style-name="ce97" table:formula="of:=QUOTIENT([.AG78];1)" office:value-type="float" office:value="3" calcext:value-type="float">
            <text:p>3</text:p>
          </table:table-cell>
          <table:table-cell table:style-name="ce97" table:formula="of:=ROUND((([.AG78]-[.AI78])*10000);0)" office:value-type="float" office:value="8976" calcext:value-type="float">
            <text:p>8976</text:p>
          </table:table-cell>
          <table:table-cell table:style-name="ce97" table:formula="of:=QUOTIENT([.AH78];1)" office:value-type="float" office:value="1" calcext:value-type="float">
            <text:p>1</text:p>
          </table:table-cell>
          <table:table-cell table:style-name="ce97" table:formula="of:=ROUND((([.AH78]-[.AK78])*10000);0)" office:value-type="float" office:value="9488" calcext:value-type="float">
            <text:p>9488</text:p>
          </table:table-cell>
          <table:table-cell table:style-name="ce112" table:formula="of:=IF([.J78]&lt;10;(CONCATENATE(&quot;&quot;&quot; &quot;;[.Z78];&quot;1 1/2&quot;&quot;&quot;));(CONCATENATE(&quot;&quot;&quot;&quot;;[.Z78];&quot;1 1/2&quot;&quot;&quot;)))" office:value-type="string" office:string-value="&quot;G1 1/2&quot;" calcext:value-type="string">
            <text:p>"G1 1/2"</text:p>
          </table:table-cell>
          <table:table-cell table:style-name="ce129" table:formula="of:=ROUND(25.4/[.J78];3)" office:value-type="float" office:value="2.309" calcext:value-type="float">
            <text:p>2.309</text:p>
          </table:table-cell>
          <table:table-cell table:style-name="ce130" table:formula="of:=ROUND((([.$B$6]*2)/([.$D$6]/[.$H$6]*(25.4/[.J78])));4)" office:value-type="float" office:value="3.8976" calcext:value-type="float">
            <text:p>3.8976</text:p>
          </table:table-cell>
          <table:table-cell table:style-name="ce130" table:formula="of:=ROUND(([.$B$6]*2)/([.$F$6]/[.$J$6]*(25.4/[.J78]));4)" office:value-type="float" office:value="1.9488" calcext:value-type="float">
            <text:p>1.9488</text:p>
          </table:table-cell>
          <table:table-cell table:style-name="ce97" table:formula="of:=QUOTIENT([.AG78];1)" office:value-type="float" office:value="3" calcext:value-type="float">
            <text:p>3</text:p>
          </table:table-cell>
          <table:table-cell table:style-name="ce131" table:formula="of:=ROUND((([.AG78]-[.AI78])*10000);1)" office:value-type="float" office:value="8976" calcext:value-type="float">
            <text:p>8976</text:p>
          </table:table-cell>
          <table:table-cell table:style-name="ce97" table:formula="of:=QUOTIENT([.AH78];1)" office:value-type="float" office:value="1" calcext:value-type="float">
            <text:p>1</text:p>
          </table:table-cell>
          <table:table-cell table:style-name="ce131" table:formula="of:=ROUND((([.AH78]-[.AK78])*10000);0)" office:value-type="float" office:value="9488" calcext:value-type="float">
            <text:p>9488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79]&lt;1;[.AH79]&lt;1);CONCATENATE(&quot;   //   шаг &quot;;[.J79];&quot; не допустим на этом железе!&quot;); IF(AND([.AG79]&gt;255;[.AH79]&gt;255);CONCATENATE(&quot;   //   шаг &quot;;[.J79];&quot; не допустим на этом железе!&quot;); IF(OR([.AG79]&lt;1;[.AG79]&gt;255);CONCATENATE(&quot;{ &quot;;[.AA79];&quot;, &quot;;[.AB79];&quot;, &quot;;[.AC79];&quot;, &quot;;[.AD79];&quot;, &quot;;[.AE79];&quot;, &quot;;SUBSTITUTE([.AF79];&quot;,&quot;;&quot;.&quot;);&quot;, &quot;;[.H79];&quot;, &quot;;[.I79];&quot; },&quot;;&quot; //  ось Z ошибка&quot;); IF(OR([.AH79]&lt;1;[.AH79]&gt;255);CONCATENATE(&quot;{ &quot;;[.AA79];&quot;, &quot;;[.AB79];&quot;, &quot;;[.AC79];&quot;, &quot;;[.AD79];&quot;, &quot;;[.AE79];&quot;, &quot;;SUBSTITUTE([.AF79];&quot;,&quot;;&quot;.&quot;);&quot;, &quot;;[.H79];&quot;, &quot;;[.I79];&quot; },&quot;;&quot; //  ось X ошибка&quot;); IF(AND([.AG79]&gt;=1;[.AH79]&gt;=1);CONCATENATE(&quot;{ &quot;;[.AA79];&quot;, &quot;;[.AB79];&quot;, &quot;;[.AC79];&quot;, &quot;;[.AD79];&quot;, &quot;;[.AE79];&quot;, &quot;;SUBSTITUTE([.AF79];&quot;,&quot;;&quot;.&quot;);&quot;, &quot;;[.H79];&quot;, &quot;;[.I79];&quot; },&quot;))))))" office:value-type="string" office:string-value="{ 3, 8976, 1, 9488, &quot;G 2   &quot;, 2.309, 20, 80 }," calcext:value-type="string" table:number-columns-spanned="6" table:number-rows-spanned="1">
            <text:p>{ 3, 8976, 1, 9488, "G 2 <text:s text:c="2"/>", 2.309, 20, 80 },</text:p>
          </table:table-cell>
          <table:covered-table-cell table:number-columns-repeated="4"/>
          <table:covered-table-cell table:style-name="ce27"/>
          <table:table-cell table:style-name="ce56" table:formula="of:=ROUND(25.4/[.J79]*8+2;0)" office:value-type="float" office:value="20" calcext:value-type="float">
            <text:p>20</text:p>
          </table:table-cell>
          <table:table-cell table:style-name="ce68" table:formula="of:=IF(OR([.AG79]&lt;2;[.AH79]&lt;2);MROUND((140/[.AF79]+280)/4;20);MROUND(140/[.AF79]+280;20))" office:value-type="float" office:value="80" calcext:value-type="float">
            <text:p>80</text:p>
          </table:table-cell>
          <table:table-cell table:style-name="ce43" office:value-type="float" office:value="11" calcext:value-type="float">
            <text:p>11</text:p>
          </table:table-cell>
          <table:table-cell table:style-name="ce81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5" office:value-type="string" calcext:value-type="string">
            <text:p>G</text:p>
          </table:table-cell>
          <table:table-cell table:style-name="ce97" table:formula="of:=QUOTIENT([.AG79];1)" office:value-type="float" office:value="3" calcext:value-type="float">
            <text:p>3</text:p>
          </table:table-cell>
          <table:table-cell table:style-name="ce97" table:formula="of:=ROUND((([.AG79]-[.AI79])*10000);0)" office:value-type="float" office:value="8976" calcext:value-type="float">
            <text:p>8976</text:p>
          </table:table-cell>
          <table:table-cell table:style-name="ce97" table:formula="of:=QUOTIENT([.AH79];1)" office:value-type="float" office:value="1" calcext:value-type="float">
            <text:p>1</text:p>
          </table:table-cell>
          <table:table-cell table:style-name="ce97" table:formula="of:=ROUND((([.AH79]-[.AK79])*10000);0)" office:value-type="float" office:value="9488" calcext:value-type="float">
            <text:p>9488</text:p>
          </table:table-cell>
          <table:table-cell table:style-name="ce112" table:formula="of:=IF([.J79]&lt;10;(CONCATENATE(&quot;&quot;&quot; &quot;;[.Z79];&quot; 2    &quot;&quot;&quot;));(CONCATENATE(&quot;&quot;&quot;&quot;;[.Z79];&quot; 2   &quot;&quot;&quot;)))" office:value-type="string" office:string-value="&quot;G 2   &quot;" calcext:value-type="string">
            <text:p>"G 2 <text:s text:c="2"/>"</text:p>
          </table:table-cell>
          <table:table-cell table:style-name="ce129" table:formula="of:=ROUND(25.4/[.J79];3)" office:value-type="float" office:value="2.309" calcext:value-type="float">
            <text:p>2.309</text:p>
          </table:table-cell>
          <table:table-cell table:style-name="ce130" table:formula="of:=ROUND((([.$B$6]*2)/([.$D$6]/[.$H$6]*(25.4/[.J79])));4)" office:value-type="float" office:value="3.8976" calcext:value-type="float">
            <text:p>3.8976</text:p>
          </table:table-cell>
          <table:table-cell table:style-name="ce130" table:formula="of:=ROUND(([.$B$6]*2)/([.$F$6]/[.$J$6]*(25.4/[.J79]));4)" office:value-type="float" office:value="1.9488" calcext:value-type="float">
            <text:p>1.9488</text:p>
          </table:table-cell>
          <table:table-cell table:style-name="ce97" table:formula="of:=QUOTIENT([.AG79];1)" office:value-type="float" office:value="3" calcext:value-type="float">
            <text:p>3</text:p>
          </table:table-cell>
          <table:table-cell table:style-name="ce131" table:formula="of:=ROUND((([.AG79]-[.AI79])*10000);1)" office:value-type="float" office:value="8976" calcext:value-type="float">
            <text:p>8976</text:p>
          </table:table-cell>
          <table:table-cell table:style-name="ce97" table:formula="of:=QUOTIENT([.AH79];1)" office:value-type="float" office:value="1" calcext:value-type="float">
            <text:p>1</text:p>
          </table:table-cell>
          <table:table-cell table:style-name="ce131" table:formula="of:=ROUND((([.AH79]-[.AK79])*10000);0)" office:value-type="float" office:value="9488" calcext:value-type="float">
            <text:p>9488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7" office:value-type="string" calcext:value-type="string" table:number-columns-spanned="6" table:number-rows-spanned="1">
            <text:p>// Трубная резьба 60 градусов (K)</text:p>
          </table:table-cell>
          <table:covered-table-cell table:number-columns-repeated="4"/>
          <table:covered-table-cell table:style-name="ce27"/>
          <table:table-cell table:style-name="ce55"/>
          <table:table-cell table:style-name="ce67" table:number-columns-repeated="2"/>
          <table:table-cell table:style-name="ce80"/>
          <table:table-cell table:style-name="ce88"/>
          <table:table-cell table:style-name="ce97" table:number-columns-repeated="13"/>
          <table:table-cell table:style-name="ce125"/>
          <table:table-cell table:style-name="ce97" table:number-columns-repeated="4"/>
          <table:table-cell table:style-name="ce112"/>
          <table:table-cell table:style-name="ce129"/>
          <table:table-cell table:style-name="ce130" table:number-columns-repeated="2"/>
          <table:table-cell table:style-name="ce97"/>
          <table:table-cell table:style-name="ce131"/>
          <table:table-cell table:style-name="ce97"/>
          <table:table-cell table:style-name="ce131"/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81]&lt;1;[.AH81]&lt;1);CONCATENATE(&quot;   //   шаг &quot;;[.J81];&quot; не допустим на этом железе!&quot;); IF(AND([.AG81]&gt;255;[.AH81]&gt;255);CONCATENATE(&quot;   //   шаг &quot;;[.J81];&quot; не допустим на этом железе!&quot;); IF(OR([.AG81]&lt;1;[.AG81]&gt;255);CONCATENATE(&quot;//&quot;;&quot;{ &quot;;[.AA81];&quot;, &quot;;[.AB81];&quot;, &quot;;[.AC81];&quot;, &quot;;[.AD81];&quot;, &quot;;[.AE81];&quot;, &quot;;SUBSTITUTE([.AF81];&quot;,&quot;;&quot;.&quot;);&quot;, &quot;;[.H81];&quot;, &quot;;[.I81];&quot; },&quot;;&quot; //  ось Z ошибка&quot;); IF(OR([.AH81]&lt;1;[.AH81]&gt;255);CONCATENATE(&quot;//&quot;;&quot;{ &quot;;[.AA81];&quot;, &quot;;[.AB81];&quot;, &quot;;[.AC81];&quot;, &quot;;[.AD81];&quot;, &quot;;[.AE81];&quot;, &quot;;SUBSTITUTE([.AF81];&quot;,&quot;;&quot;.&quot;);&quot;, &quot;;[.H81];&quot;, &quot;;[.I81];&quot; },&quot;;&quot; //  ось X ошибка&quot;); IF(AND([.AG81]&gt;=1;[.AH81]&gt;=1);CONCATENATE(&quot;{ &quot;;[.AA81];&quot;, &quot;;[.AB81];&quot;, &quot;;[.AC81];&quot;, &quot;;[.AD81];&quot;, &quot;;[.AE81];&quot;, &quot;;SUBSTITUTE([.AF81];&quot;,&quot;;&quot;.&quot;);&quot;, &quot;;[.H81];&quot;, &quot;;[.I81];&quot; },&quot;))))))" office:value-type="string" office:string-value="{ 9, 5669, 4, 7835, &quot;K 1/16&quot;, 0.941, 10, 420 }," calcext:value-type="string" table:number-columns-spanned="6" table:number-rows-spanned="1">
            <text:p>{ 9, 5669, 4, 7835, "K 1/16", 0.941, 10, 420 },</text:p>
          </table:table-cell>
          <table:covered-table-cell table:number-columns-repeated="4"/>
          <table:covered-table-cell table:style-name="ce27"/>
          <table:table-cell table:style-name="ce53" table:formula="of:=ROUND(25.4/[.J81]*8+2;0)" office:value-type="float" office:value="10" calcext:value-type="float">
            <text:p>10</text:p>
          </table:table-cell>
          <table:table-cell table:style-name="ce65" table:formula="of:=IF(OR([.AG81]&lt;2;[.AH81]&lt;2);MROUND((140/[.AF81]+280)/4;20);MROUND(140/[.AF81]+280;20))" office:value-type="float" office:value="420" calcext:value-type="float">
            <text:p>420</text:p>
          </table:table-cell>
          <table:table-cell table:style-name="ce41" office:value-type="float" office:value="27" calcext:value-type="float">
            <text:p>27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6" office:value-type="string" calcext:value-type="string">
            <text:p>K</text:p>
          </table:table-cell>
          <table:table-cell table:style-name="ce97" table:formula="of:=QUOTIENT([.AG81];1)" office:value-type="float" office:value="9" calcext:value-type="float">
            <text:p>9</text:p>
          </table:table-cell>
          <table:table-cell table:style-name="ce97" table:formula="of:=ROUND((([.AG81]-[.AI81])*10000);0)" office:value-type="float" office:value="5669" calcext:value-type="float">
            <text:p>5669</text:p>
          </table:table-cell>
          <table:table-cell table:style-name="ce97" table:formula="of:=QUOTIENT([.AH81];1)" office:value-type="float" office:value="4" calcext:value-type="float">
            <text:p>4</text:p>
          </table:table-cell>
          <table:table-cell table:style-name="ce97" table:formula="of:=ROUND((([.AH81]-[.AK81])*10000);0)" office:value-type="float" office:value="7835" calcext:value-type="float">
            <text:p>7835</text:p>
          </table:table-cell>
          <table:table-cell table:style-name="ce112" table:formula="of:=IF([.J81]&lt;10;(CONCATENATE(&quot;&quot;&quot; &quot;;[.Z81];&quot; 1/16&quot;&quot;&quot;));(CONCATENATE(&quot;&quot;&quot;&quot;;[.Z81];&quot; 1/16&quot;&quot;&quot;)))" office:value-type="string" office:string-value="&quot;K 1/16&quot;" calcext:value-type="string">
            <text:p>"K 1/16"</text:p>
          </table:table-cell>
          <table:table-cell table:style-name="ce129" table:formula="of:=ROUND(25.4/[.J81];3)" office:value-type="float" office:value="0.941" calcext:value-type="float">
            <text:p>0.941</text:p>
          </table:table-cell>
          <table:table-cell table:style-name="ce130" table:formula="of:=ROUND((([.$B$6]*2)/([.$D$6]/[.$H$6]*(25.4/[.J81])));4)" office:value-type="float" office:value="9.5669" calcext:value-type="float">
            <text:p>9.5669</text:p>
          </table:table-cell>
          <table:table-cell table:style-name="ce130" table:formula="of:=ROUND(([.$B$6]*2)/([.$F$6]/[.$J$6]*(25.4/[.J81]));4)" office:value-type="float" office:value="4.7835" calcext:value-type="float">
            <text:p>4.7835</text:p>
          </table:table-cell>
          <table:table-cell table:style-name="ce97" table:formula="of:=QUOTIENT([.AG81];1)" office:value-type="float" office:value="9" calcext:value-type="float">
            <text:p>9</text:p>
          </table:table-cell>
          <table:table-cell table:style-name="ce131" table:formula="of:=ROUND((([.AG81]-[.AI81])*10000);1)" office:value-type="float" office:value="5669" calcext:value-type="float">
            <text:p>5669</text:p>
          </table:table-cell>
          <table:table-cell table:style-name="ce97" table:formula="of:=QUOTIENT([.AH81];1)" office:value-type="float" office:value="4" calcext:value-type="float">
            <text:p>4</text:p>
          </table:table-cell>
          <table:table-cell table:style-name="ce131" table:formula="of:=ROUND((([.AH81]-[.AK81])*10000);0)" office:value-type="float" office:value="7835" calcext:value-type="float">
            <text:p>7835</text:p>
          </table:table-cell>
          <table:table-cell table:style-name="ce97"/>
          <table:table-cell table:style-name="ce97" table:formula="of:=([.AF81]-[.AM81])*100" office:value-type="float" office:value="94.1" calcext:value-type="float">
            <text:p>94.1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82]&lt;1;[.AH82]&lt;1);CONCATENATE(&quot;   //   шаг &quot;;[.J82];&quot; не допустим на этом железе!&quot;); IF(AND([.AG82]&gt;255;[.AH82]&gt;255);CONCATENATE(&quot;   //   шаг &quot;;[.J82];&quot; не допустим на этом железе!&quot;); IF(OR([.AG82]&lt;1;[.AG82]&gt;255);CONCATENATE(&quot;//&quot;;&quot;{ &quot;;[.AA82];&quot;, &quot;;[.AB82];&quot;, &quot;;[.AC82];&quot;, &quot;;[.AD82];&quot;, &quot;;[.AE82];&quot;, &quot;;SUBSTITUTE([.AF82];&quot;,&quot;;&quot;.&quot;);&quot;, &quot;;[.H82];&quot;, &quot;;[.I82];&quot; },&quot;;&quot; //  ось Z ошибка&quot;); IF(OR([.AH82]&lt;1;[.AH82]&gt;255);CONCATENATE(&quot;//&quot;;&quot;{ &quot;;[.AA82];&quot;, &quot;;[.AB82];&quot;, &quot;;[.AC82];&quot;, &quot;;[.AD82];&quot;, &quot;;[.AE82];&quot;, &quot;;SUBSTITUTE([.AF82];&quot;,&quot;;&quot;.&quot;);&quot;, &quot;;[.H82];&quot;, &quot;;[.I82];&quot; },&quot;;&quot; //  ось X ошибка&quot;); IF(AND([.AG82]&gt;=1;[.AH82]&gt;=1);CONCATENATE(&quot;{ &quot;;[.AA82];&quot;, &quot;;[.AB82];&quot;, &quot;;[.AC82];&quot;, &quot;;[.AD82];&quot;, &quot;;[.AE82];&quot;, &quot;;SUBSTITUTE([.AF82];&quot;,&quot;;&quot;.&quot;);&quot;, &quot;;[.H82];&quot;, &quot;;[.I82];&quot; },&quot;))))))" office:value-type="string" office:string-value="{ 9, 5669, 4, 7835, &quot;K  1/8&quot;, 0.941, 10, 420 }," calcext:value-type="string" table:number-columns-spanned="6" table:number-rows-spanned="1">
            <text:p>{ 9, 5669, 4, 7835, "K <text:s/>1/8", 0.941, 10, 420 },</text:p>
          </table:table-cell>
          <table:covered-table-cell table:number-columns-repeated="4"/>
          <table:covered-table-cell table:style-name="ce27"/>
          <table:table-cell table:style-name="ce53" table:formula="of:=ROUND(25.4/[.J82]*8+2;0)" office:value-type="float" office:value="10" calcext:value-type="float">
            <text:p>10</text:p>
          </table:table-cell>
          <table:table-cell table:style-name="ce65" table:formula="of:=IF(OR([.AG82]&lt;2;[.AH82]&lt;2);MROUND((140/[.AF82]+280)/4;20);MROUND(140/[.AF82]+280;20))" office:value-type="float" office:value="420" calcext:value-type="float">
            <text:p>420</text:p>
          </table:table-cell>
          <table:table-cell table:style-name="ce41" office:value-type="float" office:value="27" calcext:value-type="float">
            <text:p>27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6" office:value-type="string" calcext:value-type="string">
            <text:p>K</text:p>
          </table:table-cell>
          <table:table-cell table:style-name="ce97" table:formula="of:=QUOTIENT([.AG82];1)" office:value-type="float" office:value="9" calcext:value-type="float">
            <text:p>9</text:p>
          </table:table-cell>
          <table:table-cell table:style-name="ce97" table:formula="of:=ROUND((([.AG82]-[.AI82])*10000);0)" office:value-type="float" office:value="5669" calcext:value-type="float">
            <text:p>5669</text:p>
          </table:table-cell>
          <table:table-cell table:style-name="ce97" table:formula="of:=QUOTIENT([.AH82];1)" office:value-type="float" office:value="4" calcext:value-type="float">
            <text:p>4</text:p>
          </table:table-cell>
          <table:table-cell table:style-name="ce97" table:formula="of:=ROUND((([.AH82]-[.AK82])*10000);0)" office:value-type="float" office:value="7835" calcext:value-type="float">
            <text:p>7835</text:p>
          </table:table-cell>
          <table:table-cell table:style-name="ce112" table:formula="of:=IF([.J82]&lt;10;(CONCATENATE(&quot;&quot;&quot; &quot;;[.Z82];&quot;  1/8&quot;&quot;&quot;));(CONCATENATE(&quot;&quot;&quot;&quot;;[.Z82];&quot;  1/8&quot;&quot;&quot;)))" office:value-type="string" office:string-value="&quot;K  1/8&quot;" calcext:value-type="string">
            <text:p>"K <text:s/>1/8"</text:p>
          </table:table-cell>
          <table:table-cell table:style-name="ce129" table:formula="of:=ROUND(25.4/[.J82];3)" office:value-type="float" office:value="0.941" calcext:value-type="float">
            <text:p>0.941</text:p>
          </table:table-cell>
          <table:table-cell table:style-name="ce130" table:formula="of:=ROUND((([.$B$6]*2)/([.$D$6]/[.$H$6]*(25.4/[.J82])));4)" office:value-type="float" office:value="9.5669" calcext:value-type="float">
            <text:p>9.5669</text:p>
          </table:table-cell>
          <table:table-cell table:style-name="ce130" table:formula="of:=ROUND(([.$B$6]*2)/([.$F$6]/[.$J$6]*(25.4/[.J82]));4)" office:value-type="float" office:value="4.7835" calcext:value-type="float">
            <text:p>4.7835</text:p>
          </table:table-cell>
          <table:table-cell table:style-name="ce97" table:formula="of:=QUOTIENT([.AG82];1)" office:value-type="float" office:value="9" calcext:value-type="float">
            <text:p>9</text:p>
          </table:table-cell>
          <table:table-cell table:style-name="ce131" table:formula="of:=ROUND((([.AG82]-[.AI82])*10000);1)" office:value-type="float" office:value="5669" calcext:value-type="float">
            <text:p>5669</text:p>
          </table:table-cell>
          <table:table-cell table:style-name="ce97" table:formula="of:=QUOTIENT([.AH82];1)" office:value-type="float" office:value="4" calcext:value-type="float">
            <text:p>4</text:p>
          </table:table-cell>
          <table:table-cell table:style-name="ce131" table:formula="of:=ROUND((([.AH82]-[.AK82])*10000);0)" office:value-type="float" office:value="7835" calcext:value-type="float">
            <text:p>7835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83]&lt;1;[.AH83]&lt;1);CONCATENATE(&quot;   //   шаг &quot;;[.J83];&quot; не допустим на этом железе!&quot;); IF(AND([.AG83]&gt;255;[.AH83]&gt;255);CONCATENATE(&quot;   //   шаг &quot;;[.J83];&quot; не допустим на этом железе!&quot;); IF(OR([.AG83]&lt;1;[.AG83]&gt;255);CONCATENATE(&quot;//&quot;;&quot;{ &quot;;[.AA83];&quot;, &quot;;[.AB83];&quot;, &quot;;[.AC83];&quot;, &quot;;[.AD83];&quot;, &quot;;[.AE83];&quot;, &quot;;SUBSTITUTE([.AF83];&quot;,&quot;;&quot;.&quot;);&quot;, &quot;;[.H83];&quot;, &quot;;[.I83];&quot; },&quot;;&quot; //  ось Z ошибка&quot;); IF(OR([.AH83]&lt;1;[.AH83]&gt;255);CONCATENATE(&quot;//&quot;;&quot;{ &quot;;[.AA83];&quot;, &quot;;[.AB83];&quot;, &quot;;[.AC83];&quot;, &quot;;[.AD83];&quot;, &quot;;[.AE83];&quot;, &quot;;SUBSTITUTE([.AF83];&quot;,&quot;;&quot;.&quot;);&quot;, &quot;;[.H83];&quot;, &quot;;[.I83];&quot; },&quot;;&quot; //  ось X ошибка&quot;); IF(AND([.AG83]&gt;=1;[.AH83]&gt;=1);CONCATENATE(&quot;{ &quot;;[.AA83];&quot;, &quot;;[.AB83];&quot;, &quot;;[.AC83];&quot;, &quot;;[.AD83];&quot;, &quot;;[.AE83];&quot;, &quot;;SUBSTITUTE([.AF83];&quot;,&quot;;&quot;.&quot;);&quot;, &quot;;[.H83];&quot;, &quot;;[.I83];&quot; },&quot;))))))" office:value-type="string" office:string-value="{ 6, 3780, 3, 1890, &quot;K  1/4&quot;, 1.411, 13, 380 }," calcext:value-type="string" table:number-columns-spanned="6" table:number-rows-spanned="1">
            <text:p>{ 6, 3780, 3, 1890, "K <text:s/>1/4", 1.411, 13, 380 },</text:p>
          </table:table-cell>
          <table:covered-table-cell table:number-columns-repeated="4"/>
          <table:covered-table-cell table:style-name="ce27"/>
          <table:table-cell table:style-name="ce53" table:formula="of:=ROUND(25.4/[.J83]*8+2;0)" office:value-type="float" office:value="13" calcext:value-type="float">
            <text:p>13</text:p>
          </table:table-cell>
          <table:table-cell table:style-name="ce65" table:formula="of:=IF(OR([.AG83]&lt;2;[.AH83]&lt;2);MROUND((140/[.AF83]+280)/4;20);MROUND(140/[.AF83]+280;20))" office:value-type="float" office:value="380" calcext:value-type="float">
            <text:p>380</text:p>
          </table:table-cell>
          <table:table-cell table:style-name="ce41" office:value-type="float" office:value="18" calcext:value-type="float">
            <text:p>18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6" office:value-type="string" calcext:value-type="string">
            <text:p>K</text:p>
          </table:table-cell>
          <table:table-cell table:style-name="ce97" table:formula="of:=QUOTIENT([.AG83];1)" office:value-type="float" office:value="6" calcext:value-type="float">
            <text:p>6</text:p>
          </table:table-cell>
          <table:table-cell table:style-name="ce97" table:formula="of:=ROUND((([.AG83]-[.AI83])*10000);0)" office:value-type="float" office:value="3780" calcext:value-type="float">
            <text:p>3780</text:p>
          </table:table-cell>
          <table:table-cell table:style-name="ce97" table:formula="of:=QUOTIENT([.AH83];1)" office:value-type="float" office:value="3" calcext:value-type="float">
            <text:p>3</text:p>
          </table:table-cell>
          <table:table-cell table:style-name="ce97" table:formula="of:=ROUND((([.AH83]-[.AK83])*10000);0)" office:value-type="float" office:value="1890" calcext:value-type="float">
            <text:p>1890</text:p>
          </table:table-cell>
          <table:table-cell table:style-name="ce112" table:formula="of:=IF([.J83]&lt;10;(CONCATENATE(&quot;&quot;&quot; &quot;;[.Z83];&quot;  1/4&quot;&quot;&quot;));(CONCATENATE(&quot;&quot;&quot;&quot;;[.Z83];&quot;  1/4&quot;&quot;&quot;)))" office:value-type="string" office:string-value="&quot;K  1/4&quot;" calcext:value-type="string">
            <text:p>"K <text:s/>1/4"</text:p>
          </table:table-cell>
          <table:table-cell table:style-name="ce129" table:formula="of:=ROUND(25.4/[.J83];3)" office:value-type="float" office:value="1.411" calcext:value-type="float">
            <text:p>1.411</text:p>
          </table:table-cell>
          <table:table-cell table:style-name="ce130" table:formula="of:=ROUND((([.$B$6]*2)/([.$D$6]/[.$H$6]*(25.4/[.J83])));4)" office:value-type="float" office:value="6.378" calcext:value-type="float">
            <text:p>6.3780</text:p>
          </table:table-cell>
          <table:table-cell table:style-name="ce130" table:formula="of:=ROUND(([.$B$6]*2)/([.$F$6]/[.$J$6]*(25.4/[.J83]));4)" office:value-type="float" office:value="3.189" calcext:value-type="float">
            <text:p>3.1890</text:p>
          </table:table-cell>
          <table:table-cell table:style-name="ce97" table:formula="of:=QUOTIENT([.AG83];1)" office:value-type="float" office:value="6" calcext:value-type="float">
            <text:p>6</text:p>
          </table:table-cell>
          <table:table-cell table:style-name="ce131" table:formula="of:=ROUND((([.AG83]-[.AI83])*10000);1)" office:value-type="float" office:value="3780" calcext:value-type="float">
            <text:p>3780</text:p>
          </table:table-cell>
          <table:table-cell table:style-name="ce97" table:formula="of:=QUOTIENT([.AH83];1)" office:value-type="float" office:value="3" calcext:value-type="float">
            <text:p>3</text:p>
          </table:table-cell>
          <table:table-cell table:style-name="ce131" table:formula="of:=ROUND((([.AH83]-[.AK83])*10000);0)" office:value-type="float" office:value="1890" calcext:value-type="float">
            <text:p>1890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84]&lt;1;[.AH84]&lt;1);CONCATENATE(&quot;   //   шаг &quot;;[.J84];&quot; не допустим на этом железе!&quot;); IF(AND([.AG84]&gt;255;[.AH84]&gt;255);CONCATENATE(&quot;   //   шаг &quot;;[.J84];&quot; не допустим на этом железе!&quot;); IF(OR([.AG84]&lt;1;[.AG84]&gt;255);CONCATENATE(&quot;//&quot;;&quot;{ &quot;;[.AA84];&quot;, &quot;;[.AB84];&quot;, &quot;;[.AC84];&quot;, &quot;;[.AD84];&quot;, &quot;;[.AE84];&quot;, &quot;;SUBSTITUTE([.AF84];&quot;,&quot;;&quot;.&quot;);&quot;, &quot;;[.H84];&quot;, &quot;;[.I84];&quot; },&quot;;&quot; //  ось Z ошибка&quot;); IF(OR([.AH84]&lt;1;[.AH84]&gt;255);CONCATENATE(&quot;//&quot;;&quot;{ &quot;;[.AA84];&quot;, &quot;;[.AB84];&quot;, &quot;;[.AC84];&quot;, &quot;;[.AD84];&quot;, &quot;;[.AE84];&quot;, &quot;;SUBSTITUTE([.AF84];&quot;,&quot;;&quot;.&quot;);&quot;, &quot;;[.H84];&quot;, &quot;;[.I84];&quot; },&quot;;&quot; //  ось X ошибка&quot;); IF(AND([.AG84]&gt;=1;[.AH84]&gt;=1);CONCATENATE(&quot;{ &quot;;[.AA84];&quot;, &quot;;[.AB84];&quot;, &quot;;[.AC84];&quot;, &quot;;[.AD84];&quot;, &quot;;[.AE84];&quot;, &quot;;SUBSTITUTE([.AF84];&quot;,&quot;;&quot;.&quot;);&quot;, &quot;;[.H84];&quot;, &quot;;[.I84];&quot; },&quot;))))))" office:value-type="string" office:string-value="{ 6, 3780, 3, 1890, &quot;K  3/8&quot;, 1.411, 13, 380 }," calcext:value-type="string" table:number-columns-spanned="6" table:number-rows-spanned="1">
            <text:p>{ 6, 3780, 3, 1890, "K <text:s/>3/8", 1.411, 13, 380 },</text:p>
          </table:table-cell>
          <table:covered-table-cell table:number-columns-repeated="4"/>
          <table:covered-table-cell table:style-name="ce27"/>
          <table:table-cell table:style-name="ce53" table:formula="of:=ROUND(25.4/[.J84]*8+2;0)" office:value-type="float" office:value="13" calcext:value-type="float">
            <text:p>13</text:p>
          </table:table-cell>
          <table:table-cell table:style-name="ce65" table:formula="of:=IF(OR([.AG84]&lt;2;[.AH84]&lt;2);MROUND((140/[.AF84]+280)/4;20);MROUND(140/[.AF84]+280;20))" office:value-type="float" office:value="380" calcext:value-type="float">
            <text:p>380</text:p>
          </table:table-cell>
          <table:table-cell table:style-name="ce41" office:value-type="float" office:value="18" calcext:value-type="float">
            <text:p>18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6" office:value-type="string" calcext:value-type="string">
            <text:p>K</text:p>
          </table:table-cell>
          <table:table-cell table:style-name="ce97" table:formula="of:=QUOTIENT([.AG84];1)" office:value-type="float" office:value="6" calcext:value-type="float">
            <text:p>6</text:p>
          </table:table-cell>
          <table:table-cell table:style-name="ce97" table:formula="of:=ROUND((([.AG84]-[.AI84])*10000);0)" office:value-type="float" office:value="3780" calcext:value-type="float">
            <text:p>3780</text:p>
          </table:table-cell>
          <table:table-cell table:style-name="ce97" table:formula="of:=QUOTIENT([.AH84];1)" office:value-type="float" office:value="3" calcext:value-type="float">
            <text:p>3</text:p>
          </table:table-cell>
          <table:table-cell table:style-name="ce97" table:formula="of:=ROUND((([.AH84]-[.AK84])*10000);0)" office:value-type="float" office:value="1890" calcext:value-type="float">
            <text:p>1890</text:p>
          </table:table-cell>
          <table:table-cell table:style-name="ce112" table:formula="of:=IF([.J84]&lt;10;(CONCATENATE(&quot;&quot;&quot; &quot;;[.Z84];&quot;  3/8&quot;&quot;&quot;));(CONCATENATE(&quot;&quot;&quot;&quot;;[.Z84];&quot;  3/8&quot;&quot;&quot;)))" office:value-type="string" office:string-value="&quot;K  3/8&quot;" calcext:value-type="string">
            <text:p>"K <text:s/>3/8"</text:p>
          </table:table-cell>
          <table:table-cell table:style-name="ce129" table:formula="of:=ROUND(25.4/[.J84];3)" office:value-type="float" office:value="1.411" calcext:value-type="float">
            <text:p>1.411</text:p>
          </table:table-cell>
          <table:table-cell table:style-name="ce130" table:formula="of:=ROUND((([.$B$6]*2)/([.$D$6]/[.$H$6]*(25.4/[.J84])));4)" office:value-type="float" office:value="6.378" calcext:value-type="float">
            <text:p>6.3780</text:p>
          </table:table-cell>
          <table:table-cell table:style-name="ce130" table:formula="of:=ROUND(([.$B$6]*2)/([.$F$6]/[.$J$6]*(25.4/[.J84]));4)" office:value-type="float" office:value="3.189" calcext:value-type="float">
            <text:p>3.1890</text:p>
          </table:table-cell>
          <table:table-cell table:style-name="ce97" table:formula="of:=QUOTIENT([.AG84];1)" office:value-type="float" office:value="6" calcext:value-type="float">
            <text:p>6</text:p>
          </table:table-cell>
          <table:table-cell table:style-name="ce131" table:formula="of:=ROUND((([.AG84]-[.AI84])*10000);1)" office:value-type="float" office:value="3780" calcext:value-type="float">
            <text:p>3780</text:p>
          </table:table-cell>
          <table:table-cell table:style-name="ce97" table:formula="of:=QUOTIENT([.AH84];1)" office:value-type="float" office:value="3" calcext:value-type="float">
            <text:p>3</text:p>
          </table:table-cell>
          <table:table-cell table:style-name="ce131" table:formula="of:=ROUND((([.AH84]-[.AK84])*10000);0)" office:value-type="float" office:value="1890" calcext:value-type="float">
            <text:p>1890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85]&lt;1;[.AH85]&lt;1);CONCATENATE(&quot;   //   шаг &quot;;[.J85];&quot; не допустим на этом железе!&quot;); IF(AND([.AG85]&gt;255;[.AH85]&gt;255);CONCATENATE(&quot;   //   шаг &quot;;[.J85];&quot; не допустим на этом железе!&quot;); IF(OR([.AG85]&lt;1;[.AG85]&gt;255);CONCATENATE(&quot;//&quot;;&quot;{ &quot;;[.AA85];&quot;, &quot;;[.AB85];&quot;, &quot;;[.AC85];&quot;, &quot;;[.AD85];&quot;, &quot;;[.AE85];&quot;, &quot;;SUBSTITUTE([.AF85];&quot;,&quot;;&quot;.&quot;);&quot;, &quot;;[.H85];&quot;, &quot;;[.I85];&quot; },&quot;;&quot; //  ось Z ошибка&quot;); IF(OR([.AH85]&lt;1;[.AH85]&gt;255);CONCATENATE(&quot;//&quot;;&quot;{ &quot;;[.AA85];&quot;, &quot;;[.AB85];&quot;, &quot;;[.AC85];&quot;, &quot;;[.AD85];&quot;, &quot;;[.AE85];&quot;, &quot;;SUBSTITUTE([.AF85];&quot;,&quot;;&quot;.&quot;);&quot;, &quot;;[.H85];&quot;, &quot;;[.I85];&quot; },&quot;;&quot; //  ось X ошибка&quot;); IF(AND([.AG85]&gt;=1;[.AH85]&gt;=1);CONCATENATE(&quot;{ &quot;;[.AA85];&quot;, &quot;;[.AB85];&quot;, &quot;;[.AC85];&quot;, &quot;;[.AD85];&quot;, &quot;;[.AE85];&quot;, &quot;;SUBSTITUTE([.AF85];&quot;,&quot;;&quot;.&quot;);&quot;, &quot;;[.H85];&quot;, &quot;;[.I85];&quot; },&quot;))))))" office:value-type="string" office:string-value="{ 4, 9606, 2, 4803, &quot;K  1/2&quot;, 1.814, 17, 360 }," calcext:value-type="string" table:number-columns-spanned="6" table:number-rows-spanned="1">
            <text:p>{ 4, 9606, 2, 4803, "K <text:s/>1/2", 1.814, 17, 360 },</text:p>
          </table:table-cell>
          <table:covered-table-cell table:number-columns-repeated="4"/>
          <table:covered-table-cell table:style-name="ce27"/>
          <table:table-cell table:style-name="ce53" table:formula="of:=ROUND(25.4/[.J85]*8+2;0)" office:value-type="float" office:value="17" calcext:value-type="float">
            <text:p>17</text:p>
          </table:table-cell>
          <table:table-cell table:style-name="ce65" table:formula="of:=IF(OR([.AG85]&lt;2;[.AH85]&lt;2);MROUND((140/[.AF85]+280)/4;20);MROUND(140/[.AF85]+280;20))" office:value-type="float" office:value="360" calcext:value-type="float">
            <text:p>360</text:p>
          </table:table-cell>
          <table:table-cell table:style-name="ce41" office:value-type="float" office:value="14" calcext:value-type="float">
            <text:p>14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6" office:value-type="string" calcext:value-type="string">
            <text:p>K</text:p>
          </table:table-cell>
          <table:table-cell table:style-name="ce97" table:formula="of:=QUOTIENT([.AG85];1)" office:value-type="float" office:value="4" calcext:value-type="float">
            <text:p>4</text:p>
          </table:table-cell>
          <table:table-cell table:style-name="ce97" table:formula="of:=ROUND((([.AG85]-[.AI85])*10000);0)" office:value-type="float" office:value="9606" calcext:value-type="float">
            <text:p>9606</text:p>
          </table:table-cell>
          <table:table-cell table:style-name="ce97" table:formula="of:=QUOTIENT([.AH85];1)" office:value-type="float" office:value="2" calcext:value-type="float">
            <text:p>2</text:p>
          </table:table-cell>
          <table:table-cell table:style-name="ce97" table:formula="of:=ROUND((([.AH85]-[.AK85])*10000);0)" office:value-type="float" office:value="4803" calcext:value-type="float">
            <text:p>4803</text:p>
          </table:table-cell>
          <table:table-cell table:style-name="ce112" table:formula="of:=IF([.J85]&lt;10;(CONCATENATE(&quot;&quot;&quot; &quot;;[.Z85];&quot;  1/2&quot;&quot;&quot;));(CONCATENATE(&quot;&quot;&quot;&quot;;[.Z85];&quot;  1/2&quot;&quot;&quot;)))" office:value-type="string" office:string-value="&quot;K  1/2&quot;" calcext:value-type="string">
            <text:p>"K <text:s/>1/2"</text:p>
          </table:table-cell>
          <table:table-cell table:style-name="ce129" table:formula="of:=ROUND(25.4/[.J85];3)" office:value-type="float" office:value="1.814" calcext:value-type="float">
            <text:p>1.814</text:p>
          </table:table-cell>
          <table:table-cell table:style-name="ce130" table:formula="of:=ROUND((([.$B$6]*2)/([.$D$6]/[.$H$6]*(25.4/[.J85])));4)" office:value-type="float" office:value="4.9606" calcext:value-type="float">
            <text:p>4.9606</text:p>
          </table:table-cell>
          <table:table-cell table:style-name="ce130" table:formula="of:=ROUND(([.$B$6]*2)/([.$F$6]/[.$J$6]*(25.4/[.J85]));4)" office:value-type="float" office:value="2.4803" calcext:value-type="float">
            <text:p>2.4803</text:p>
          </table:table-cell>
          <table:table-cell table:style-name="ce97" table:formula="of:=QUOTIENT([.AG85];1)" office:value-type="float" office:value="4" calcext:value-type="float">
            <text:p>4</text:p>
          </table:table-cell>
          <table:table-cell table:style-name="ce131" table:formula="of:=ROUND((([.AG85]-[.AI85])*10000);1)" office:value-type="float" office:value="9606" calcext:value-type="float">
            <text:p>9606</text:p>
          </table:table-cell>
          <table:table-cell table:style-name="ce97" table:formula="of:=QUOTIENT([.AH85];1)" office:value-type="float" office:value="2" calcext:value-type="float">
            <text:p>2</text:p>
          </table:table-cell>
          <table:table-cell table:style-name="ce131" table:formula="of:=ROUND((([.AH85]-[.AK85])*10000);0)" office:value-type="float" office:value="4803" calcext:value-type="float">
            <text:p>4803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86]&lt;1;[.AH86]&lt;1);CONCATENATE(&quot;   //   шаг &quot;;[.J86];&quot; не допустим на этом железе!&quot;); IF(AND([.AG86]&gt;255;[.AH86]&gt;255);CONCATENATE(&quot;   //   шаг &quot;;[.J86];&quot; не допустим на этом железе!&quot;); IF(OR([.AG86]&lt;1;[.AG86]&gt;255);CONCATENATE(&quot;//&quot;;&quot;{ &quot;;[.AA86];&quot;, &quot;;[.AB86];&quot;, &quot;;[.AC86];&quot;, &quot;;[.AD86];&quot;, &quot;;[.AE86];&quot;, &quot;;SUBSTITUTE([.AF86];&quot;,&quot;;&quot;.&quot;);&quot;, &quot;;[.H86];&quot;, &quot;;[.I86];&quot; },&quot;;&quot; //  ось Z ошибка&quot;); IF(OR([.AH86]&lt;1;[.AH86]&gt;255);CONCATENATE(&quot;//&quot;;&quot;{ &quot;;[.AA86];&quot;, &quot;;[.AB86];&quot;, &quot;;[.AC86];&quot;, &quot;;[.AD86];&quot;, &quot;;[.AE86];&quot;, &quot;;SUBSTITUTE([.AF86];&quot;,&quot;;&quot;.&quot;);&quot;, &quot;;[.H86];&quot;, &quot;;[.I86];&quot; },&quot;;&quot; //  ось X ошибка&quot;); IF(AND([.AG86]&gt;=1;[.AH86]&gt;=1);CONCATENATE(&quot;{ &quot;;[.AA86];&quot;, &quot;;[.AB86];&quot;, &quot;;[.AC86];&quot;, &quot;;[.AD86];&quot;, &quot;;[.AE86];&quot;, &quot;;SUBSTITUTE([.AF86];&quot;,&quot;;&quot;.&quot;);&quot;, &quot;;[.H86];&quot;, &quot;;[.I86];&quot; },&quot;))))))" office:value-type="string" office:string-value="{ 4, 9606, 2, 4803, &quot;K  3/4&quot;, 1.814, 17, 360 }," calcext:value-type="string" table:number-columns-spanned="6" table:number-rows-spanned="1">
            <text:p>{ 4, 9606, 2, 4803, "K <text:s/>3/4", 1.814, 17, 360 },</text:p>
          </table:table-cell>
          <table:covered-table-cell table:number-columns-repeated="4"/>
          <table:covered-table-cell table:style-name="ce27"/>
          <table:table-cell table:style-name="ce53" table:formula="of:=ROUND(25.4/[.J86]*8+2;0)" office:value-type="float" office:value="17" calcext:value-type="float">
            <text:p>17</text:p>
          </table:table-cell>
          <table:table-cell table:style-name="ce65" table:formula="of:=IF(OR([.AG86]&lt;2;[.AH86]&lt;2);MROUND((140/[.AF86]+280)/4;20);MROUND(140/[.AF86]+280;20))" office:value-type="float" office:value="360" calcext:value-type="float">
            <text:p>360</text:p>
          </table:table-cell>
          <table:table-cell table:style-name="ce41" office:value-type="float" office:value="14" calcext:value-type="float">
            <text:p>14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6" office:value-type="string" calcext:value-type="string">
            <text:p>K</text:p>
          </table:table-cell>
          <table:table-cell table:style-name="ce97" table:formula="of:=QUOTIENT([.AG86];1)" office:value-type="float" office:value="4" calcext:value-type="float">
            <text:p>4</text:p>
          </table:table-cell>
          <table:table-cell table:style-name="ce97" table:formula="of:=ROUND((([.AG86]-[.AI86])*10000);0)" office:value-type="float" office:value="9606" calcext:value-type="float">
            <text:p>9606</text:p>
          </table:table-cell>
          <table:table-cell table:style-name="ce97" table:formula="of:=QUOTIENT([.AH86];1)" office:value-type="float" office:value="2" calcext:value-type="float">
            <text:p>2</text:p>
          </table:table-cell>
          <table:table-cell table:style-name="ce97" table:formula="of:=ROUND((([.AH86]-[.AK86])*10000);0)" office:value-type="float" office:value="4803" calcext:value-type="float">
            <text:p>4803</text:p>
          </table:table-cell>
          <table:table-cell table:style-name="ce112" table:formula="of:=IF([.J86]&lt;10;(CONCATENATE(&quot;&quot;&quot; &quot;;[.Z86];&quot;  3/4&quot;&quot;&quot;));(CONCATENATE(&quot;&quot;&quot;&quot;;[.Z86];&quot;  3/4&quot;&quot;&quot;)))" office:value-type="string" office:string-value="&quot;K  3/4&quot;" calcext:value-type="string">
            <text:p>"K <text:s/>3/4"</text:p>
          </table:table-cell>
          <table:table-cell table:style-name="ce129" table:formula="of:=ROUND(25.4/[.J86];3)" office:value-type="float" office:value="1.814" calcext:value-type="float">
            <text:p>1.814</text:p>
          </table:table-cell>
          <table:table-cell table:style-name="ce130" table:formula="of:=ROUND((([.$B$6]*2)/([.$D$6]/[.$H$6]*(25.4/[.J86])));4)" office:value-type="float" office:value="4.9606" calcext:value-type="float">
            <text:p>4.9606</text:p>
          </table:table-cell>
          <table:table-cell table:style-name="ce130" table:formula="of:=ROUND(([.$B$6]*2)/([.$F$6]/[.$J$6]*(25.4/[.J86]));4)" office:value-type="float" office:value="2.4803" calcext:value-type="float">
            <text:p>2.4803</text:p>
          </table:table-cell>
          <table:table-cell table:style-name="ce97" table:formula="of:=QUOTIENT([.AG86];1)" office:value-type="float" office:value="4" calcext:value-type="float">
            <text:p>4</text:p>
          </table:table-cell>
          <table:table-cell table:style-name="ce131" table:formula="of:=ROUND((([.AG86]-[.AI86])*10000);1)" office:value-type="float" office:value="9606" calcext:value-type="float">
            <text:p>9606</text:p>
          </table:table-cell>
          <table:table-cell table:style-name="ce97" table:formula="of:=QUOTIENT([.AH86];1)" office:value-type="float" office:value="2" calcext:value-type="float">
            <text:p>2</text:p>
          </table:table-cell>
          <table:table-cell table:style-name="ce131" table:formula="of:=ROUND((([.AH86]-[.AK86])*10000);0)" office:value-type="float" office:value="4803" calcext:value-type="float">
            <text:p>4803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87]&lt;1;[.AH87]&lt;1);CONCATENATE(&quot;   //   шаг &quot;;[.J87];&quot; не допустим на этом железе!&quot;); IF(AND([.AG87]&gt;255;[.AH87]&gt;255);CONCATENATE(&quot;   //   шаг &quot;;[.J87];&quot; не допустим на этом железе!&quot;); IF(OR([.AG87]&lt;1;[.AG87]&gt;255);CONCATENATE(&quot;//&quot;;&quot;{ &quot;;[.AA87];&quot;, &quot;;[.AB87];&quot;, &quot;;[.AC87];&quot;, &quot;;[.AD87];&quot;, &quot;;[.AE87];&quot;, &quot;;SUBSTITUTE([.AF87];&quot;,&quot;;&quot;.&quot;);&quot;, &quot;;[.H87];&quot;, &quot;;[.I87];&quot; },&quot;;&quot; //  ось Z ошибка&quot;); IF(OR([.AH87]&lt;1;[.AH87]&gt;255);CONCATENATE(&quot;//&quot;;&quot;{ &quot;;[.AA87];&quot;, &quot;;[.AB87];&quot;, &quot;;[.AC87];&quot;, &quot;;[.AD87];&quot;, &quot;;[.AE87];&quot;, &quot;;SUBSTITUTE([.AF87];&quot;,&quot;;&quot;.&quot;);&quot;, &quot;;[.H87];&quot;, &quot;;[.I87];&quot; },&quot;;&quot; //  ось X ошибка&quot;); IF(AND([.AG87]&gt;=1;[.AH87]&gt;=1);CONCATENATE(&quot;{ &quot;;[.AA87];&quot;, &quot;;[.AB87];&quot;, &quot;;[.AC87];&quot;, &quot;;[.AD87];&quot;, &quot;;[.AE87];&quot;, &quot;;SUBSTITUTE([.AF87];&quot;,&quot;;&quot;.&quot;);&quot;, &quot;;[.H87];&quot;, &quot;;[.I87];&quot; },&quot;))))))" office:value-type="string" office:string-value="{ 4, 748, 2, 374, &quot;K 1   &quot;, 2.209, 20, 340 }," calcext:value-type="string" table:number-columns-spanned="6" table:number-rows-spanned="1">
            <text:p>{ 4, 748, 2, 374, "K 1 <text:s text:c="2"/>", 2.209, 20, 340 },</text:p>
          </table:table-cell>
          <table:covered-table-cell table:number-columns-repeated="4"/>
          <table:covered-table-cell table:style-name="ce27"/>
          <table:table-cell table:style-name="ce53" table:formula="of:=ROUND(25.4/[.J87]*8+2;0)" office:value-type="float" office:value="20" calcext:value-type="float">
            <text:p>20</text:p>
          </table:table-cell>
          <table:table-cell table:style-name="ce65" table:formula="of:=IF(OR([.AG87]&lt;2;[.AH87]&lt;2);MROUND((140/[.AF87]+280)/4;20);MROUND(140/[.AF87]+280;20))" office:value-type="float" office:value="340" calcext:value-type="float">
            <text:p>340</text:p>
          </table:table-cell>
          <table:table-cell table:style-name="ce41" office:value-type="float" office:value="11.5" calcext:value-type="float">
            <text:p>11.5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6" office:value-type="string" calcext:value-type="string">
            <text:p>K</text:p>
          </table:table-cell>
          <table:table-cell table:style-name="ce97" table:formula="of:=QUOTIENT([.AG87];1)" office:value-type="float" office:value="4" calcext:value-type="float">
            <text:p>4</text:p>
          </table:table-cell>
          <table:table-cell table:style-name="ce97" table:formula="of:=ROUND((([.AG87]-[.AI87])*10000);0)" office:value-type="float" office:value="748" calcext:value-type="float">
            <text:p>748</text:p>
          </table:table-cell>
          <table:table-cell table:style-name="ce97" table:formula="of:=QUOTIENT([.AH87];1)" office:value-type="float" office:value="2" calcext:value-type="float">
            <text:p>2</text:p>
          </table:table-cell>
          <table:table-cell table:style-name="ce97" table:formula="of:=ROUND((([.AH87]-[.AK87])*10000);0)" office:value-type="float" office:value="374" calcext:value-type="float">
            <text:p>374</text:p>
          </table:table-cell>
          <table:table-cell table:style-name="ce112" table:formula="of:=IF([.J87]&lt;10;(CONCATENATE(&quot;&quot;&quot; &quot;;[.Z87];&quot; 1   &quot;&quot;&quot;));(CONCATENATE(&quot;&quot;&quot;&quot;;[.Z87];&quot; 1   &quot;&quot;&quot;)))" office:value-type="string" office:string-value="&quot;K 1   &quot;" calcext:value-type="string">
            <text:p>"K 1 <text:s text:c="2"/>"</text:p>
          </table:table-cell>
          <table:table-cell table:style-name="ce129" table:formula="of:=ROUND(25.4/[.J87];3)" office:value-type="float" office:value="2.209" calcext:value-type="float">
            <text:p>2.209</text:p>
          </table:table-cell>
          <table:table-cell table:style-name="ce130" table:formula="of:=ROUND((([.$B$6]*2)/([.$D$6]/[.$H$6]*(25.4/[.J87])));4)" office:value-type="float" office:value="4.0748" calcext:value-type="float">
            <text:p>4.0748</text:p>
          </table:table-cell>
          <table:table-cell table:style-name="ce130" table:formula="of:=ROUND(([.$B$6]*2)/([.$F$6]/[.$J$6]*(25.4/[.J87]));4)" office:value-type="float" office:value="2.0374" calcext:value-type="float">
            <text:p>2.0374</text:p>
          </table:table-cell>
          <table:table-cell table:style-name="ce97" table:formula="of:=QUOTIENT([.AG87];1)" office:value-type="float" office:value="4" calcext:value-type="float">
            <text:p>4</text:p>
          </table:table-cell>
          <table:table-cell table:style-name="ce131" table:formula="of:=ROUND((([.AG87]-[.AI87])*10000);1)" office:value-type="float" office:value="748" calcext:value-type="float">
            <text:p>748</text:p>
          </table:table-cell>
          <table:table-cell table:style-name="ce97" table:formula="of:=QUOTIENT([.AH87];1)" office:value-type="float" office:value="2" calcext:value-type="float">
            <text:p>2</text:p>
          </table:table-cell>
          <table:table-cell table:style-name="ce131" table:formula="of:=ROUND((([.AH87]-[.AK87])*10000);0)" office:value-type="float" office:value="374" calcext:value-type="float">
            <text:p>374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88]&lt;1;[.AH88]&lt;1);CONCATENATE(&quot;   //   шаг &quot;;[.J88];&quot; не допустим на этом железе!&quot;); IF(AND([.AG88]&gt;255;[.AH88]&gt;255);CONCATENATE(&quot;   //   шаг &quot;;[.J88];&quot; не допустим на этом железе!&quot;); IF(OR([.AG88]&lt;1;[.AG88]&gt;255);CONCATENATE(&quot;//&quot;;&quot;{ &quot;;[.AA88];&quot;, &quot;;[.AB88];&quot;, &quot;;[.AC88];&quot;, &quot;;[.AD88];&quot;, &quot;;[.AE88];&quot;, &quot;;SUBSTITUTE([.AF88];&quot;,&quot;;&quot;.&quot;);&quot;, &quot;;[.H88];&quot;, &quot;;[.I88];&quot; },&quot;;&quot; //  ось Z ошибка&quot;); IF(OR([.AH88]&lt;1;[.AH88]&gt;255);CONCATENATE(&quot;//&quot;;&quot;{ &quot;;[.AA88];&quot;, &quot;;[.AB88];&quot;, &quot;;[.AC88];&quot;, &quot;;[.AD88];&quot;, &quot;;[.AE88];&quot;, &quot;;SUBSTITUTE([.AF88];&quot;,&quot;;&quot;.&quot;);&quot;, &quot;;[.H88];&quot;, &quot;;[.I88];&quot; },&quot;;&quot; //  ось X ошибка&quot;); IF(AND([.AG88]&gt;=1;[.AH88]&gt;=1);CONCATENATE(&quot;{ &quot;;[.AA88];&quot;, &quot;;[.AB88];&quot;, &quot;;[.AC88];&quot;, &quot;;[.AD88];&quot;, &quot;;[.AE88];&quot;, &quot;;SUBSTITUTE([.AF88];&quot;,&quot;;&quot;.&quot;);&quot;, &quot;;[.H88];&quot;, &quot;;[.I88];&quot; },&quot;))))))" office:value-type="string" office:string-value="{ 4, 748, 2, 374, &quot;K1 1/4&quot;, 2.209, 20, 340 }," calcext:value-type="string" table:number-columns-spanned="6" table:number-rows-spanned="1">
            <text:p>{ 4, 748, 2, 374, "K1 1/4", 2.209, 20, 340 },</text:p>
          </table:table-cell>
          <table:covered-table-cell table:number-columns-repeated="4"/>
          <table:covered-table-cell table:style-name="ce27"/>
          <table:table-cell table:style-name="ce53" table:formula="of:=ROUND(25.4/[.J88]*8+2;0)" office:value-type="float" office:value="20" calcext:value-type="float">
            <text:p>20</text:p>
          </table:table-cell>
          <table:table-cell table:style-name="ce65" table:formula="of:=IF(OR([.AG88]&lt;2;[.AH88]&lt;2);MROUND((140/[.AF88]+280)/4;20);MROUND(140/[.AF88]+280;20))" office:value-type="float" office:value="340" calcext:value-type="float">
            <text:p>340</text:p>
          </table:table-cell>
          <table:table-cell table:style-name="ce41" office:value-type="float" office:value="11.5" calcext:value-type="float">
            <text:p>11.5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6" office:value-type="string" calcext:value-type="string">
            <text:p>K</text:p>
          </table:table-cell>
          <table:table-cell table:style-name="ce97" table:formula="of:=QUOTIENT([.AG88];1)" office:value-type="float" office:value="4" calcext:value-type="float">
            <text:p>4</text:p>
          </table:table-cell>
          <table:table-cell table:style-name="ce97" table:formula="of:=ROUND((([.AG88]-[.AI88])*10000);0)" office:value-type="float" office:value="748" calcext:value-type="float">
            <text:p>748</text:p>
          </table:table-cell>
          <table:table-cell table:style-name="ce97" table:formula="of:=QUOTIENT([.AH88];1)" office:value-type="float" office:value="2" calcext:value-type="float">
            <text:p>2</text:p>
          </table:table-cell>
          <table:table-cell table:style-name="ce97" table:formula="of:=ROUND((([.AH88]-[.AK88])*10000);0)" office:value-type="float" office:value="374" calcext:value-type="float">
            <text:p>374</text:p>
          </table:table-cell>
          <table:table-cell table:style-name="ce112" table:formula="of:=IF([.J88]&lt;10;(CONCATENATE(&quot;&quot;&quot; &quot;;[.Z88];&quot;1 1/4&quot;&quot;&quot;));(CONCATENATE(&quot;&quot;&quot;&quot;;[.Z88];&quot;1 1/4&quot;&quot;&quot;)))" office:value-type="string" office:string-value="&quot;K1 1/4&quot;" calcext:value-type="string">
            <text:p>"K1 1/4"</text:p>
          </table:table-cell>
          <table:table-cell table:style-name="ce129" table:formula="of:=ROUND(25.4/[.J88];3)" office:value-type="float" office:value="2.209" calcext:value-type="float">
            <text:p>2.209</text:p>
          </table:table-cell>
          <table:table-cell table:style-name="ce130" table:formula="of:=ROUND((([.$B$6]*2)/([.$D$6]/[.$H$6]*(25.4/[.J88])));4)" office:value-type="float" office:value="4.0748" calcext:value-type="float">
            <text:p>4.0748</text:p>
          </table:table-cell>
          <table:table-cell table:style-name="ce130" table:formula="of:=ROUND(([.$B$6]*2)/([.$F$6]/[.$J$6]*(25.4/[.J88]));4)" office:value-type="float" office:value="2.0374" calcext:value-type="float">
            <text:p>2.0374</text:p>
          </table:table-cell>
          <table:table-cell table:style-name="ce97" table:formula="of:=QUOTIENT([.AG88];1)" office:value-type="float" office:value="4" calcext:value-type="float">
            <text:p>4</text:p>
          </table:table-cell>
          <table:table-cell table:style-name="ce131" table:formula="of:=ROUND((([.AG88]-[.AI88])*10000);1)" office:value-type="float" office:value="748" calcext:value-type="float">
            <text:p>748</text:p>
          </table:table-cell>
          <table:table-cell table:style-name="ce97" table:formula="of:=QUOTIENT([.AH88];1)" office:value-type="float" office:value="2" calcext:value-type="float">
            <text:p>2</text:p>
          </table:table-cell>
          <table:table-cell table:style-name="ce131" table:formula="of:=ROUND((([.AH88]-[.AK88])*10000);0)" office:value-type="float" office:value="374" calcext:value-type="float">
            <text:p>374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89]&lt;1;[.AH89]&lt;1);CONCATENATE(&quot;   //   шаг &quot;;[.J89];&quot; не допустим на этом железе!&quot;); IF(AND([.AG89]&gt;255;[.AH89]&gt;255);CONCATENATE(&quot;   //   шаг &quot;;[.J89];&quot; не допустим на этом железе!&quot;); IF(OR([.AG89]&lt;1;[.AG89]&gt;255);CONCATENATE(&quot;//&quot;;&quot;{ &quot;;[.AA89];&quot;, &quot;;[.AB89];&quot;, &quot;;[.AC89];&quot;, &quot;;[.AD89];&quot;, &quot;;[.AE89];&quot;, &quot;;SUBSTITUTE([.AF89];&quot;,&quot;;&quot;.&quot;);&quot;, &quot;;[.H89];&quot;, &quot;;[.I89];&quot; },&quot;;&quot; //  ось Z ошибка&quot;); IF(OR([.AH89]&lt;1;[.AH89]&gt;255);CONCATENATE(&quot;//&quot;;&quot;{ &quot;;[.AA89];&quot;, &quot;;[.AB89];&quot;, &quot;;[.AC89];&quot;, &quot;;[.AD89];&quot;, &quot;;[.AE89];&quot;, &quot;;SUBSTITUTE([.AF89];&quot;,&quot;;&quot;.&quot;);&quot;, &quot;;[.H89];&quot;, &quot;;[.I89];&quot; },&quot;;&quot; //  ось X ошибка&quot;); IF(AND([.AG89]&gt;=1;[.AH89]&gt;=1);CONCATENATE(&quot;{ &quot;;[.AA89];&quot;, &quot;;[.AB89];&quot;, &quot;;[.AC89];&quot;, &quot;;[.AD89];&quot;, &quot;;[.AE89];&quot;, &quot;;SUBSTITUTE([.AF89];&quot;,&quot;;&quot;.&quot;);&quot;, &quot;;[.H89];&quot;, &quot;;[.I89];&quot; },&quot;))))))" office:value-type="string" office:string-value="{ 4, 748, 2, 374, &quot;K1 1/2&quot;, 2.209, 20, 340 }," calcext:value-type="string" table:number-columns-spanned="6" table:number-rows-spanned="1">
            <text:p>{ 4, 748, 2, 374, "K1 1/2", 2.209, 20, 340 },</text:p>
          </table:table-cell>
          <table:covered-table-cell table:number-columns-repeated="4"/>
          <table:covered-table-cell table:style-name="ce27"/>
          <table:table-cell table:style-name="ce53" table:formula="of:=ROUND(25.4/[.J89]*8+2;0)" office:value-type="float" office:value="20" calcext:value-type="float">
            <text:p>20</text:p>
          </table:table-cell>
          <table:table-cell table:style-name="ce65" table:formula="of:=IF(OR([.AG89]&lt;2;[.AH89]&lt;2);MROUND((140/[.AF89]+280)/4;20);MROUND(140/[.AF89]+280;20))" office:value-type="float" office:value="340" calcext:value-type="float">
            <text:p>340</text:p>
          </table:table-cell>
          <table:table-cell table:style-name="ce41" office:value-type="float" office:value="11.5" calcext:value-type="float">
            <text:p>11.5</text:p>
          </table:table-cell>
          <table:table-cell table:style-name="ce80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6" office:value-type="string" calcext:value-type="string">
            <text:p>K</text:p>
          </table:table-cell>
          <table:table-cell table:style-name="ce97" table:formula="of:=QUOTIENT([.AG89];1)" office:value-type="float" office:value="4" calcext:value-type="float">
            <text:p>4</text:p>
          </table:table-cell>
          <table:table-cell table:style-name="ce97" table:formula="of:=ROUND((([.AG89]-[.AI89])*10000);0)" office:value-type="float" office:value="748" calcext:value-type="float">
            <text:p>748</text:p>
          </table:table-cell>
          <table:table-cell table:style-name="ce97" table:formula="of:=QUOTIENT([.AH89];1)" office:value-type="float" office:value="2" calcext:value-type="float">
            <text:p>2</text:p>
          </table:table-cell>
          <table:table-cell table:style-name="ce97" table:formula="of:=ROUND((([.AH89]-[.AK89])*10000);0)" office:value-type="float" office:value="374" calcext:value-type="float">
            <text:p>374</text:p>
          </table:table-cell>
          <table:table-cell table:style-name="ce112" table:formula="of:=IF([.J89]&lt;10;(CONCATENATE(&quot;&quot;&quot; &quot;;[.Z89];&quot;1 1/2&quot;&quot;&quot;));(CONCATENATE(&quot;&quot;&quot;&quot;;[.Z89];&quot;1 1/2&quot;&quot;&quot;)))" office:value-type="string" office:string-value="&quot;K1 1/2&quot;" calcext:value-type="string">
            <text:p>"K1 1/2"</text:p>
          </table:table-cell>
          <table:table-cell table:style-name="ce129" table:formula="of:=ROUND(25.4/[.J89];3)" office:value-type="float" office:value="2.209" calcext:value-type="float">
            <text:p>2.209</text:p>
          </table:table-cell>
          <table:table-cell table:style-name="ce130" table:formula="of:=ROUND((([.$B$6]*2)/([.$D$6]/[.$H$6]*(25.4/[.J89])));4)" office:value-type="float" office:value="4.0748" calcext:value-type="float">
            <text:p>4.0748</text:p>
          </table:table-cell>
          <table:table-cell table:style-name="ce130" table:formula="of:=ROUND(([.$B$6]*2)/([.$F$6]/[.$J$6]*(25.4/[.J89]));4)" office:value-type="float" office:value="2.0374" calcext:value-type="float">
            <text:p>2.0374</text:p>
          </table:table-cell>
          <table:table-cell table:style-name="ce97" table:formula="of:=QUOTIENT([.AG89];1)" office:value-type="float" office:value="4" calcext:value-type="float">
            <text:p>4</text:p>
          </table:table-cell>
          <table:table-cell table:style-name="ce131" table:formula="of:=ROUND((([.AG89]-[.AI89])*10000);1)" office:value-type="float" office:value="748" calcext:value-type="float">
            <text:p>748</text:p>
          </table:table-cell>
          <table:table-cell table:style-name="ce97" table:formula="of:=QUOTIENT([.AH89];1)" office:value-type="float" office:value="2" calcext:value-type="float">
            <text:p>2</text:p>
          </table:table-cell>
          <table:table-cell table:style-name="ce131" table:formula="of:=ROUND((([.AH89]-[.AK89])*10000);0)" office:value-type="float" office:value="374" calcext:value-type="float">
            <text:p>374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90]&lt;1;[.AH90]&lt;1);CONCATENATE(&quot;   //   шаг &quot;;[.J90];&quot; не допустим на этом железе!&quot;); IF(AND([.AG90]&gt;255;[.AH90]&gt;255);CONCATENATE(&quot;   //   шаг &quot;;[.J90];&quot; не допустим на этом железе!&quot;); IF(OR([.AG90]&lt;1;[.AG90]&gt;255);CONCATENATE(&quot;//&quot;;&quot;{ &quot;;[.AA90];&quot;, &quot;;[.AB90];&quot;, &quot;;[.AC90];&quot;, &quot;;[.AD90];&quot;, &quot;;[.AE90];&quot;, &quot;;SUBSTITUTE([.AF90];&quot;,&quot;;&quot;.&quot;);&quot;, &quot;;[.H90];&quot;, &quot;;[.I90];&quot; },&quot;;&quot; //  ось Z ошибка&quot;); IF(OR([.AH90]&lt;1;[.AH90]&gt;255);CONCATENATE(&quot;//&quot;;&quot;{ &quot;;[.AA90];&quot;, &quot;;[.AB90];&quot;, &quot;;[.AC90];&quot;, &quot;;[.AD90];&quot;, &quot;;[.AE90];&quot;, &quot;;SUBSTITUTE([.AF90];&quot;,&quot;;&quot;.&quot;);&quot;, &quot;;[.H90];&quot;, &quot;;[.I90];&quot; },&quot;;&quot; //  ось X ошибка&quot;); IF(AND([.AG90]&gt;=1;[.AH90]&gt;=1);CONCATENATE(&quot;{ &quot;;[.AA90];&quot;, &quot;;[.AB90];&quot;, &quot;;[.AC90];&quot;, &quot;;[.AD90];&quot;, &quot;;[.AE90];&quot;, &quot;;SUBSTITUTE([.AF90];&quot;,&quot;;&quot;.&quot;);&quot;, &quot;;[.H90];&quot;, &quot;;[.I90];&quot; },&quot;))))))" office:value-type="string" office:string-value="{ 4, 748, 2, 374, &quot;K 2   &quot;, 2.209, 20, 340 }," calcext:value-type="string" table:number-columns-spanned="6" table:number-rows-spanned="1">
            <text:p>{ 4, 748, 2, 374, "K 2 <text:s text:c="2"/>", 2.209, 20, 340 },</text:p>
          </table:table-cell>
          <table:covered-table-cell table:number-columns-repeated="4"/>
          <table:covered-table-cell table:style-name="ce27"/>
          <table:table-cell table:style-name="ce56" table:formula="of:=ROUND(25.4/[.J90]*8+2;0)" office:value-type="float" office:value="20" calcext:value-type="float">
            <text:p>20</text:p>
          </table:table-cell>
          <table:table-cell table:style-name="ce68" table:formula="of:=IF(OR([.AG90]&lt;2;[.AH90]&lt;2);MROUND((140/[.AF90]+280)/4;20);MROUND(140/[.AF90]+280;20))" office:value-type="float" office:value="340" calcext:value-type="float">
            <text:p>340</text:p>
          </table:table-cell>
          <table:table-cell table:style-name="ce43" office:value-type="float" office:value="11.5" calcext:value-type="float">
            <text:p>11.5</text:p>
          </table:table-cell>
          <table:table-cell table:style-name="ce81" office:value-type="string" calcext:value-type="string">
            <text:p><text:s/>ниток/1"</text:p>
          </table:table-cell>
          <table:table-cell table:style-name="ce1"/>
          <table:table-cell table:style-name="ce97" table:number-columns-repeated="13"/>
          <table:table-cell table:style-name="ce126" office:value-type="string" calcext:value-type="string">
            <text:p>K</text:p>
          </table:table-cell>
          <table:table-cell table:style-name="ce97" table:formula="of:=QUOTIENT([.AG90];1)" office:value-type="float" office:value="4" calcext:value-type="float">
            <text:p>4</text:p>
          </table:table-cell>
          <table:table-cell table:style-name="ce97" table:formula="of:=ROUND((([.AG90]-[.AI90])*10000);0)" office:value-type="float" office:value="748" calcext:value-type="float">
            <text:p>748</text:p>
          </table:table-cell>
          <table:table-cell table:style-name="ce97" table:formula="of:=QUOTIENT([.AH90];1)" office:value-type="float" office:value="2" calcext:value-type="float">
            <text:p>2</text:p>
          </table:table-cell>
          <table:table-cell table:style-name="ce97" table:formula="of:=ROUND((([.AH90]-[.AK90])*10000);0)" office:value-type="float" office:value="374" calcext:value-type="float">
            <text:p>374</text:p>
          </table:table-cell>
          <table:table-cell table:style-name="ce112" table:formula="of:=IF([.J90]&lt;10;(CONCATENATE(&quot;&quot;&quot; &quot;;[.Z90];&quot; 2    &quot;&quot;&quot;));(CONCATENATE(&quot;&quot;&quot;&quot;;[.Z90];&quot; 2   &quot;&quot;&quot;)))" office:value-type="string" office:string-value="&quot;K 2   &quot;" calcext:value-type="string">
            <text:p>"K 2 <text:s text:c="2"/>"</text:p>
          </table:table-cell>
          <table:table-cell table:style-name="ce129" table:formula="of:=ROUND(25.4/[.J90];3)" office:value-type="float" office:value="2.209" calcext:value-type="float">
            <text:p>2.209</text:p>
          </table:table-cell>
          <table:table-cell table:style-name="ce130" table:formula="of:=ROUND((([.$B$6]*2)/([.$D$6]/[.$H$6]*(25.4/[.J90])));4)" office:value-type="float" office:value="4.0748" calcext:value-type="float">
            <text:p>4.0748</text:p>
          </table:table-cell>
          <table:table-cell table:style-name="ce130" table:formula="of:=ROUND(([.$B$6]*2)/([.$F$6]/[.$J$6]*(25.4/[.J90]));4)" office:value-type="float" office:value="2.0374" calcext:value-type="float">
            <text:p>2.0374</text:p>
          </table:table-cell>
          <table:table-cell table:style-name="ce97" table:formula="of:=QUOTIENT([.AG90];1)" office:value-type="float" office:value="4" calcext:value-type="float">
            <text:p>4</text:p>
          </table:table-cell>
          <table:table-cell table:style-name="ce131" table:formula="of:=ROUND((([.AG90]-[.AI90])*10000);1)" office:value-type="float" office:value="748" calcext:value-type="float">
            <text:p>748</text:p>
          </table:table-cell>
          <table:table-cell table:style-name="ce97" table:formula="of:=QUOTIENT([.AH90];1)" office:value-type="float" office:value="2" calcext:value-type="float">
            <text:p>2</text:p>
          </table:table-cell>
          <table:table-cell table:style-name="ce131" table:formula="of:=ROUND((([.AH90]-[.AK90])*10000);0)" office:value-type="float" office:value="374" calcext:value-type="float">
            <text:p>374</text:p>
          </table:table-cell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7" office:value-type="string" calcext:value-type="string" table:number-columns-spanned="6" table:number-rows-spanned="1">
            <text:p>// Резьба модульная</text:p>
          </table:table-cell>
          <table:covered-table-cell table:number-columns-repeated="4"/>
          <table:covered-table-cell table:style-name="ce27"/>
          <table:table-cell table:style-name="ce57" office:value-type="string" calcext:value-type="string">
            <text:p>проходов в авто. режиме</text:p>
          </table:table-cell>
          <table:table-cell table:style-name="ce69" office:value-type="string" calcext:value-type="string">
            <text:p>мах. обороты шпинделя</text:p>
          </table:table-cell>
          <table:table-cell table:style-name="ce74" office:value-type="string" calcext:value-type="string">
            <text:p>шаг резьбы</text:p>
          </table:table-cell>
          <table:table-cell table:style-name="ce82" office:value-type="string" calcext:value-type="string">
            <text:p>Модуль</text:p>
          </table:table-cell>
          <table:table-cell table:style-name="ce88"/>
          <table:table-cell table:style-name="ce97" table:number-columns-repeated="13"/>
          <table:table-cell table:style-name="ce125"/>
          <table:table-cell table:style-name="ce97" table:number-columns-repeated="4"/>
          <table:table-cell table:style-name="ce112"/>
          <table:table-cell table:style-name="ce129"/>
          <table:table-cell table:style-name="ce130" table:number-columns-repeated="2"/>
          <table:table-cell table:style-name="ce97"/>
          <table:table-cell table:style-name="ce131"/>
          <table:table-cell table:style-name="ce97"/>
          <table:table-cell table:style-name="ce131"/>
          <table:table-cell table:style-name="ce97" table:number-columns-repeated="3"/>
          <table:table-cell table:style-name="ce125" table:number-columns-repeated="9"/>
          <table:table-cell table:number-columns-repeated="974"/>
        </table:table-row>
        <table:table-row table:style-name="ro9">
          <table:table-cell table:style-name="ce1"/>
          <table:table-cell table:style-name="ce16" table:formula="of:=IF(AND([.AG92]&lt;1;[.AH92]&lt;1);CONCATENATE(&quot;   //   шаг &quot;;[.J92];&quot; не допустим на этом железе!&quot;); IF(AND([.AG92]&gt;255;[.AH92]&gt;255);CONCATENATE(&quot;   //   шаг &quot;;[.J92];&quot; не допустим на этом железе!&quot;); IF(OR([.AG92]&lt;1;[.AG92]&gt;255);CONCATENATE(&quot;//&quot;;&quot;{ &quot;;[.AA92];&quot;, &quot;;[.AB92];&quot;, &quot;;[.AC92];&quot;, &quot;;[.AD92];&quot;, &quot;;[.AE92];&quot;, &quot;;SUBSTITUTE([.AF92];&quot;,&quot;;&quot;.&quot;);&quot;, &quot;;[.H92];&quot;, &quot;;[.I92];&quot; },&quot;;&quot; //  ось Z ошибка&quot;); IF(OR([.AH92]&lt;1;[.AH92]&gt;255);CONCATENATE(&quot;//&quot;;&quot;{ &quot;;[.AA92];&quot;, &quot;;[.AB92];&quot;, &quot;;[.AC92];&quot;, &quot;;[.AD92];&quot;, &quot;;[.AE92];&quot;, &quot;;SUBSTITUTE([.AF92];&quot;,&quot;;&quot;.&quot;);&quot;, &quot;;[.H92];&quot;, &quot;;[.I92];&quot; },&quot;;&quot; //  ось X ошибка&quot;); IF(AND([.AG92]&gt;=1;[.AH92]&gt;=1);CONCATENATE(&quot;{ &quot;;[.AA92];&quot;, &quot;;[.AB92];&quot;, &quot;;[.AC92];&quot;, &quot;;[.AD92];&quot;, &quot;;[.AE92];&quot;, &quot;;SUBSTITUTE([.AF92];&quot;,&quot;;&quot;.&quot;);&quot;, &quot;;[.H92];&quot;, &quot;;[.I92];&quot; },&quot;))))))" office:value-type="string" office:string-value="{ 28, 6624, 14, 3312, &quot;0.1 m&quot;, 0.314, 5, 720 }," calcext:value-type="string" table:number-columns-spanned="6" table:number-rows-spanned="1">
            <text:p>{ 28, 6624, 14, 3312, "0.1 m", 0.314, 5, 720 },</text:p>
          </table:table-cell>
          <table:covered-table-cell table:number-columns-repeated="4"/>
          <table:covered-table-cell table:style-name="ce27"/>
          <table:table-cell table:style-name="ce53" table:formula="of:=ROUND([.J92]*8+2;0)" office:value-type="float" office:value="5" calcext:value-type="float">
            <text:p>5</text:p>
          </table:table-cell>
          <table:table-cell table:style-name="ce65" table:formula="of:=IF(OR([.AG92]&lt;2;[.AH92]&lt;2);MROUND((140/[.AF92]+280)/4;20);MROUND(140/[.AF92]+280;20))" office:value-type="float" office:value="720" calcext:value-type="float">
            <text:p>720</text:p>
          </table:table-cell>
          <table:table-cell table:style-name="ce75" table:formula="of:=[.$K$17]*[.K92]" office:value-type="float" office:value="0.314159" calcext:value-type="float">
            <text:p>0.314</text:p>
          </table:table-cell>
          <table:table-cell table:style-name="ce83" office:value-type="float" office:value="0.1" calcext:value-type="float">
            <text:p>0.1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92];1)" office:value-type="float" office:value="28" calcext:value-type="float">
            <text:p>28</text:p>
          </table:table-cell>
          <table:table-cell table:style-name="ce97" table:formula="of:=ROUND((([.AG92]-[.AI92])*10000);0)" office:value-type="float" office:value="6624" calcext:value-type="float">
            <text:p>6624</text:p>
          </table:table-cell>
          <table:table-cell table:style-name="ce97" table:formula="of:=QUOTIENT([.AH92];1)" office:value-type="float" office:value="14" calcext:value-type="float">
            <text:p>14</text:p>
          </table:table-cell>
          <table:table-cell table:style-name="ce97" table:formula="of:=ROUND((([.AH92]-[.AK92])*10000);0)" office:value-type="float" office:value="3312" calcext:value-type="float">
            <text:p>3312</text:p>
          </table:table-cell>
          <table:table-cell table:style-name="ce128" table:formula="of:=IF([.AN92]&gt;0;(CONCATENATE(&quot;&quot;&quot;&quot;;[.K92];&quot; m&quot;;&quot;&quot;&quot;&quot;));(CONCATENATE(&quot;&quot;&quot;&quot;;;&quot; m&quot;;&quot;&quot;&quot;&quot;)))" office:value-type="string" office:string-value="&quot;0.1 m&quot;" calcext:value-type="string">
            <text:p>"0.1 m"</text:p>
          </table:table-cell>
          <table:table-cell table:style-name="ce129" table:formula="of:=ROUND([.J92];3)" office:value-type="float" office:value="0.314" calcext:value-type="float">
            <text:p>0.314</text:p>
          </table:table-cell>
          <table:table-cell table:style-name="ce130" table:formula="of:=ROUND((([.$B$6]*2)/([.$D$6]/[.$H$6]*[.AF92]));4)" office:value-type="float" office:value="28.6624" calcext:value-type="float">
            <text:p>28.6624</text:p>
          </table:table-cell>
          <table:table-cell table:style-name="ce130" table:formula="of:=ROUND((([.$B$6]*2)/([.$F$6]/[.$J$6]*[.$AF92]));4)" office:value-type="float" office:value="14.3312" calcext:value-type="float">
            <text:p>14.3312</text:p>
          </table:table-cell>
          <table:table-cell table:style-name="ce97" table:formula="of:=QUOTIENT([.AG92];1)" office:value-type="float" office:value="28" calcext:value-type="float">
            <text:p>28</text:p>
          </table:table-cell>
          <table:table-cell table:style-name="ce131" table:formula="of:=ROUND((([.AG92]-[.AI92])*10000);1)" office:value-type="float" office:value="6624" calcext:value-type="float">
            <text:p>6624</text:p>
          </table:table-cell>
          <table:table-cell table:style-name="ce97" table:formula="of:=QUOTIENT([.AH92];1)" office:value-type="float" office:value="14" calcext:value-type="float">
            <text:p>14</text:p>
          </table:table-cell>
          <table:table-cell table:style-name="ce131" table:formula="of:=ROUND((([.AH92]-[.AK92])*10000);0)" office:value-type="float" office:value="3312" calcext:value-type="float">
            <text:p>3312</text:p>
          </table:table-cell>
          <table:table-cell table:style-name="ce97" table:formula="of:=QUOTIENT([.AF92];1)" office:value-type="float" office:value="0" calcext:value-type="float">
            <text:p>0</text:p>
          </table:table-cell>
          <table:table-cell table:style-name="ce97" table:formula="of:=([.AF92]-[.AM92])*100" office:value-type="float" office:value="31.4" calcext:value-type="float">
            <text:p>31.4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9">
          <table:table-cell table:style-name="ce1"/>
          <table:table-cell table:style-name="ce16" table:formula="of:=IF(AND([.AG93]&lt;1;[.AH93]&lt;1);CONCATENATE(&quot;   //   шаг &quot;;[.J93];&quot; не допустим на этом железе!&quot;); IF(AND([.AG93]&gt;255;[.AH93]&gt;255);CONCATENATE(&quot;   //   шаг &quot;;[.J93];&quot; не допустим на этом железе!&quot;); IF(OR([.AG93]&lt;1;[.AG93]&gt;255);CONCATENATE(&quot;//&quot;;&quot;{ &quot;;[.AA93];&quot;, &quot;;[.AB93];&quot;, &quot;;[.AC93];&quot;, &quot;;[.AD93];&quot;, &quot;;[.AE93];&quot;, &quot;;SUBSTITUTE([.AF93];&quot;,&quot;;&quot;.&quot;);&quot;, &quot;;[.H93];&quot;, &quot;;[.I93];&quot; },&quot;;&quot; //  ось Z ошибка&quot;); IF(OR([.AH93]&lt;1;[.AH93]&gt;255);CONCATENATE(&quot;//&quot;;&quot;{ &quot;;[.AA93];&quot;, &quot;;[.AB93];&quot;, &quot;;[.AC93];&quot;, &quot;;[.AD93];&quot;, &quot;;[.AE93];&quot;, &quot;;SUBSTITUTE([.AF93];&quot;,&quot;;&quot;.&quot;);&quot;, &quot;;[.H93];&quot;, &quot;;[.I93];&quot; },&quot;;&quot; //  ось X ошибка&quot;); IF(AND([.AG93]&gt;=1;[.AH93]&gt;=1);CONCATENATE(&quot;{ &quot;;[.AA93];&quot;, &quot;;[.AB93];&quot;, &quot;;[.AC93];&quot;, &quot;;[.AD93];&quot;, &quot;;[.AE93];&quot;, &quot;;SUBSTITUTE([.AF93];&quot;,&quot;;&quot;.&quot;);&quot;, &quot;;[.H93];&quot;, &quot;;[.I93];&quot; },&quot;))))))" office:value-type="string" office:string-value="{ 23, 8727, 11, 9363, &quot;0.12 m&quot;, 0.377, 5, 660 }," calcext:value-type="string" table:number-columns-spanned="6" table:number-rows-spanned="1">
            <text:p>{ 23, 8727, 11, 9363, "0.12 m", 0.377, 5, 660 },</text:p>
          </table:table-cell>
          <table:covered-table-cell table:number-columns-repeated="4"/>
          <table:covered-table-cell table:style-name="ce27"/>
          <table:table-cell table:style-name="ce53" table:formula="of:=ROUND([.J93]*8+2;0)" office:value-type="float" office:value="5" calcext:value-type="float">
            <text:p>5</text:p>
          </table:table-cell>
          <table:table-cell table:style-name="ce65" table:formula="of:=IF(OR([.AG93]&lt;2;[.AH93]&lt;2);MROUND((140/[.AF93]+280)/4;20);MROUND(140/[.AF93]+280;20))" office:value-type="float" office:value="660" calcext:value-type="float">
            <text:p>660</text:p>
          </table:table-cell>
          <table:table-cell table:style-name="ce75" table:formula="of:=[.$K$17]*[.K93]" office:value-type="float" office:value="0.3769908" calcext:value-type="float">
            <text:p>0.377</text:p>
          </table:table-cell>
          <table:table-cell table:style-name="ce83" office:value-type="float" office:value="0.12" calcext:value-type="float">
            <text:p>0.12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93];1)" office:value-type="float" office:value="23" calcext:value-type="float">
            <text:p>23</text:p>
          </table:table-cell>
          <table:table-cell table:style-name="ce97" table:formula="of:=ROUND((([.AG93]-[.AI93])*10000);0)" office:value-type="float" office:value="8727" calcext:value-type="float">
            <text:p>8727</text:p>
          </table:table-cell>
          <table:table-cell table:style-name="ce97" table:formula="of:=QUOTIENT([.AH93];1)" office:value-type="float" office:value="11" calcext:value-type="float">
            <text:p>11</text:p>
          </table:table-cell>
          <table:table-cell table:style-name="ce97" table:formula="of:=ROUND((([.AH93]-[.AK93])*10000);0)" office:value-type="float" office:value="9363" calcext:value-type="float">
            <text:p>9363</text:p>
          </table:table-cell>
          <table:table-cell table:style-name="ce128" table:formula="of:=IF([.AN93]&gt;0;(CONCATENATE(&quot;&quot;&quot;&quot;;[.K93];&quot; m&quot;;&quot;&quot;&quot;&quot;));(CONCATENATE(&quot;&quot;&quot;&quot;;;&quot; m&quot;;&quot;&quot;&quot;&quot;)))" office:value-type="string" office:string-value="&quot;0.12 m&quot;" calcext:value-type="string">
            <text:p>"0.12 m"</text:p>
          </table:table-cell>
          <table:table-cell table:style-name="ce129" table:formula="of:=ROUND([.J93];3)" office:value-type="float" office:value="0.377" calcext:value-type="float">
            <text:p>0.377</text:p>
          </table:table-cell>
          <table:table-cell table:style-name="ce130" table:formula="of:=ROUND((([.$B$6]*2)/([.$D$6]/[.$H$6]*[.AF93]));4)" office:value-type="float" office:value="23.8727" calcext:value-type="float">
            <text:p>23.8727</text:p>
          </table:table-cell>
          <table:table-cell table:style-name="ce130" table:formula="of:=ROUND((([.$B$6]*2)/([.$F$6]/[.$J$6]*[.$AF93]));4)" office:value-type="float" office:value="11.9363" calcext:value-type="float">
            <text:p>11.9363</text:p>
          </table:table-cell>
          <table:table-cell table:style-name="ce97" table:formula="of:=QUOTIENT([.AG93];1)" office:value-type="float" office:value="23" calcext:value-type="float">
            <text:p>23</text:p>
          </table:table-cell>
          <table:table-cell table:style-name="ce131" table:formula="of:=ROUND((([.AG93]-[.AI93])*10000);1)" office:value-type="float" office:value="8727" calcext:value-type="float">
            <text:p>8727</text:p>
          </table:table-cell>
          <table:table-cell table:style-name="ce97" table:formula="of:=QUOTIENT([.AH93];1)" office:value-type="float" office:value="11" calcext:value-type="float">
            <text:p>11</text:p>
          </table:table-cell>
          <table:table-cell table:style-name="ce131" table:formula="of:=ROUND((([.AH93]-[.AK93])*10000);0)" office:value-type="float" office:value="9363" calcext:value-type="float">
            <text:p>9363</text:p>
          </table:table-cell>
          <table:table-cell table:style-name="ce97" table:formula="of:=QUOTIENT([.AF93];1)" office:value-type="float" office:value="0" calcext:value-type="float">
            <text:p>0</text:p>
          </table:table-cell>
          <table:table-cell table:style-name="ce97" table:formula="of:=([.AF93]-[.AM93])*100" office:value-type="float" office:value="37.7" calcext:value-type="float">
            <text:p>37.7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6">
          <table:table-cell table:style-name="ce1"/>
          <table:table-cell table:style-name="ce16" table:formula="of:=IF(AND([.AG94]&lt;1;[.AH94]&lt;1);CONCATENATE(&quot;   //   шаг &quot;;[.J94];&quot; не допустим на этом железе!&quot;); IF(AND([.AG94]&gt;255;[.AH94]&gt;255);CONCATENATE(&quot;   //   шаг &quot;;[.J94];&quot; не допустим на этом железе!&quot;); IF(OR([.AG94]&lt;1;[.AG94]&gt;255);CONCATENATE(&quot;//&quot;;&quot;{ &quot;;[.AA94];&quot;, &quot;;[.AB94];&quot;, &quot;;[.AC94];&quot;, &quot;;[.AD94];&quot;, &quot;;[.AE94];&quot;, &quot;;SUBSTITUTE([.AF94];&quot;,&quot;;&quot;.&quot;);&quot;, &quot;;[.H94];&quot;, &quot;;[.I94];&quot; },&quot;;&quot; //  ось Z ошибка&quot;); IF(OR([.AH94]&lt;1;[.AH94]&gt;255);CONCATENATE(&quot;//&quot;;&quot;{ &quot;;[.AA94];&quot;, &quot;;[.AB94];&quot;, &quot;;[.AC94];&quot;, &quot;;[.AD94];&quot;, &quot;;[.AE94];&quot;, &quot;;SUBSTITUTE([.AF94];&quot;,&quot;;&quot;.&quot;);&quot;, &quot;;[.H94];&quot;, &quot;;[.I94];&quot; },&quot;;&quot; //  ось X ошибка&quot;); IF(AND([.AG94]&gt;=1;[.AH94]&gt;=1);CONCATENATE(&quot;{ &quot;;[.AA94];&quot;, &quot;;[.AB94];&quot;, &quot;;[.AC94];&quot;, &quot;;[.AD94];&quot;, &quot;;[.AE94];&quot;, &quot;;SUBSTITUTE([.AF94];&quot;,&quot;;&quot;.&quot;);&quot;, &quot;;[.H94];&quot;, &quot;;[.I94];&quot; },&quot;))))))" office:value-type="string" office:string-value="{ 22, 9008, 11, 4504, &quot;0.125m&quot;, 0.393, 5, 640 }," calcext:value-type="string" table:number-columns-spanned="6" table:number-rows-spanned="1">
            <text:p>{ 22, 9008, 11, 4504, "0.125m", 0.393, 5, 640 },</text:p>
          </table:table-cell>
          <table:covered-table-cell table:number-columns-repeated="4"/>
          <table:covered-table-cell table:style-name="ce27"/>
          <table:table-cell table:style-name="ce53" table:formula="of:=ROUND([.J94]*8+2;0)" office:value-type="float" office:value="5" calcext:value-type="float">
            <text:p>5</text:p>
          </table:table-cell>
          <table:table-cell table:style-name="ce65" table:formula="of:=IF(OR([.AG94]&lt;2;[.AH94]&lt;2);MROUND((140/[.AF94]+280)/4;20);MROUND(140/[.AF94]+280;20))" office:value-type="float" office:value="640" calcext:value-type="float">
            <text:p>640</text:p>
          </table:table-cell>
          <table:table-cell table:style-name="ce75" table:formula="of:=[.$K$17]*[.K94]" office:value-type="float" office:value="0.39269875" calcext:value-type="float">
            <text:p>0.393</text:p>
          </table:table-cell>
          <table:table-cell table:style-name="ce83" office:value-type="float" office:value="0.125" calcext:value-type="float">
            <text:p>0.125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94];1)" office:value-type="float" office:value="22" calcext:value-type="float">
            <text:p>22</text:p>
          </table:table-cell>
          <table:table-cell table:style-name="ce97" table:formula="of:=ROUND((([.AG94]-[.AI94])*10000);0)" office:value-type="float" office:value="9008" calcext:value-type="float">
            <text:p>9008</text:p>
          </table:table-cell>
          <table:table-cell table:style-name="ce97" table:formula="of:=QUOTIENT([.AH94];1)" office:value-type="float" office:value="11" calcext:value-type="float">
            <text:p>11</text:p>
          </table:table-cell>
          <table:table-cell table:style-name="ce97" table:formula="of:=ROUND((([.AH94]-[.AK94])*10000);0)" office:value-type="float" office:value="4504" calcext:value-type="float">
            <text:p>4504</text:p>
          </table:table-cell>
          <table:table-cell table:style-name="ce128" table:formula="of:=IF([.AN94]&gt;0;(CONCATENATE(&quot;&quot;&quot;&quot;;[.K94];&quot;m&quot;;&quot;&quot;&quot;&quot;));(CONCATENATE(&quot;&quot;&quot;&quot;;;&quot;m&quot;;&quot;&quot;&quot;&quot;)))" office:value-type="string" office:string-value="&quot;0.125m&quot;" calcext:value-type="string">
            <text:p>"0.125m"</text:p>
          </table:table-cell>
          <table:table-cell table:style-name="ce129" table:formula="of:=ROUND([.J94];3)" office:value-type="float" office:value="0.393" calcext:value-type="float">
            <text:p>0.393</text:p>
          </table:table-cell>
          <table:table-cell table:style-name="ce130" table:formula="of:=ROUND((([.$B$6]*2)/([.$D$6]/[.$H$6]*[.$AF94]));4)" office:value-type="float" office:value="22.9008" calcext:value-type="float">
            <text:p>22.9008</text:p>
          </table:table-cell>
          <table:table-cell table:style-name="ce130" table:formula="of:=ROUND((([.$B$6]*2)/([.$F$6]/[.$J$6]*[.$AF94]));4)" office:value-type="float" office:value="11.4504" calcext:value-type="float">
            <text:p>11.4504</text:p>
          </table:table-cell>
          <table:table-cell table:style-name="ce97" table:formula="of:=QUOTIENT([.AG94];1)" office:value-type="float" office:value="22" calcext:value-type="float">
            <text:p>22</text:p>
          </table:table-cell>
          <table:table-cell table:style-name="ce131" table:formula="of:=ROUND((([.AG94]-[.AI94])*10000);1)" office:value-type="float" office:value="9008" calcext:value-type="float">
            <text:p>9008</text:p>
          </table:table-cell>
          <table:table-cell table:style-name="ce97" table:formula="of:=QUOTIENT([.AH94];1)" office:value-type="float" office:value="11" calcext:value-type="float">
            <text:p>11</text:p>
          </table:table-cell>
          <table:table-cell table:style-name="ce131" table:formula="of:=ROUND((([.AH94]-[.AK94])*10000);0)" office:value-type="float" office:value="4504" calcext:value-type="float">
            <text:p>4504</text:p>
          </table:table-cell>
          <table:table-cell table:style-name="ce97" table:formula="of:=QUOTIENT([.AF94];1)" office:value-type="float" office:value="0" calcext:value-type="float">
            <text:p>0</text:p>
          </table:table-cell>
          <table:table-cell table:style-name="ce97" table:formula="of:=([.AF94]-[.AM94])*100" office:value-type="float" office:value="39.3" calcext:value-type="float">
            <text:p>39.3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6">
          <table:table-cell table:style-name="ce1"/>
          <table:table-cell table:style-name="ce16" table:formula="of:=IF(AND([.AG95]&lt;1;[.AH95]&lt;1);CONCATENATE(&quot;   //   шаг &quot;;[.J95];&quot; не допустим на этом железе!&quot;); IF(AND([.AG95]&gt;255;[.AH95]&gt;255);CONCATENATE(&quot;   //   шаг &quot;;[.J95];&quot; не допустим на этом железе!&quot;); IF(OR([.AG95]&lt;1;[.AG95]&gt;255);CONCATENATE(&quot;//&quot;;&quot;{ &quot;;[.AA95];&quot;, &quot;;[.AB95];&quot;, &quot;;[.AC95];&quot;, &quot;;[.AD95];&quot;, &quot;;[.AE95];&quot;, &quot;;SUBSTITUTE([.AF95];&quot;,&quot;;&quot;.&quot;);&quot;, &quot;;[.H95];&quot;, &quot;;[.I95];&quot; },&quot;;&quot; //  ось Z ошибка&quot;); IF(OR([.AH95]&lt;1;[.AH95]&gt;255);CONCATENATE(&quot;//&quot;;&quot;{ &quot;;[.AA95];&quot;, &quot;;[.AB95];&quot;, &quot;;[.AC95];&quot;, &quot;;[.AD95];&quot;, &quot;;[.AE95];&quot;, &quot;;SUBSTITUTE([.AF95];&quot;,&quot;;&quot;.&quot;);&quot;, &quot;;[.H95];&quot;, &quot;;[.I95];&quot; },&quot;;&quot; //  ось X ошибка&quot;); IF(AND([.AG95]&gt;=1;[.AH95]&gt;=1);CONCATENATE(&quot;{ &quot;;[.AA95];&quot;, &quot;;[.AB95];&quot;, &quot;;[.AC95];&quot;, &quot;;[.AD95];&quot;, &quot;;[.AE95];&quot;, &quot;;SUBSTITUTE([.AF95];&quot;,&quot;;&quot;.&quot;);&quot;, &quot;;[.H95];&quot;, &quot;;[.I95];&quot; },&quot;))))))" office:value-type="string" office:string-value="{ 19, 1083, 9, 5541, &quot;0.15 m&quot;, 0.471, 6, 580 }," calcext:value-type="string" table:number-columns-spanned="6" table:number-rows-spanned="1">
            <text:p>{ 19, 1083, 9, 5541, "0.15 m", 0.471, 6, 580 },</text:p>
          </table:table-cell>
          <table:covered-table-cell table:number-columns-repeated="4"/>
          <table:covered-table-cell table:style-name="ce27"/>
          <table:table-cell table:style-name="ce53" table:formula="of:=ROUND([.J95]*8+2;0)" office:value-type="float" office:value="6" calcext:value-type="float">
            <text:p>6</text:p>
          </table:table-cell>
          <table:table-cell table:style-name="ce65" table:formula="of:=IF(OR([.AG95]&lt;2;[.AH95]&lt;2);MROUND((140/[.AF95]+280)/4;20);MROUND(140/[.AF95]+280;20))" office:value-type="float" office:value="580" calcext:value-type="float">
            <text:p>580</text:p>
          </table:table-cell>
          <table:table-cell table:style-name="ce75" table:formula="of:=[.$K$17]*[.K95]" office:value-type="float" office:value="0.4712385" calcext:value-type="float">
            <text:p>0.471</text:p>
          </table:table-cell>
          <table:table-cell table:style-name="ce83" office:value-type="float" office:value="0.15" calcext:value-type="float">
            <text:p>0.15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95];1)" office:value-type="float" office:value="19" calcext:value-type="float">
            <text:p>19</text:p>
          </table:table-cell>
          <table:table-cell table:style-name="ce97" table:formula="of:=ROUND((([.AG95]-[.AI95])*10000);0)" office:value-type="float" office:value="1083" calcext:value-type="float">
            <text:p>1083</text:p>
          </table:table-cell>
          <table:table-cell table:style-name="ce97" table:formula="of:=QUOTIENT([.AH95];1)" office:value-type="float" office:value="9" calcext:value-type="float">
            <text:p>9</text:p>
          </table:table-cell>
          <table:table-cell table:style-name="ce97" table:formula="of:=ROUND((([.AH95]-[.AK95])*10000);0)" office:value-type="float" office:value="5541" calcext:value-type="float">
            <text:p>5541</text:p>
          </table:table-cell>
          <table:table-cell table:style-name="ce128" table:formula="of:=IF([.AN95]&gt;0;(CONCATENATE(&quot;&quot;&quot;&quot;;[.K95];&quot; m&quot;;&quot;&quot;&quot;&quot;));(CONCATENATE(&quot;&quot;&quot;&quot;;;&quot; m&quot;;&quot;&quot;&quot;&quot;)))" office:value-type="string" office:string-value="&quot;0.15 m&quot;" calcext:value-type="string">
            <text:p>"0.15 m"</text:p>
          </table:table-cell>
          <table:table-cell table:style-name="ce129" table:formula="of:=ROUND([.J95];3)" office:value-type="float" office:value="0.471" calcext:value-type="float">
            <text:p>0.471</text:p>
          </table:table-cell>
          <table:table-cell table:style-name="ce130" table:formula="of:=ROUND((([.$B$6]*2)/([.$D$6]/[.$H$6]*[.$AF95]));4)" office:value-type="float" office:value="19.1083" calcext:value-type="float">
            <text:p>19.1083</text:p>
          </table:table-cell>
          <table:table-cell table:style-name="ce130" table:formula="of:=ROUND((([.$B$6]*2)/([.$F$6]/[.$J$6]*[.$AF95]));4)" office:value-type="float" office:value="9.5541" calcext:value-type="float">
            <text:p>9.5541</text:p>
          </table:table-cell>
          <table:table-cell table:style-name="ce97" table:formula="of:=QUOTIENT([.AG95];1)" office:value-type="float" office:value="19" calcext:value-type="float">
            <text:p>19</text:p>
          </table:table-cell>
          <table:table-cell table:style-name="ce131" table:formula="of:=ROUND((([.AG95]-[.AI95])*10000);1)" office:value-type="float" office:value="1083" calcext:value-type="float">
            <text:p>1083</text:p>
          </table:table-cell>
          <table:table-cell table:style-name="ce97" table:formula="of:=QUOTIENT([.AH95];1)" office:value-type="float" office:value="9" calcext:value-type="float">
            <text:p>9</text:p>
          </table:table-cell>
          <table:table-cell table:style-name="ce131" table:formula="of:=ROUND((([.AH95]-[.AK95])*10000);0)" office:value-type="float" office:value="5541" calcext:value-type="float">
            <text:p>5541</text:p>
          </table:table-cell>
          <table:table-cell table:style-name="ce97" table:formula="of:=QUOTIENT([.AF95];1)" office:value-type="float" office:value="0" calcext:value-type="float">
            <text:p>0</text:p>
          </table:table-cell>
          <table:table-cell table:style-name="ce97" table:formula="of:=([.AF95]-[.AM95])*100" office:value-type="float" office:value="47.1" calcext:value-type="float">
            <text:p>47.1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96]&lt;1;[.AH96]&lt;1);CONCATENATE(&quot;   //   шаг &quot;;[.J96];&quot; не допустим на этом железе!&quot;); IF(AND([.AG96]&gt;255;[.AH96]&gt;255);CONCATENATE(&quot;   //   шаг &quot;;[.J96];&quot; не допустим на этом железе!&quot;); IF(OR([.AG96]&lt;1;[.AG96]&gt;255);CONCATENATE(&quot;//&quot;;&quot;{ &quot;;[.AA96];&quot;, &quot;;[.AB96];&quot;, &quot;;[.AC96];&quot;, &quot;;[.AD96];&quot;, &quot;;[.AE96];&quot;, &quot;;SUBSTITUTE([.AF96];&quot;,&quot;;&quot;.&quot;);&quot;, &quot;;[.H96];&quot;, &quot;;[.I96];&quot; },&quot;;&quot; //  ось Z ошибка&quot;); IF(OR([.AH96]&lt;1;[.AH96]&gt;255);CONCATENATE(&quot;//&quot;;&quot;{ &quot;;[.AA96];&quot;, &quot;;[.AB96];&quot;, &quot;;[.AC96];&quot;, &quot;;[.AD96];&quot;, &quot;;[.AE96];&quot;, &quot;;SUBSTITUTE([.AF96];&quot;,&quot;;&quot;.&quot;);&quot;, &quot;;[.H96];&quot;, &quot;;[.I96];&quot; },&quot;;&quot; //  ось X ошибка&quot;); IF(AND([.AG96]&gt;=1;[.AH96]&gt;=1);CONCATENATE(&quot;{ &quot;;[.AA96];&quot;, &quot;;[.AB96];&quot;, &quot;;[.AC96];&quot;, &quot;;[.AD96];&quot;, &quot;;[.AE96];&quot;, &quot;;SUBSTITUTE([.AF96];&quot;,&quot;;&quot;.&quot;);&quot;, &quot;;[.H96];&quot;, &quot;;[.I96];&quot; },&quot;))))))" office:value-type="string" office:string-value="{ 17, 8926, 8, 9463, &quot;0.16 m&quot;, 0.503, 6, 560 }," calcext:value-type="string" table:number-columns-spanned="6" table:number-rows-spanned="1">
            <text:p>{ 17, 8926, 8, 9463, "0.16 m", 0.503, 6, 560 },</text:p>
          </table:table-cell>
          <table:covered-table-cell table:number-columns-repeated="4"/>
          <table:covered-table-cell table:style-name="ce27"/>
          <table:table-cell table:style-name="ce53" table:formula="of:=ROUND([.J96]*8+2;0)" office:value-type="float" office:value="6" calcext:value-type="float">
            <text:p>6</text:p>
          </table:table-cell>
          <table:table-cell table:style-name="ce65" table:formula="of:=IF(OR([.AG96]&lt;2;[.AH96]&lt;2);MROUND((140/[.AF96]+280)/4;20);MROUND(140/[.AF96]+280;20))" office:value-type="float" office:value="560" calcext:value-type="float">
            <text:p>560</text:p>
          </table:table-cell>
          <table:table-cell table:style-name="ce75" table:formula="of:=[.$K$17]*[.K96]" office:value-type="float" office:value="0.5026544" calcext:value-type="float">
            <text:p>0.503</text:p>
          </table:table-cell>
          <table:table-cell table:style-name="ce83" office:value-type="float" office:value="0.16" calcext:value-type="float">
            <text:p>0.16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96];1)" office:value-type="float" office:value="17" calcext:value-type="float">
            <text:p>17</text:p>
          </table:table-cell>
          <table:table-cell table:style-name="ce97" table:formula="of:=ROUND((([.AG96]-[.AI96])*10000);0)" office:value-type="float" office:value="8926" calcext:value-type="float">
            <text:p>8926</text:p>
          </table:table-cell>
          <table:table-cell table:style-name="ce97" table:formula="of:=QUOTIENT([.AH96];1)" office:value-type="float" office:value="8" calcext:value-type="float">
            <text:p>8</text:p>
          </table:table-cell>
          <table:table-cell table:style-name="ce97" table:formula="of:=ROUND((([.AH96]-[.AK96])*10000);0)" office:value-type="float" office:value="9463" calcext:value-type="float">
            <text:p>9463</text:p>
          </table:table-cell>
          <table:table-cell table:style-name="ce128" table:formula="of:=IF([.AN96]&gt;0;(CONCATENATE(&quot;&quot;&quot;&quot;;[.K96];&quot; m&quot;;&quot;&quot;&quot;&quot;));(CONCATENATE(&quot;&quot;&quot;&quot;;;&quot; m&quot;;&quot;&quot;&quot;&quot;)))" office:value-type="string" office:string-value="&quot;0.16 m&quot;" calcext:value-type="string">
            <text:p>"0.16 m"</text:p>
          </table:table-cell>
          <table:table-cell table:style-name="ce129" table:formula="of:=ROUND([.J96];3)" office:value-type="float" office:value="0.503" calcext:value-type="float">
            <text:p>0.503</text:p>
          </table:table-cell>
          <table:table-cell table:style-name="ce130" table:formula="of:=ROUND((([.$B$6]*2)/([.$D$6]/[.$H$6]*[.$AF96]));4)" office:value-type="float" office:value="17.8926" calcext:value-type="float">
            <text:p>17.8926</text:p>
          </table:table-cell>
          <table:table-cell table:style-name="ce130" table:formula="of:=ROUND((([.$B$6]*2)/([.$F$6]/[.$J$6]*[.$AF96]));4)" office:value-type="float" office:value="8.9463" calcext:value-type="float">
            <text:p>8.9463</text:p>
          </table:table-cell>
          <table:table-cell table:style-name="ce97" table:formula="of:=QUOTIENT([.AG96];1)" office:value-type="float" office:value="17" calcext:value-type="float">
            <text:p>17</text:p>
          </table:table-cell>
          <table:table-cell table:style-name="ce131" table:formula="of:=ROUND((([.AG96]-[.AI96])*10000);1)" office:value-type="float" office:value="8926" calcext:value-type="float">
            <text:p>8926</text:p>
          </table:table-cell>
          <table:table-cell table:style-name="ce97" table:formula="of:=QUOTIENT([.AH96];1)" office:value-type="float" office:value="8" calcext:value-type="float">
            <text:p>8</text:p>
          </table:table-cell>
          <table:table-cell table:style-name="ce131" table:formula="of:=ROUND((([.AH96]-[.AK96])*10000);0)" office:value-type="float" office:value="9463" calcext:value-type="float">
            <text:p>9463</text:p>
          </table:table-cell>
          <table:table-cell table:style-name="ce97" table:formula="of:=QUOTIENT([.AF96];1)" office:value-type="float" office:value="0" calcext:value-type="float">
            <text:p>0</text:p>
          </table:table-cell>
          <table:table-cell table:style-name="ce97" table:formula="of:=([.AF96]-[.AM96])*100" office:value-type="float" office:value="50.3" calcext:value-type="float">
            <text:p>50.3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97]&lt;1;[.AH97]&lt;1);CONCATENATE(&quot;   //   шаг &quot;;[.J97];&quot; не допустим на этом железе!&quot;); IF(AND([.AG97]&gt;255;[.AH97]&gt;255);CONCATENATE(&quot;   //   шаг &quot;;[.J97];&quot; не допустим на этом железе!&quot;); IF(OR([.AG97]&lt;1;[.AG97]&gt;255);CONCATENATE(&quot;//&quot;;&quot;{ &quot;;[.AA97];&quot;, &quot;;[.AB97];&quot;, &quot;;[.AC97];&quot;, &quot;;[.AD97];&quot;, &quot;;[.AE97];&quot;, &quot;;SUBSTITUTE([.AF97];&quot;,&quot;;&quot;.&quot;);&quot;, &quot;;[.H97];&quot;, &quot;;[.I97];&quot; },&quot;;&quot; //  ось Z ошибка&quot;); IF(OR([.AH97]&lt;1;[.AH97]&gt;255);CONCATENATE(&quot;//&quot;;&quot;{ &quot;;[.AA97];&quot;, &quot;;[.AB97];&quot;, &quot;;[.AC97];&quot;, &quot;;[.AD97];&quot;, &quot;;[.AE97];&quot;, &quot;;SUBSTITUTE([.AF97];&quot;,&quot;;&quot;.&quot;);&quot;, &quot;;[.H97];&quot;, &quot;;[.I97];&quot; },&quot;;&quot; //  ось X ошибка&quot;); IF(AND([.AG97]&gt;=1;[.AH97]&gt;=1);CONCATENATE(&quot;{ &quot;;[.AA97];&quot;, &quot;;[.AB97];&quot;, &quot;;[.AC97];&quot;, &quot;;[.AD97];&quot;, &quot;;[.AE97];&quot;, &quot;;SUBSTITUTE([.AF97];&quot;,&quot;;&quot;.&quot;);&quot;, &quot;;[.H97];&quot;, &quot;;[.I97];&quot; },&quot;))))))" office:value-type="string" office:string-value="{ 14, 3312, 7, 1656, &quot;0.2  m&quot;, 0.628, 7, 500 }," calcext:value-type="string" table:number-columns-spanned="6" table:number-rows-spanned="1">
            <text:p>{ 14, 3312, 7, 1656, "0.2 <text:s/>m", 0.628, 7, 500 },</text:p>
          </table:table-cell>
          <table:covered-table-cell table:number-columns-repeated="4"/>
          <table:covered-table-cell table:style-name="ce27"/>
          <table:table-cell table:style-name="ce53" table:formula="of:=ROUND([.J97]*8+2;0)" office:value-type="float" office:value="7" calcext:value-type="float">
            <text:p>7</text:p>
          </table:table-cell>
          <table:table-cell table:style-name="ce65" table:formula="of:=IF(OR([.AG97]&lt;2;[.AH97]&lt;2);MROUND((140/[.AF97]+280)/4;20);MROUND(140/[.AF97]+280;20))" office:value-type="float" office:value="500" calcext:value-type="float">
            <text:p>500</text:p>
          </table:table-cell>
          <table:table-cell table:style-name="ce75" table:formula="of:=[.$K$17]*[.K97]" office:value-type="float" office:value="0.628318" calcext:value-type="float">
            <text:p>0.628</text:p>
          </table:table-cell>
          <table:table-cell table:style-name="ce83" office:value-type="float" office:value="0.2" calcext:value-type="float">
            <text:p>0.2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97];1)" office:value-type="float" office:value="14" calcext:value-type="float">
            <text:p>14</text:p>
          </table:table-cell>
          <table:table-cell table:style-name="ce97" table:formula="of:=ROUND((([.AG97]-[.AI97])*10000);0)" office:value-type="float" office:value="3312" calcext:value-type="float">
            <text:p>3312</text:p>
          </table:table-cell>
          <table:table-cell table:style-name="ce97" table:formula="of:=QUOTIENT([.AH97];1)" office:value-type="float" office:value="7" calcext:value-type="float">
            <text:p>7</text:p>
          </table:table-cell>
          <table:table-cell table:style-name="ce97" table:formula="of:=ROUND((([.AH97]-[.AK97])*10000);0)" office:value-type="float" office:value="1656" calcext:value-type="float">
            <text:p>1656</text:p>
          </table:table-cell>
          <table:table-cell table:style-name="ce128" table:formula="of:=IF([.AN97]&gt;0;(CONCATENATE(&quot;&quot;&quot;&quot;;[.K97];&quot;  m&quot;;&quot;&quot;&quot;&quot;));(CONCATENATE(&quot;&quot;&quot;&quot;;;&quot;  m&quot;;&quot;&quot;&quot;&quot;)))" office:value-type="string" office:string-value="&quot;0.2  m&quot;" calcext:value-type="string">
            <text:p>"0.2 <text:s/>m"</text:p>
          </table:table-cell>
          <table:table-cell table:style-name="ce129" table:formula="of:=ROUND([.J97];3)" office:value-type="float" office:value="0.628" calcext:value-type="float">
            <text:p>0.628</text:p>
          </table:table-cell>
          <table:table-cell table:style-name="ce130" table:formula="of:=ROUND((([.$B$6]*2)/([.$D$6]/[.$H$6]*[.$AF97]));4)" office:value-type="float" office:value="14.3312" calcext:value-type="float">
            <text:p>14.3312</text:p>
          </table:table-cell>
          <table:table-cell table:style-name="ce130" table:formula="of:=ROUND((([.$B$6]*2)/([.$F$6]/[.$J$6]*[.$AF97]));4)" office:value-type="float" office:value="7.1656" calcext:value-type="float">
            <text:p>7.1656</text:p>
          </table:table-cell>
          <table:table-cell table:style-name="ce97" table:formula="of:=QUOTIENT([.AG97];1)" office:value-type="float" office:value="14" calcext:value-type="float">
            <text:p>14</text:p>
          </table:table-cell>
          <table:table-cell table:style-name="ce131" table:formula="of:=ROUND((([.AG97]-[.AI97])*10000);1)" office:value-type="float" office:value="3312" calcext:value-type="float">
            <text:p>3312</text:p>
          </table:table-cell>
          <table:table-cell table:style-name="ce97" table:formula="of:=QUOTIENT([.AH97];1)" office:value-type="float" office:value="7" calcext:value-type="float">
            <text:p>7</text:p>
          </table:table-cell>
          <table:table-cell table:style-name="ce131" table:formula="of:=ROUND((([.AH97]-[.AK97])*10000);0)" office:value-type="float" office:value="1656" calcext:value-type="float">
            <text:p>1656</text:p>
          </table:table-cell>
          <table:table-cell table:style-name="ce97" table:formula="of:=QUOTIENT([.AF97];1)" office:value-type="float" office:value="0" calcext:value-type="float">
            <text:p>0</text:p>
          </table:table-cell>
          <table:table-cell table:style-name="ce97" table:formula="of:=([.AF97]-[.AM97])*100" office:value-type="float" office:value="62.8" calcext:value-type="float">
            <text:p>62.8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98]&lt;1;[.AH98]&lt;1);CONCATENATE(&quot;   //   шаг &quot;;[.J98];&quot; не допустим на этом железе!&quot;); IF(AND([.AG98]&gt;255;[.AH98]&gt;255);CONCATENATE(&quot;   //   шаг &quot;;[.J98];&quot; не допустим на этом железе!&quot;); IF(OR([.AG98]&lt;1;[.AG98]&gt;255);CONCATENATE(&quot;//&quot;;&quot;{ &quot;;[.AA98];&quot;, &quot;;[.AB98];&quot;, &quot;;[.AC98];&quot;, &quot;;[.AD98];&quot;, &quot;;[.AE98];&quot;, &quot;;SUBSTITUTE([.AF98];&quot;,&quot;;&quot;.&quot;);&quot;, &quot;;[.H98];&quot;, &quot;;[.I98];&quot; },&quot;;&quot; //  ось Z ошибка&quot;); IF(OR([.AH98]&lt;1;[.AH98]&gt;255);CONCATENATE(&quot;//&quot;;&quot;{ &quot;;[.AA98];&quot;, &quot;;[.AB98];&quot;, &quot;;[.AC98];&quot;, &quot;;[.AD98];&quot;, &quot;;[.AE98];&quot;, &quot;;SUBSTITUTE([.AF98];&quot;,&quot;;&quot;.&quot;);&quot;, &quot;;[.H98];&quot;, &quot;;[.I98];&quot; },&quot;;&quot; //  ось X ошибка&quot;); IF(AND([.AG98]&gt;=1;[.AH98]&gt;=1);CONCATENATE(&quot;{ &quot;;[.AA98];&quot;, &quot;;[.AB98];&quot;, &quot;;[.AC98];&quot;, &quot;;[.AD98];&quot;, &quot;;[.AE98];&quot;, &quot;;SUBSTITUTE([.AF98];&quot;,&quot;;&quot;.&quot;);&quot;, &quot;;[.H98];&quot;, &quot;;[.I98];&quot; },&quot;))))))" office:value-type="string" office:string-value="{ 11, 4650, 5, 7325, &quot;0.25 m&quot;, 0.785, 8, 460 }," calcext:value-type="string" table:number-columns-spanned="6" table:number-rows-spanned="1">
            <text:p>{ 11, 4650, 5, 7325, "0.25 m", 0.785, 8, 460 },</text:p>
          </table:table-cell>
          <table:covered-table-cell table:number-columns-repeated="4"/>
          <table:covered-table-cell table:style-name="ce27"/>
          <table:table-cell table:style-name="ce53" table:formula="of:=ROUND([.J98]*8+2;0)" office:value-type="float" office:value="8" calcext:value-type="float">
            <text:p>8</text:p>
          </table:table-cell>
          <table:table-cell table:style-name="ce65" table:formula="of:=IF(OR([.AG98]&lt;2;[.AH98]&lt;2);MROUND((140/[.AF98]+280)/4;20);MROUND(140/[.AF98]+280;20))" office:value-type="float" office:value="460" calcext:value-type="float">
            <text:p>460</text:p>
          </table:table-cell>
          <table:table-cell table:style-name="ce75" table:formula="of:=[.$K$17]*[.K98]" office:value-type="float" office:value="0.7853975" calcext:value-type="float">
            <text:p>0.785</text:p>
          </table:table-cell>
          <table:table-cell table:style-name="ce83" office:value-type="float" office:value="0.25" calcext:value-type="float">
            <text:p>0.25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98];1)" office:value-type="float" office:value="11" calcext:value-type="float">
            <text:p>11</text:p>
          </table:table-cell>
          <table:table-cell table:style-name="ce97" table:formula="of:=ROUND((([.AG98]-[.AI98])*10000);0)" office:value-type="float" office:value="4650" calcext:value-type="float">
            <text:p>4650</text:p>
          </table:table-cell>
          <table:table-cell table:style-name="ce97" table:formula="of:=QUOTIENT([.AH98];1)" office:value-type="float" office:value="5" calcext:value-type="float">
            <text:p>5</text:p>
          </table:table-cell>
          <table:table-cell table:style-name="ce97" table:formula="of:=ROUND((([.AH98]-[.AK98])*10000);0)" office:value-type="float" office:value="7325" calcext:value-type="float">
            <text:p>7325</text:p>
          </table:table-cell>
          <table:table-cell table:style-name="ce128" table:formula="of:=IF([.AN98]&gt;0;(CONCATENATE(&quot;&quot;&quot;&quot;;[.K98];&quot; m&quot;;&quot;&quot;&quot;&quot;));(CONCATENATE(&quot;&quot;&quot;&quot;;;&quot; m&quot;;&quot;&quot;&quot;&quot;)))" office:value-type="string" office:string-value="&quot;0.25 m&quot;" calcext:value-type="string">
            <text:p>"0.25 m"</text:p>
          </table:table-cell>
          <table:table-cell table:style-name="ce129" table:formula="of:=ROUND([.J98];3)" office:value-type="float" office:value="0.785" calcext:value-type="float">
            <text:p>0.785</text:p>
          </table:table-cell>
          <table:table-cell table:style-name="ce130" table:formula="of:=ROUND((([.$B$6]*2)/([.$D$6]/[.$H$6]*[.$AF98]));4)" office:value-type="float" office:value="11.465" calcext:value-type="float">
            <text:p>11.4650</text:p>
          </table:table-cell>
          <table:table-cell table:style-name="ce130" table:formula="of:=ROUND((([.$B$6]*2)/([.$F$6]/[.$J$6]*[.$AF98]));4)" office:value-type="float" office:value="5.7325" calcext:value-type="float">
            <text:p>5.7325</text:p>
          </table:table-cell>
          <table:table-cell table:style-name="ce97" table:formula="of:=QUOTIENT([.AG98];1)" office:value-type="float" office:value="11" calcext:value-type="float">
            <text:p>11</text:p>
          </table:table-cell>
          <table:table-cell table:style-name="ce131" table:formula="of:=ROUND((([.AG98]-[.AI98])*10000);1)" office:value-type="float" office:value="4650" calcext:value-type="float">
            <text:p>4650</text:p>
          </table:table-cell>
          <table:table-cell table:style-name="ce97" table:formula="of:=QUOTIENT([.AH98];1)" office:value-type="float" office:value="5" calcext:value-type="float">
            <text:p>5</text:p>
          </table:table-cell>
          <table:table-cell table:style-name="ce131" table:formula="of:=ROUND((([.AH98]-[.AK98])*10000);0)" office:value-type="float" office:value="7325" calcext:value-type="float">
            <text:p>7325</text:p>
          </table:table-cell>
          <table:table-cell table:style-name="ce97" table:formula="of:=QUOTIENT([.AF98];1)" office:value-type="float" office:value="0" calcext:value-type="float">
            <text:p>0</text:p>
          </table:table-cell>
          <table:table-cell table:style-name="ce97" table:formula="of:=([.AF98]-[.AM98])*100" office:value-type="float" office:value="78.5" calcext:value-type="float">
            <text:p>78.5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99]&lt;1;[.AH99]&lt;1);CONCATENATE(&quot;   //   шаг &quot;;[.J99];&quot; не допустим на этом железе!&quot;); IF(AND([.AG99]&gt;255;[.AH99]&gt;255);CONCATENATE(&quot;   //   шаг &quot;;[.J99];&quot; не допустим на этом железе!&quot;); IF(OR([.AG99]&lt;1;[.AG99]&gt;255);CONCATENATE(&quot;//&quot;;&quot;{ &quot;;[.AA99];&quot;, &quot;;[.AB99];&quot;, &quot;;[.AC99];&quot;, &quot;;[.AD99];&quot;, &quot;;[.AE99];&quot;, &quot;;SUBSTITUTE([.AF99];&quot;,&quot;;&quot;.&quot;);&quot;, &quot;;[.H99];&quot;, &quot;;[.I99];&quot; },&quot;;&quot; //  ось Z ошибка&quot;); IF(OR([.AH99]&lt;1;[.AH99]&gt;255);CONCATENATE(&quot;//&quot;;&quot;{ &quot;;[.AA99];&quot;, &quot;;[.AB99];&quot;, &quot;;[.AC99];&quot;, &quot;;[.AD99];&quot;, &quot;;[.AE99];&quot;, &quot;;SUBSTITUTE([.AF99];&quot;,&quot;;&quot;.&quot;);&quot;, &quot;;[.H99];&quot;, &quot;;[.I99];&quot; },&quot;;&quot; //  ось X ошибка&quot;); IF(AND([.AG99]&gt;=1;[.AH99]&gt;=1);CONCATENATE(&quot;{ &quot;;[.AA99];&quot;, &quot;;[.AB99];&quot;, &quot;;[.AC99];&quot;, &quot;;[.AD99];&quot;, &quot;;[.AE99];&quot;, &quot;;SUBSTITUTE([.AF99];&quot;,&quot;;&quot;.&quot;);&quot;, &quot;;[.H99];&quot;, &quot;;[.I99];&quot; },&quot;))))))" office:value-type="string" office:string-value="{ 9, 5541, 4, 7771, &quot;0.3  m&quot;, 0.942, 10, 420 }," calcext:value-type="string" table:number-columns-spanned="6" table:number-rows-spanned="1">
            <text:p>{ 9, 5541, 4, 7771, "0.3 <text:s/>m", 0.942, 10, 420 },</text:p>
          </table:table-cell>
          <table:covered-table-cell table:number-columns-repeated="4"/>
          <table:covered-table-cell table:style-name="ce27"/>
          <table:table-cell table:style-name="ce53" table:formula="of:=ROUND([.J99]*8+2;0)" office:value-type="float" office:value="10" calcext:value-type="float">
            <text:p>10</text:p>
          </table:table-cell>
          <table:table-cell table:style-name="ce65" table:formula="of:=IF(OR([.AG99]&lt;2;[.AH99]&lt;2);MROUND((140/[.AF99]+280)/4;20);MROUND(140/[.AF99]+280;20))" office:value-type="float" office:value="420" calcext:value-type="float">
            <text:p>420</text:p>
          </table:table-cell>
          <table:table-cell table:style-name="ce75" table:formula="of:=[.$K$17]*[.K99]" office:value-type="float" office:value="0.942477" calcext:value-type="float">
            <text:p>0.942</text:p>
          </table:table-cell>
          <table:table-cell table:style-name="ce83" office:value-type="float" office:value="0.3" calcext:value-type="float">
            <text:p>0.3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99];1)" office:value-type="float" office:value="9" calcext:value-type="float">
            <text:p>9</text:p>
          </table:table-cell>
          <table:table-cell table:style-name="ce97" table:formula="of:=ROUND((([.AG99]-[.AI99])*10000);0)" office:value-type="float" office:value="5541" calcext:value-type="float">
            <text:p>5541</text:p>
          </table:table-cell>
          <table:table-cell table:style-name="ce97" table:formula="of:=QUOTIENT([.AH99];1)" office:value-type="float" office:value="4" calcext:value-type="float">
            <text:p>4</text:p>
          </table:table-cell>
          <table:table-cell table:style-name="ce97" table:formula="of:=ROUND((([.AH99]-[.AK99])*10000);0)" office:value-type="float" office:value="7771" calcext:value-type="float">
            <text:p>7771</text:p>
          </table:table-cell>
          <table:table-cell table:style-name="ce128" table:formula="of:=IF([.AN99]&gt;0;(CONCATENATE(&quot;&quot;&quot;&quot;;[.K99];&quot;  m&quot;;&quot;&quot;&quot;&quot;));(CONCATENATE(&quot;&quot;&quot;&quot;;;&quot;  m&quot;;&quot;&quot;&quot;&quot;)))" office:value-type="string" office:string-value="&quot;0.3  m&quot;" calcext:value-type="string">
            <text:p>"0.3 <text:s/>m"</text:p>
          </table:table-cell>
          <table:table-cell table:style-name="ce129" table:formula="of:=ROUND([.J99];3)" office:value-type="float" office:value="0.942" calcext:value-type="float">
            <text:p>0.942</text:p>
          </table:table-cell>
          <table:table-cell table:style-name="ce130" table:formula="of:=ROUND((([.$B$6]*2)/([.$D$6]/[.$H$6]*[.$AF99]));4)" office:value-type="float" office:value="9.5541" calcext:value-type="float">
            <text:p>9.5541</text:p>
          </table:table-cell>
          <table:table-cell table:style-name="ce130" table:formula="of:=ROUND((([.$B$6]*2)/([.$F$6]/[.$J$6]*[.$AF99]));4)" office:value-type="float" office:value="4.7771" calcext:value-type="float">
            <text:p>4.7771</text:p>
          </table:table-cell>
          <table:table-cell table:style-name="ce97" table:formula="of:=QUOTIENT([.AG99];1)" office:value-type="float" office:value="9" calcext:value-type="float">
            <text:p>9</text:p>
          </table:table-cell>
          <table:table-cell table:style-name="ce131" table:formula="of:=ROUND((([.AG99]-[.AI99])*10000);1)" office:value-type="float" office:value="5541" calcext:value-type="float">
            <text:p>5541</text:p>
          </table:table-cell>
          <table:table-cell table:style-name="ce97" table:formula="of:=QUOTIENT([.AH99];1)" office:value-type="float" office:value="4" calcext:value-type="float">
            <text:p>4</text:p>
          </table:table-cell>
          <table:table-cell table:style-name="ce131" table:formula="of:=ROUND((([.AH99]-[.AK99])*10000);0)" office:value-type="float" office:value="7771" calcext:value-type="float">
            <text:p>7771</text:p>
          </table:table-cell>
          <table:table-cell table:style-name="ce97" table:formula="of:=QUOTIENT([.AF99];1)" office:value-type="float" office:value="0" calcext:value-type="float">
            <text:p>0</text:p>
          </table:table-cell>
          <table:table-cell table:style-name="ce97" table:formula="of:=([.AF99]-[.AM99])*100" office:value-type="float" office:value="94.2" calcext:value-type="float">
            <text:p>94.2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100]&lt;1;[.AH100]&lt;1);CONCATENATE(&quot;   //   шаг &quot;;[.J100];&quot; не допустим на этом железе!&quot;); IF(AND([.AG100]&gt;255;[.AH100]&gt;255);CONCATENATE(&quot;   //   шаг &quot;;[.J100];&quot; не допустим на этом железе!&quot;); IF(OR([.AG100]&lt;1;[.AG100]&gt;255);CONCATENATE(&quot;//&quot;;&quot;{ &quot;;[.AA100];&quot;, &quot;;[.AB100];&quot;, &quot;;[.AC100];&quot;, &quot;;[.AD100];&quot;, &quot;;[.AE100];&quot;, &quot;;SUBSTITUTE([.AF100];&quot;,&quot;;&quot;.&quot;);&quot;, &quot;;[.H100];&quot;, &quot;;[.I100];&quot; },&quot;;&quot; //  ось Z ошибка&quot;); IF(OR([.AH100]&lt;1;[.AH100]&gt;255);CONCATENATE(&quot;//&quot;;&quot;{ &quot;;[.AA100];&quot;, &quot;;[.AB100];&quot;, &quot;;[.AC100];&quot;, &quot;;[.AD100];&quot;, &quot;;[.AE100];&quot;, &quot;;SUBSTITUTE([.AF100];&quot;,&quot;;&quot;.&quot;);&quot;, &quot;;[.H100];&quot;, &quot;;[.I100];&quot; },&quot;;&quot; //  ось X ошибка&quot;); IF(AND([.AG100]&gt;=1;[.AH100]&gt;=1);CONCATENATE(&quot;{ &quot;;[.AA100];&quot;, &quot;;[.AB100];&quot;, &quot;;[.AC100];&quot;, &quot;;[.AD100];&quot;, &quot;;[.AE100];&quot;, &quot;;SUBSTITUTE([.AF100];&quot;,&quot;;&quot;.&quot;);&quot;, &quot;;[.H100];&quot;, &quot;;[.I100];&quot; },&quot;))))))" office:value-type="string" office:string-value="{ 9, 909, 4, 5455, &quot;0.315m&quot;, 0.99, 10, 420 }," calcext:value-type="string" table:number-columns-spanned="6" table:number-rows-spanned="1">
            <text:p>{ 9, 909, 4, 5455, "0.315m", 0.99, 10, 420 },</text:p>
          </table:table-cell>
          <table:covered-table-cell table:number-columns-repeated="4"/>
          <table:covered-table-cell table:style-name="ce27"/>
          <table:table-cell table:style-name="ce53" table:formula="of:=ROUND([.J100]*8+2;0)" office:value-type="float" office:value="10" calcext:value-type="float">
            <text:p>10</text:p>
          </table:table-cell>
          <table:table-cell table:style-name="ce65" table:formula="of:=IF(OR([.AG100]&lt;2;[.AH100]&lt;2);MROUND((140/[.AF100]+280)/4;20);MROUND(140/[.AF100]+280;20))" office:value-type="float" office:value="420" calcext:value-type="float">
            <text:p>420</text:p>
          </table:table-cell>
          <table:table-cell table:style-name="ce75" table:formula="of:=[.$K$17]*[.K100]" office:value-type="float" office:value="0.98960085" calcext:value-type="float">
            <text:p>0.990</text:p>
          </table:table-cell>
          <table:table-cell table:style-name="ce83" office:value-type="float" office:value="0.315" calcext:value-type="float">
            <text:p>0.315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100];1)" office:value-type="float" office:value="9" calcext:value-type="float">
            <text:p>9</text:p>
          </table:table-cell>
          <table:table-cell table:style-name="ce97" table:formula="of:=ROUND((([.AG100]-[.AI100])*10000);0)" office:value-type="float" office:value="909" calcext:value-type="float">
            <text:p>909</text:p>
          </table:table-cell>
          <table:table-cell table:style-name="ce97" table:formula="of:=QUOTIENT([.AH100];1)" office:value-type="float" office:value="4" calcext:value-type="float">
            <text:p>4</text:p>
          </table:table-cell>
          <table:table-cell table:style-name="ce97" table:formula="of:=ROUND((([.AH100]-[.AK100])*10000);0)" office:value-type="float" office:value="5455" calcext:value-type="float">
            <text:p>5455</text:p>
          </table:table-cell>
          <table:table-cell table:style-name="ce128" table:formula="of:=IF([.AN100]&gt;0;(CONCATENATE(&quot;&quot;&quot;&quot;;[.K100];&quot;m&quot;;&quot;&quot;&quot;&quot;));(CONCATENATE(&quot;&quot;&quot;&quot;;;&quot;m&quot;;&quot;&quot;&quot;&quot;)))" office:value-type="string" office:string-value="&quot;0.315m&quot;" calcext:value-type="string">
            <text:p>"0.315m"</text:p>
          </table:table-cell>
          <table:table-cell table:style-name="ce129" table:formula="of:=ROUND([.J100];3)" office:value-type="float" office:value="0.99" calcext:value-type="float">
            <text:p>0.990</text:p>
          </table:table-cell>
          <table:table-cell table:style-name="ce130" table:formula="of:=ROUND((([.$B$6]*2)/([.$D$6]/[.$H$6]*[.$AF100]));4)" office:value-type="float" office:value="9.0909" calcext:value-type="float">
            <text:p>9.0909</text:p>
          </table:table-cell>
          <table:table-cell table:style-name="ce130" table:formula="of:=ROUND((([.$B$6]*2)/([.$F$6]/[.$J$6]*[.$AF100]));4)" office:value-type="float" office:value="4.5455" calcext:value-type="float">
            <text:p>4.5455</text:p>
          </table:table-cell>
          <table:table-cell table:style-name="ce97" table:formula="of:=QUOTIENT([.AG100];1)" office:value-type="float" office:value="9" calcext:value-type="float">
            <text:p>9</text:p>
          </table:table-cell>
          <table:table-cell table:style-name="ce131" table:formula="of:=ROUND((([.AG100]-[.AI100])*10000);1)" office:value-type="float" office:value="909" calcext:value-type="float">
            <text:p>909</text:p>
          </table:table-cell>
          <table:table-cell table:style-name="ce97" table:formula="of:=QUOTIENT([.AH100];1)" office:value-type="float" office:value="4" calcext:value-type="float">
            <text:p>4</text:p>
          </table:table-cell>
          <table:table-cell table:style-name="ce131" table:formula="of:=ROUND((([.AH100]-[.AK100])*10000);0)" office:value-type="float" office:value="5455" calcext:value-type="float">
            <text:p>5455</text:p>
          </table:table-cell>
          <table:table-cell table:style-name="ce97" table:formula="of:=QUOTIENT([.AF100];1)" office:value-type="float" office:value="0" calcext:value-type="float">
            <text:p>0</text:p>
          </table:table-cell>
          <table:table-cell table:style-name="ce97" table:formula="of:=([.AF100]-[.AM100])*100" office:value-type="float" office:value="99" calcext:value-type="float">
            <text:p>99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101]&lt;1;[.AH101]&lt;1);CONCATENATE(&quot;   //   шаг &quot;;[.J101];&quot; не допустим на этом железе!&quot;); IF(AND([.AG101]&gt;255;[.AH101]&gt;255);CONCATENATE(&quot;   //   шаг &quot;;[.J101];&quot; не допустим на этом железе!&quot;); IF(OR([.AG101]&lt;1;[.AG101]&gt;255);CONCATENATE(&quot;//&quot;;&quot;{ &quot;;[.AA101];&quot;, &quot;;[.AB101];&quot;, &quot;;[.AC101];&quot;, &quot;;[.AD101];&quot;, &quot;;[.AE101];&quot;, &quot;;SUBSTITUTE([.AF101];&quot;,&quot;;&quot;.&quot;);&quot;, &quot;;[.H101];&quot;, &quot;;[.I101];&quot; },&quot;;&quot; //  ось Z ошибка&quot;); IF(OR([.AH101]&lt;1;[.AH101]&gt;255);CONCATENATE(&quot;//&quot;;&quot;{ &quot;;[.AA101];&quot;, &quot;;[.AB101];&quot;, &quot;;[.AC101];&quot;, &quot;;[.AD101];&quot;, &quot;;[.AE101];&quot;, &quot;;SUBSTITUTE([.AF101];&quot;,&quot;;&quot;.&quot;);&quot;, &quot;;[.H101];&quot;, &quot;;[.I101];&quot; },&quot;;&quot; //  ось X ошибка&quot;); IF(AND([.AG101]&gt;=1;[.AH101]&gt;=1);CONCATENATE(&quot;{ &quot;;[.AA101];&quot;, &quot;;[.AB101];&quot;, &quot;;[.AC101];&quot;, &quot;;[.AD101];&quot;, &quot;;[.AE101];&quot;, &quot;;SUBSTITUTE([.AF101];&quot;,&quot;;&quot;.&quot;);&quot;, &quot;;[.H101];&quot;, &quot;;[.I101];&quot; },&quot;))))))" office:value-type="string" office:string-value="{ 8, 1818, 4, 909, &quot;0.35 m&quot;, 1.1, 11, 400 }," calcext:value-type="string" table:number-columns-spanned="6" table:number-rows-spanned="1">
            <text:p>{ 8, 1818, 4, 909, "0.35 m", 1.1, 11, 400 },</text:p>
          </table:table-cell>
          <table:covered-table-cell table:number-columns-repeated="4"/>
          <table:covered-table-cell table:style-name="ce27"/>
          <table:table-cell table:style-name="ce53" table:formula="of:=ROUND([.J101]*8+2;0)" office:value-type="float" office:value="11" calcext:value-type="float">
            <text:p>11</text:p>
          </table:table-cell>
          <table:table-cell table:style-name="ce65" table:formula="of:=IF(OR([.AG101]&lt;2;[.AH101]&lt;2);MROUND((140/[.AF101]+280)/4;20);MROUND(140/[.AF101]+280;20))" office:value-type="float" office:value="400" calcext:value-type="float">
            <text:p>400</text:p>
          </table:table-cell>
          <table:table-cell table:style-name="ce75" table:formula="of:=[.$K$17]*[.K101]" office:value-type="float" office:value="1.0995565" calcext:value-type="float">
            <text:p>1.100</text:p>
          </table:table-cell>
          <table:table-cell table:style-name="ce83" office:value-type="float" office:value="0.35" calcext:value-type="float">
            <text:p>0.35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101];1)" office:value-type="float" office:value="8" calcext:value-type="float">
            <text:p>8</text:p>
          </table:table-cell>
          <table:table-cell table:style-name="ce97" table:formula="of:=ROUND((([.AG101]-[.AI101])*10000);0)" office:value-type="float" office:value="1818" calcext:value-type="float">
            <text:p>1818</text:p>
          </table:table-cell>
          <table:table-cell table:style-name="ce97" table:formula="of:=QUOTIENT([.AH101];1)" office:value-type="float" office:value="4" calcext:value-type="float">
            <text:p>4</text:p>
          </table:table-cell>
          <table:table-cell table:style-name="ce97" table:formula="of:=ROUND((([.AH101]-[.AK101])*10000);0)" office:value-type="float" office:value="909" calcext:value-type="float">
            <text:p>909</text:p>
          </table:table-cell>
          <table:table-cell table:style-name="ce128" table:formula="of:=IF([.AN101]&gt;0;(CONCATENATE(&quot;&quot;&quot;&quot;;[.K101];&quot; m&quot;;&quot;&quot;&quot;&quot;));(CONCATENATE(&quot;&quot;&quot;&quot;;;&quot; m&quot;;&quot;&quot;&quot;&quot;)))" office:value-type="string" office:string-value="&quot;0.35 m&quot;" calcext:value-type="string">
            <text:p>"0.35 m"</text:p>
          </table:table-cell>
          <table:table-cell table:style-name="ce129" table:formula="of:=ROUND([.J101];3)" office:value-type="float" office:value="1.1" calcext:value-type="float">
            <text:p>1.100</text:p>
          </table:table-cell>
          <table:table-cell table:style-name="ce130" table:formula="of:=ROUND((([.$B$6]*2)/([.$D$6]/[.$H$6]*[.$AF101]));4)" office:value-type="float" office:value="8.1818" calcext:value-type="float">
            <text:p>8.1818</text:p>
          </table:table-cell>
          <table:table-cell table:style-name="ce130" table:formula="of:=ROUND((([.$B$6]*2)/([.$F$6]/[.$J$6]*[.$AF101]));4)" office:value-type="float" office:value="4.0909" calcext:value-type="float">
            <text:p>4.0909</text:p>
          </table:table-cell>
          <table:table-cell table:style-name="ce97" table:formula="of:=QUOTIENT([.AG101];1)" office:value-type="float" office:value="8" calcext:value-type="float">
            <text:p>8</text:p>
          </table:table-cell>
          <table:table-cell table:style-name="ce131" table:formula="of:=ROUND((([.AG101]-[.AI101])*10000);1)" office:value-type="float" office:value="1818" calcext:value-type="float">
            <text:p>1818</text:p>
          </table:table-cell>
          <table:table-cell table:style-name="ce97" table:formula="of:=QUOTIENT([.AH101];1)" office:value-type="float" office:value="4" calcext:value-type="float">
            <text:p>4</text:p>
          </table:table-cell>
          <table:table-cell table:style-name="ce131" table:formula="of:=ROUND((([.AH101]-[.AK101])*10000);0)" office:value-type="float" office:value="909" calcext:value-type="float">
            <text:p>909</text:p>
          </table:table-cell>
          <table:table-cell table:style-name="ce97" table:formula="of:=QUOTIENT([.AF101];1)" office:value-type="float" office:value="1" calcext:value-type="float">
            <text:p>1</text:p>
          </table:table-cell>
          <table:table-cell table:style-name="ce97" table:formula="of:=([.AF101]-[.AM101])*100" office:value-type="float" office:value="10" calcext:value-type="float">
            <text:p>10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102]&lt;1;[.AH102]&lt;1);CONCATENATE(&quot;   //   шаг &quot;;[.J102];&quot; не допустим на этом железе!&quot;); IF(AND([.AG102]&gt;255;[.AH102]&gt;255);CONCATENATE(&quot;   //   шаг &quot;;[.J102];&quot; не допустим на этом железе!&quot;); IF(OR([.AG102]&lt;1;[.AG102]&gt;255);CONCATENATE(&quot;//&quot;;&quot;{ &quot;;[.AA102];&quot;, &quot;;[.AB102];&quot;, &quot;;[.AC102];&quot;, &quot;;[.AD102];&quot;, &quot;;[.AE102];&quot;, &quot;;SUBSTITUTE([.AF102];&quot;,&quot;;&quot;.&quot;);&quot;, &quot;;[.H102];&quot;, &quot;;[.I102];&quot; },&quot;;&quot; //  ось Z ошибка&quot;); IF(OR([.AH102]&lt;1;[.AH102]&gt;255);CONCATENATE(&quot;//&quot;;&quot;{ &quot;;[.AA102];&quot;, &quot;;[.AB102];&quot;, &quot;;[.AC102];&quot;, &quot;;[.AD102];&quot;, &quot;;[.AE102];&quot;, &quot;;SUBSTITUTE([.AF102];&quot;,&quot;;&quot;.&quot;);&quot;, &quot;;[.H102];&quot;, &quot;;[.I102];&quot; },&quot;;&quot; //  ось X ошибка&quot;); IF(AND([.AG102]&gt;=1;[.AH102]&gt;=1);CONCATENATE(&quot;{ &quot;;[.AA102];&quot;, &quot;;[.AB102];&quot;, &quot;;[.AC102];&quot;, &quot;;[.AD102];&quot;, &quot;;[.AE102];&quot;, &quot;;SUBSTITUTE([.AF102];&quot;,&quot;;&quot;.&quot;);&quot;, &quot;;[.H102];&quot;, &quot;;[.I102];&quot; },&quot;))))))" office:value-type="string" office:string-value="{ 7, 1599, 3, 5800, &quot;0.4  m&quot;, 1.257, 12, 400 }," calcext:value-type="string" table:number-columns-spanned="6" table:number-rows-spanned="1">
            <text:p>{ 7, 1599, 3, 5800, "0.4 <text:s/>m", 1.257, 12, 400 },</text:p>
          </table:table-cell>
          <table:covered-table-cell table:number-columns-repeated="4"/>
          <table:covered-table-cell table:style-name="ce27"/>
          <table:table-cell table:style-name="ce53" table:formula="of:=ROUND([.J102]*8+2;0)" office:value-type="float" office:value="12" calcext:value-type="float">
            <text:p>12</text:p>
          </table:table-cell>
          <table:table-cell table:style-name="ce65" table:formula="of:=IF(OR([.AG102]&lt;2;[.AH102]&lt;2);MROUND((140/[.AF102]+280)/4;20);MROUND(140/[.AF102]+280;20))" office:value-type="float" office:value="400" calcext:value-type="float">
            <text:p>400</text:p>
          </table:table-cell>
          <table:table-cell table:style-name="ce75" table:formula="of:=[.$K$17]*[.K102]" office:value-type="float" office:value="1.256636" calcext:value-type="float">
            <text:p>1.257</text:p>
          </table:table-cell>
          <table:table-cell table:style-name="ce83" office:value-type="float" office:value="0.4" calcext:value-type="float">
            <text:p>0.4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102];1)" office:value-type="float" office:value="7" calcext:value-type="float">
            <text:p>7</text:p>
          </table:table-cell>
          <table:table-cell table:style-name="ce97" table:formula="of:=ROUND((([.AG102]-[.AI102])*10000);0)" office:value-type="float" office:value="1599" calcext:value-type="float">
            <text:p>1599</text:p>
          </table:table-cell>
          <table:table-cell table:style-name="ce97" table:formula="of:=QUOTIENT([.AH102];1)" office:value-type="float" office:value="3" calcext:value-type="float">
            <text:p>3</text:p>
          </table:table-cell>
          <table:table-cell table:style-name="ce97" table:formula="of:=ROUND((([.AH102]-[.AK102])*10000);0)" office:value-type="float" office:value="5800" calcext:value-type="float">
            <text:p>5800</text:p>
          </table:table-cell>
          <table:table-cell table:style-name="ce128" table:formula="of:=IF([.AN102]&gt;0;(CONCATENATE(&quot;&quot;&quot;&quot;;[.K102];&quot;  m&quot;;&quot;&quot;&quot;&quot;));(CONCATENATE(&quot;&quot;&quot;&quot;;;&quot;  m&quot;;&quot;&quot;&quot;&quot;)))" office:value-type="string" office:string-value="&quot;0.4  m&quot;" calcext:value-type="string">
            <text:p>"0.4 <text:s/>m"</text:p>
          </table:table-cell>
          <table:table-cell table:style-name="ce129" table:formula="of:=ROUND([.J102];3)" office:value-type="float" office:value="1.257" calcext:value-type="float">
            <text:p>1.257</text:p>
          </table:table-cell>
          <table:table-cell table:style-name="ce130" table:formula="of:=ROUND((([.$B$6]*2)/([.$D$6]/[.$H$6]*[.$AF102]));4)" office:value-type="float" office:value="7.1599" calcext:value-type="float">
            <text:p>7.1599</text:p>
          </table:table-cell>
          <table:table-cell table:style-name="ce130" table:formula="of:=ROUND((([.$B$6]*2)/([.$F$6]/[.$J$6]*[.$AF102]));4)" office:value-type="float" office:value="3.58" calcext:value-type="float">
            <text:p>3.5800</text:p>
          </table:table-cell>
          <table:table-cell table:style-name="ce97" table:formula="of:=QUOTIENT([.AG102];1)" office:value-type="float" office:value="7" calcext:value-type="float">
            <text:p>7</text:p>
          </table:table-cell>
          <table:table-cell table:style-name="ce131" table:formula="of:=ROUND((([.AG102]-[.AI102])*10000);1)" office:value-type="float" office:value="1599" calcext:value-type="float">
            <text:p>1599</text:p>
          </table:table-cell>
          <table:table-cell table:style-name="ce97" table:formula="of:=QUOTIENT([.AH102];1)" office:value-type="float" office:value="3" calcext:value-type="float">
            <text:p>3</text:p>
          </table:table-cell>
          <table:table-cell table:style-name="ce131" table:formula="of:=ROUND((([.AH102]-[.AK102])*10000);0)" office:value-type="float" office:value="5800" calcext:value-type="float">
            <text:p>5800</text:p>
          </table:table-cell>
          <table:table-cell table:style-name="ce97" table:formula="of:=QUOTIENT([.AF102];1)" office:value-type="float" office:value="1" calcext:value-type="float">
            <text:p>1</text:p>
          </table:table-cell>
          <table:table-cell table:style-name="ce97" table:formula="of:=([.AF102]-[.AM102])*100" office:value-type="float" office:value="25.7" calcext:value-type="float">
            <text:p>25.7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103]&lt;1;[.AH103]&lt;1);CONCATENATE(&quot;   //   шаг &quot;;[.J103];&quot; не допустим на этом железе!&quot;); IF(AND([.AG103]&gt;255;[.AH103]&gt;255);CONCATENATE(&quot;   //   шаг &quot;;[.J103];&quot; не допустим на этом железе!&quot;); IF(OR([.AG103]&lt;1;[.AG103]&gt;255);CONCATENATE(&quot;//&quot;;&quot;{ &quot;;[.AA103];&quot;, &quot;;[.AB103];&quot;, &quot;;[.AC103];&quot;, &quot;;[.AD103];&quot;, &quot;;[.AE103];&quot;, &quot;;SUBSTITUTE([.AF103];&quot;,&quot;;&quot;.&quot;);&quot;, &quot;;[.H103];&quot;, &quot;;[.I103];&quot; },&quot;;&quot; //  ось Z ошибка&quot;); IF(OR([.AH103]&lt;1;[.AH103]&gt;255);CONCATENATE(&quot;//&quot;;&quot;{ &quot;;[.AA103];&quot;, &quot;;[.AB103];&quot;, &quot;;[.AC103];&quot;, &quot;;[.AD103];&quot;, &quot;;[.AE103];&quot;, &quot;;SUBSTITUTE([.AF103];&quot;,&quot;;&quot;.&quot;);&quot;, &quot;;[.H103];&quot;, &quot;;[.I103];&quot; },&quot;;&quot; //  ось X ошибка&quot;); IF(AND([.AG103]&gt;=1;[.AH103]&gt;=1);CONCATENATE(&quot;{ &quot;;[.AA103];&quot;, &quot;;[.AB103];&quot;, &quot;;[.AC103];&quot;, &quot;;[.AD103];&quot;, &quot;;[.AE103];&quot;, &quot;;SUBSTITUTE([.AF103];&quot;,&quot;;&quot;.&quot;);&quot;, &quot;;[.H103];&quot;, &quot;;[.I103];&quot; },&quot;))))))" office:value-type="string" office:string-value="{ 5, 7288, 2, 8644, &quot;0.5  m&quot;, 1.571, 15, 360 }," calcext:value-type="string" table:number-columns-spanned="6" table:number-rows-spanned="1">
            <text:p>{ 5, 7288, 2, 8644, "0.5 <text:s/>m", 1.571, 15, 360 },</text:p>
          </table:table-cell>
          <table:covered-table-cell table:number-columns-repeated="4"/>
          <table:covered-table-cell table:style-name="ce27"/>
          <table:table-cell table:style-name="ce53" table:formula="of:=ROUND([.J103]*8+2;0)" office:value-type="float" office:value="15" calcext:value-type="float">
            <text:p>15</text:p>
          </table:table-cell>
          <table:table-cell table:style-name="ce65" table:formula="of:=IF(OR([.AG103]&lt;2;[.AH103]&lt;2);MROUND((140/[.AF103]+280)/4;20);MROUND(140/[.AF103]+280;20))" office:value-type="float" office:value="360" calcext:value-type="float">
            <text:p>360</text:p>
          </table:table-cell>
          <table:table-cell table:style-name="ce75" table:formula="of:=[.$K$17]*[.K103]" office:value-type="float" office:value="1.570795" calcext:value-type="float">
            <text:p>1.571</text:p>
          </table:table-cell>
          <table:table-cell table:style-name="ce83" office:value-type="float" office:value="0.5" calcext:value-type="float">
            <text:p>0.5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103];1)" office:value-type="float" office:value="5" calcext:value-type="float">
            <text:p>5</text:p>
          </table:table-cell>
          <table:table-cell table:style-name="ce97" table:formula="of:=ROUND((([.AG103]-[.AI103])*10000);0)" office:value-type="float" office:value="7288" calcext:value-type="float">
            <text:p>7288</text:p>
          </table:table-cell>
          <table:table-cell table:style-name="ce97" table:formula="of:=QUOTIENT([.AH103];1)" office:value-type="float" office:value="2" calcext:value-type="float">
            <text:p>2</text:p>
          </table:table-cell>
          <table:table-cell table:style-name="ce97" table:formula="of:=ROUND((([.AH103]-[.AK103])*10000);0)" office:value-type="float" office:value="8644" calcext:value-type="float">
            <text:p>8644</text:p>
          </table:table-cell>
          <table:table-cell table:style-name="ce128" table:formula="of:=IF([.AN103]&gt;0;(CONCATENATE(&quot;&quot;&quot;&quot;;[.K103];&quot;  m&quot;;&quot;&quot;&quot;&quot;));(CONCATENATE(&quot;&quot;&quot;&quot;;;&quot;  m&quot;;&quot;&quot;&quot;&quot;)))" office:value-type="string" office:string-value="&quot;0.5  m&quot;" calcext:value-type="string">
            <text:p>"0.5 <text:s/>m"</text:p>
          </table:table-cell>
          <table:table-cell table:style-name="ce129" table:formula="of:=ROUND([.J103];3)" office:value-type="float" office:value="1.571" calcext:value-type="float">
            <text:p>1.571</text:p>
          </table:table-cell>
          <table:table-cell table:style-name="ce130" table:formula="of:=ROUND((([.$B$6]*2)/([.$D$6]/[.$H$6]*[.$AF103]));4)" office:value-type="float" office:value="5.7288" calcext:value-type="float">
            <text:p>5.7288</text:p>
          </table:table-cell>
          <table:table-cell table:style-name="ce130" table:formula="of:=ROUND((([.$B$6]*2)/([.$F$6]/[.$J$6]*[.$AF103]));4)" office:value-type="float" office:value="2.8644" calcext:value-type="float">
            <text:p>2.8644</text:p>
          </table:table-cell>
          <table:table-cell table:style-name="ce97" table:formula="of:=QUOTIENT([.AG103];1)" office:value-type="float" office:value="5" calcext:value-type="float">
            <text:p>5</text:p>
          </table:table-cell>
          <table:table-cell table:style-name="ce131" table:formula="of:=ROUND((([.AG103]-[.AI103])*10000);1)" office:value-type="float" office:value="7288" calcext:value-type="float">
            <text:p>7288</text:p>
          </table:table-cell>
          <table:table-cell table:style-name="ce97" table:formula="of:=QUOTIENT([.AH103];1)" office:value-type="float" office:value="2" calcext:value-type="float">
            <text:p>2</text:p>
          </table:table-cell>
          <table:table-cell table:style-name="ce131" table:formula="of:=ROUND((([.AH103]-[.AK103])*10000);0)" office:value-type="float" office:value="8644" calcext:value-type="float">
            <text:p>8644</text:p>
          </table:table-cell>
          <table:table-cell table:style-name="ce97" table:formula="of:=QUOTIENT([.AF103];1)" office:value-type="float" office:value="1" calcext:value-type="float">
            <text:p>1</text:p>
          </table:table-cell>
          <table:table-cell table:style-name="ce97" table:formula="of:=([.AF103]-[.AM103])*100" office:value-type="float" office:value="57.1" calcext:value-type="float">
            <text:p>57.1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104]&lt;1;[.AH104]&lt;1);CONCATENATE(&quot;   //   шаг &quot;;[.J104];&quot; не допустим на этом железе!&quot;); IF(AND([.AG104]&gt;255;[.AH104]&gt;255);CONCATENATE(&quot;   //   шаг &quot;;[.J104];&quot; не допустим на этом железе!&quot;); IF(OR([.AG104]&lt;1;[.AG104]&gt;255);CONCATENATE(&quot;//&quot;;&quot;{ &quot;;[.AA104];&quot;, &quot;;[.AB104];&quot;, &quot;;[.AC104];&quot;, &quot;;[.AD104];&quot;, &quot;;[.AE104];&quot;, &quot;;SUBSTITUTE([.AF104];&quot;,&quot;;&quot;.&quot;);&quot;, &quot;;[.H104];&quot;, &quot;;[.I104];&quot; },&quot;;&quot; //  ось Z ошибка&quot;); IF(OR([.AH104]&lt;1;[.AH104]&gt;255);CONCATENATE(&quot;//&quot;;&quot;{ &quot;;[.AA104];&quot;, &quot;;[.AB104];&quot;, &quot;;[.AC104];&quot;, &quot;;[.AD104];&quot;, &quot;;[.AE104];&quot;, &quot;;SUBSTITUTE([.AF104];&quot;,&quot;;&quot;.&quot;);&quot;, &quot;;[.H104];&quot;, &quot;;[.I104];&quot; },&quot;;&quot; //  ось X ошибка&quot;); IF(AND([.AG104]&gt;=1;[.AH104]&gt;=1);CONCATENATE(&quot;{ &quot;;[.AA104];&quot;, &quot;;[.AB104];&quot;, &quot;;[.AC104];&quot;, &quot;;[.AD104];&quot;, &quot;;[.AE104];&quot;, &quot;;SUBSTITUTE([.AF104];&quot;,&quot;;&quot;.&quot;);&quot;, &quot;;[.H104];&quot;, &quot;;[.I104];&quot; },&quot;))))))" office:value-type="string" office:string-value="{ 4, 7745, 2, 3873, &quot;0.6  m&quot;, 1.885, 17, 360 }," calcext:value-type="string" table:number-columns-spanned="6" table:number-rows-spanned="1">
            <text:p>{ 4, 7745, 2, 3873, "0.6 <text:s/>m", 1.885, 17, 360 },</text:p>
          </table:table-cell>
          <table:covered-table-cell table:number-columns-repeated="4"/>
          <table:covered-table-cell table:style-name="ce27"/>
          <table:table-cell table:style-name="ce53" table:formula="of:=ROUND([.J104]*8+2;0)" office:value-type="float" office:value="17" calcext:value-type="float">
            <text:p>17</text:p>
          </table:table-cell>
          <table:table-cell table:style-name="ce65" table:formula="of:=IF(OR([.AG104]&lt;2;[.AH104]&lt;2);MROUND((140/[.AF104]+280)/4;20);MROUND(140/[.AF104]+280;20))" office:value-type="float" office:value="360" calcext:value-type="float">
            <text:p>360</text:p>
          </table:table-cell>
          <table:table-cell table:style-name="ce75" table:formula="of:=[.$K$17]*[.K104]" office:value-type="float" office:value="1.884954" calcext:value-type="float">
            <text:p>1.885</text:p>
          </table:table-cell>
          <table:table-cell table:style-name="ce83" office:value-type="float" office:value="0.6" calcext:value-type="float">
            <text:p>0.6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104];1)" office:value-type="float" office:value="4" calcext:value-type="float">
            <text:p>4</text:p>
          </table:table-cell>
          <table:table-cell table:style-name="ce97" table:formula="of:=ROUND((([.AG104]-[.AI104])*10000);0)" office:value-type="float" office:value="7745" calcext:value-type="float">
            <text:p>7745</text:p>
          </table:table-cell>
          <table:table-cell table:style-name="ce97" table:formula="of:=QUOTIENT([.AH104];1)" office:value-type="float" office:value="2" calcext:value-type="float">
            <text:p>2</text:p>
          </table:table-cell>
          <table:table-cell table:style-name="ce97" table:formula="of:=ROUND((([.AH104]-[.AK104])*10000);0)" office:value-type="float" office:value="3873" calcext:value-type="float">
            <text:p>3873</text:p>
          </table:table-cell>
          <table:table-cell table:style-name="ce128" table:formula="of:=IF([.AN104]&gt;0;(CONCATENATE(&quot;&quot;&quot;&quot;;[.K104];&quot;  m&quot;;&quot;&quot;&quot;&quot;));(CONCATENATE(&quot;&quot;&quot;&quot;;;&quot;  m&quot;;&quot;&quot;&quot;&quot;)))" office:value-type="string" office:string-value="&quot;0.6  m&quot;" calcext:value-type="string">
            <text:p>"0.6 <text:s/>m"</text:p>
          </table:table-cell>
          <table:table-cell table:style-name="ce129" table:formula="of:=ROUND([.J104];3)" office:value-type="float" office:value="1.885" calcext:value-type="float">
            <text:p>1.885</text:p>
          </table:table-cell>
          <table:table-cell table:style-name="ce130" table:formula="of:=ROUND((([.$B$6]*2)/([.$D$6]/[.$H$6]*[.$AF104]));4)" office:value-type="float" office:value="4.7745" calcext:value-type="float">
            <text:p>4.7745</text:p>
          </table:table-cell>
          <table:table-cell table:style-name="ce130" table:formula="of:=ROUND((([.$B$6]*2)/([.$F$6]/[.$J$6]*[.$AF104]));4)" office:value-type="float" office:value="2.3873" calcext:value-type="float">
            <text:p>2.3873</text:p>
          </table:table-cell>
          <table:table-cell table:style-name="ce97" table:formula="of:=QUOTIENT([.AG104];1)" office:value-type="float" office:value="4" calcext:value-type="float">
            <text:p>4</text:p>
          </table:table-cell>
          <table:table-cell table:style-name="ce131" table:formula="of:=ROUND((([.AG104]-[.AI104])*10000);1)" office:value-type="float" office:value="7745" calcext:value-type="float">
            <text:p>7745</text:p>
          </table:table-cell>
          <table:table-cell table:style-name="ce97" table:formula="of:=QUOTIENT([.AH104];1)" office:value-type="float" office:value="2" calcext:value-type="float">
            <text:p>2</text:p>
          </table:table-cell>
          <table:table-cell table:style-name="ce131" table:formula="of:=ROUND((([.AH104]-[.AK104])*10000);0)" office:value-type="float" office:value="3873" calcext:value-type="float">
            <text:p>3873</text:p>
          </table:table-cell>
          <table:table-cell table:style-name="ce97" table:formula="of:=QUOTIENT([.AF104];1)" office:value-type="float" office:value="1" calcext:value-type="float">
            <text:p>1</text:p>
          </table:table-cell>
          <table:table-cell table:style-name="ce97" table:formula="of:=([.AF104]-[.AM104])*100" office:value-type="float" office:value="88.5" calcext:value-type="float">
            <text:p>88.5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105]&lt;1;[.AH105]&lt;1);CONCATENATE(&quot;   //   шаг &quot;;[.J105];&quot; не допустим на этом железе!&quot;); IF(AND([.AG105]&gt;255;[.AH105]&gt;255);CONCATENATE(&quot;   //   шаг &quot;;[.J105];&quot; не допустим на этом железе!&quot;); IF(OR([.AG105]&lt;1;[.AG105]&gt;255);CONCATENATE(&quot;//&quot;;&quot;{ &quot;;[.AA105];&quot;, &quot;;[.AB105];&quot;, &quot;;[.AC105];&quot;, &quot;;[.AD105];&quot;, &quot;;[.AE105];&quot;, &quot;;SUBSTITUTE([.AF105];&quot;,&quot;;&quot;.&quot;);&quot;, &quot;;[.H105];&quot;, &quot;;[.I105];&quot; },&quot;;&quot; //  ось Z ошибка&quot;); IF(OR([.AH105]&lt;1;[.AH105]&gt;255);CONCATENATE(&quot;//&quot;;&quot;{ &quot;;[.AA105];&quot;, &quot;;[.AB105];&quot;, &quot;;[.AC105];&quot;, &quot;;[.AD105];&quot;, &quot;;[.AE105];&quot;, &quot;;SUBSTITUTE([.AF105];&quot;,&quot;;&quot;.&quot;);&quot;, &quot;;[.H105];&quot;, &quot;;[.I105];&quot; },&quot;;&quot; //  ось X ошибка&quot;); IF(AND([.AG105]&gt;=1;[.AH105]&gt;=1);CONCATENATE(&quot;{ &quot;;[.AA105];&quot;, &quot;;[.AB105];&quot;, &quot;;[.AC105];&quot;, &quot;;[.AD105];&quot;, &quot;;[.AE105];&quot;, &quot;;SUBSTITUTE([.AF105];&quot;,&quot;;&quot;.&quot;);&quot;, &quot;;[.H105];&quot;, &quot;;[.I105];&quot; },&quot;))))))" office:value-type="string" office:string-value="{ 4, 5478, 2, 2739, &quot;0.63 m&quot;, 1.979, 18, 360 }," calcext:value-type="string" table:number-columns-spanned="6" table:number-rows-spanned="1">
            <text:p>{ 4, 5478, 2, 2739, "0.63 m", 1.979, 18, 360 },</text:p>
          </table:table-cell>
          <table:covered-table-cell table:number-columns-repeated="4"/>
          <table:covered-table-cell table:style-name="ce27"/>
          <table:table-cell table:style-name="ce53" table:formula="of:=ROUND([.J105]*8+2;0)" office:value-type="float" office:value="18" calcext:value-type="float">
            <text:p>18</text:p>
          </table:table-cell>
          <table:table-cell table:style-name="ce65" table:formula="of:=IF(OR([.AG105]&lt;2;[.AH105]&lt;2);MROUND((140/[.AF105]+280)/4;20);MROUND(140/[.AF105]+280;20))" office:value-type="float" office:value="360" calcext:value-type="float">
            <text:p>360</text:p>
          </table:table-cell>
          <table:table-cell table:style-name="ce75" table:formula="of:=[.$K$17]*[.K105]" office:value-type="float" office:value="1.9792017" calcext:value-type="float">
            <text:p>1.979</text:p>
          </table:table-cell>
          <table:table-cell table:style-name="ce83" office:value-type="float" office:value="0.63" calcext:value-type="float">
            <text:p>0.63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105];1)" office:value-type="float" office:value="4" calcext:value-type="float">
            <text:p>4</text:p>
          </table:table-cell>
          <table:table-cell table:style-name="ce97" table:formula="of:=ROUND((([.AG105]-[.AI105])*10000);0)" office:value-type="float" office:value="5478" calcext:value-type="float">
            <text:p>5478</text:p>
          </table:table-cell>
          <table:table-cell table:style-name="ce97" table:formula="of:=QUOTIENT([.AH105];1)" office:value-type="float" office:value="2" calcext:value-type="float">
            <text:p>2</text:p>
          </table:table-cell>
          <table:table-cell table:style-name="ce97" table:formula="of:=ROUND((([.AH105]-[.AK105])*10000);0)" office:value-type="float" office:value="2739" calcext:value-type="float">
            <text:p>2739</text:p>
          </table:table-cell>
          <table:table-cell table:style-name="ce128" table:formula="of:=IF([.AN105]&gt;0;(CONCATENATE(&quot;&quot;&quot;&quot;;[.K105];&quot; m&quot;;&quot;&quot;&quot;&quot;));(CONCATENATE(&quot;&quot;&quot;&quot;;;&quot; m&quot;;&quot;&quot;&quot;&quot;)))" office:value-type="string" office:string-value="&quot;0.63 m&quot;" calcext:value-type="string">
            <text:p>"0.63 m"</text:p>
          </table:table-cell>
          <table:table-cell table:style-name="ce129" table:formula="of:=ROUND([.J105];3)" office:value-type="float" office:value="1.979" calcext:value-type="float">
            <text:p>1.979</text:p>
          </table:table-cell>
          <table:table-cell table:style-name="ce130" table:formula="of:=ROUND((([.$B$6]*2)/([.$D$6]/[.$H$6]*[.$AF105]));4)" office:value-type="float" office:value="4.5478" calcext:value-type="float">
            <text:p>4.5478</text:p>
          </table:table-cell>
          <table:table-cell table:style-name="ce130" table:formula="of:=ROUND((([.$B$6]*2)/([.$F$6]/[.$J$6]*[.$AF105]));4)" office:value-type="float" office:value="2.2739" calcext:value-type="float">
            <text:p>2.2739</text:p>
          </table:table-cell>
          <table:table-cell table:style-name="ce97" table:formula="of:=QUOTIENT([.AG105];1)" office:value-type="float" office:value="4" calcext:value-type="float">
            <text:p>4</text:p>
          </table:table-cell>
          <table:table-cell table:style-name="ce131" table:formula="of:=ROUND((([.AG105]-[.AI105])*10000);1)" office:value-type="float" office:value="5478" calcext:value-type="float">
            <text:p>5478</text:p>
          </table:table-cell>
          <table:table-cell table:style-name="ce97" table:formula="of:=QUOTIENT([.AH105];1)" office:value-type="float" office:value="2" calcext:value-type="float">
            <text:p>2</text:p>
          </table:table-cell>
          <table:table-cell table:style-name="ce131" table:formula="of:=ROUND((([.AH105]-[.AK105])*10000);0)" office:value-type="float" office:value="2739" calcext:value-type="float">
            <text:p>2739</text:p>
          </table:table-cell>
          <table:table-cell table:style-name="ce97" table:formula="of:=QUOTIENT([.AF105];1)" office:value-type="float" office:value="1" calcext:value-type="float">
            <text:p>1</text:p>
          </table:table-cell>
          <table:table-cell table:style-name="ce97" table:formula="of:=([.AF105]-[.AM105])*100" office:value-type="float" office:value="97.9" calcext:value-type="float">
            <text:p>97.9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/>
          <table:table-cell table:style-name="ce16" table:formula="of:=IF(AND([.AG106]&lt;1;[.AH106]&lt;1);CONCATENATE(&quot;   //   шаг &quot;;[.J106];&quot; не допустим на этом железе!&quot;); IF(AND([.AG106]&gt;255;[.AH106]&gt;255);CONCATENATE(&quot;   //   шаг &quot;;[.J106];&quot; не допустим на этом железе!&quot;); IF(OR([.AG106]&lt;1;[.AG106]&gt;255);CONCATENATE(&quot;//&quot;;&quot;{ &quot;;[.AA106];&quot;, &quot;;[.AB106];&quot;, &quot;;[.AC106];&quot;, &quot;;[.AD106];&quot;, &quot;;[.AE106];&quot;, &quot;;SUBSTITUTE([.AF106];&quot;,&quot;;&quot;.&quot;);&quot;, &quot;;[.H106];&quot;, &quot;;[.I106];&quot; },&quot;;&quot; //  ось Z ошибка&quot;); IF(OR([.AH106]&lt;1;[.AH106]&gt;255);CONCATENATE(&quot;//&quot;;&quot;{ &quot;;[.AA106];&quot;, &quot;;[.AB106];&quot;, &quot;;[.AC106];&quot;, &quot;;[.AD106];&quot;, &quot;;[.AE106];&quot;, &quot;;SUBSTITUTE([.AF106];&quot;,&quot;;&quot;.&quot;);&quot;, &quot;;[.H106];&quot;, &quot;;[.I106];&quot; },&quot;;&quot; //  ось X ошибка&quot;); IF(AND([.AG106]&gt;=1;[.AH106]&gt;=1);CONCATENATE(&quot;{ &quot;;[.AA106];&quot;, &quot;;[.AB106];&quot;, &quot;;[.AC106];&quot;, &quot;;[.AD106];&quot;, &quot;;[.AE106];&quot;, &quot;;SUBSTITUTE([.AF106];&quot;,&quot;;&quot;.&quot;);&quot;, &quot;;[.H106];&quot;, &quot;;[.I106];&quot; },&quot;))))))" office:value-type="string" office:string-value="{ 4, 928, 2, 464, &quot;0.7  m&quot;, 2.199, 20, 340 }," calcext:value-type="string" table:number-columns-spanned="6" table:number-rows-spanned="1">
            <text:p>{ 4, 928, 2, 464, "0.7 <text:s/>m", 2.199, 20, 340 },</text:p>
          </table:table-cell>
          <table:covered-table-cell table:number-columns-repeated="4"/>
          <table:covered-table-cell table:style-name="ce27"/>
          <table:table-cell table:style-name="ce53" table:formula="of:=ROUND([.J106]*8+2;0)" office:value-type="float" office:value="20" calcext:value-type="float">
            <text:p>20</text:p>
          </table:table-cell>
          <table:table-cell table:style-name="ce65" table:formula="of:=IF(OR([.AG106]&lt;2;[.AH106]&lt;2);MROUND((140/[.AF106]+280)/4;20);MROUND(140/[.AF106]+280;20))" office:value-type="float" office:value="340" calcext:value-type="float">
            <text:p>340</text:p>
          </table:table-cell>
          <table:table-cell table:style-name="ce75" table:formula="of:=[.$K$17]*[.K106]" office:value-type="float" office:value="2.199113" calcext:value-type="float">
            <text:p>2.199</text:p>
          </table:table-cell>
          <table:table-cell table:style-name="ce83" office:value-type="float" office:value="0.7" calcext:value-type="float">
            <text:p>0.7</text:p>
          </table:table-cell>
          <table:table-cell/>
          <table:table-cell table:style-name="ce97" table:number-columns-repeated="13"/>
          <table:table-cell table:style-name="ce125"/>
          <table:table-cell table:style-name="ce97" table:formula="of:=QUOTIENT([.AG106];1)" office:value-type="float" office:value="4" calcext:value-type="float">
            <text:p>4</text:p>
          </table:table-cell>
          <table:table-cell table:style-name="ce97" table:formula="of:=ROUND((([.AG106]-[.AI106])*10000);0)" office:value-type="float" office:value="928" calcext:value-type="float">
            <text:p>928</text:p>
          </table:table-cell>
          <table:table-cell table:style-name="ce97" table:formula="of:=QUOTIENT([.AH106];1)" office:value-type="float" office:value="2" calcext:value-type="float">
            <text:p>2</text:p>
          </table:table-cell>
          <table:table-cell table:style-name="ce97" table:formula="of:=ROUND((([.AH106]-[.AK106])*10000);0)" office:value-type="float" office:value="464" calcext:value-type="float">
            <text:p>464</text:p>
          </table:table-cell>
          <table:table-cell table:style-name="ce128" table:formula="of:=IF([.AN106]&gt;0;(CONCATENATE(&quot;&quot;&quot;&quot;;[.K106];&quot;  m&quot;;&quot;&quot;&quot;&quot;));(CONCATENATE(&quot;&quot;&quot;&quot;;;&quot;  m&quot;;&quot;&quot;&quot;&quot;)))" office:value-type="string" office:string-value="&quot;0.7  m&quot;" calcext:value-type="string">
            <text:p>"0.7 <text:s/>m"</text:p>
          </table:table-cell>
          <table:table-cell table:style-name="ce129" table:formula="of:=ROUND([.J106];3)" office:value-type="float" office:value="2.199" calcext:value-type="float">
            <text:p>2.199</text:p>
          </table:table-cell>
          <table:table-cell table:style-name="ce97" table:formula="of:=ROUND((([.$B$6]*2)/([.$D$6]/[.$H$6]*[.$AF106]));4)" office:value-type="float" office:value="4.0928" calcext:value-type="float">
            <text:p>4.0928</text:p>
          </table:table-cell>
          <table:table-cell table:style-name="ce97" table:formula="of:=ROUND((([.$B$6]*2)/([.$F$6]/[.$J$6]*[.$AF106]));4)" office:value-type="float" office:value="2.0464" calcext:value-type="float">
            <text:p>2.0464</text:p>
          </table:table-cell>
          <table:table-cell table:style-name="ce97" table:formula="of:=QUOTIENT([.AG106];1)" office:value-type="float" office:value="4" calcext:value-type="float">
            <text:p>4</text:p>
          </table:table-cell>
          <table:table-cell table:style-name="ce97" table:formula="of:=ROUND((([.AG106]-[.AI106])*10000);1)" office:value-type="float" office:value="928" calcext:value-type="float">
            <text:p>928</text:p>
          </table:table-cell>
          <table:table-cell table:style-name="ce97" table:formula="of:=QUOTIENT([.AH106];1)" office:value-type="float" office:value="2" calcext:value-type="float">
            <text:p>2</text:p>
          </table:table-cell>
          <table:table-cell table:style-name="ce97" table:formula="of:=ROUND((([.AH106]-[.AK106])*10000);0)" office:value-type="float" office:value="464" calcext:value-type="float">
            <text:p>464</text:p>
          </table:table-cell>
          <table:table-cell table:style-name="ce97" table:formula="of:=QUOTIENT([.AF106];1)" office:value-type="float" office:value="2" calcext:value-type="float">
            <text:p>2</text:p>
          </table:table-cell>
          <table:table-cell table:style-name="ce97" table:formula="of:=([.AF106]-[.AM106])*100" office:value-type="float" office:value="19.9" calcext:value-type="float">
            <text:p>19.9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/>
          <table:table-cell table:style-name="ce16" table:formula="of:=IF(AND([.AG107]&lt;1;[.AH107]&lt;1);CONCATENATE(&quot;   //   шаг &quot;;[.J107];&quot; не допустим на этом железе!&quot;); IF(AND([.AG107]&gt;255;[.AH107]&gt;255);CONCATENATE(&quot;   //   шаг &quot;;[.J107];&quot; не допустим на этом железе!&quot;); IF(OR([.AG107]&lt;1;[.AG107]&gt;255);CONCATENATE(&quot;//&quot;;&quot;{ &quot;;[.AA107];&quot;, &quot;;[.AB107];&quot;, &quot;;[.AC107];&quot;, &quot;;[.AD107];&quot;, &quot;;[.AE107];&quot;, &quot;;SUBSTITUTE([.AF107];&quot;,&quot;;&quot;.&quot;);&quot;, &quot;;[.H107];&quot;, &quot;;[.I107];&quot; },&quot;;&quot; //  ось Z ошибка&quot;); IF(OR([.AH107]&lt;1;[.AH107]&gt;255);CONCATENATE(&quot;//&quot;;&quot;{ &quot;;[.AA107];&quot;, &quot;;[.AB107];&quot;, &quot;;[.AC107];&quot;, &quot;;[.AD107];&quot;, &quot;;[.AE107];&quot;, &quot;;SUBSTITUTE([.AF107];&quot;,&quot;;&quot;.&quot;);&quot;, &quot;;[.H107];&quot;, &quot;;[.I107];&quot; },&quot;;&quot; //  ось X ошибка&quot;); IF(AND([.AG107]&gt;=1;[.AH107]&gt;=1);CONCATENATE(&quot;{ &quot;;[.AA107];&quot;, &quot;;[.AB107];&quot;, &quot;;[.AC107];&quot;, &quot;;[.AD107];&quot;, &quot;;[.AE107];&quot;, &quot;;SUBSTITUTE([.AF107];&quot;,&quot;;&quot;.&quot;);&quot;, &quot;;[.H107];&quot;, &quot;;[.I107];&quot; },&quot;))))))" office:value-type="string" office:string-value="{ 3, 5814, 1, 7907, &quot;0.8  m&quot;, 2.513, 22, 80 }," calcext:value-type="string" table:number-columns-spanned="6" table:number-rows-spanned="1">
            <text:p>{ 3, 5814, 1, 7907, "0.8 <text:s/>m", 2.513, 22, 80 },</text:p>
          </table:table-cell>
          <table:covered-table-cell table:number-columns-repeated="4"/>
          <table:covered-table-cell table:style-name="ce27"/>
          <table:table-cell table:style-name="ce53" table:formula="of:=ROUND([.J107]*8+2;0)" office:value-type="float" office:value="22" calcext:value-type="float">
            <text:p>22</text:p>
          </table:table-cell>
          <table:table-cell table:style-name="ce65" table:formula="of:=IF(OR([.AG107]&lt;2;[.AH107]&lt;2);MROUND((140/[.AF107]+280)/4;20);MROUND(140/[.AF107]+280;20))" office:value-type="float" office:value="80" calcext:value-type="float">
            <text:p>80</text:p>
          </table:table-cell>
          <table:table-cell table:style-name="ce75" table:formula="of:=[.$K$17]*[.K107]" office:value-type="float" office:value="2.513272" calcext:value-type="float">
            <text:p>2.513</text:p>
          </table:table-cell>
          <table:table-cell table:style-name="ce83" office:value-type="float" office:value="0.8" calcext:value-type="float">
            <text:p>0.8</text:p>
          </table:table-cell>
          <table:table-cell/>
          <table:table-cell table:style-name="ce97" table:number-columns-repeated="13"/>
          <table:table-cell table:style-name="ce125"/>
          <table:table-cell table:style-name="ce97" table:formula="of:=QUOTIENT([.AG107];1)" office:value-type="float" office:value="3" calcext:value-type="float">
            <text:p>3</text:p>
          </table:table-cell>
          <table:table-cell table:style-name="ce97" table:formula="of:=ROUND((([.AG107]-[.AI107])*10000);0)" office:value-type="float" office:value="5814" calcext:value-type="float">
            <text:p>5814</text:p>
          </table:table-cell>
          <table:table-cell table:style-name="ce97" table:formula="of:=QUOTIENT([.AH107];1)" office:value-type="float" office:value="1" calcext:value-type="float">
            <text:p>1</text:p>
          </table:table-cell>
          <table:table-cell table:style-name="ce97" table:formula="of:=ROUND((([.AH107]-[.AK107])*10000);0)" office:value-type="float" office:value="7907" calcext:value-type="float">
            <text:p>7907</text:p>
          </table:table-cell>
          <table:table-cell table:style-name="ce128" table:formula="of:=IF([.AN107]&gt;0;(CONCATENATE(&quot;&quot;&quot;&quot;;[.K107];&quot;  m&quot;;&quot;&quot;&quot;&quot;));(CONCATENATE(&quot;&quot;&quot;&quot;;;&quot;  m&quot;;&quot;&quot;&quot;&quot;)))" office:value-type="string" office:string-value="&quot;0.8  m&quot;" calcext:value-type="string">
            <text:p>"0.8 <text:s/>m"</text:p>
          </table:table-cell>
          <table:table-cell table:style-name="ce129" table:formula="of:=ROUND([.J107];3)" office:value-type="float" office:value="2.513" calcext:value-type="float">
            <text:p>2.513</text:p>
          </table:table-cell>
          <table:table-cell table:style-name="ce97" table:formula="of:=ROUND((([.$B$6]*2)/([.$D$6]/[.$H$6]*[.$AF107]));4)" office:value-type="float" office:value="3.5814" calcext:value-type="float">
            <text:p>3.5814</text:p>
          </table:table-cell>
          <table:table-cell table:style-name="ce97" table:formula="of:=ROUND((([.$B$6]*2)/([.$F$6]/[.$J$6]*[.$AF107]));4)" office:value-type="float" office:value="1.7907" calcext:value-type="float">
            <text:p>1.7907</text:p>
          </table:table-cell>
          <table:table-cell table:style-name="ce97" table:formula="of:=QUOTIENT([.AG107];1)" office:value-type="float" office:value="3" calcext:value-type="float">
            <text:p>3</text:p>
          </table:table-cell>
          <table:table-cell table:style-name="ce97" table:formula="of:=ROUND((([.AG107]-[.AI107])*10000);1)" office:value-type="float" office:value="5814" calcext:value-type="float">
            <text:p>5814</text:p>
          </table:table-cell>
          <table:table-cell table:style-name="ce97" table:formula="of:=QUOTIENT([.AH107];1)" office:value-type="float" office:value="1" calcext:value-type="float">
            <text:p>1</text:p>
          </table:table-cell>
          <table:table-cell table:style-name="ce97" table:formula="of:=ROUND((([.AH107]-[.AK107])*10000);0)" office:value-type="float" office:value="7907" calcext:value-type="float">
            <text:p>7907</text:p>
          </table:table-cell>
          <table:table-cell table:style-name="ce97" table:formula="of:=QUOTIENT([.AF107];1)" office:value-type="float" office:value="2" calcext:value-type="float">
            <text:p>2</text:p>
          </table:table-cell>
          <table:table-cell table:style-name="ce97" table:formula="of:=([.AF107]-[.AM107])*100" office:value-type="float" office:value="51.3" calcext:value-type="float">
            <text:p>51.3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/>
          <table:table-cell table:style-name="ce16" table:formula="of:=IF(AND([.AG108]&lt;1;[.AH108]&lt;1);CONCATENATE(&quot;   //   шаг &quot;;[.J108];&quot; не допустим на этом железе!&quot;); IF(AND([.AG108]&gt;255;[.AH108]&gt;255);CONCATENATE(&quot;   //   шаг &quot;;[.J108];&quot; не допустим на этом железе!&quot;); IF(OR([.AG108]&lt;1;[.AG108]&gt;255);CONCATENATE(&quot;//&quot;;&quot;{ &quot;;[.AA108];&quot;, &quot;;[.AB108];&quot;, &quot;;[.AC108];&quot;, &quot;;[.AD108];&quot;, &quot;;[.AE108];&quot;, &quot;;SUBSTITUTE([.AF108];&quot;,&quot;;&quot;.&quot;);&quot;, &quot;;[.H108];&quot;, &quot;;[.I108];&quot; },&quot;;&quot; //  ось Z ошибка&quot;); IF(OR([.AH108]&lt;1;[.AH108]&gt;255);CONCATENATE(&quot;//&quot;;&quot;{ &quot;;[.AA108];&quot;, &quot;;[.AB108];&quot;, &quot;;[.AC108];&quot;, &quot;;[.AD108];&quot;, &quot;;[.AE108];&quot;, &quot;;SUBSTITUTE([.AF108];&quot;,&quot;;&quot;.&quot;);&quot;, &quot;;[.H108];&quot;, &quot;;[.I108];&quot;  },&quot;;&quot; //  ось X ошибка&quot;); IF(AND([.AG108]&gt;=1;[.AH108]&gt;=1);CONCATENATE(&quot;{ &quot;;[.AA108];&quot;, &quot;;[.AB108];&quot;, &quot;;[.AC108];&quot;, &quot;;[.AD108];&quot;, &quot;;[.AE108];&quot;, &quot;;SUBSTITUTE([.AF108];&quot;,&quot;;&quot;.&quot;);&quot;, &quot;;[.H108];&quot;, &quot;;[.I108];&quot;  },&quot;))))))" office:value-type="string" office:string-value="{ 3, 1836, 1, 5918, &quot;0.9  m&quot;, 2.827, 25, 80  }," calcext:value-type="string" table:number-columns-spanned="6" table:number-rows-spanned="1">
            <text:p>{ 3, 1836, 1, 5918, "0.9 <text:s/>m", 2.827, 25, 80 <text:s/>},</text:p>
          </table:table-cell>
          <table:covered-table-cell table:number-columns-repeated="4"/>
          <table:covered-table-cell table:style-name="ce27"/>
          <table:table-cell table:style-name="ce53" table:formula="of:=ROUND([.J108]*8+2;0)" office:value-type="float" office:value="25" calcext:value-type="float">
            <text:p>25</text:p>
          </table:table-cell>
          <table:table-cell table:style-name="ce65" table:formula="of:=IF(OR([.AG108]&lt;2;[.AH108]&lt;2);MROUND((140/[.AF108]+280)/4;20);MROUND(140/[.AF108]+280;20))" office:value-type="float" office:value="80" calcext:value-type="float">
            <text:p>80</text:p>
          </table:table-cell>
          <table:table-cell table:style-name="ce75" table:formula="of:=[.$K$17]*[.K108]" office:value-type="float" office:value="2.827431" calcext:value-type="float">
            <text:p>2.827</text:p>
          </table:table-cell>
          <table:table-cell table:style-name="ce83" office:value-type="float" office:value="0.9" calcext:value-type="float">
            <text:p>0.9</text:p>
          </table:table-cell>
          <table:table-cell/>
          <table:table-cell table:style-name="ce97" table:number-columns-repeated="13"/>
          <table:table-cell table:style-name="ce125"/>
          <table:table-cell table:style-name="ce97" table:formula="of:=QUOTIENT([.AG108];1)" office:value-type="float" office:value="3" calcext:value-type="float">
            <text:p>3</text:p>
          </table:table-cell>
          <table:table-cell table:style-name="ce97" table:formula="of:=ROUND((([.AG108]-[.AI108])*10000);0)" office:value-type="float" office:value="1836" calcext:value-type="float">
            <text:p>1836</text:p>
          </table:table-cell>
          <table:table-cell table:style-name="ce97" table:formula="of:=QUOTIENT([.AH108];1)" office:value-type="float" office:value="1" calcext:value-type="float">
            <text:p>1</text:p>
          </table:table-cell>
          <table:table-cell table:style-name="ce97" table:formula="of:=ROUND((([.AH108]-[.AK108])*10000);0)" office:value-type="float" office:value="5918" calcext:value-type="float">
            <text:p>5918</text:p>
          </table:table-cell>
          <table:table-cell table:style-name="ce128" table:formula="of:=IF([.AN108]&gt;0;(CONCATENATE(&quot;&quot;&quot;&quot;;[.K108];&quot;  m&quot;;&quot;&quot;&quot;&quot;));(CONCATENATE(&quot;&quot;&quot;&quot;;;&quot;  m&quot;;&quot;&quot;&quot;&quot;)))" office:value-type="string" office:string-value="&quot;0.9  m&quot;" calcext:value-type="string">
            <text:p>"0.9 <text:s/>m"</text:p>
          </table:table-cell>
          <table:table-cell table:style-name="ce129" table:formula="of:=ROUND([.J108];3)" office:value-type="float" office:value="2.827" calcext:value-type="float">
            <text:p>2.827</text:p>
          </table:table-cell>
          <table:table-cell table:style-name="ce97" table:formula="of:=ROUND((([.$B$6]*2)/([.$D$6]/[.$H$6]*[.$AF108]));4)" office:value-type="float" office:value="3.1836" calcext:value-type="float">
            <text:p>3.1836</text:p>
          </table:table-cell>
          <table:table-cell table:style-name="ce97" table:formula="of:=ROUND((([.$B$6]*2)/([.$F$6]/[.$J$6]*[.$AF108]));4)" office:value-type="float" office:value="1.5918" calcext:value-type="float">
            <text:p>1.5918</text:p>
          </table:table-cell>
          <table:table-cell table:style-name="ce97" table:formula="of:=QUOTIENT([.AG108];1)" office:value-type="float" office:value="3" calcext:value-type="float">
            <text:p>3</text:p>
          </table:table-cell>
          <table:table-cell table:style-name="ce97" table:formula="of:=ROUND((([.AG108]-[.AI108])*10000);1)" office:value-type="float" office:value="1836" calcext:value-type="float">
            <text:p>1836</text:p>
          </table:table-cell>
          <table:table-cell table:style-name="ce97" table:formula="of:=QUOTIENT([.AH108];1)" office:value-type="float" office:value="1" calcext:value-type="float">
            <text:p>1</text:p>
          </table:table-cell>
          <table:table-cell table:style-name="ce97" table:formula="of:=ROUND((([.AH108]-[.AK108])*10000);0)" office:value-type="float" office:value="5918" calcext:value-type="float">
            <text:p>5918</text:p>
          </table:table-cell>
          <table:table-cell table:style-name="ce97" table:formula="of:=QUOTIENT([.AF108];1)" office:value-type="float" office:value="2" calcext:value-type="float">
            <text:p>2</text:p>
          </table:table-cell>
          <table:table-cell table:style-name="ce97" table:formula="of:=([.AF108]-[.AM108])*100" office:value-type="float" office:value="82.7" calcext:value-type="float">
            <text:p>82.7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/>
          <table:table-cell table:style-name="ce16" table:formula="of:=IF(AND([.AG109]&lt;1;[.AH109]&lt;1);CONCATENATE(&quot;   //   шаг &quot;;[.J109];&quot; не допустим на этом железе!&quot;); IF(AND([.AG109]&gt;255;[.AH109]&gt;255);CONCATENATE(&quot;   //   шаг &quot;;[.J109];&quot; не допустим на этом железе!&quot;); IF(OR([.AG109]&lt;1;[.AG109]&gt;255);CONCATENATE(&quot;//&quot;;&quot;{ &quot;;[.AA109];&quot;, &quot;;[.AB109];&quot;, &quot;;[.AC109];&quot;, &quot;;[.AD109];&quot;, &quot;;[.AE109];&quot;, &quot;;SUBSTITUTE([.AF109];&quot;,&quot;;&quot;.&quot;);&quot;, &quot;;[.H109];&quot;, &quot;;[.I109];&quot;  },&quot;;&quot; //  ось Z ошибка&quot;); IF(OR([.AH109]&lt;1;[.AH109]&gt;255);CONCATENATE(&quot;//&quot;;&quot;{ &quot;;[.AA109];&quot;, &quot;;[.AB109];&quot;, &quot;;[.AC109];&quot;, &quot;;[.AD109];&quot;, &quot;;[.AE109];&quot;, &quot;;SUBSTITUTE([.AF109];&quot;,&quot;;&quot;.&quot;);&quot;, &quot;;[.H109];&quot;, &quot;;[.I109];&quot;  },&quot;;&quot; //  ось X ошибка&quot;); IF(AND([.AG109]&gt;=1;[.AH109]&gt;=1);CONCATENATE(&quot;{ &quot;;[.AA109];&quot;, &quot;;[.AB109];&quot;, &quot;;[.AC109];&quot;, &quot;;[.AD109];&quot;, &quot;;[.AE109];&quot;, &quot;;SUBSTITUTE([.AF109];&quot;,&quot;;&quot;.&quot;);&quot;, &quot;;[.H109];&quot;, &quot;;[.I109];&quot;  },&quot;))))))" office:value-type="string" office:string-value="{ 2, 8644, 1, 4322, &quot;1    m&quot;, 3.142, 27, 80  }," calcext:value-type="string" table:number-columns-spanned="6" table:number-rows-spanned="1">
            <text:p>{ 2, 8644, 1, 4322, "1 <text:s text:c="3"/>m", 3.142, 27, 80 <text:s/>},</text:p>
          </table:table-cell>
          <table:covered-table-cell table:number-columns-repeated="4"/>
          <table:covered-table-cell table:style-name="ce27"/>
          <table:table-cell table:style-name="ce53" table:formula="of:=ROUND([.J109]*8+2;0)" office:value-type="float" office:value="27" calcext:value-type="float">
            <text:p>27</text:p>
          </table:table-cell>
          <table:table-cell table:style-name="ce65" table:formula="of:=IF(OR([.AG109]&lt;2;[.AH109]&lt;2);MROUND((140/[.AF109]+280)/4;20);MROUND(140/[.AF109]+280;20))" office:value-type="float" office:value="80" calcext:value-type="float">
            <text:p>80</text:p>
          </table:table-cell>
          <table:table-cell table:style-name="ce75" table:formula="of:=[.$K$17]*[.K109]" office:value-type="float" office:value="3.14159" calcext:value-type="float">
            <text:p>3.142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style-name="ce97" table:number-columns-repeated="13"/>
          <table:table-cell table:style-name="ce125"/>
          <table:table-cell table:style-name="ce97" table:formula="of:=QUOTIENT([.AG109];1)" office:value-type="float" office:value="2" calcext:value-type="float">
            <text:p>2</text:p>
          </table:table-cell>
          <table:table-cell table:style-name="ce97" table:formula="of:=ROUND((([.AG109]-[.AI109])*10000);0)" office:value-type="float" office:value="8644" calcext:value-type="float">
            <text:p>8644</text:p>
          </table:table-cell>
          <table:table-cell table:style-name="ce97" table:formula="of:=QUOTIENT([.AH109];1)" office:value-type="float" office:value="1" calcext:value-type="float">
            <text:p>1</text:p>
          </table:table-cell>
          <table:table-cell table:style-name="ce97" table:formula="of:=ROUND((([.AH109]-[.AK109])*10000);0)" office:value-type="float" office:value="4322" calcext:value-type="float">
            <text:p>4322</text:p>
          </table:table-cell>
          <table:table-cell table:style-name="ce128" table:formula="of:=IF([.AN109]&gt;0;(CONCATENATE(&quot;&quot;&quot;&quot;;[.K109];&quot;    m&quot;;&quot;&quot;&quot;&quot;));(CONCATENATE(&quot;&quot;&quot;&quot;;;&quot;    m&quot;;&quot;&quot;&quot;&quot;)))" office:value-type="string" office:string-value="&quot;1    m&quot;" calcext:value-type="string">
            <text:p>"1 <text:s text:c="3"/>m"</text:p>
          </table:table-cell>
          <table:table-cell table:style-name="ce129" table:formula="of:=ROUND([.J109];3)" office:value-type="float" office:value="3.142" calcext:value-type="float">
            <text:p>3.142</text:p>
          </table:table-cell>
          <table:table-cell table:style-name="ce97" table:formula="of:=ROUND((([.$B$6]*2)/([.$D$6]/[.$H$6]*[.$AF109]));4)" office:value-type="float" office:value="2.8644" calcext:value-type="float">
            <text:p>2.8644</text:p>
          </table:table-cell>
          <table:table-cell table:style-name="ce97" table:formula="of:=ROUND((([.$B$6]*2)/([.$F$6]/[.$J$6]*[.$AF109]));4)" office:value-type="float" office:value="1.4322" calcext:value-type="float">
            <text:p>1.4322</text:p>
          </table:table-cell>
          <table:table-cell table:style-name="ce97" table:formula="of:=QUOTIENT([.AG109];1)" office:value-type="float" office:value="2" calcext:value-type="float">
            <text:p>2</text:p>
          </table:table-cell>
          <table:table-cell table:style-name="ce97" table:formula="of:=ROUND((([.AG109]-[.AI109])*10000);1)" office:value-type="float" office:value="8644" calcext:value-type="float">
            <text:p>8644</text:p>
          </table:table-cell>
          <table:table-cell table:style-name="ce97" table:formula="of:=QUOTIENT([.AH109];1)" office:value-type="float" office:value="1" calcext:value-type="float">
            <text:p>1</text:p>
          </table:table-cell>
          <table:table-cell table:style-name="ce97" table:formula="of:=ROUND((([.AH109]-[.AK109])*10000);0)" office:value-type="float" office:value="4322" calcext:value-type="float">
            <text:p>4322</text:p>
          </table:table-cell>
          <table:table-cell table:style-name="ce97" table:formula="of:=QUOTIENT([.AF109];1)" office:value-type="float" office:value="3" calcext:value-type="float">
            <text:p>3</text:p>
          </table:table-cell>
          <table:table-cell table:style-name="ce97" table:formula="of:=([.AF109]-[.AM109])*100" office:value-type="float" office:value="14.2" calcext:value-type="float">
            <text:p>14.2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/>
          <table:table-cell table:style-name="ce16" table:formula="of:=IF(AND([.AG110]&lt;1;[.AH110]&lt;1);CONCATENATE(&quot;   //   шаг &quot;;[.J110];&quot; не допустим на этом железе!&quot;); IF(AND([.AG110]&gt;255;[.AH110]&gt;255);CONCATENATE(&quot;   //   шаг &quot;;[.J110];&quot; не допустим на этом железе!&quot;); IF(OR([.AG110]&lt;1;[.AG110]&gt;255);CONCATENATE(&quot;//&quot;;&quot;{ &quot;;[.AA110];&quot;, &quot;;[.AB110];&quot;, &quot;;[.AC110];&quot;, &quot;;[.AD110];&quot;, &quot;;[.AE110];&quot;, &quot;;SUBSTITUTE([.AF110];&quot;,&quot;;&quot;.&quot;);&quot;, &quot;;[.H110];&quot;, &quot;;[.I110];&quot;  },&quot;;&quot; //  ось Z ошибка&quot;); IF(OR([.AH110]&lt;1;[.AH110]&gt;255);CONCATENATE(&quot;//&quot;;&quot;{ &quot;;[.AA110];&quot;, &quot;;[.AB110];&quot;, &quot;;[.AC110];&quot;, &quot;;[.AD110];&quot;, &quot;;[.AE110];&quot;, &quot;;SUBSTITUTE([.AF110];&quot;,&quot;;&quot;.&quot;);&quot;, &quot;;[.H110];&quot;, &quot;;[.I110];&quot; },&quot;;&quot; //  ось X ошибка&quot;); IF(AND([.AG110]&gt;=1;[.AH110]&gt;=1);CONCATENATE(&quot;{ &quot;;[.AA110];&quot;, &quot;;[.AB110];&quot;, &quot;;[.AC110];&quot;, &quot;;[.AD110];&quot;, &quot;;[.AE110];&quot;, &quot;;SUBSTITUTE([.AF110];&quot;,&quot;;&quot;.&quot;);&quot;, &quot;;[.H110];&quot;, &quot;;[.I110];&quot; },&quot;))))))" office:value-type="string" office:string-value="{ 2, 5467, 1, 2733, &quot;1.125m&quot;, 3.534, 30, 80 }," calcext:value-type="string" table:number-columns-spanned="6" table:number-rows-spanned="1">
            <text:p>{ 2, 5467, 1, 2733, "1.125m", 3.534, 30, 80 },</text:p>
          </table:table-cell>
          <table:covered-table-cell table:number-columns-repeated="4"/>
          <table:covered-table-cell table:style-name="ce27"/>
          <table:table-cell table:style-name="ce53" table:formula="of:=ROUND([.J110]*8+2;0)" office:value-type="float" office:value="30" calcext:value-type="float">
            <text:p>30</text:p>
          </table:table-cell>
          <table:table-cell table:style-name="ce65" table:formula="of:=IF(OR([.AG110]&lt;2;[.AH110]&lt;2);MROUND((140/[.AF110]+280)/4;20);MROUND(140/[.AF110]+280;20))" office:value-type="float" office:value="80" calcext:value-type="float">
            <text:p>80</text:p>
          </table:table-cell>
          <table:table-cell table:style-name="ce75" table:formula="of:=[.$K$17]*[.K110]" office:value-type="float" office:value="3.53428875" calcext:value-type="float">
            <text:p>3.534</text:p>
          </table:table-cell>
          <table:table-cell table:style-name="ce83" office:value-type="float" office:value="1.125" calcext:value-type="float">
            <text:p>1.125</text:p>
          </table:table-cell>
          <table:table-cell/>
          <table:table-cell table:style-name="ce97" table:number-columns-repeated="13"/>
          <table:table-cell table:style-name="ce125"/>
          <table:table-cell table:style-name="ce97" table:formula="of:=QUOTIENT([.AG110];1)" office:value-type="float" office:value="2" calcext:value-type="float">
            <text:p>2</text:p>
          </table:table-cell>
          <table:table-cell table:style-name="ce97" table:formula="of:=ROUND((([.AG110]-[.AI110])*10000);0)" office:value-type="float" office:value="5467" calcext:value-type="float">
            <text:p>5467</text:p>
          </table:table-cell>
          <table:table-cell table:style-name="ce97" table:formula="of:=QUOTIENT([.AH110];1)" office:value-type="float" office:value="1" calcext:value-type="float">
            <text:p>1</text:p>
          </table:table-cell>
          <table:table-cell table:style-name="ce97" table:formula="of:=ROUND((([.AH110]-[.AK110])*10000);0)" office:value-type="float" office:value="2733" calcext:value-type="float">
            <text:p>2733</text:p>
          </table:table-cell>
          <table:table-cell table:style-name="ce128" table:formula="of:=IF([.AN110]&gt;0;(CONCATENATE(&quot;&quot;&quot;&quot;;[.K110];&quot;m&quot;;&quot;&quot;&quot;&quot;));(CONCATENATE(&quot;&quot;&quot;&quot;;;&quot;m&quot;;&quot;&quot;&quot;&quot;)))" office:value-type="string" office:string-value="&quot;1.125m&quot;" calcext:value-type="string">
            <text:p>"1.125m"</text:p>
          </table:table-cell>
          <table:table-cell table:style-name="ce129" table:formula="of:=ROUND([.J110];3)" office:value-type="float" office:value="3.534" calcext:value-type="float">
            <text:p>3.534</text:p>
          </table:table-cell>
          <table:table-cell table:style-name="ce97" table:formula="of:=ROUND((([.$B$6]*2)/([.$D$6]/[.$H$6]*[.$AF110]));4)" office:value-type="float" office:value="2.5467" calcext:value-type="float">
            <text:p>2.5467</text:p>
          </table:table-cell>
          <table:table-cell table:style-name="ce97" table:formula="of:=ROUND((([.$B$6]*2)/([.$F$6]/[.$J$6]*[.$AF110]));4)" office:value-type="float" office:value="1.2733" calcext:value-type="float">
            <text:p>1.2733</text:p>
          </table:table-cell>
          <table:table-cell table:style-name="ce97" table:formula="of:=QUOTIENT([.AG110];1)" office:value-type="float" office:value="2" calcext:value-type="float">
            <text:p>2</text:p>
          </table:table-cell>
          <table:table-cell table:style-name="ce97" table:formula="of:=ROUND((([.AG110]-[.AI110])*10000);1)" office:value-type="float" office:value="5467" calcext:value-type="float">
            <text:p>5467</text:p>
          </table:table-cell>
          <table:table-cell table:style-name="ce97" table:formula="of:=QUOTIENT([.AH110];1)" office:value-type="float" office:value="1" calcext:value-type="float">
            <text:p>1</text:p>
          </table:table-cell>
          <table:table-cell table:style-name="ce97" table:formula="of:=ROUND((([.AH110]-[.AK110])*10000);0)" office:value-type="float" office:value="2733" calcext:value-type="float">
            <text:p>2733</text:p>
          </table:table-cell>
          <table:table-cell table:style-name="ce97" table:formula="of:=QUOTIENT([.AF110];1)" office:value-type="float" office:value="3" calcext:value-type="float">
            <text:p>3</text:p>
          </table:table-cell>
          <table:table-cell table:style-name="ce97" table:formula="of:=([.AF110]-[.AM110])*100" office:value-type="float" office:value="53.4" calcext:value-type="float">
            <text:p>53.4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/>
          <table:table-cell table:style-name="ce16" table:formula="of:=IF(AND([.AG111]&lt;1;[.AH111]&lt;1);CONCATENATE(&quot;   //   шаг &quot;;[.J111];&quot; не допустим на этом железе!&quot;); IF(AND([.AG111]&gt;255;[.AH111]&gt;255);CONCATENATE(&quot;   //   шаг &quot;;[.J111];&quot; не допустим на этом железе!&quot;); IF(OR([.AG111]&lt;1;[.AG111]&gt;255);CONCATENATE(&quot;//&quot;;&quot;{ &quot;;[.AA111];&quot;, &quot;;[.AB111];&quot;, &quot;;[.AC111];&quot;, &quot;;[.AD111];&quot;, &quot;;[.AE111];&quot;, &quot;;SUBSTITUTE([.AF111];&quot;,&quot;;&quot;.&quot;);&quot;, &quot;;[.H111];&quot;, &quot;;[.I111];&quot; },&quot;;&quot; //  ось Z ошибка&quot;); IF(OR([.AH111]&lt;1;[.AH111]&gt;255);CONCATENATE(&quot;//&quot;;&quot;{ &quot;;[.AA111];&quot;, &quot;;[.AB111];&quot;, &quot;;[.AC111];&quot;, &quot;;[.AD111];&quot;, &quot;;[.AE111];&quot;, &quot;;SUBSTITUTE([.AF111];&quot;,&quot;;&quot;.&quot;);&quot;, &quot;;[.H111];&quot;, &quot;;[.I111];&quot; },&quot;;&quot; //  ось X ошибка&quot;); IF(AND([.AG111]&gt;=1;[.AH111]&gt;=1);CONCATENATE(&quot;{ &quot;;[.AA111];&quot;, &quot;;[.AB111];&quot;, &quot;;[.AC111];&quot;, &quot;;[.AD111];&quot;, &quot;;[.AE111];&quot;, &quot;;SUBSTITUTE([.AF111];&quot;,&quot;;&quot;.&quot;);&quot;, &quot;;[.H111];&quot;, &quot;;[.I111];&quot; },&quot;))))))" office:value-type="string" office:string-value="{ 2, 2918, 1, 1459, &quot;1.25 m&quot;, 3.927, 33, 80 }," calcext:value-type="string" table:number-columns-spanned="6" table:number-rows-spanned="1">
            <text:p>{ 2, 2918, 1, 1459, "1.25 m", 3.927, 33, 80 },</text:p>
          </table:table-cell>
          <table:covered-table-cell table:number-columns-repeated="4"/>
          <table:covered-table-cell table:style-name="ce27"/>
          <table:table-cell table:style-name="ce53" table:formula="of:=ROUND([.J111]*8+2;0)" office:value-type="float" office:value="33" calcext:value-type="float">
            <text:p>33</text:p>
          </table:table-cell>
          <table:table-cell table:style-name="ce65" table:formula="of:=IF(OR([.AG111]&lt;2;[.AH111]&lt;2);MROUND((140/[.AF111]+280)/4;20);MROUND(140/[.AF111]+280;20))" office:value-type="float" office:value="80" calcext:value-type="float">
            <text:p>80</text:p>
          </table:table-cell>
          <table:table-cell table:style-name="ce75" table:formula="of:=[.$K$17]*[.K111]" office:value-type="float" office:value="3.9269875" calcext:value-type="float">
            <text:p>3.927</text:p>
          </table:table-cell>
          <table:table-cell table:style-name="ce83" office:value-type="float" office:value="1.25" calcext:value-type="float">
            <text:p>1.25</text:p>
          </table:table-cell>
          <table:table-cell/>
          <table:table-cell table:style-name="ce97" table:number-columns-repeated="13"/>
          <table:table-cell table:style-name="ce125"/>
          <table:table-cell table:style-name="ce97" table:formula="of:=QUOTIENT([.AG111];1)" office:value-type="float" office:value="2" calcext:value-type="float">
            <text:p>2</text:p>
          </table:table-cell>
          <table:table-cell table:style-name="ce97" table:formula="of:=ROUND((([.AG111]-[.AI111])*10000);0)" office:value-type="float" office:value="2918" calcext:value-type="float">
            <text:p>2918</text:p>
          </table:table-cell>
          <table:table-cell table:style-name="ce97" table:formula="of:=QUOTIENT([.AH111];1)" office:value-type="float" office:value="1" calcext:value-type="float">
            <text:p>1</text:p>
          </table:table-cell>
          <table:table-cell table:style-name="ce97" table:formula="of:=ROUND((([.AH111]-[.AK111])*10000);0)" office:value-type="float" office:value="1459" calcext:value-type="float">
            <text:p>1459</text:p>
          </table:table-cell>
          <table:table-cell table:style-name="ce128" table:formula="of:=IF([.AN111]&gt;0;(CONCATENATE(&quot;&quot;&quot;&quot;;[.K111];&quot; m&quot;;&quot;&quot;&quot;&quot;));(CONCATENATE(&quot;&quot;&quot;&quot;;;&quot; m&quot;;&quot;&quot;&quot;&quot;)))" office:value-type="string" office:string-value="&quot;1.25 m&quot;" calcext:value-type="string">
            <text:p>"1.25 m"</text:p>
          </table:table-cell>
          <table:table-cell table:style-name="ce129" table:formula="of:=ROUND([.J111];3)" office:value-type="float" office:value="3.927" calcext:value-type="float">
            <text:p>3.927</text:p>
          </table:table-cell>
          <table:table-cell table:style-name="ce97" table:formula="of:=ROUND((([.$B$6]*2)/([.$D$6]/[.$H$6]*[.$AF111]));4)" office:value-type="float" office:value="2.2918" calcext:value-type="float">
            <text:p>2.2918</text:p>
          </table:table-cell>
          <table:table-cell table:style-name="ce97" table:formula="of:=ROUND((([.$B$6]*2)/([.$F$6]/[.$J$6]*[.$AF111]));4)" office:value-type="float" office:value="1.1459" calcext:value-type="float">
            <text:p>1.1459</text:p>
          </table:table-cell>
          <table:table-cell table:style-name="ce97" table:formula="of:=QUOTIENT([.AG111];1)" office:value-type="float" office:value="2" calcext:value-type="float">
            <text:p>2</text:p>
          </table:table-cell>
          <table:table-cell table:style-name="ce97" table:formula="of:=ROUND((([.AG111]-[.AI111])*10000);1)" office:value-type="float" office:value="2918" calcext:value-type="float">
            <text:p>2918</text:p>
          </table:table-cell>
          <table:table-cell table:style-name="ce97" table:formula="of:=QUOTIENT([.AH111];1)" office:value-type="float" office:value="1" calcext:value-type="float">
            <text:p>1</text:p>
          </table:table-cell>
          <table:table-cell table:style-name="ce97" table:formula="of:=ROUND((([.AH111]-[.AK111])*10000);0)" office:value-type="float" office:value="1459" calcext:value-type="float">
            <text:p>1459</text:p>
          </table:table-cell>
          <table:table-cell table:style-name="ce97" table:formula="of:=QUOTIENT([.AF111];1)" office:value-type="float" office:value="3" calcext:value-type="float">
            <text:p>3</text:p>
          </table:table-cell>
          <table:table-cell table:style-name="ce97" table:formula="of:=([.AF111]-[.AM111])*100" office:value-type="float" office:value="92.7" calcext:value-type="float">
            <text:p>92.7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16" table:formula="of:=IF(AND([.AG112]&lt;1;[.AH112]&lt;1);CONCATENATE(&quot;   //   шаг &quot;;[.J112];&quot; не допустим на этом железе!&quot;); IF(AND([.AG112]&gt;255;[.AH112]&gt;255);CONCATENATE(&quot;   //   шаг &quot;;[.J112];&quot; не допустим на этом железе!&quot;); IF(OR([.AG112]&lt;1;[.AG112]&gt;255);CONCATENATE(&quot;//&quot;;&quot;{ &quot;;[.AA112];&quot;, &quot;;[.AB112];&quot;, &quot;;[.AC112];&quot;, &quot;;[.AD112];&quot;, &quot;;[.AE112];&quot;, &quot;;SUBSTITUTE([.AF112];&quot;,&quot;;&quot;.&quot;);&quot;, &quot;;[.H112];&quot;, &quot;;[.I112];&quot; },&quot;;&quot; //  ось Z ошибка&quot;); IF(OR([.AH112]&lt;1;[.AH112]&gt;255);CONCATENATE(&quot;//&quot;;&quot;{ &quot;;[.AA112];&quot;, &quot;;[.AB112];&quot;, &quot;;[.AC112];&quot;, &quot;;[.AD112];&quot;, &quot;;[.AE112];&quot;, &quot;;SUBSTITUTE([.AF112];&quot;,&quot;;&quot;.&quot;);&quot;, &quot;;[.H112];&quot;, &quot;;[.I112];&quot; },&quot;;&quot; //  ось X ошибка&quot;); IF(AND([.AG112]&gt;=1;[.AH112]&gt;=1);CONCATENATE(&quot;{ &quot;;[.AA112];&quot;, &quot;;[.AB112];&quot;, &quot;;[.AC112];&quot;, &quot;;[.AD112];&quot;, &quot;;[.AE112];&quot;, &quot;;SUBSTITUTE([.AF112];&quot;,&quot;;&quot;.&quot;);&quot;, &quot;;[.H112];&quot;, &quot;;[.I112];&quot; },&quot;))))))" office:value-type="string" office:string-value="{ 2, 833, 1, 417, &quot;1.375m&quot;, 4.32, 37, 80 }," calcext:value-type="string" table:number-columns-spanned="6" table:number-rows-spanned="1">
            <text:p>{ 2, 833, 1, 417, "1.375m", 4.32, 37, 80 },</text:p>
          </table:table-cell>
          <table:covered-table-cell table:number-columns-repeated="4"/>
          <table:covered-table-cell table:style-name="ce27"/>
          <table:table-cell table:style-name="ce56" table:formula="of:=ROUND([.J112]*8+2;0)" office:value-type="float" office:value="37" calcext:value-type="float">
            <text:p>37</text:p>
          </table:table-cell>
          <table:table-cell table:style-name="ce68" table:formula="of:=IF(OR([.AG112]&lt;2;[.AH112]&lt;2);MROUND((140/[.AF112]+280)/4;20);MROUND(140/[.AF112]+280;20))" office:value-type="float" office:value="80" calcext:value-type="float">
            <text:p>80</text:p>
          </table:table-cell>
          <table:table-cell table:style-name="ce75" table:formula="of:=[.$K$17]*[.K112]" office:value-type="float" office:value="4.31968625" calcext:value-type="float">
            <text:p>4.320</text:p>
          </table:table-cell>
          <table:table-cell table:style-name="ce84" office:value-type="float" office:value="1.375" calcext:value-type="float">
            <text:p>1.375</text:p>
          </table:table-cell>
          <table:table-cell table:style-name="ce1"/>
          <table:table-cell table:style-name="ce97" table:number-columns-repeated="13"/>
          <table:table-cell table:style-name="ce125"/>
          <table:table-cell table:style-name="ce97" table:formula="of:=QUOTIENT([.AG112];1)" office:value-type="float" office:value="2" calcext:value-type="float">
            <text:p>2</text:p>
          </table:table-cell>
          <table:table-cell table:style-name="ce97" table:formula="of:=ROUND((([.AG112]-[.AI112])*10000);0)" office:value-type="float" office:value="833" calcext:value-type="float">
            <text:p>833</text:p>
          </table:table-cell>
          <table:table-cell table:style-name="ce97" table:formula="of:=QUOTIENT([.AH112];1)" office:value-type="float" office:value="1" calcext:value-type="float">
            <text:p>1</text:p>
          </table:table-cell>
          <table:table-cell table:style-name="ce97" table:formula="of:=ROUND((([.AH112]-[.AK112])*10000);0)" office:value-type="float" office:value="417" calcext:value-type="float">
            <text:p>417</text:p>
          </table:table-cell>
          <table:table-cell table:style-name="ce128" table:formula="of:=IF([.AN112]&gt;0;(CONCATENATE(&quot;&quot;&quot;&quot;;[.K112];&quot;m&quot;;&quot;&quot;&quot;&quot;));(CONCATENATE(&quot;&quot;&quot;&quot;;;&quot;m&quot;;&quot;&quot;&quot;&quot;)))" office:value-type="string" office:string-value="&quot;1.375m&quot;" calcext:value-type="string">
            <text:p>"1.375m"</text:p>
          </table:table-cell>
          <table:table-cell table:style-name="ce129" table:formula="of:=ROUND([.J112];3)" office:value-type="float" office:value="4.32" calcext:value-type="float">
            <text:p>4.320</text:p>
          </table:table-cell>
          <table:table-cell table:style-name="ce97" table:formula="of:=ROUND((([.$B$6]*2)/([.$D$6]/[.$H$6]*[.$AF112]));4)" office:value-type="float" office:value="2.0833" calcext:value-type="float">
            <text:p>2.0833</text:p>
          </table:table-cell>
          <table:table-cell table:style-name="ce97" table:formula="of:=ROUND((([.$B$6]*2)/([.$F$6]/[.$J$6]*[.$AF112]));4)" office:value-type="float" office:value="1.0417" calcext:value-type="float">
            <text:p>1.0417</text:p>
          </table:table-cell>
          <table:table-cell table:style-name="ce97" table:formula="of:=QUOTIENT([.AG112];1)" office:value-type="float" office:value="2" calcext:value-type="float">
            <text:p>2</text:p>
          </table:table-cell>
          <table:table-cell table:style-name="ce97" table:formula="of:=ROUND((([.AG112]-[.AI112])*10000);1)" office:value-type="float" office:value="833" calcext:value-type="float">
            <text:p>833</text:p>
          </table:table-cell>
          <table:table-cell table:style-name="ce97" table:formula="of:=QUOTIENT([.AH112];1)" office:value-type="float" office:value="1" calcext:value-type="float">
            <text:p>1</text:p>
          </table:table-cell>
          <table:table-cell table:style-name="ce97" table:formula="of:=ROUND((([.AH112]-[.AK112])*10000);0)" office:value-type="float" office:value="417" calcext:value-type="float">
            <text:p>417</text:p>
          </table:table-cell>
          <table:table-cell table:style-name="ce97" table:formula="of:=QUOTIENT([.AF112];1)" office:value-type="float" office:value="4" calcext:value-type="float">
            <text:p>4</text:p>
          </table:table-cell>
          <table:table-cell table:style-name="ce97" table:formula="of:=([.AF112]-[.AM112])*100" office:value-type="float" office:value="32" calcext:value-type="float">
            <text:p>32</text:p>
          </table:table-cell>
          <table:table-cell table:style-name="ce97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 table:number-columns-repeated="12"/>
          <table:table-cell table:style-name="ce97" table:number-columns-repeated="13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10">
          <table:table-cell table:style-name="ce1"/>
          <table:table-cell table:style-name="ce18" office:value-type="string" calcext:value-type="string" table:number-columns-spanned="7" table:number-rows-spanned="1">
            <text:p>Конус</text:p>
          </table:table-cell>
          <table:covered-table-cell table:number-columns-repeated="5" table:style-name="ce31"/>
          <table:covered-table-cell table:style-name="ce58"/>
          <table:table-cell table:style-name="ce70" table:number-columns-repeated="4"/>
          <table:table-cell table:style-name="ce98"/>
          <table:table-cell table:style-name="ce97" table:number-columns-repeated="12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11">
          <table:table-cell table:style-name="ce1"/>
          <table:table-cell table:style-name="ce19" office:value-type="string" calcext:value-type="string" table:number-columns-spanned="3" table:number-rows-spanned="1">
            <text:p>Данные с зелёного поля скопировать в прошивку</text:p>
          </table:table-cell>
          <table:covered-table-cell table:style-name="ce33"/>
          <table:covered-table-cell table:style-name="ce29"/>
          <table:table-cell table:style-name="ce40" office:value-type="string" calcext:value-type="string" table:number-columns-spanned="4" table:number-rows-spanned="3">
            <text:p>Параметры конуса</text:p>
          </table:table-cell>
          <table:covered-table-cell table:number-columns-repeated="2" table:style-name="ce33"/>
          <table:covered-table-cell table:style-name="ce59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12">
          <table:table-cell table:style-name="ce1"/>
          <table:table-cell table:style-name="ce20" office:value-type="string" calcext:value-type="string" table:number-columns-spanned="3" table:number-rows-spanned="1">
            <text:p>от строки //****начало таблицы конусов****</text:p>
          </table:table-cell>
          <table:covered-table-cell/>
          <table:covered-table-cell table:style-name="ce27"/>
          <table:covered-table-cell table:number-columns-repeated="3"/>
          <table:covered-table-cell table:style-name="ce60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13">
          <table:table-cell table:style-name="ce1"/>
          <table:table-cell table:style-name="ce21" office:value-type="string" calcext:value-type="string" table:number-columns-spanned="3" table:number-rows-spanned="1">
            <text:p>до строки // ****конец таблицы конусов****</text:p>
          </table:table-cell>
          <table:covered-table-cell table:style-name="ce32"/>
          <table:covered-table-cell table:style-name="ce28"/>
          <table:covered-table-cell table:number-columns-repeated="3" table:style-name="ce32"/>
          <table:covered-table-cell table:style-name="ce61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18]&lt;1;[.AA118]&gt;255);&quot;//Не возможно на этом железе!&quot;;(CONCATENATE(&quot;     { &quot;;[.AA118];&quot;, &quot;;[.AB118];&quot;, &quot;; [.AC118];&quot; },&quot;)))" office:value-type="string" office:string-value="     { 1, 0, &quot; 45\5&quot; }," calcext:value-type="string" table:number-columns-spanned="3" table:number-rows-spanned="1">
            <text:p><text:s text:c="5"/>{ 1, 0, " 45\5" },</text:p>
          </table:table-cell>
          <table:covered-table-cell table:number-columns-repeated="2" table:style-name="ce25"/>
          <table:table-cell table:style-name="ce41" office:value-type="float" office:value="45" calcext:value-type="float" table:number-columns-spanned="2" table:number-rows-spanned="1">
            <text:p>45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18];1)" office:value-type="float" office:value="1" calcext:value-type="float">
            <text:p>1</text:p>
          </table:table-cell>
          <table:table-cell table:style-name="ce97" table:formula="of:=ROUND((([.AE118]-[.AA118])*10000);1)" office:value-type="float" office:value="0" calcext:value-type="float">
            <text:p>0</text:p>
          </table:table-cell>
          <table:table-cell table:style-name="ce127" table:formula="of:=IF(AND([.E118]&gt;=10);(CONCATENATE(&quot;&quot;&quot; &quot;;[.E118];&quot;\5&quot;;&quot;&quot;&quot;&quot;));IF(AND([.E118]&lt;10);(CONCATENATE(&quot;&quot;&quot;  &quot;;[.E118];&quot;\5&quot;;&quot;&quot;&quot;&quot;))))" office:value-type="string" office:string-value="&quot; 45\5&quot;" calcext:value-type="string">
            <text:p>" 45\5"</text:p>
          </table:table-cell>
          <table:table-cell table:style-name="ce97"/>
          <table:table-cell table:style-name="ce97" table:formula="of:=ROUND(([.$J$6]/[.$F$6]*2)/([.$H$6]/[.$D$6]*(TAN(RADIANS([.E118]))));4)" office:value-type="float" office:value="1" calcext:value-type="float">
            <text:p>1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19]&lt;1;[.AA119]&gt;255);&quot;//Не возможно на этом железе!&quot;;(CONCATENATE(&quot;     { &quot;;[.AA119];&quot;, &quot;;[.AB119];&quot;, &quot;;[.AC119];&quot; },&quot;)))" office:value-type="string" office:string-value="     { 1, 7321, &quot; 30\5&quot; }," calcext:value-type="string" table:number-columns-spanned="3" table:number-rows-spanned="1">
            <text:p><text:s text:c="5"/>{ 1, 7321, " 30\5" },</text:p>
          </table:table-cell>
          <table:covered-table-cell table:style-name="ce25"/>
          <table:covered-table-cell table:style-name="ce27"/>
          <table:table-cell table:style-name="ce41" office:value-type="float" office:value="30" calcext:value-type="float" table:number-columns-spanned="2" table:number-rows-spanned="1">
            <text:p>30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19];1)" office:value-type="float" office:value="1" calcext:value-type="float">
            <text:p>1</text:p>
          </table:table-cell>
          <table:table-cell table:style-name="ce97" table:formula="of:=ROUND((([.AE119]-[.AA119])*10000);1)" office:value-type="float" office:value="7321" calcext:value-type="float">
            <text:p>7321</text:p>
          </table:table-cell>
          <table:table-cell table:style-name="ce127" table:formula="of:=IF(AND([.E119]&gt;=10);(CONCATENATE(&quot;&quot;&quot; &quot;;[.E119];&quot;\5&quot;;&quot;&quot;&quot;&quot;));IF(AND([.E119]&lt;10);(CONCATENATE(&quot;&quot;&quot;  &quot;;[.E119];&quot;\5&quot;;&quot;&quot;&quot;&quot;))))" office:value-type="string" office:string-value="&quot; 30\5&quot;" calcext:value-type="string">
            <text:p>" 30\5"</text:p>
          </table:table-cell>
          <table:table-cell table:style-name="ce97"/>
          <table:table-cell table:style-name="ce97" table:formula="of:=ROUND(([.$J$6]/[.$F$6]*2)/([.$H$6]/[.$D$6]*(TAN(RADIANS([.E119]))));4)" office:value-type="float" office:value="1.7321" calcext:value-type="float">
            <text:p>1.7321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20]&lt;1;[.AA120]&gt;255);&quot;//Не возможно на этом железе!&quot;;(CONCATENATE(&quot;     { &quot;;[.AA120];&quot;, &quot;;[.AB120];&quot;, &quot;;[.AC120];&quot; },&quot;)))" office:value-type="string" office:string-value="     { 57, 2900, &quot;  1\5&quot; }," calcext:value-type="string" table:number-columns-spanned="3" table:number-rows-spanned="1">
            <text:p><text:s text:c="5"/>{ 57, 2900, " <text:s/>1\5" },</text:p>
          </table:table-cell>
          <table:covered-table-cell table:number-columns-repeated="2" table:style-name="ce25"/>
          <table:table-cell table:style-name="ce41" office:value-type="float" office:value="1" calcext:value-type="float" table:number-columns-spanned="2" table:number-rows-spanned="1">
            <text:p>1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20];1)" office:value-type="float" office:value="57" calcext:value-type="float">
            <text:p>57</text:p>
          </table:table-cell>
          <table:table-cell table:style-name="ce97" table:formula="of:=ROUND((([.AE120]-[.AA120])*10000);1)" office:value-type="float" office:value="2900" calcext:value-type="float">
            <text:p>2900</text:p>
          </table:table-cell>
          <table:table-cell table:style-name="ce127" table:formula="of:=IF(AND([.E120]&gt;=10);(CONCATENATE(&quot;&quot;&quot; &quot;;[.E120];&quot;\5&quot;;&quot;&quot;&quot;&quot;));IF(AND([.E120]&lt;10);(CONCATENATE(&quot;&quot;&quot;  &quot;;[.E120];&quot;\5&quot;;&quot;&quot;&quot;&quot;))))" office:value-type="string" office:string-value="&quot;  1\5&quot;" calcext:value-type="string">
            <text:p>" <text:s/>1\5"</text:p>
          </table:table-cell>
          <table:table-cell table:style-name="ce97"/>
          <table:table-cell table:style-name="ce97" table:formula="of:=ROUND(([.$J$6]/[.$F$6]*2)/([.$H$6]/[.$D$6]*(TAN(RADIANS([.E120]))));4)" office:value-type="float" office:value="57.29" calcext:value-type="float">
            <text:p>57.29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21]&lt;1;[.AA121]&gt;255);&quot;//Не возможно на этом железе!&quot;;(CONCATENATE(&quot;     { &quot;;[.AA121];&quot;, &quot;;[.AB121];&quot;, &quot;;[.AC121];&quot; },&quot;)))" office:value-type="string" office:string-value="     { 28, 6363, &quot;  2\5&quot; }," calcext:value-type="string" table:number-columns-spanned="3" table:number-rows-spanned="1">
            <text:p><text:s text:c="5"/>{ 28, 6363, " <text:s/>2\5" },</text:p>
          </table:table-cell>
          <table:covered-table-cell table:number-columns-repeated="2" table:style-name="ce25"/>
          <table:table-cell table:style-name="ce41" office:value-type="float" office:value="2" calcext:value-type="float" table:number-columns-spanned="2" table:number-rows-spanned="1">
            <text:p>2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21];1)" office:value-type="float" office:value="28" calcext:value-type="float">
            <text:p>28</text:p>
          </table:table-cell>
          <table:table-cell table:style-name="ce97" table:formula="of:=ROUND((([.AE121]-[.AA121])*10000);1)" office:value-type="float" office:value="6363" calcext:value-type="float">
            <text:p>6363</text:p>
          </table:table-cell>
          <table:table-cell table:style-name="ce127" table:formula="of:=IF(AND([.E121]&gt;=10);(CONCATENATE(&quot;&quot;&quot; &quot;;[.E121];&quot;\5&quot;;&quot;&quot;&quot;&quot;));IF(AND([.E121]&lt;10);(CONCATENATE(&quot;&quot;&quot;  &quot;;[.E121];&quot;\5&quot;;&quot;&quot;&quot;&quot;))))" office:value-type="string" office:string-value="&quot;  2\5&quot;" calcext:value-type="string">
            <text:p>" <text:s/>2\5"</text:p>
          </table:table-cell>
          <table:table-cell table:style-name="ce97"/>
          <table:table-cell table:style-name="ce97" table:formula="of:=ROUND(([.$J$6]/[.$F$6]*2)/([.$H$6]/[.$D$6]*(TAN(RADIANS([.E121]))));4)" office:value-type="float" office:value="28.6363" calcext:value-type="float">
            <text:p>28.6363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22]&lt;1;[.AA122]&gt;255);&quot;//Не возможно на этом железе!&quot;;(CONCATENATE(&quot;     { &quot;;[.AA122];&quot;, &quot;;[.AB122];&quot;, &quot;;[.AC122];&quot; },&quot;)))" office:value-type="string" office:string-value="     { 19, 811, &quot;  3\5&quot; }," calcext:value-type="string" table:number-columns-spanned="3" table:number-rows-spanned="1">
            <text:p><text:s text:c="5"/>{ 19, 811, " <text:s/>3\5" },</text:p>
          </table:table-cell>
          <table:covered-table-cell table:number-columns-repeated="2" table:style-name="ce25"/>
          <table:table-cell table:style-name="ce41" office:value-type="float" office:value="3" calcext:value-type="float" table:number-columns-spanned="2" table:number-rows-spanned="1">
            <text:p>3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22];1)" office:value-type="float" office:value="19" calcext:value-type="float">
            <text:p>19</text:p>
          </table:table-cell>
          <table:table-cell table:style-name="ce97" table:formula="of:=ROUND((([.AE122]-[.AA122])*10000);1)" office:value-type="float" office:value="811" calcext:value-type="float">
            <text:p>811</text:p>
          </table:table-cell>
          <table:table-cell table:style-name="ce127" table:formula="of:=IF(AND([.E122]&gt;=10);(CONCATENATE(&quot;&quot;&quot; &quot;;[.E122];&quot;\5&quot;;&quot;&quot;&quot;&quot;));IF(AND([.E122]&lt;10);(CONCATENATE(&quot;&quot;&quot;  &quot;;[.E122];&quot;\5&quot;;&quot;&quot;&quot;&quot;))))" office:value-type="string" office:string-value="&quot;  3\5&quot;" calcext:value-type="string">
            <text:p>" <text:s/>3\5"</text:p>
          </table:table-cell>
          <table:table-cell table:style-name="ce97"/>
          <table:table-cell table:style-name="ce97" table:formula="of:=ROUND(([.$J$6]/[.$F$6]*2)/([.$H$6]/[.$D$6]*(TAN(RADIANS([.E122]))));4)" office:value-type="float" office:value="19.0811" calcext:value-type="float">
            <text:p>19.0811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23]&lt;1;[.AA123]&gt;255);&quot;//Не возможно на этом железе!&quot;;(CONCATENATE(&quot;     { &quot;;[.AA123];&quot;, &quot;;[.AB123];&quot;, &quot;;[.AC123];&quot; },&quot;)))" office:value-type="string" office:string-value="     { 14, 3007, &quot;  4\5&quot; }," calcext:value-type="string" table:number-columns-spanned="3" table:number-rows-spanned="1">
            <text:p><text:s text:c="5"/>{ 14, 3007, " <text:s/>4\5" },</text:p>
          </table:table-cell>
          <table:covered-table-cell table:number-columns-repeated="2" table:style-name="ce25"/>
          <table:table-cell table:style-name="ce41" office:value-type="float" office:value="4" calcext:value-type="float" table:number-columns-spanned="2" table:number-rows-spanned="1">
            <text:p>4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23];1)" office:value-type="float" office:value="14" calcext:value-type="float">
            <text:p>14</text:p>
          </table:table-cell>
          <table:table-cell table:style-name="ce97" table:formula="of:=ROUND((([.AE123]-[.AA123])*10000);1)" office:value-type="float" office:value="3007" calcext:value-type="float">
            <text:p>3007</text:p>
          </table:table-cell>
          <table:table-cell table:style-name="ce127" table:formula="of:=IF(AND([.E123]&gt;=10);(CONCATENATE(&quot;&quot;&quot; &quot;;[.E123];&quot;\5&quot;;&quot;&quot;&quot;&quot;));IF(AND([.E123]&lt;10);(CONCATENATE(&quot;&quot;&quot;  &quot;;[.E123];&quot;\5&quot;;&quot;&quot;&quot;&quot;))))" office:value-type="string" office:string-value="&quot;  4\5&quot;" calcext:value-type="string">
            <text:p>" <text:s/>4\5"</text:p>
          </table:table-cell>
          <table:table-cell table:style-name="ce97"/>
          <table:table-cell table:style-name="ce97" table:formula="of:=ROUND(([.$J$6]/[.$F$6]*2)/([.$H$6]/[.$D$6]*(TAN(RADIANS([.E123]))));4)" office:value-type="float" office:value="14.3007" calcext:value-type="float">
            <text:p>14.3007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24]&lt;1;[.AA124]&gt;255);&quot;//Не возможно на этом железе!&quot;;(CONCATENATE(&quot;     { &quot;;[.AA124];&quot;, &quot;;[.AB124];&quot;, &quot;;[.AC124];&quot; },&quot;)))" office:value-type="string" office:string-value="     { 11, 4301, &quot;  5\5&quot; }," calcext:value-type="string" table:number-columns-spanned="3" table:number-rows-spanned="1">
            <text:p><text:s text:c="5"/>{ 11, 4301, " <text:s/>5\5" },</text:p>
          </table:table-cell>
          <table:covered-table-cell table:number-columns-repeated="2" table:style-name="ce25"/>
          <table:table-cell table:style-name="ce41" office:value-type="float" office:value="5" calcext:value-type="float" table:number-columns-spanned="2" table:number-rows-spanned="1">
            <text:p>5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24];1)" office:value-type="float" office:value="11" calcext:value-type="float">
            <text:p>11</text:p>
          </table:table-cell>
          <table:table-cell table:style-name="ce97" table:formula="of:=ROUND((([.AE124]-[.AA124])*10000);1)" office:value-type="float" office:value="4301" calcext:value-type="float">
            <text:p>4301</text:p>
          </table:table-cell>
          <table:table-cell table:style-name="ce127" table:formula="of:=IF(AND([.E124]&gt;=10);(CONCATENATE(&quot;&quot;&quot; &quot;;[.E124];&quot;\5&quot;;&quot;&quot;&quot;&quot;));IF(AND([.E124]&lt;10);(CONCATENATE(&quot;&quot;&quot;  &quot;;[.E124];&quot;\5&quot;;&quot;&quot;&quot;&quot;))))" office:value-type="string" office:string-value="&quot;  5\5&quot;" calcext:value-type="string">
            <text:p>" <text:s/>5\5"</text:p>
          </table:table-cell>
          <table:table-cell table:style-name="ce97"/>
          <table:table-cell table:style-name="ce97" table:formula="of:=ROUND(([.$J$6]/[.$F$6]*2)/([.$H$6]/[.$D$6]*(TAN(RADIANS([.E124]))));4)" office:value-type="float" office:value="11.4301" calcext:value-type="float">
            <text:p>11.4301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25]&lt;1;[.AA125]&gt;255);&quot;//Не возможно на этом железе!&quot;;(CONCATENATE(&quot;     { &quot;;[.AA125];&quot;, &quot;;[.AB125];&quot;, &quot;;[.AC125];&quot; },&quot;)))" office:value-type="string" office:string-value="     { 9, 5144, &quot;  6\5&quot; }," calcext:value-type="string" table:number-columns-spanned="3" table:number-rows-spanned="1">
            <text:p><text:s text:c="5"/>{ 9, 5144, " <text:s/>6\5" },</text:p>
          </table:table-cell>
          <table:covered-table-cell table:number-columns-repeated="2" table:style-name="ce25"/>
          <table:table-cell table:style-name="ce41" office:value-type="float" office:value="6" calcext:value-type="float" table:number-columns-spanned="2" table:number-rows-spanned="1">
            <text:p>6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25];1)" office:value-type="float" office:value="9" calcext:value-type="float">
            <text:p>9</text:p>
          </table:table-cell>
          <table:table-cell table:style-name="ce97" table:formula="of:=ROUND((([.AE125]-[.AA125])*10000);1)" office:value-type="float" office:value="5144" calcext:value-type="float">
            <text:p>5144</text:p>
          </table:table-cell>
          <table:table-cell table:style-name="ce127" table:formula="of:=IF(AND([.E125]&gt;=10);(CONCATENATE(&quot;&quot;&quot; &quot;;[.E125];&quot;\5&quot;;&quot;&quot;&quot;&quot;));IF(AND([.E125]&lt;10);(CONCATENATE(&quot;&quot;&quot;  &quot;;[.E125];&quot;\5&quot;;&quot;&quot;&quot;&quot;))))" office:value-type="string" office:string-value="&quot;  6\5&quot;" calcext:value-type="string">
            <text:p>" <text:s/>6\5"</text:p>
          </table:table-cell>
          <table:table-cell table:style-name="ce97"/>
          <table:table-cell table:style-name="ce97" table:formula="of:=ROUND(([.$J$6]/[.$F$6]*2)/([.$H$6]/[.$D$6]*(TAN(RADIANS([.E125]))));4)" office:value-type="float" office:value="9.5144" calcext:value-type="float">
            <text:p>9.5144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26]&lt;1;[.AA126]&gt;255);&quot;//Не возможно на этом железе!&quot;;(CONCATENATE(&quot;     { &quot;;[.AA126];&quot;, &quot;;[.AB126];&quot;, &quot;;[.AC126];&quot; },&quot;)))" office:value-type="string" office:string-value="     { 8, 1443, &quot;  7\5&quot; }," calcext:value-type="string" table:number-columns-spanned="3" table:number-rows-spanned="1">
            <text:p><text:s text:c="5"/>{ 8, 1443, " <text:s/>7\5" },</text:p>
          </table:table-cell>
          <table:covered-table-cell table:number-columns-repeated="2" table:style-name="ce25"/>
          <table:table-cell table:style-name="ce41" office:value-type="float" office:value="7" calcext:value-type="float" table:number-columns-spanned="2" table:number-rows-spanned="1">
            <text:p>7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26];1)" office:value-type="float" office:value="8" calcext:value-type="float">
            <text:p>8</text:p>
          </table:table-cell>
          <table:table-cell table:style-name="ce97" table:formula="of:=ROUND((([.AE126]-[.AA126])*10000);1)" office:value-type="float" office:value="1443" calcext:value-type="float">
            <text:p>1443</text:p>
          </table:table-cell>
          <table:table-cell table:style-name="ce127" table:formula="of:=IF(AND([.E126]&gt;=10);(CONCATENATE(&quot;&quot;&quot; &quot;;[.E126];&quot;\5&quot;;&quot;&quot;&quot;&quot;));IF(AND([.E126]&lt;10);(CONCATENATE(&quot;&quot;&quot;  &quot;;[.E126];&quot;\5&quot;;&quot;&quot;&quot;&quot;))))" office:value-type="string" office:string-value="&quot;  7\5&quot;" calcext:value-type="string">
            <text:p>" <text:s/>7\5"</text:p>
          </table:table-cell>
          <table:table-cell table:style-name="ce97"/>
          <table:table-cell table:style-name="ce97" table:formula="of:=ROUND(([.$J$6]/[.$F$6]*2)/([.$H$6]/[.$D$6]*(TAN(RADIANS([.E126]))));4)" office:value-type="float" office:value="8.1443" calcext:value-type="float">
            <text:p>8.1443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27]&lt;1;[.AA127]&gt;255);&quot;//Не возможно на этом железе!&quot;;(CONCATENATE(&quot;     { &quot;;[.AA127];&quot;, &quot;;[.AB127];&quot;, &quot;;[.AC127];&quot; },&quot;)))" office:value-type="string" office:string-value="     { 7, 1154, &quot;  8\5&quot; }," calcext:value-type="string" table:number-columns-spanned="3" table:number-rows-spanned="1">
            <text:p><text:s text:c="5"/>{ 7, 1154, " <text:s/>8\5" },</text:p>
          </table:table-cell>
          <table:covered-table-cell table:number-columns-repeated="2" table:style-name="ce25"/>
          <table:table-cell table:style-name="ce41" office:value-type="float" office:value="8" calcext:value-type="float" table:number-columns-spanned="2" table:number-rows-spanned="1">
            <text:p>8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27];1)" office:value-type="float" office:value="7" calcext:value-type="float">
            <text:p>7</text:p>
          </table:table-cell>
          <table:table-cell table:style-name="ce97" table:formula="of:=ROUND((([.AE127]-[.AA127])*10000);1)" office:value-type="float" office:value="1154" calcext:value-type="float">
            <text:p>1154</text:p>
          </table:table-cell>
          <table:table-cell table:style-name="ce127" table:formula="of:=IF(AND([.E127]&gt;=10);(CONCATENATE(&quot;&quot;&quot; &quot;;[.E127];&quot;\5&quot;;&quot;&quot;&quot;&quot;));IF(AND([.E127]&lt;10);(CONCATENATE(&quot;&quot;&quot;  &quot;;[.E127];&quot;\5&quot;;&quot;&quot;&quot;&quot;))))" office:value-type="string" office:string-value="&quot;  8\5&quot;" calcext:value-type="string">
            <text:p>" <text:s/>8\5"</text:p>
          </table:table-cell>
          <table:table-cell table:style-name="ce97"/>
          <table:table-cell table:style-name="ce97" table:formula="of:=ROUND(([.$J$6]/[.$F$6]*2)/([.$H$6]/[.$D$6]*(TAN(RADIANS([.E127]))));4)" office:value-type="float" office:value="7.1154" calcext:value-type="float">
            <text:p>7.1154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28]&lt;1;[.AA128]&gt;255);&quot;//Не возможно на этом железе!&quot;;(CONCATENATE(&quot;     { &quot;;[.AA128];&quot;, &quot;;[.AB128];&quot;, &quot;;[.AC128];&quot; },&quot;)))" office:value-type="string" office:string-value="     { 6, 3138, &quot;  9\5&quot; }," calcext:value-type="string" table:number-columns-spanned="3" table:number-rows-spanned="1">
            <text:p><text:s text:c="5"/>{ 6, 3138, " <text:s/>9\5" },</text:p>
          </table:table-cell>
          <table:covered-table-cell table:number-columns-repeated="2" table:style-name="ce25"/>
          <table:table-cell table:style-name="ce41" office:value-type="float" office:value="9" calcext:value-type="float" table:number-columns-spanned="2" table:number-rows-spanned="1">
            <text:p>9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28];1)" office:value-type="float" office:value="6" calcext:value-type="float">
            <text:p>6</text:p>
          </table:table-cell>
          <table:table-cell table:style-name="ce97" table:formula="of:=ROUND((([.AE128]-[.AA128])*10000);1)" office:value-type="float" office:value="3138" calcext:value-type="float">
            <text:p>3138</text:p>
          </table:table-cell>
          <table:table-cell table:style-name="ce127" table:formula="of:=IF(AND([.E128]&gt;=10);(CONCATENATE(&quot;&quot;&quot; &quot;;[.E128];&quot;\5&quot;;&quot;&quot;&quot;&quot;));IF(AND([.E128]&lt;10);(CONCATENATE(&quot;&quot;&quot;  &quot;;[.E128];&quot;\5&quot;;&quot;&quot;&quot;&quot;))))" office:value-type="string" office:string-value="&quot;  9\5&quot;" calcext:value-type="string">
            <text:p>" <text:s/>9\5"</text:p>
          </table:table-cell>
          <table:table-cell table:style-name="ce97"/>
          <table:table-cell table:style-name="ce97" table:formula="of:=ROUND(([.$J$6]/[.$F$6]*2)/([.$H$6]/[.$D$6]*(TAN(RADIANS([.E128]))));4)" office:value-type="float" office:value="6.3138" calcext:value-type="float">
            <text:p>6.3138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29]&lt;1;[.AA129]&gt;255);&quot;//Не возможно на этом железе!&quot;;(CONCATENATE(&quot;     { &quot;;[.AA129];&quot;, &quot;;[.AB129];&quot;, &quot;;[.AC129];&quot; },&quot;)))" office:value-type="string" office:string-value="     { 5, 6713, &quot; 10\5&quot; }," calcext:value-type="string" table:number-columns-spanned="3" table:number-rows-spanned="1">
            <text:p><text:s text:c="5"/>{ 5, 6713, " 10\5" },</text:p>
          </table:table-cell>
          <table:covered-table-cell table:number-columns-repeated="2" table:style-name="ce25"/>
          <table:table-cell table:style-name="ce41" office:value-type="float" office:value="10" calcext:value-type="float" table:number-columns-spanned="2" table:number-rows-spanned="1">
            <text:p>10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29];1)" office:value-type="float" office:value="5" calcext:value-type="float">
            <text:p>5</text:p>
          </table:table-cell>
          <table:table-cell table:style-name="ce97" table:formula="of:=ROUND((([.AE129]-[.AA129])*10000);1)" office:value-type="float" office:value="6713" calcext:value-type="float">
            <text:p>6713</text:p>
          </table:table-cell>
          <table:table-cell table:style-name="ce127" table:formula="of:=IF(AND([.E129]&gt;=10);(CONCATENATE(&quot;&quot;&quot; &quot;;[.E129];&quot;\5&quot;;&quot;&quot;&quot;&quot;));IF(AND([.E129]&lt;10);(CONCATENATE(&quot;&quot;&quot;  &quot;;[.E129];&quot;\5&quot;;&quot;&quot;&quot;&quot;))))" office:value-type="string" office:string-value="&quot; 10\5&quot;" calcext:value-type="string">
            <text:p>" 10\5"</text:p>
          </table:table-cell>
          <table:table-cell table:style-name="ce97"/>
          <table:table-cell table:style-name="ce97" table:formula="of:=ROUND(([.$J$6]/[.$F$6]*2)/([.$H$6]/[.$D$6]*(TAN(RADIANS([.E129]))));4)" office:value-type="float" office:value="5.6713" calcext:value-type="float">
            <text:p>5.6713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30]&lt;1;[.AA130]&gt;255);&quot;//Не возможно на этом железе!&quot;;(CONCATENATE(&quot;     { &quot;;[.AA130];&quot;, &quot;;[.AB130];&quot;, &quot;;[.AC130];&quot; },&quot;)))" office:value-type="string" office:string-value="     { 5, 1446, &quot; 11\5&quot; }," calcext:value-type="string" table:number-columns-spanned="3" table:number-rows-spanned="1">
            <text:p><text:s text:c="5"/>{ 5, 1446, " 11\5" },</text:p>
          </table:table-cell>
          <table:covered-table-cell table:number-columns-repeated="2" table:style-name="ce25"/>
          <table:table-cell table:style-name="ce41" office:value-type="float" office:value="11" calcext:value-type="float" table:number-columns-spanned="2" table:number-rows-spanned="1">
            <text:p>11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30];1)" office:value-type="float" office:value="5" calcext:value-type="float">
            <text:p>5</text:p>
          </table:table-cell>
          <table:table-cell table:style-name="ce97" table:formula="of:=ROUND((([.AE130]-[.AA130])*10000);1)" office:value-type="float" office:value="1446" calcext:value-type="float">
            <text:p>1446</text:p>
          </table:table-cell>
          <table:table-cell table:style-name="ce127" table:formula="of:=IF(AND([.E130]&gt;=10);(CONCATENATE(&quot;&quot;&quot; &quot;;[.E130];&quot;\5&quot;;&quot;&quot;&quot;&quot;));IF(AND([.E130]&lt;10);(CONCATENATE(&quot;&quot;&quot;  &quot;;[.E130];&quot;\5&quot;;&quot;&quot;&quot;&quot;))))" office:value-type="string" office:string-value="&quot; 11\5&quot;" calcext:value-type="string">
            <text:p>" 11\5"</text:p>
          </table:table-cell>
          <table:table-cell table:style-name="ce97"/>
          <table:table-cell table:style-name="ce97" table:formula="of:=ROUND(([.$J$6]/[.$F$6]*2)/([.$H$6]/[.$D$6]*(TAN(RADIANS([.E130]))));4)" office:value-type="float" office:value="5.1446" calcext:value-type="float">
            <text:p>5.1446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31]&lt;1;[.AA131]&gt;255);&quot;//Не возможно на этом железе!&quot;;(CONCATENATE(&quot;     { &quot;;[.AA131];&quot;, &quot;;[.AB131];&quot;, &quot;;[.AC131];&quot; },&quot;)))" office:value-type="string" office:string-value="     { 4, 7046, &quot; 12\5&quot; }," calcext:value-type="string" table:number-columns-spanned="3" table:number-rows-spanned="1">
            <text:p><text:s text:c="5"/>{ 4, 7046, " 12\5" },</text:p>
          </table:table-cell>
          <table:covered-table-cell table:number-columns-repeated="2" table:style-name="ce25"/>
          <table:table-cell table:style-name="ce41" office:value-type="float" office:value="12" calcext:value-type="float" table:number-columns-spanned="2" table:number-rows-spanned="1">
            <text:p>12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31];1)" office:value-type="float" office:value="4" calcext:value-type="float">
            <text:p>4</text:p>
          </table:table-cell>
          <table:table-cell table:style-name="ce97" table:formula="of:=ROUND((([.AE131]-[.AA131])*10000);1)" office:value-type="float" office:value="7046" calcext:value-type="float">
            <text:p>7046</text:p>
          </table:table-cell>
          <table:table-cell table:style-name="ce127" table:formula="of:=IF(AND([.E131]&gt;=10);(CONCATENATE(&quot;&quot;&quot; &quot;;[.E131];&quot;\5&quot;;&quot;&quot;&quot;&quot;));IF(AND([.E131]&lt;10);(CONCATENATE(&quot;&quot;&quot;  &quot;;[.E131];&quot;\5&quot;;&quot;&quot;&quot;&quot;))))" office:value-type="string" office:string-value="&quot; 12\5&quot;" calcext:value-type="string">
            <text:p>" 12\5"</text:p>
          </table:table-cell>
          <table:table-cell table:style-name="ce97"/>
          <table:table-cell table:style-name="ce97" table:formula="of:=ROUND(([.$J$6]/[.$F$6]*2)/([.$H$6]/[.$D$6]*(TAN(RADIANS([.E131]))));4)" office:value-type="float" office:value="4.7046" calcext:value-type="float">
            <text:p>4.7046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32]&lt;1;[.AA132]&gt;255);&quot;//Не возможно на этом железе!&quot;;(CONCATENATE(&quot;     { &quot;;[.AA132];&quot;, &quot;;[.AB132];&quot;, &quot;;[.AC132];&quot; },&quot;)))" office:value-type="string" office:string-value="     { 4, 3315, &quot; 13\5&quot; }," calcext:value-type="string" table:number-columns-spanned="3" table:number-rows-spanned="1">
            <text:p><text:s text:c="5"/>{ 4, 3315, " 13\5" },</text:p>
          </table:table-cell>
          <table:covered-table-cell table:number-columns-repeated="2" table:style-name="ce25"/>
          <table:table-cell table:style-name="ce41" office:value-type="float" office:value="13" calcext:value-type="float" table:number-columns-spanned="2" table:number-rows-spanned="1">
            <text:p>13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32];1)" office:value-type="float" office:value="4" calcext:value-type="float">
            <text:p>4</text:p>
          </table:table-cell>
          <table:table-cell table:style-name="ce97" table:formula="of:=ROUND((([.AE132]-[.AA132])*10000);1)" office:value-type="float" office:value="3315" calcext:value-type="float">
            <text:p>3315</text:p>
          </table:table-cell>
          <table:table-cell table:style-name="ce127" table:formula="of:=IF(AND([.E132]&gt;=10);(CONCATENATE(&quot;&quot;&quot; &quot;;[.E132];&quot;\5&quot;;&quot;&quot;&quot;&quot;));IF(AND([.E132]&lt;10);(CONCATENATE(&quot;&quot;&quot;  &quot;;[.E132];&quot;\5&quot;;&quot;&quot;&quot;&quot;))))" office:value-type="string" office:string-value="&quot; 13\5&quot;" calcext:value-type="string">
            <text:p>" 13\5"</text:p>
          </table:table-cell>
          <table:table-cell table:style-name="ce97"/>
          <table:table-cell table:style-name="ce97" table:formula="of:=ROUND(([.$J$6]/[.$F$6]*2)/([.$H$6]/[.$D$6]*(TAN(RADIANS([.E132]))));4)" office:value-type="float" office:value="4.3315" calcext:value-type="float">
            <text:p>4.3315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33]&lt;1;[.AA133]&gt;255);&quot;//Не возможно на этом железе!&quot;;(CONCATENATE(&quot;     { &quot;;[.AA133];&quot;, &quot;;[.AB133];&quot;, &quot;;[.AC133];&quot; },&quot;)))" office:value-type="string" office:string-value="     { 4, 108, &quot; 14\5&quot; }," calcext:value-type="string" table:number-columns-spanned="3" table:number-rows-spanned="1">
            <text:p><text:s text:c="5"/>{ 4, 108, " 14\5" },</text:p>
          </table:table-cell>
          <table:covered-table-cell table:number-columns-repeated="2" table:style-name="ce25"/>
          <table:table-cell table:style-name="ce41" office:value-type="float" office:value="14" calcext:value-type="float" table:number-columns-spanned="2" table:number-rows-spanned="1">
            <text:p>14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33];1)" office:value-type="float" office:value="4" calcext:value-type="float">
            <text:p>4</text:p>
          </table:table-cell>
          <table:table-cell table:style-name="ce97" table:formula="of:=ROUND((([.AE133]-[.AA133])*10000);1)" office:value-type="float" office:value="108" calcext:value-type="float">
            <text:p>108</text:p>
          </table:table-cell>
          <table:table-cell table:style-name="ce127" table:formula="of:=IF(AND([.E133]&gt;=10);(CONCATENATE(&quot;&quot;&quot; &quot;;[.E133];&quot;\5&quot;;&quot;&quot;&quot;&quot;));IF(AND([.E133]&lt;10);(CONCATENATE(&quot;&quot;&quot;  &quot;;[.E133];&quot;\5&quot;;&quot;&quot;&quot;&quot;))))" office:value-type="string" office:string-value="&quot; 14\5&quot;" calcext:value-type="string">
            <text:p>" 14\5"</text:p>
          </table:table-cell>
          <table:table-cell table:style-name="ce97"/>
          <table:table-cell table:style-name="ce97" table:formula="of:=ROUND(([.$J$6]/[.$F$6]*2)/([.$H$6]/[.$D$6]*(TAN(RADIANS([.E133]))));4)" office:value-type="float" office:value="4.0108" calcext:value-type="float">
            <text:p>4.0108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34]&lt;1;[.AA134]&gt;255);&quot;//Не возможно на этом железе!&quot;;(CONCATENATE(&quot;     { &quot;;[.AA134];&quot;, &quot;;[.AB134];&quot;, &quot;;[.AC134];&quot; },&quot;)))" office:value-type="string" office:string-value="     { 3, 7321, &quot; 15\5&quot; }," calcext:value-type="string" table:number-columns-spanned="3" table:number-rows-spanned="1">
            <text:p><text:s text:c="5"/>{ 3, 7321, " 15\5" },</text:p>
          </table:table-cell>
          <table:covered-table-cell table:number-columns-repeated="2" table:style-name="ce25"/>
          <table:table-cell table:style-name="ce41" office:value-type="float" office:value="15" calcext:value-type="float" table:number-columns-spanned="2" table:number-rows-spanned="1">
            <text:p>15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34];1)" office:value-type="float" office:value="3" calcext:value-type="float">
            <text:p>3</text:p>
          </table:table-cell>
          <table:table-cell table:style-name="ce97" table:formula="of:=ROUND((([.AE134]-[.AA134])*10000);1)" office:value-type="float" office:value="7321" calcext:value-type="float">
            <text:p>7321</text:p>
          </table:table-cell>
          <table:table-cell table:style-name="ce127" table:formula="of:=IF(AND([.E134]&gt;=10);(CONCATENATE(&quot;&quot;&quot; &quot;;[.E134];&quot;\5&quot;;&quot;&quot;&quot;&quot;));IF(AND([.E134]&lt;10);(CONCATENATE(&quot;&quot;&quot;  &quot;;[.E134];&quot;\5&quot;;&quot;&quot;&quot;&quot;))))" office:value-type="string" office:string-value="&quot; 15\5&quot;" calcext:value-type="string">
            <text:p>" 15\5"</text:p>
          </table:table-cell>
          <table:table-cell table:style-name="ce97"/>
          <table:table-cell table:style-name="ce97" table:formula="of:=ROUND(([.$J$6]/[.$F$6]*2)/([.$H$6]/[.$D$6]*(TAN(RADIANS([.E134]))));4)" office:value-type="float" office:value="3.7321" calcext:value-type="float">
            <text:p>3.7321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35]&lt;1;[.AA135]&gt;255);&quot;//Не возможно на этом железе!&quot;;(CONCATENATE(&quot;     { &quot;;[.AA135];&quot;, &quot;;[.AB135];&quot;, &quot;;[.AC135];&quot; },&quot;)))" office:value-type="string" office:string-value="     { 3, 4874, &quot; 16\5&quot; }," calcext:value-type="string" table:number-columns-spanned="3" table:number-rows-spanned="1">
            <text:p><text:s text:c="5"/>{ 3, 4874, " 16\5" },</text:p>
          </table:table-cell>
          <table:covered-table-cell table:number-columns-repeated="2" table:style-name="ce25"/>
          <table:table-cell table:style-name="ce41" office:value-type="float" office:value="16" calcext:value-type="float" table:number-columns-spanned="2" table:number-rows-spanned="1">
            <text:p>16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35];1)" office:value-type="float" office:value="3" calcext:value-type="float">
            <text:p>3</text:p>
          </table:table-cell>
          <table:table-cell table:style-name="ce97" table:formula="of:=ROUND((([.AE135]-[.AA135])*10000);1)" office:value-type="float" office:value="4874" calcext:value-type="float">
            <text:p>4874</text:p>
          </table:table-cell>
          <table:table-cell table:style-name="ce127" table:formula="of:=IF(AND([.E135]&gt;=10);(CONCATENATE(&quot;&quot;&quot; &quot;;[.E135];&quot;\5&quot;;&quot;&quot;&quot;&quot;));IF(AND([.E135]&lt;10);(CONCATENATE(&quot;&quot;&quot;  &quot;;[.E135];&quot;\5&quot;;&quot;&quot;&quot;&quot;))))" office:value-type="string" office:string-value="&quot; 16\5&quot;" calcext:value-type="string">
            <text:p>" 16\5"</text:p>
          </table:table-cell>
          <table:table-cell table:style-name="ce97"/>
          <table:table-cell table:style-name="ce97" table:formula="of:=ROUND(([.$J$6]/[.$F$6]*2)/([.$H$6]/[.$D$6]*(TAN(RADIANS([.E135]))));4)" office:value-type="float" office:value="3.4874" calcext:value-type="float">
            <text:p>3.4874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36]&lt;1;[.AA136]&gt;255);&quot;//Не возможно на этом железе!&quot;;(CONCATENATE(&quot;     { &quot;;[.AA136];&quot;, &quot;;[.AB136];&quot;, &quot;;[.AC136];&quot; },&quot;)))" office:value-type="string" office:string-value="     { 3, 2709, &quot; 17\5&quot; }," calcext:value-type="string" table:number-columns-spanned="3" table:number-rows-spanned="1">
            <text:p><text:s text:c="5"/>{ 3, 2709, " 17\5" },</text:p>
          </table:table-cell>
          <table:covered-table-cell table:number-columns-repeated="2" table:style-name="ce25"/>
          <table:table-cell table:style-name="ce41" office:value-type="float" office:value="17" calcext:value-type="float" table:number-columns-spanned="2" table:number-rows-spanned="1">
            <text:p>17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36];1)" office:value-type="float" office:value="3" calcext:value-type="float">
            <text:p>3</text:p>
          </table:table-cell>
          <table:table-cell table:style-name="ce97" table:formula="of:=ROUND((([.AE136]-[.AA136])*10000);1)" office:value-type="float" office:value="2709" calcext:value-type="float">
            <text:p>2709</text:p>
          </table:table-cell>
          <table:table-cell table:style-name="ce127" table:formula="of:=IF(AND([.E136]&gt;=10);(CONCATENATE(&quot;&quot;&quot; &quot;;[.E136];&quot;\5&quot;;&quot;&quot;&quot;&quot;));IF(AND([.E136]&lt;10);(CONCATENATE(&quot;&quot;&quot;  &quot;;[.E136];&quot;\5&quot;;&quot;&quot;&quot;&quot;))))" office:value-type="string" office:string-value="&quot; 17\5&quot;" calcext:value-type="string">
            <text:p>" 17\5"</text:p>
          </table:table-cell>
          <table:table-cell table:style-name="ce97"/>
          <table:table-cell table:style-name="ce97" table:formula="of:=ROUND(([.$J$6]/[.$F$6]*2)/([.$H$6]/[.$D$6]*(TAN(RADIANS([.E136]))));4)" office:value-type="float" office:value="3.2709" calcext:value-type="float">
            <text:p>3.2709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37]&lt;1;[.AA137]&gt;255);&quot;//Не возможно на этом железе!&quot;;(CONCATENATE(&quot;     { &quot;;[.AA137];&quot;, &quot;;[.AB137];&quot;, &quot;;[.AC137];&quot; },&quot;)))" office:value-type="string" office:string-value="     { 3, 777, &quot; 18\5&quot; }," calcext:value-type="string" table:number-columns-spanned="3" table:number-rows-spanned="1">
            <text:p><text:s text:c="5"/>{ 3, 777, " 18\5" },</text:p>
          </table:table-cell>
          <table:covered-table-cell table:number-columns-repeated="2" table:style-name="ce25"/>
          <table:table-cell table:style-name="ce41" office:value-type="float" office:value="18" calcext:value-type="float" table:number-columns-spanned="2" table:number-rows-spanned="1">
            <text:p>18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37];1)" office:value-type="float" office:value="3" calcext:value-type="float">
            <text:p>3</text:p>
          </table:table-cell>
          <table:table-cell table:style-name="ce97" table:formula="of:=ROUND((([.AE137]-[.AA137])*10000);1)" office:value-type="float" office:value="777" calcext:value-type="float">
            <text:p>777</text:p>
          </table:table-cell>
          <table:table-cell table:style-name="ce127" table:formula="of:=IF(AND([.E137]&gt;=10);(CONCATENATE(&quot;&quot;&quot; &quot;;[.E137];&quot;\5&quot;;&quot;&quot;&quot;&quot;));IF(AND([.E137]&lt;10);(CONCATENATE(&quot;&quot;&quot;  &quot;;[.E137];&quot;\5&quot;;&quot;&quot;&quot;&quot;))))" office:value-type="string" office:string-value="&quot; 18\5&quot;" calcext:value-type="string">
            <text:p>" 18\5"</text:p>
          </table:table-cell>
          <table:table-cell table:style-name="ce97"/>
          <table:table-cell table:style-name="ce97" table:formula="of:=ROUND(([.$J$6]/[.$F$6]*2)/([.$H$6]/[.$D$6]*(TAN(RADIANS([.E137]))));4)" office:value-type="float" office:value="3.0777" calcext:value-type="float">
            <text:p>3.0777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38]&lt;1;[.AA138]&gt;255);&quot;//Не возможно на этом железе!&quot;;(CONCATENATE(&quot;     { &quot;;[.AA138];&quot;, &quot;;[.AB138];&quot;, &quot;;[.AC138];&quot; },&quot;)))" office:value-type="string" office:string-value="     { 2, 9042, &quot; 19\5&quot; }," calcext:value-type="string" table:number-columns-spanned="3" table:number-rows-spanned="1">
            <text:p><text:s text:c="5"/>{ 2, 9042, " 19\5" },</text:p>
          </table:table-cell>
          <table:covered-table-cell table:number-columns-repeated="2" table:style-name="ce25"/>
          <table:table-cell table:style-name="ce41" office:value-type="float" office:value="19" calcext:value-type="float" table:number-columns-spanned="2" table:number-rows-spanned="1">
            <text:p>19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38];1)" office:value-type="float" office:value="2" calcext:value-type="float">
            <text:p>2</text:p>
          </table:table-cell>
          <table:table-cell table:style-name="ce97" table:formula="of:=ROUND((([.AE138]-[.AA138])*10000);1)" office:value-type="float" office:value="9042" calcext:value-type="float">
            <text:p>9042</text:p>
          </table:table-cell>
          <table:table-cell table:style-name="ce127" table:formula="of:=IF(AND([.E138]&gt;=10);(CONCATENATE(&quot;&quot;&quot; &quot;;[.E138];&quot;\5&quot;;&quot;&quot;&quot;&quot;));IF(AND([.E138]&lt;10);(CONCATENATE(&quot;&quot;&quot;  &quot;;[.E138];&quot;\5&quot;;&quot;&quot;&quot;&quot;))))" office:value-type="string" office:string-value="&quot; 19\5&quot;" calcext:value-type="string">
            <text:p>" 19\5"</text:p>
          </table:table-cell>
          <table:table-cell table:style-name="ce97"/>
          <table:table-cell table:style-name="ce97" table:formula="of:=ROUND(([.$J$6]/[.$F$6]*2)/([.$H$6]/[.$D$6]*(TAN(RADIANS([.E138]))));4)" office:value-type="float" office:value="2.9042" calcext:value-type="float">
            <text:p>2.9042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39]&lt;1;[.AA139]&gt;255);&quot;//Не возможно на этом железе!&quot;;(CONCATENATE(&quot;     { &quot;;[.AA139];&quot;, &quot;;[.AB139];&quot;, &quot;;[.AC139];&quot; },&quot;)))" office:value-type="string" office:string-value="     { 2, 7475, &quot; 20\5&quot; }," calcext:value-type="string" table:number-columns-spanned="3" table:number-rows-spanned="1">
            <text:p><text:s text:c="5"/>{ 2, 7475, " 20\5" },</text:p>
          </table:table-cell>
          <table:covered-table-cell table:number-columns-repeated="2" table:style-name="ce25"/>
          <table:table-cell table:style-name="ce41" office:value-type="float" office:value="20" calcext:value-type="float" table:number-columns-spanned="2" table:number-rows-spanned="1">
            <text:p>20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39];1)" office:value-type="float" office:value="2" calcext:value-type="float">
            <text:p>2</text:p>
          </table:table-cell>
          <table:table-cell table:style-name="ce97" table:formula="of:=ROUND((([.AE139]-[.AA139])*10000);1)" office:value-type="float" office:value="7475" calcext:value-type="float">
            <text:p>7475</text:p>
          </table:table-cell>
          <table:table-cell table:style-name="ce127" table:formula="of:=IF(AND([.E139]&gt;=10);(CONCATENATE(&quot;&quot;&quot; &quot;;[.E139];&quot;\5&quot;;&quot;&quot;&quot;&quot;));IF(AND([.E139]&lt;10);(CONCATENATE(&quot;&quot;&quot;  &quot;;[.E139];&quot;\5&quot;;&quot;&quot;&quot;&quot;))))" office:value-type="string" office:string-value="&quot; 20\5&quot;" calcext:value-type="string">
            <text:p>" 20\5"</text:p>
          </table:table-cell>
          <table:table-cell table:style-name="ce97"/>
          <table:table-cell table:style-name="ce97" table:formula="of:=ROUND(([.$J$6]/[.$F$6]*2)/([.$H$6]/[.$D$6]*(TAN(RADIANS([.E139]))));4)" office:value-type="float" office:value="2.7475" calcext:value-type="float">
            <text:p>2.7475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40]&lt;1;[.AA140]&gt;255);&quot;//Не возможно на этом железе!&quot;;(CONCATENATE(&quot;     { &quot;;[.AA140];&quot;, &quot;;[.AB140];&quot;, &quot;;[.AC140];&quot; },&quot;)))" office:value-type="string" office:string-value="     { 2, 6051, &quot; 21\5&quot; }," calcext:value-type="string" table:number-columns-spanned="3" table:number-rows-spanned="1">
            <text:p><text:s text:c="5"/>{ 2, 6051, " 21\5" },</text:p>
          </table:table-cell>
          <table:covered-table-cell table:number-columns-repeated="2" table:style-name="ce25"/>
          <table:table-cell table:style-name="ce41" office:value-type="float" office:value="21" calcext:value-type="float" table:number-columns-spanned="2" table:number-rows-spanned="1">
            <text:p>21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40];1)" office:value-type="float" office:value="2" calcext:value-type="float">
            <text:p>2</text:p>
          </table:table-cell>
          <table:table-cell table:style-name="ce97" table:formula="of:=ROUND((([.AE140]-[.AA140])*10000);1)" office:value-type="float" office:value="6051" calcext:value-type="float">
            <text:p>6051</text:p>
          </table:table-cell>
          <table:table-cell table:style-name="ce127" table:formula="of:=IF(AND([.E140]&gt;=10);(CONCATENATE(&quot;&quot;&quot; &quot;;[.E140];&quot;\5&quot;;&quot;&quot;&quot;&quot;));IF(AND([.E140]&lt;10);(CONCATENATE(&quot;&quot;&quot;  &quot;;[.E140];&quot;\5&quot;;&quot;&quot;&quot;&quot;))))" office:value-type="string" office:string-value="&quot; 21\5&quot;" calcext:value-type="string">
            <text:p>" 21\5"</text:p>
          </table:table-cell>
          <table:table-cell table:style-name="ce97"/>
          <table:table-cell table:style-name="ce97" table:formula="of:=ROUND(([.$J$6]/[.$F$6]*2)/([.$H$6]/[.$D$6]*(TAN(RADIANS([.E140]))));4)" office:value-type="float" office:value="2.6051" calcext:value-type="float">
            <text:p>2.6051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41]&lt;1;[.AA141]&gt;255);&quot;//Не возможно на этом железе!&quot;;(CONCATENATE(&quot;     { &quot;;[.AA141];&quot;, &quot;;[.AB141];&quot;, &quot;;[.AC141];&quot; },&quot;)))" office:value-type="string" office:string-value="     { 2, 4751, &quot; 22\5&quot; }," calcext:value-type="string" table:number-columns-spanned="3" table:number-rows-spanned="1">
            <text:p><text:s text:c="5"/>{ 2, 4751, " 22\5" },</text:p>
          </table:table-cell>
          <table:covered-table-cell table:number-columns-repeated="2" table:style-name="ce25"/>
          <table:table-cell table:style-name="ce41" office:value-type="float" office:value="22" calcext:value-type="float" table:number-columns-spanned="2" table:number-rows-spanned="1">
            <text:p>22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41];1)" office:value-type="float" office:value="2" calcext:value-type="float">
            <text:p>2</text:p>
          </table:table-cell>
          <table:table-cell table:style-name="ce97" table:formula="of:=ROUND((([.AE141]-[.AA141])*10000);1)" office:value-type="float" office:value="4751" calcext:value-type="float">
            <text:p>4751</text:p>
          </table:table-cell>
          <table:table-cell table:style-name="ce127" table:formula="of:=IF(AND([.E141]&gt;=10);(CONCATENATE(&quot;&quot;&quot; &quot;;[.E141];&quot;\5&quot;;&quot;&quot;&quot;&quot;));IF(AND([.E141]&lt;10);(CONCATENATE(&quot;&quot;&quot;  &quot;;[.E141];&quot;\5&quot;;&quot;&quot;&quot;&quot;))))" office:value-type="string" office:string-value="&quot; 22\5&quot;" calcext:value-type="string">
            <text:p>" 22\5"</text:p>
          </table:table-cell>
          <table:table-cell table:style-name="ce97"/>
          <table:table-cell table:style-name="ce97" table:formula="of:=ROUND(([.$J$6]/[.$F$6]*2)/([.$H$6]/[.$D$6]*(TAN(RADIANS([.E141]))));4)" office:value-type="float" office:value="2.4751" calcext:value-type="float">
            <text:p>2.4751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42]&lt;1;[.AA142]&gt;255);&quot;//Не возможно на этом железе!&quot;;(CONCATENATE(&quot;     { &quot;;[.AA142];&quot;, &quot;;[.AB142];&quot;, &quot;;[.AC142];&quot; },&quot;)))" office:value-type="string" office:string-value="     { 2, 3559, &quot; 23\5&quot; }," calcext:value-type="string" table:number-columns-spanned="3" table:number-rows-spanned="1">
            <text:p><text:s text:c="5"/>{ 2, 3559, " 23\5" },</text:p>
          </table:table-cell>
          <table:covered-table-cell table:number-columns-repeated="2" table:style-name="ce25"/>
          <table:table-cell table:style-name="ce41" office:value-type="float" office:value="23" calcext:value-type="float" table:number-columns-spanned="2" table:number-rows-spanned="1">
            <text:p>23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42];1)" office:value-type="float" office:value="2" calcext:value-type="float">
            <text:p>2</text:p>
          </table:table-cell>
          <table:table-cell table:style-name="ce97" table:formula="of:=ROUND((([.AE142]-[.AA142])*10000);1)" office:value-type="float" office:value="3559" calcext:value-type="float">
            <text:p>3559</text:p>
          </table:table-cell>
          <table:table-cell table:style-name="ce127" table:formula="of:=IF(AND([.E142]&gt;=10);(CONCATENATE(&quot;&quot;&quot; &quot;;[.E142];&quot;\5&quot;;&quot;&quot;&quot;&quot;));IF(AND([.E142]&lt;10);(CONCATENATE(&quot;&quot;&quot;  &quot;;[.E142];&quot;\5&quot;;&quot;&quot;&quot;&quot;))))" office:value-type="string" office:string-value="&quot; 23\5&quot;" calcext:value-type="string">
            <text:p>" 23\5"</text:p>
          </table:table-cell>
          <table:table-cell table:style-name="ce97"/>
          <table:table-cell table:style-name="ce97" table:formula="of:=ROUND(([.$J$6]/[.$F$6]*2)/([.$H$6]/[.$D$6]*(TAN(RADIANS([.E142]))));4)" office:value-type="float" office:value="2.3559" calcext:value-type="float">
            <text:p>2.3559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43]&lt;1;[.AA143]&gt;255);&quot;//Не возможно на этом железе!&quot;;(CONCATENATE(&quot;     { &quot;;[.AA143];&quot;, &quot;;[.AB143];&quot;, &quot;;[.AC143];&quot; },&quot;)))" office:value-type="string" office:string-value="     { 2, 2460, &quot; 24\5&quot; }," calcext:value-type="string" table:number-columns-spanned="3" table:number-rows-spanned="1">
            <text:p><text:s text:c="5"/>{ 2, 2460, " 24\5" },</text:p>
          </table:table-cell>
          <table:covered-table-cell table:number-columns-repeated="2" table:style-name="ce25"/>
          <table:table-cell table:style-name="ce41" office:value-type="float" office:value="24" calcext:value-type="float" table:number-columns-spanned="2" table:number-rows-spanned="1">
            <text:p>24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43];1)" office:value-type="float" office:value="2" calcext:value-type="float">
            <text:p>2</text:p>
          </table:table-cell>
          <table:table-cell table:style-name="ce97" table:formula="of:=ROUND((([.AE143]-[.AA143])*10000);1)" office:value-type="float" office:value="2460" calcext:value-type="float">
            <text:p>2460</text:p>
          </table:table-cell>
          <table:table-cell table:style-name="ce127" table:formula="of:=IF(AND([.E143]&gt;=10);(CONCATENATE(&quot;&quot;&quot; &quot;;[.E143];&quot;\5&quot;;&quot;&quot;&quot;&quot;));IF(AND([.E143]&lt;10);(CONCATENATE(&quot;&quot;&quot;  &quot;;[.E143];&quot;\5&quot;;&quot;&quot;&quot;&quot;))))" office:value-type="string" office:string-value="&quot; 24\5&quot;" calcext:value-type="string">
            <text:p>" 24\5"</text:p>
          </table:table-cell>
          <table:table-cell table:style-name="ce97"/>
          <table:table-cell table:style-name="ce97" table:formula="of:=ROUND(([.$J$6]/[.$F$6]*2)/([.$H$6]/[.$D$6]*(TAN(RADIANS([.E143]))));4)" office:value-type="float" office:value="2.246" calcext:value-type="float">
            <text:p>2.246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44]&lt;1;[.AA144]&gt;255);&quot;//Не возможно на этом железе!&quot;;(CONCATENATE(&quot;     { &quot;;[.AA144];&quot;, &quot;;[.AB144];&quot;, &quot;;[.AC144];&quot; },&quot;)))" office:value-type="string" office:string-value="     { 2, 1445, &quot; 25\5&quot; }," calcext:value-type="string" table:number-columns-spanned="3" table:number-rows-spanned="1">
            <text:p><text:s text:c="5"/>{ 2, 1445, " 25\5" },</text:p>
          </table:table-cell>
          <table:covered-table-cell table:number-columns-repeated="2" table:style-name="ce25"/>
          <table:table-cell table:style-name="ce41" office:value-type="float" office:value="25" calcext:value-type="float" table:number-columns-spanned="2" table:number-rows-spanned="1">
            <text:p>25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44];1)" office:value-type="float" office:value="2" calcext:value-type="float">
            <text:p>2</text:p>
          </table:table-cell>
          <table:table-cell table:style-name="ce97" table:formula="of:=ROUND((([.AE144]-[.AA144])*10000);1)" office:value-type="float" office:value="1445" calcext:value-type="float">
            <text:p>1445</text:p>
          </table:table-cell>
          <table:table-cell table:style-name="ce127" table:formula="of:=IF(AND([.E144]&gt;=10);(CONCATENATE(&quot;&quot;&quot; &quot;;[.E144];&quot;\5&quot;;&quot;&quot;&quot;&quot;));IF(AND([.E144]&lt;10);(CONCATENATE(&quot;&quot;&quot;  &quot;;[.E144];&quot;\5&quot;;&quot;&quot;&quot;&quot;))))" office:value-type="string" office:string-value="&quot; 25\5&quot;" calcext:value-type="string">
            <text:p>" 25\5"</text:p>
          </table:table-cell>
          <table:table-cell table:style-name="ce97"/>
          <table:table-cell table:style-name="ce97" table:formula="of:=ROUND(([.$J$6]/[.$F$6]*2)/([.$H$6]/[.$D$6]*(TAN(RADIANS([.E144]))));4)" office:value-type="float" office:value="2.1445" calcext:value-type="float">
            <text:p>2.1445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45]&lt;1;[.AA145]&gt;255);&quot;//Не возможно на этом железе!&quot;;(CONCATENATE(&quot;     { &quot;;[.AA145];&quot;, &quot;;[.AB145];&quot;, &quot;;[.AC145];&quot; },&quot;)))" office:value-type="string" office:string-value="     { 2, 503, &quot; 26\5&quot; }," calcext:value-type="string" table:number-columns-spanned="3" table:number-rows-spanned="1">
            <text:p><text:s text:c="5"/>{ 2, 503, " 26\5" },</text:p>
          </table:table-cell>
          <table:covered-table-cell table:number-columns-repeated="2" table:style-name="ce25"/>
          <table:table-cell table:style-name="ce41" office:value-type="float" office:value="26" calcext:value-type="float" table:number-columns-spanned="2" table:number-rows-spanned="1">
            <text:p>26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45];1)" office:value-type="float" office:value="2" calcext:value-type="float">
            <text:p>2</text:p>
          </table:table-cell>
          <table:table-cell table:style-name="ce97" table:formula="of:=ROUND((([.AE145]-[.AA145])*10000);1)" office:value-type="float" office:value="503" calcext:value-type="float">
            <text:p>503</text:p>
          </table:table-cell>
          <table:table-cell table:style-name="ce127" table:formula="of:=IF(AND([.E145]&gt;=10);(CONCATENATE(&quot;&quot;&quot; &quot;;[.E145];&quot;\5&quot;;&quot;&quot;&quot;&quot;));IF(AND([.E145]&lt;10);(CONCATENATE(&quot;&quot;&quot;  &quot;;[.E145];&quot;\5&quot;;&quot;&quot;&quot;&quot;))))" office:value-type="string" office:string-value="&quot; 26\5&quot;" calcext:value-type="string">
            <text:p>" 26\5"</text:p>
          </table:table-cell>
          <table:table-cell table:style-name="ce97"/>
          <table:table-cell table:style-name="ce97" table:formula="of:=ROUND(([.$J$6]/[.$F$6]*2)/([.$H$6]/[.$D$6]*(TAN(RADIANS([.E145]))));4)" office:value-type="float" office:value="2.0503" calcext:value-type="float">
            <text:p>2.0503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46]&lt;1;[.AA146]&gt;255);&quot;//Не возможно на этом железе!&quot;;(CONCATENATE(&quot;     { &quot;;[.AA146];&quot;, &quot;;[.AB146];&quot;, &quot;;[.AC146];&quot; },&quot;)))" office:value-type="string" office:string-value="     { 1, 9626, &quot; 27\5&quot; }," calcext:value-type="string" table:number-columns-spanned="3" table:number-rows-spanned="1">
            <text:p><text:s text:c="5"/>{ 1, 9626, " 27\5" },</text:p>
          </table:table-cell>
          <table:covered-table-cell table:number-columns-repeated="2" table:style-name="ce25"/>
          <table:table-cell table:style-name="ce41" office:value-type="float" office:value="27" calcext:value-type="float" table:number-columns-spanned="2" table:number-rows-spanned="1">
            <text:p>27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46];1)" office:value-type="float" office:value="1" calcext:value-type="float">
            <text:p>1</text:p>
          </table:table-cell>
          <table:table-cell table:style-name="ce97" table:formula="of:=ROUND((([.AE146]-[.AA146])*10000);1)" office:value-type="float" office:value="9626" calcext:value-type="float">
            <text:p>9626</text:p>
          </table:table-cell>
          <table:table-cell table:style-name="ce127" table:formula="of:=IF(AND([.E146]&gt;=10);(CONCATENATE(&quot;&quot;&quot; &quot;;[.E146];&quot;\5&quot;;&quot;&quot;&quot;&quot;));IF(AND([.E146]&lt;10);(CONCATENATE(&quot;&quot;&quot;  &quot;;[.E146];&quot;\5&quot;;&quot;&quot;&quot;&quot;))))" office:value-type="string" office:string-value="&quot; 27\5&quot;" calcext:value-type="string">
            <text:p>" 27\5"</text:p>
          </table:table-cell>
          <table:table-cell table:style-name="ce97"/>
          <table:table-cell table:style-name="ce97" table:formula="of:=ROUND(([.$J$6]/[.$F$6]*2)/([.$H$6]/[.$D$6]*(TAN(RADIANS([.E146]))));4)" office:value-type="float" office:value="1.9626" calcext:value-type="float">
            <text:p>1.9626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47]&lt;1;[.AA147]&gt;255);&quot;//Не возможно на этом железе!&quot;;(CONCATENATE(&quot;     { &quot;;[.AA147];&quot;, &quot;;[.AB147];&quot;, &quot;;[.AC147];&quot; },&quot;)))" office:value-type="string" office:string-value="     { 1, 8807, &quot; 28\5&quot; }," calcext:value-type="string" table:number-columns-spanned="3" table:number-rows-spanned="1">
            <text:p><text:s text:c="5"/>{ 1, 8807, " 28\5" },</text:p>
          </table:table-cell>
          <table:covered-table-cell table:number-columns-repeated="2" table:style-name="ce25"/>
          <table:table-cell table:style-name="ce41" office:value-type="float" office:value="28" calcext:value-type="float" table:number-columns-spanned="2" table:number-rows-spanned="1">
            <text:p>28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47];1)" office:value-type="float" office:value="1" calcext:value-type="float">
            <text:p>1</text:p>
          </table:table-cell>
          <table:table-cell table:style-name="ce97" table:formula="of:=ROUND((([.AE147]-[.AA147])*10000);1)" office:value-type="float" office:value="8807" calcext:value-type="float">
            <text:p>8807</text:p>
          </table:table-cell>
          <table:table-cell table:style-name="ce127" table:formula="of:=IF(AND([.E147]&gt;=10);(CONCATENATE(&quot;&quot;&quot; &quot;;[.E147];&quot;\5&quot;;&quot;&quot;&quot;&quot;));IF(AND([.E147]&lt;10);(CONCATENATE(&quot;&quot;&quot;  &quot;;[.E147];&quot;\5&quot;;&quot;&quot;&quot;&quot;))))" office:value-type="string" office:string-value="&quot; 28\5&quot;" calcext:value-type="string">
            <text:p>" 28\5"</text:p>
          </table:table-cell>
          <table:table-cell table:style-name="ce97"/>
          <table:table-cell table:style-name="ce97" table:formula="of:=ROUND(([.$J$6]/[.$F$6]*2)/([.$H$6]/[.$D$6]*(TAN(RADIANS([.E147]))));4)" office:value-type="float" office:value="1.8807" calcext:value-type="float">
            <text:p>1.8807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48]&lt;1;[.AA148]&gt;255);&quot;//Не возможно на этом железе!&quot;;(CONCATENATE(&quot;     { &quot;;[.AA148];&quot;, &quot;;[.AB148];&quot;, &quot;;[.AC148];&quot; },&quot;)))" office:value-type="string" office:string-value="     { 1, 8040, &quot; 29\5&quot; }," calcext:value-type="string" table:number-columns-spanned="3" table:number-rows-spanned="1">
            <text:p><text:s text:c="5"/>{ 1, 8040, " 29\5" },</text:p>
          </table:table-cell>
          <table:covered-table-cell table:number-columns-repeated="2" table:style-name="ce25"/>
          <table:table-cell table:style-name="ce41" office:value-type="float" office:value="29" calcext:value-type="float" table:number-columns-spanned="2" table:number-rows-spanned="1">
            <text:p>29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48];1)" office:value-type="float" office:value="1" calcext:value-type="float">
            <text:p>1</text:p>
          </table:table-cell>
          <table:table-cell table:style-name="ce97" table:formula="of:=ROUND((([.AE148]-[.AA148])*10000);1)" office:value-type="float" office:value="8040" calcext:value-type="float">
            <text:p>8040</text:p>
          </table:table-cell>
          <table:table-cell table:style-name="ce127" table:formula="of:=IF(AND([.E148]&gt;=10);(CONCATENATE(&quot;&quot;&quot; &quot;;[.E148];&quot;\5&quot;;&quot;&quot;&quot;&quot;));IF(AND([.E148]&lt;10);(CONCATENATE(&quot;&quot;&quot;  &quot;;[.E148];&quot;\5&quot;;&quot;&quot;&quot;&quot;))))" office:value-type="string" office:string-value="&quot; 29\5&quot;" calcext:value-type="string">
            <text:p>" 29\5"</text:p>
          </table:table-cell>
          <table:table-cell table:style-name="ce97"/>
          <table:table-cell table:style-name="ce97" table:formula="of:=ROUND(([.$J$6]/[.$F$6]*2)/([.$H$6]/[.$D$6]*(TAN(RADIANS([.E148]))));4)" office:value-type="float" office:value="1.804" calcext:value-type="float">
            <text:p>1.804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49]&lt;1;[.AA149]&gt;255);&quot;//Не возможно на этом железе!&quot;;(CONCATENATE(&quot;     { &quot;;[.AA149];&quot;, &quot;;[.AB149];&quot;, &quot;;[.AC149];&quot; },&quot;)))" office:value-type="string" office:string-value="     { 1, 7321, &quot; 30\5&quot; }," calcext:value-type="string" table:number-columns-spanned="3" table:number-rows-spanned="1">
            <text:p><text:s text:c="5"/>{ 1, 7321, " 30\5" },</text:p>
          </table:table-cell>
          <table:covered-table-cell table:number-columns-repeated="2" table:style-name="ce25"/>
          <table:table-cell table:style-name="ce41" office:value-type="float" office:value="30" calcext:value-type="float" table:number-columns-spanned="2" table:number-rows-spanned="1">
            <text:p>30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49];1)" office:value-type="float" office:value="1" calcext:value-type="float">
            <text:p>1</text:p>
          </table:table-cell>
          <table:table-cell table:style-name="ce97" table:formula="of:=ROUND((([.AE149]-[.AA149])*10000);1)" office:value-type="float" office:value="7321" calcext:value-type="float">
            <text:p>7321</text:p>
          </table:table-cell>
          <table:table-cell table:style-name="ce127" table:formula="of:=IF(AND([.E149]&gt;=10);(CONCATENATE(&quot;&quot;&quot; &quot;;[.E149];&quot;\5&quot;;&quot;&quot;&quot;&quot;));IF(AND([.E149]&lt;10);(CONCATENATE(&quot;&quot;&quot;  &quot;;[.E149];&quot;\5&quot;;&quot;&quot;&quot;&quot;))))" office:value-type="string" office:string-value="&quot; 30\5&quot;" calcext:value-type="string">
            <text:p>" 30\5"</text:p>
          </table:table-cell>
          <table:table-cell table:style-name="ce97"/>
          <table:table-cell table:style-name="ce97" table:formula="of:=ROUND(([.$J$6]/[.$F$6]*2)/([.$H$6]/[.$D$6]*(TAN(RADIANS([.E149]))));4)" office:value-type="float" office:value="1.7321" calcext:value-type="float">
            <text:p>1.7321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50]&lt;1;[.AA150]&gt;255);&quot;//Не возможно на этом железе!&quot;;(CONCATENATE(&quot;     { &quot;;[.AA150];&quot;, &quot;;[.AB150];&quot;, &quot;;[.AC150];&quot; },&quot;)))" office:value-type="string" office:string-value="     { 1, 6643, &quot; 31\5&quot; }," calcext:value-type="string" table:number-columns-spanned="3" table:number-rows-spanned="1">
            <text:p><text:s text:c="5"/>{ 1, 6643, " 31\5" },</text:p>
          </table:table-cell>
          <table:covered-table-cell table:number-columns-repeated="2" table:style-name="ce25"/>
          <table:table-cell table:style-name="ce41" office:value-type="float" office:value="31" calcext:value-type="float" table:number-columns-spanned="2" table:number-rows-spanned="1">
            <text:p>31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50];1)" office:value-type="float" office:value="1" calcext:value-type="float">
            <text:p>1</text:p>
          </table:table-cell>
          <table:table-cell table:style-name="ce97" table:formula="of:=ROUND((([.AE150]-[.AA150])*10000);1)" office:value-type="float" office:value="6643" calcext:value-type="float">
            <text:p>6643</text:p>
          </table:table-cell>
          <table:table-cell table:style-name="ce127" table:formula="of:=IF(AND([.E150]&gt;=10);(CONCATENATE(&quot;&quot;&quot; &quot;;[.E150];&quot;\5&quot;;&quot;&quot;&quot;&quot;));IF(AND([.E150]&lt;10);(CONCATENATE(&quot;&quot;&quot;  &quot;;[.E150];&quot;\5&quot;;&quot;&quot;&quot;&quot;))))" office:value-type="string" office:string-value="&quot; 31\5&quot;" calcext:value-type="string">
            <text:p>" 31\5"</text:p>
          </table:table-cell>
          <table:table-cell table:style-name="ce97"/>
          <table:table-cell table:style-name="ce97" table:formula="of:=ROUND(([.$J$6]/[.$F$6]*2)/([.$H$6]/[.$D$6]*(TAN(RADIANS([.E150]))));4)" office:value-type="float" office:value="1.6643" calcext:value-type="float">
            <text:p>1.6643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51]&lt;1;[.AA151]&gt;255);&quot;//Не возможно на этом железе!&quot;;(CONCATENATE(&quot;     { &quot;;[.AA151];&quot;, &quot;;[.AB151];&quot;, &quot;;[.AC151];&quot; },&quot;)))" office:value-type="string" office:string-value="     { 1, 6003, &quot; 32\5&quot; }," calcext:value-type="string" table:number-columns-spanned="3" table:number-rows-spanned="1">
            <text:p><text:s text:c="5"/>{ 1, 6003, " 32\5" },</text:p>
          </table:table-cell>
          <table:covered-table-cell table:number-columns-repeated="2" table:style-name="ce25"/>
          <table:table-cell table:style-name="ce41" office:value-type="float" office:value="32" calcext:value-type="float" table:number-columns-spanned="2" table:number-rows-spanned="1">
            <text:p>32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51];1)" office:value-type="float" office:value="1" calcext:value-type="float">
            <text:p>1</text:p>
          </table:table-cell>
          <table:table-cell table:style-name="ce97" table:formula="of:=ROUND((([.AE151]-[.AA151])*10000);1)" office:value-type="float" office:value="6003" calcext:value-type="float">
            <text:p>6003</text:p>
          </table:table-cell>
          <table:table-cell table:style-name="ce127" table:formula="of:=IF(AND([.E151]&gt;=10);(CONCATENATE(&quot;&quot;&quot; &quot;;[.E151];&quot;\5&quot;;&quot;&quot;&quot;&quot;));IF(AND([.E151]&lt;10);(CONCATENATE(&quot;&quot;&quot;  &quot;;[.E151];&quot;\5&quot;;&quot;&quot;&quot;&quot;))))" office:value-type="string" office:string-value="&quot; 32\5&quot;" calcext:value-type="string">
            <text:p>" 32\5"</text:p>
          </table:table-cell>
          <table:table-cell table:style-name="ce97"/>
          <table:table-cell table:style-name="ce97" table:formula="of:=ROUND(([.$J$6]/[.$F$6]*2)/([.$H$6]/[.$D$6]*(TAN(RADIANS([.E151]))));4)" office:value-type="float" office:value="1.6003" calcext:value-type="float">
            <text:p>1.6003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52]&lt;1;[.AA152]&gt;255);&quot;//Не возможно на этом железе!&quot;;(CONCATENATE(&quot;     { &quot;;[.AA152];&quot;, &quot;;[.AB152];&quot;, &quot;;[.AC152];&quot; },&quot;)))" office:value-type="string" office:string-value="     { 1, 5399, &quot; 33\5&quot; }," calcext:value-type="string" table:number-columns-spanned="3" table:number-rows-spanned="1">
            <text:p><text:s text:c="5"/>{ 1, 5399, " 33\5" },</text:p>
          </table:table-cell>
          <table:covered-table-cell table:number-columns-repeated="2" table:style-name="ce25"/>
          <table:table-cell table:style-name="ce41" office:value-type="float" office:value="33" calcext:value-type="float" table:number-columns-spanned="2" table:number-rows-spanned="1">
            <text:p>33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52];1)" office:value-type="float" office:value="1" calcext:value-type="float">
            <text:p>1</text:p>
          </table:table-cell>
          <table:table-cell table:style-name="ce97" table:formula="of:=ROUND((([.AE152]-[.AA152])*10000);1)" office:value-type="float" office:value="5399" calcext:value-type="float">
            <text:p>5399</text:p>
          </table:table-cell>
          <table:table-cell table:style-name="ce127" table:formula="of:=IF(AND([.E152]&gt;=10);(CONCATENATE(&quot;&quot;&quot; &quot;;[.E152];&quot;\5&quot;;&quot;&quot;&quot;&quot;));IF(AND([.E152]&lt;10);(CONCATENATE(&quot;&quot;&quot;  &quot;;[.E152];&quot;\5&quot;;&quot;&quot;&quot;&quot;))))" office:value-type="string" office:string-value="&quot; 33\5&quot;" calcext:value-type="string">
            <text:p>" 33\5"</text:p>
          </table:table-cell>
          <table:table-cell table:style-name="ce97"/>
          <table:table-cell table:style-name="ce97" table:formula="of:=ROUND(([.$J$6]/[.$F$6]*2)/([.$H$6]/[.$D$6]*(TAN(RADIANS([.E152]))));4)" office:value-type="float" office:value="1.5399" calcext:value-type="float">
            <text:p>1.5399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53]&lt;1;[.AA153]&gt;255);&quot;//Не возможно на этом железе!&quot;;(CONCATENATE(&quot;     { &quot;;[.AA153];&quot;, &quot;;[.AB153];&quot;, &quot;;[.AC153];&quot; },&quot;)))" office:value-type="string" office:string-value="     { 1, 4826, &quot; 34\5&quot; }," calcext:value-type="string" table:number-columns-spanned="3" table:number-rows-spanned="1">
            <text:p><text:s text:c="5"/>{ 1, 4826, " 34\5" },</text:p>
          </table:table-cell>
          <table:covered-table-cell table:number-columns-repeated="2" table:style-name="ce25"/>
          <table:table-cell table:style-name="ce41" office:value-type="float" office:value="34" calcext:value-type="float" table:number-columns-spanned="2" table:number-rows-spanned="1">
            <text:p>34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53];1)" office:value-type="float" office:value="1" calcext:value-type="float">
            <text:p>1</text:p>
          </table:table-cell>
          <table:table-cell table:style-name="ce97" table:formula="of:=ROUND((([.AE153]-[.AA153])*10000);1)" office:value-type="float" office:value="4826" calcext:value-type="float">
            <text:p>4826</text:p>
          </table:table-cell>
          <table:table-cell table:style-name="ce127" table:formula="of:=IF(AND([.E153]&gt;=10);(CONCATENATE(&quot;&quot;&quot; &quot;;[.E153];&quot;\5&quot;;&quot;&quot;&quot;&quot;));IF(AND([.E153]&lt;10);(CONCATENATE(&quot;&quot;&quot;  &quot;;[.E153];&quot;\5&quot;;&quot;&quot;&quot;&quot;))))" office:value-type="string" office:string-value="&quot; 34\5&quot;" calcext:value-type="string">
            <text:p>" 34\5"</text:p>
          </table:table-cell>
          <table:table-cell table:style-name="ce97"/>
          <table:table-cell table:style-name="ce97" table:formula="of:=ROUND(([.$J$6]/[.$F$6]*2)/([.$H$6]/[.$D$6]*(TAN(RADIANS([.E153]))));4)" office:value-type="float" office:value="1.4826" calcext:value-type="float">
            <text:p>1.4826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54]&lt;1;[.AA154]&gt;255);&quot;//Не возможно на этом железе!&quot;;(CONCATENATE(&quot;     { &quot;;[.AA154];&quot;, &quot;;[.AB154];&quot;, &quot;;[.AC154];&quot; },&quot;)))" office:value-type="string" office:string-value="     { 1, 4281, &quot; 35\5&quot; }," calcext:value-type="string" table:number-columns-spanned="3" table:number-rows-spanned="1">
            <text:p><text:s text:c="5"/>{ 1, 4281, " 35\5" },</text:p>
          </table:table-cell>
          <table:covered-table-cell table:number-columns-repeated="2" table:style-name="ce25"/>
          <table:table-cell table:style-name="ce41" office:value-type="float" office:value="35" calcext:value-type="float" table:number-columns-spanned="2" table:number-rows-spanned="1">
            <text:p>35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54];1)" office:value-type="float" office:value="1" calcext:value-type="float">
            <text:p>1</text:p>
          </table:table-cell>
          <table:table-cell table:style-name="ce97" table:formula="of:=ROUND((([.AE154]-[.AA154])*10000);1)" office:value-type="float" office:value="4281" calcext:value-type="float">
            <text:p>4281</text:p>
          </table:table-cell>
          <table:table-cell table:style-name="ce127" table:formula="of:=IF(AND([.E154]&gt;=10);(CONCATENATE(&quot;&quot;&quot; &quot;;[.E154];&quot;\5&quot;;&quot;&quot;&quot;&quot;));IF(AND([.E154]&lt;10);(CONCATENATE(&quot;&quot;&quot;  &quot;;[.E154];&quot;\5&quot;;&quot;&quot;&quot;&quot;))))" office:value-type="string" office:string-value="&quot; 35\5&quot;" calcext:value-type="string">
            <text:p>" 35\5"</text:p>
          </table:table-cell>
          <table:table-cell table:style-name="ce97"/>
          <table:table-cell table:style-name="ce97" table:formula="of:=ROUND(([.$J$6]/[.$F$6]*2)/([.$H$6]/[.$D$6]*(TAN(RADIANS([.E154]))));4)" office:value-type="float" office:value="1.4281" calcext:value-type="float">
            <text:p>1.4281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55]&lt;1;[.AA155]&gt;255);&quot;//Не возможно на этом железе!&quot;;(CONCATENATE(&quot;     { &quot;;[.AA155];&quot;, &quot;;[.AB155];&quot;, &quot;;[.AC155];&quot; },&quot;)))" office:value-type="string" office:string-value="     { 1, 3764, &quot; 36\5&quot; }," calcext:value-type="string" table:number-columns-spanned="3" table:number-rows-spanned="1">
            <text:p><text:s text:c="5"/>{ 1, 3764, " 36\5" },</text:p>
          </table:table-cell>
          <table:covered-table-cell table:number-columns-repeated="2" table:style-name="ce25"/>
          <table:table-cell table:style-name="ce41" office:value-type="float" office:value="36" calcext:value-type="float" table:number-columns-spanned="2" table:number-rows-spanned="1">
            <text:p>36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55];1)" office:value-type="float" office:value="1" calcext:value-type="float">
            <text:p>1</text:p>
          </table:table-cell>
          <table:table-cell table:style-name="ce97" table:formula="of:=ROUND((([.AE155]-[.AA155])*10000);1)" office:value-type="float" office:value="3764" calcext:value-type="float">
            <text:p>3764</text:p>
          </table:table-cell>
          <table:table-cell table:style-name="ce127" table:formula="of:=IF(AND([.E155]&gt;=10);(CONCATENATE(&quot;&quot;&quot; &quot;;[.E155];&quot;\5&quot;;&quot;&quot;&quot;&quot;));IF(AND([.E155]&lt;10);(CONCATENATE(&quot;&quot;&quot;  &quot;;[.E155];&quot;\5&quot;;&quot;&quot;&quot;&quot;))))" office:value-type="string" office:string-value="&quot; 36\5&quot;" calcext:value-type="string">
            <text:p>" 36\5"</text:p>
          </table:table-cell>
          <table:table-cell table:style-name="ce97"/>
          <table:table-cell table:style-name="ce97" table:formula="of:=ROUND(([.$J$6]/[.$F$6]*2)/([.$H$6]/[.$D$6]*(TAN(RADIANS([.E155]))));4)" office:value-type="float" office:value="1.3764" calcext:value-type="float">
            <text:p>1.3764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56]&lt;1;[.AA156]&gt;255);&quot;//Не возможно на этом железе!&quot;;(CONCATENATE(&quot;     { &quot;;[.AA156];&quot;, &quot;;[.AB156];&quot;, &quot;;[.AC156];&quot; },&quot;)))" office:value-type="string" office:string-value="     { 1, 3270, &quot; 37\5&quot; }," calcext:value-type="string" table:number-columns-spanned="3" table:number-rows-spanned="1">
            <text:p><text:s text:c="5"/>{ 1, 3270, " 37\5" },</text:p>
          </table:table-cell>
          <table:covered-table-cell table:number-columns-repeated="2" table:style-name="ce25"/>
          <table:table-cell table:style-name="ce41" office:value-type="float" office:value="37" calcext:value-type="float" table:number-columns-spanned="2" table:number-rows-spanned="1">
            <text:p>37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56];1)" office:value-type="float" office:value="1" calcext:value-type="float">
            <text:p>1</text:p>
          </table:table-cell>
          <table:table-cell table:style-name="ce97" table:formula="of:=ROUND((([.AE156]-[.AA156])*10000);1)" office:value-type="float" office:value="3270" calcext:value-type="float">
            <text:p>3270</text:p>
          </table:table-cell>
          <table:table-cell table:style-name="ce127" table:formula="of:=IF(AND([.E156]&gt;=10);(CONCATENATE(&quot;&quot;&quot; &quot;;[.E156];&quot;\5&quot;;&quot;&quot;&quot;&quot;));IF(AND([.E156]&lt;10);(CONCATENATE(&quot;&quot;&quot;  &quot;;[.E156];&quot;\5&quot;;&quot;&quot;&quot;&quot;))))" office:value-type="string" office:string-value="&quot; 37\5&quot;" calcext:value-type="string">
            <text:p>" 37\5"</text:p>
          </table:table-cell>
          <table:table-cell table:style-name="ce97"/>
          <table:table-cell table:style-name="ce97" table:formula="of:=ROUND(([.$J$6]/[.$F$6]*2)/([.$H$6]/[.$D$6]*(TAN(RADIANS([.E156]))));4)" office:value-type="float" office:value="1.327" calcext:value-type="float">
            <text:p>1.327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57]&lt;1;[.AA157]&gt;255);&quot;//Не возможно на этом железе!&quot;;(CONCATENATE(&quot;     { &quot;;[.AA157];&quot;, &quot;;[.AB157];&quot;, &quot;;[.AC157];&quot; },&quot;)))" office:value-type="string" office:string-value="     { 1, 2799, &quot; 38\5&quot; }," calcext:value-type="string" table:number-columns-spanned="3" table:number-rows-spanned="1">
            <text:p><text:s text:c="5"/>{ 1, 2799, " 38\5" },</text:p>
          </table:table-cell>
          <table:covered-table-cell table:number-columns-repeated="2" table:style-name="ce25"/>
          <table:table-cell table:style-name="ce41" office:value-type="float" office:value="38" calcext:value-type="float" table:number-columns-spanned="2" table:number-rows-spanned="1">
            <text:p>38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57];1)" office:value-type="float" office:value="1" calcext:value-type="float">
            <text:p>1</text:p>
          </table:table-cell>
          <table:table-cell table:style-name="ce97" table:formula="of:=ROUND((([.AE157]-[.AA157])*10000);1)" office:value-type="float" office:value="2799" calcext:value-type="float">
            <text:p>2799</text:p>
          </table:table-cell>
          <table:table-cell table:style-name="ce127" table:formula="of:=IF(AND([.E157]&gt;=10);(CONCATENATE(&quot;&quot;&quot; &quot;;[.E157];&quot;\5&quot;;&quot;&quot;&quot;&quot;));IF(AND([.E157]&lt;10);(CONCATENATE(&quot;&quot;&quot;  &quot;;[.E157];&quot;\5&quot;;&quot;&quot;&quot;&quot;))))" office:value-type="string" office:string-value="&quot; 38\5&quot;" calcext:value-type="string">
            <text:p>" 38\5"</text:p>
          </table:table-cell>
          <table:table-cell table:style-name="ce97"/>
          <table:table-cell table:style-name="ce97" table:formula="of:=ROUND(([.$J$6]/[.$F$6]*2)/([.$H$6]/[.$D$6]*(TAN(RADIANS([.E157]))));4)" office:value-type="float" office:value="1.2799" calcext:value-type="float">
            <text:p>1.2799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58]&lt;1;[.AA158]&gt;255);&quot;//Не возможно на этом железе!&quot;;(CONCATENATE(&quot;     { &quot;;[.AA158];&quot;, &quot;;[.AB158];&quot;, &quot;;[.AC158];&quot; },&quot;)))" office:value-type="string" office:string-value="     { 1, 2349, &quot; 39\5&quot; }," calcext:value-type="string" table:number-columns-spanned="3" table:number-rows-spanned="1">
            <text:p><text:s text:c="5"/>{ 1, 2349, " 39\5" },</text:p>
          </table:table-cell>
          <table:covered-table-cell table:number-columns-repeated="2" table:style-name="ce25"/>
          <table:table-cell table:style-name="ce41" office:value-type="float" office:value="39" calcext:value-type="float" table:number-columns-spanned="2" table:number-rows-spanned="1">
            <text:p>39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58];1)" office:value-type="float" office:value="1" calcext:value-type="float">
            <text:p>1</text:p>
          </table:table-cell>
          <table:table-cell table:style-name="ce97" table:formula="of:=ROUND((([.AE158]-[.AA158])*10000);1)" office:value-type="float" office:value="2349" calcext:value-type="float">
            <text:p>2349</text:p>
          </table:table-cell>
          <table:table-cell table:style-name="ce127" table:formula="of:=IF(AND([.E158]&gt;=10);(CONCATENATE(&quot;&quot;&quot; &quot;;[.E158];&quot;\5&quot;;&quot;&quot;&quot;&quot;));IF(AND([.E158]&lt;10);(CONCATENATE(&quot;&quot;&quot;  &quot;;[.E158];&quot;\5&quot;;&quot;&quot;&quot;&quot;))))" office:value-type="string" office:string-value="&quot; 39\5&quot;" calcext:value-type="string">
            <text:p>" 39\5"</text:p>
          </table:table-cell>
          <table:table-cell table:style-name="ce97"/>
          <table:table-cell table:style-name="ce97" table:formula="of:=ROUND(([.$J$6]/[.$F$6]*2)/([.$H$6]/[.$D$6]*(TAN(RADIANS([.E158]))));4)" office:value-type="float" office:value="1.2349" calcext:value-type="float">
            <text:p>1.2349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59]&lt;1;[.AA159]&gt;255);&quot;//Не возможно на этом железе!&quot;;(CONCATENATE(&quot;     { &quot;;[.AA159];&quot;, &quot;;[.AB159];&quot;, &quot;;[.AC159];&quot; },&quot;)))" office:value-type="string" office:string-value="     { 1, 1918, &quot; 40\5&quot; }," calcext:value-type="string" table:number-columns-spanned="3" table:number-rows-spanned="1">
            <text:p><text:s text:c="5"/>{ 1, 1918, " 40\5" },</text:p>
          </table:table-cell>
          <table:covered-table-cell table:number-columns-repeated="2" table:style-name="ce25"/>
          <table:table-cell table:style-name="ce41" office:value-type="float" office:value="40" calcext:value-type="float" table:number-columns-spanned="2" table:number-rows-spanned="1">
            <text:p>40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59];1)" office:value-type="float" office:value="1" calcext:value-type="float">
            <text:p>1</text:p>
          </table:table-cell>
          <table:table-cell table:style-name="ce97" table:formula="of:=ROUND((([.AE159]-[.AA159])*10000);1)" office:value-type="float" office:value="1918" calcext:value-type="float">
            <text:p>1918</text:p>
          </table:table-cell>
          <table:table-cell table:style-name="ce127" table:formula="of:=IF(AND([.E159]&gt;=10);(CONCATENATE(&quot;&quot;&quot; &quot;;[.E159];&quot;\5&quot;;&quot;&quot;&quot;&quot;));IF(AND([.E159]&lt;10);(CONCATENATE(&quot;&quot;&quot;  &quot;;[.E159];&quot;\5&quot;;&quot;&quot;&quot;&quot;))))" office:value-type="string" office:string-value="&quot; 40\5&quot;" calcext:value-type="string">
            <text:p>" 40\5"</text:p>
          </table:table-cell>
          <table:table-cell table:style-name="ce97"/>
          <table:table-cell table:style-name="ce97" table:formula="of:=ROUND(([.$J$6]/[.$F$6]*2)/([.$H$6]/[.$D$6]*(TAN(RADIANS([.E159]))));4)" office:value-type="float" office:value="1.1918" calcext:value-type="float">
            <text:p>1.1918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60]&lt;1;[.AA160]&gt;255);&quot;//Не возможно на этом железе!&quot;;(CONCATENATE(&quot;     { &quot;;[.AA160];&quot;, &quot;;[.AB160];&quot;, &quot;;[.AC160];&quot; },&quot;)))" office:value-type="string" office:string-value="     { 1, 1504, &quot; 41\5&quot; }," calcext:value-type="string" table:number-columns-spanned="3" table:number-rows-spanned="1">
            <text:p><text:s text:c="5"/>{ 1, 1504, " 41\5" },</text:p>
          </table:table-cell>
          <table:covered-table-cell table:number-columns-repeated="2" table:style-name="ce25"/>
          <table:table-cell table:style-name="ce41" office:value-type="float" office:value="41" calcext:value-type="float" table:number-columns-spanned="2" table:number-rows-spanned="1">
            <text:p>41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60];1)" office:value-type="float" office:value="1" calcext:value-type="float">
            <text:p>1</text:p>
          </table:table-cell>
          <table:table-cell table:style-name="ce97" table:formula="of:=ROUND((([.AE160]-[.AA160])*10000);1)" office:value-type="float" office:value="1504" calcext:value-type="float">
            <text:p>1504</text:p>
          </table:table-cell>
          <table:table-cell table:style-name="ce127" table:formula="of:=IF(AND([.E160]&gt;=10);(CONCATENATE(&quot;&quot;&quot; &quot;;[.E160];&quot;\5&quot;;&quot;&quot;&quot;&quot;));IF(AND([.E160]&lt;10);(CONCATENATE(&quot;&quot;&quot;  &quot;;[.E160];&quot;\5&quot;;&quot;&quot;&quot;&quot;))))" office:value-type="string" office:string-value="&quot; 41\5&quot;" calcext:value-type="string">
            <text:p>" 41\5"</text:p>
          </table:table-cell>
          <table:table-cell table:style-name="ce97"/>
          <table:table-cell table:style-name="ce97" table:formula="of:=ROUND(([.$J$6]/[.$F$6]*2)/([.$H$6]/[.$D$6]*(TAN(RADIANS([.E160]))));4)" office:value-type="float" office:value="1.1504" calcext:value-type="float">
            <text:p>1.1504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61]&lt;1;[.AA161]&gt;255);&quot;//Не возможно на этом железе!&quot;;(CONCATENATE(&quot;     { &quot;;[.AA161];&quot;, &quot;;[.AB161];&quot;, &quot;;[.AC161];&quot; },&quot;)))" office:value-type="string" office:string-value="     { 1, 1106, &quot; 42\5&quot; }," calcext:value-type="string" table:number-columns-spanned="3" table:number-rows-spanned="1">
            <text:p><text:s text:c="5"/>{ 1, 1106, " 42\5" },</text:p>
          </table:table-cell>
          <table:covered-table-cell table:number-columns-repeated="2" table:style-name="ce25"/>
          <table:table-cell table:style-name="ce41" office:value-type="float" office:value="42" calcext:value-type="float" table:number-columns-spanned="2" table:number-rows-spanned="1">
            <text:p>42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61];1)" office:value-type="float" office:value="1" calcext:value-type="float">
            <text:p>1</text:p>
          </table:table-cell>
          <table:table-cell table:style-name="ce97" table:formula="of:=ROUND((([.AE161]-[.AA161])*10000);1)" office:value-type="float" office:value="1106" calcext:value-type="float">
            <text:p>1106</text:p>
          </table:table-cell>
          <table:table-cell table:style-name="ce127" table:formula="of:=IF(AND([.E161]&gt;=10);(CONCATENATE(&quot;&quot;&quot; &quot;;[.E161];&quot;\5&quot;;&quot;&quot;&quot;&quot;));IF(AND([.E161]&lt;10);(CONCATENATE(&quot;&quot;&quot;  &quot;;[.E161];&quot;\5&quot;;&quot;&quot;&quot;&quot;))))" office:value-type="string" office:string-value="&quot; 42\5&quot;" calcext:value-type="string">
            <text:p>" 42\5"</text:p>
          </table:table-cell>
          <table:table-cell table:style-name="ce97"/>
          <table:table-cell table:style-name="ce97" table:formula="of:=ROUND(([.$J$6]/[.$F$6]*2)/([.$H$6]/[.$D$6]*(TAN(RADIANS([.E161]))));4)" office:value-type="float" office:value="1.1106" calcext:value-type="float">
            <text:p>1.1106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62]&lt;1;[.AA162]&gt;255);&quot;//Не возможно на этом железе!&quot;;(CONCATENATE(&quot;     { &quot;;[.AA162];&quot;, &quot;;[.AB162];&quot;, &quot;;[.AC162];&quot; },&quot;)))" office:value-type="string" office:string-value="     { 1, 724, &quot; 43\5&quot; }," calcext:value-type="string" table:number-columns-spanned="3" table:number-rows-spanned="1">
            <text:p><text:s text:c="5"/>{ 1, 724, " 43\5" },</text:p>
          </table:table-cell>
          <table:covered-table-cell table:number-columns-repeated="2" table:style-name="ce25"/>
          <table:table-cell table:style-name="ce41" office:value-type="float" office:value="43" calcext:value-type="float" table:number-columns-spanned="2" table:number-rows-spanned="1">
            <text:p>43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62];1)" office:value-type="float" office:value="1" calcext:value-type="float">
            <text:p>1</text:p>
          </table:table-cell>
          <table:table-cell table:style-name="ce97" table:formula="of:=ROUND((([.AE162]-[.AA162])*10000);1)" office:value-type="float" office:value="724" calcext:value-type="float">
            <text:p>724</text:p>
          </table:table-cell>
          <table:table-cell table:style-name="ce127" table:formula="of:=IF(AND([.E162]&gt;=10);(CONCATENATE(&quot;&quot;&quot; &quot;;[.E162];&quot;\5&quot;;&quot;&quot;&quot;&quot;));IF(AND([.E162]&lt;10);(CONCATENATE(&quot;&quot;&quot;  &quot;;[.E162];&quot;\5&quot;;&quot;&quot;&quot;&quot;))))" office:value-type="string" office:string-value="&quot; 43\5&quot;" calcext:value-type="string">
            <text:p>" 43\5"</text:p>
          </table:table-cell>
          <table:table-cell table:style-name="ce97"/>
          <table:table-cell table:style-name="ce97" table:formula="of:=ROUND(([.$J$6]/[.$F$6]*2)/([.$H$6]/[.$D$6]*(TAN(RADIANS([.E162]))));4)" office:value-type="float" office:value="1.0724" calcext:value-type="float">
            <text:p>1.0724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63]&lt;1;[.AA163]&gt;255);&quot;//Не возможно на этом железе!&quot;;(CONCATENATE(&quot;     { &quot;;[.AA163];&quot;, &quot;;[.AB163];&quot;, &quot;;[.AC163];&quot; },&quot;)))" office:value-type="string" office:string-value="     { 1, 355, &quot; 44\5&quot; }," calcext:value-type="string" table:number-columns-spanned="3" table:number-rows-spanned="1">
            <text:p><text:s text:c="5"/>{ 1, 355, " 44\5" },</text:p>
          </table:table-cell>
          <table:covered-table-cell table:number-columns-repeated="2" table:style-name="ce25"/>
          <table:table-cell table:style-name="ce41" office:value-type="float" office:value="44" calcext:value-type="float" table:number-columns-spanned="2" table:number-rows-spanned="1">
            <text:p>44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63];1)" office:value-type="float" office:value="1" calcext:value-type="float">
            <text:p>1</text:p>
          </table:table-cell>
          <table:table-cell table:style-name="ce97" table:formula="of:=ROUND((([.AE163]-[.AA163])*10000);1)" office:value-type="float" office:value="355" calcext:value-type="float">
            <text:p>355</text:p>
          </table:table-cell>
          <table:table-cell table:style-name="ce127" table:formula="of:=IF(AND([.E163]&gt;=10);(CONCATENATE(&quot;&quot;&quot; &quot;;[.E163];&quot;\5&quot;;&quot;&quot;&quot;&quot;));IF(AND([.E163]&lt;10);(CONCATENATE(&quot;&quot;&quot;  &quot;;[.E163];&quot;\5&quot;;&quot;&quot;&quot;&quot;))))" office:value-type="string" office:string-value="&quot; 44\5&quot;" calcext:value-type="string">
            <text:p>" 44\5"</text:p>
          </table:table-cell>
          <table:table-cell table:style-name="ce97"/>
          <table:table-cell table:style-name="ce97" table:formula="of:=ROUND(([.$J$6]/[.$F$6]*2)/([.$H$6]/[.$D$6]*(TAN(RADIANS([.E163]))));4)" office:value-type="float" office:value="1.0355" calcext:value-type="float">
            <text:p>1.0355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64]&lt;1;[.AA164]&gt;255);&quot;//Не возможно на этом железе!&quot;;(CONCATENATE(&quot;     { &quot;;[.AA164];&quot;, &quot;;[.AB164];&quot;, &quot;;[.AC164];&quot; },&quot;)))" office:value-type="string" office:string-value="     { 1, 0, &quot; 45\5&quot; }," calcext:value-type="string" table:number-columns-spanned="3" table:number-rows-spanned="1">
            <text:p><text:s text:c="5"/>{ 1, 0, " 45\5" },</text:p>
          </table:table-cell>
          <table:covered-table-cell table:number-columns-repeated="2" table:style-name="ce25"/>
          <table:table-cell table:style-name="ce41" office:value-type="float" office:value="45" calcext:value-type="float" table:number-columns-spanned="2" table:number-rows-spanned="1">
            <text:p>45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64];1)" office:value-type="float" office:value="1" calcext:value-type="float">
            <text:p>1</text:p>
          </table:table-cell>
          <table:table-cell table:style-name="ce97" table:formula="of:=ROUND((([.AE164]-[.AA164])*10000);1)" office:value-type="float" office:value="0" calcext:value-type="float">
            <text:p>0</text:p>
          </table:table-cell>
          <table:table-cell table:style-name="ce127" table:formula="of:=IF(AND([.E164]&gt;=10);(CONCATENATE(&quot;&quot;&quot; &quot;;[.E164];&quot;\5&quot;;&quot;&quot;&quot;&quot;));IF(AND([.E164]&lt;10);(CONCATENATE(&quot;&quot;&quot;  &quot;;[.E164];&quot;\5&quot;;&quot;&quot;&quot;&quot;))))" office:value-type="string" office:string-value="&quot; 45\5&quot;" calcext:value-type="string">
            <text:p>" 45\5"</text:p>
          </table:table-cell>
          <table:table-cell table:style-name="ce97"/>
          <table:table-cell table:style-name="ce97" table:formula="of:=ROUND(([.$J$6]/[.$F$6]*2)/([.$H$6]/[.$D$6]*(TAN(RADIANS([.E164]))));4)" office:value-type="float" office:value="1" calcext:value-type="float">
            <text:p>1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65]&lt;1;[.AA165]&gt;255);&quot;//Не возможно на этом железе!&quot;;(CONCATENATE(&quot;     { &quot;;[.AA165];&quot;, &quot;;[.AB165];&quot;, &quot;;[.AC165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46" calcext:value-type="float" table:number-columns-spanned="2" table:number-rows-spanned="1">
            <text:p>46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65];1)" office:value-type="float" office:value="0" calcext:value-type="float">
            <text:p>0</text:p>
          </table:table-cell>
          <table:table-cell table:style-name="ce97" table:formula="of:=ROUND((([.AE165]-[.AA165])*10000);1)" office:value-type="float" office:value="9657" calcext:value-type="float">
            <text:p>9657</text:p>
          </table:table-cell>
          <table:table-cell table:style-name="ce127" table:formula="of:=IF(AND([.E165]&gt;=10);(CONCATENATE(&quot;&quot;&quot; &quot;;[.E165];&quot;\5&quot;;&quot;&quot;&quot;&quot;));IF(AND([.E165]&lt;10);(CONCATENATE(&quot;&quot;&quot;  &quot;;[.E165];&quot;\5&quot;;&quot;&quot;&quot;&quot;))))" office:value-type="string" office:string-value="&quot; 46\5&quot;" calcext:value-type="string">
            <text:p>" 46\5"</text:p>
          </table:table-cell>
          <table:table-cell table:style-name="ce97"/>
          <table:table-cell table:style-name="ce97" table:formula="of:=ROUND(([.$J$6]/[.$F$6]*2)/([.$H$6]/[.$D$6]*(TAN(RADIANS([.E165]))));4)" office:value-type="float" office:value="0.9657" calcext:value-type="float">
            <text:p>0.9657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66]&lt;1;[.AA166]&gt;255);&quot;//Не возможно на этом железе!&quot;;(CONCATENATE(&quot;     { &quot;;[.AA166];&quot;, &quot;;[.AB166];&quot;, &quot;;[.AC166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47" calcext:value-type="float" table:number-columns-spanned="2" table:number-rows-spanned="1">
            <text:p>47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66];1)" office:value-type="float" office:value="0" calcext:value-type="float">
            <text:p>0</text:p>
          </table:table-cell>
          <table:table-cell table:style-name="ce97" table:formula="of:=ROUND((([.AE166]-[.AA166])*10000);1)" office:value-type="float" office:value="9325" calcext:value-type="float">
            <text:p>9325</text:p>
          </table:table-cell>
          <table:table-cell table:style-name="ce127" table:formula="of:=IF(AND([.E166]&gt;=10);(CONCATENATE(&quot;&quot;&quot; &quot;;[.E166];&quot;\5&quot;;&quot;&quot;&quot;&quot;));IF(AND([.E166]&lt;10);(CONCATENATE(&quot;&quot;&quot;  &quot;;[.E166];&quot;\5&quot;;&quot;&quot;&quot;&quot;))))" office:value-type="string" office:string-value="&quot; 47\5&quot;" calcext:value-type="string">
            <text:p>" 47\5"</text:p>
          </table:table-cell>
          <table:table-cell table:style-name="ce97"/>
          <table:table-cell table:style-name="ce97" table:formula="of:=ROUND(([.$J$6]/[.$F$6]*2)/([.$H$6]/[.$D$6]*(TAN(RADIANS([.E166]))));4)" office:value-type="float" office:value="0.9325" calcext:value-type="float">
            <text:p>0.9325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67]&lt;1;[.AA167]&gt;255);&quot;//Не возможно на этом железе!&quot;;(CONCATENATE(&quot;     { &quot;;[.AA167];&quot;, &quot;;[.AB167];&quot;, &quot;;[.AC167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48" calcext:value-type="float" table:number-columns-spanned="2" table:number-rows-spanned="1">
            <text:p>48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67];1)" office:value-type="float" office:value="0" calcext:value-type="float">
            <text:p>0</text:p>
          </table:table-cell>
          <table:table-cell table:style-name="ce97" table:formula="of:=ROUND((([.AE167]-[.AA167])*10000);1)" office:value-type="float" office:value="9004" calcext:value-type="float">
            <text:p>9004</text:p>
          </table:table-cell>
          <table:table-cell table:style-name="ce127" table:formula="of:=IF(AND([.E167]&gt;=10);(CONCATENATE(&quot;&quot;&quot; &quot;;[.E167];&quot;\5&quot;;&quot;&quot;&quot;&quot;));IF(AND([.E167]&lt;10);(CONCATENATE(&quot;&quot;&quot;  &quot;;[.E167];&quot;\5&quot;;&quot;&quot;&quot;&quot;))))" office:value-type="string" office:string-value="&quot; 48\5&quot;" calcext:value-type="string">
            <text:p>" 48\5"</text:p>
          </table:table-cell>
          <table:table-cell table:style-name="ce97"/>
          <table:table-cell table:style-name="ce97" table:formula="of:=ROUND(([.$J$6]/[.$F$6]*2)/([.$H$6]/[.$D$6]*(TAN(RADIANS([.E167]))));4)" office:value-type="float" office:value="0.9004" calcext:value-type="float">
            <text:p>0.9004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68]&lt;1;[.AA168]&gt;255);&quot;//Не возможно на этом железе!&quot;;(CONCATENATE(&quot;     { &quot;;[.AA168];&quot;, &quot;;[.AB168];&quot;, &quot;;[.AC168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49" calcext:value-type="float" table:number-columns-spanned="2" table:number-rows-spanned="1">
            <text:p>49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68];1)" office:value-type="float" office:value="0" calcext:value-type="float">
            <text:p>0</text:p>
          </table:table-cell>
          <table:table-cell table:style-name="ce97" table:formula="of:=ROUND((([.AE168]-[.AA168])*10000);1)" office:value-type="float" office:value="8693" calcext:value-type="float">
            <text:p>8693</text:p>
          </table:table-cell>
          <table:table-cell table:style-name="ce127" table:formula="of:=IF(AND([.E168]&gt;=10);(CONCATENATE(&quot;&quot;&quot; &quot;;[.E168];&quot;\5&quot;;&quot;&quot;&quot;&quot;));IF(AND([.E168]&lt;10);(CONCATENATE(&quot;&quot;&quot;  &quot;;[.E168];&quot;\5&quot;;&quot;&quot;&quot;&quot;))))" office:value-type="string" office:string-value="&quot; 49\5&quot;" calcext:value-type="string">
            <text:p>" 49\5"</text:p>
          </table:table-cell>
          <table:table-cell table:style-name="ce97"/>
          <table:table-cell table:style-name="ce97" table:formula="of:=ROUND(([.$J$6]/[.$F$6]*2)/([.$H$6]/[.$D$6]*(TAN(RADIANS([.E168]))));4)" office:value-type="float" office:value="0.8693" calcext:value-type="float">
            <text:p>0.8693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69]&lt;1;[.AA169]&gt;255);&quot;//Не возможно на этом железе!&quot;;(CONCATENATE(&quot;     { &quot;;[.AA169];&quot;, &quot;;[.AB169];&quot;, &quot;;[.AC169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50" calcext:value-type="float" table:number-columns-spanned="2" table:number-rows-spanned="1">
            <text:p>50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69];1)" office:value-type="float" office:value="0" calcext:value-type="float">
            <text:p>0</text:p>
          </table:table-cell>
          <table:table-cell table:style-name="ce97" table:formula="of:=ROUND((([.AE169]-[.AA169])*10000);1)" office:value-type="float" office:value="8391" calcext:value-type="float">
            <text:p>8391</text:p>
          </table:table-cell>
          <table:table-cell table:style-name="ce127" table:formula="of:=IF(AND([.E169]&gt;=10);(CONCATENATE(&quot;&quot;&quot; &quot;;[.E169];&quot;\5&quot;;&quot;&quot;&quot;&quot;));IF(AND([.E169]&lt;10);(CONCATENATE(&quot;&quot;&quot;  &quot;;[.E169];&quot;\5&quot;;&quot;&quot;&quot;&quot;))))" office:value-type="string" office:string-value="&quot; 50\5&quot;" calcext:value-type="string">
            <text:p>" 50\5"</text:p>
          </table:table-cell>
          <table:table-cell table:style-name="ce97"/>
          <table:table-cell table:style-name="ce97" table:formula="of:=ROUND(([.$J$6]/[.$F$6]*2)/([.$H$6]/[.$D$6]*(TAN(RADIANS([.E169]))));4)" office:value-type="float" office:value="0.8391" calcext:value-type="float">
            <text:p>0.8391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70]&lt;1;[.AA170]&gt;255);&quot;//Не возможно на этом железе!&quot;;(CONCATENATE(&quot;     { &quot;;[.AA170];&quot;, &quot;;[.AB170];&quot;, &quot;;[.AC170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51" calcext:value-type="float" table:number-columns-spanned="2" table:number-rows-spanned="1">
            <text:p>51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70];1)" office:value-type="float" office:value="0" calcext:value-type="float">
            <text:p>0</text:p>
          </table:table-cell>
          <table:table-cell table:style-name="ce97" table:formula="of:=ROUND((([.AE170]-[.AA170])*10000);1)" office:value-type="float" office:value="8098" calcext:value-type="float">
            <text:p>8098</text:p>
          </table:table-cell>
          <table:table-cell table:style-name="ce127" table:formula="of:=IF(AND([.E170]&gt;=10);(CONCATENATE(&quot;&quot;&quot; &quot;;[.E170];&quot;\5&quot;;&quot;&quot;&quot;&quot;));IF(AND([.E170]&lt;10);(CONCATENATE(&quot;&quot;&quot;  &quot;;[.E170];&quot;\5&quot;;&quot;&quot;&quot;&quot;))))" office:value-type="string" office:string-value="&quot; 51\5&quot;" calcext:value-type="string">
            <text:p>" 51\5"</text:p>
          </table:table-cell>
          <table:table-cell table:style-name="ce97"/>
          <table:table-cell table:style-name="ce97" table:formula="of:=ROUND(([.$J$6]/[.$F$6]*2)/([.$H$6]/[.$D$6]*(TAN(RADIANS([.E170]))));4)" office:value-type="float" office:value="0.8098" calcext:value-type="float">
            <text:p>0.8098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71]&lt;1;[.AA171]&gt;255);&quot;//Не возможно на этом железе!&quot;;(CONCATENATE(&quot;     { &quot;;[.AA171];&quot;, &quot;;[.AB171];&quot;, &quot;;[.AC171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52" calcext:value-type="float" table:number-columns-spanned="2" table:number-rows-spanned="1">
            <text:p>52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71];1)" office:value-type="float" office:value="0" calcext:value-type="float">
            <text:p>0</text:p>
          </table:table-cell>
          <table:table-cell table:style-name="ce97" table:formula="of:=ROUND((([.AE171]-[.AA171])*10000);1)" office:value-type="float" office:value="7813" calcext:value-type="float">
            <text:p>7813</text:p>
          </table:table-cell>
          <table:table-cell table:style-name="ce127" table:formula="of:=IF(AND([.E171]&gt;=10);(CONCATENATE(&quot;&quot;&quot; &quot;;[.E171];&quot;\5&quot;;&quot;&quot;&quot;&quot;));IF(AND([.E171]&lt;10);(CONCATENATE(&quot;&quot;&quot;  &quot;;[.E171];&quot;\5&quot;;&quot;&quot;&quot;&quot;))))" office:value-type="string" office:string-value="&quot; 52\5&quot;" calcext:value-type="string">
            <text:p>" 52\5"</text:p>
          </table:table-cell>
          <table:table-cell table:style-name="ce97"/>
          <table:table-cell table:style-name="ce97" table:formula="of:=ROUND(([.$J$6]/[.$F$6]*2)/([.$H$6]/[.$D$6]*(TAN(RADIANS([.E171]))));4)" office:value-type="float" office:value="0.7813" calcext:value-type="float">
            <text:p>0.7813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72]&lt;1;[.AA172]&gt;255);&quot;//Не возможно на этом железе!&quot;;(CONCATENATE(&quot;     { &quot;;[.AA172];&quot;, &quot;;[.AB172];&quot;, &quot;;[.AC172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53" calcext:value-type="float" table:number-columns-spanned="2" table:number-rows-spanned="1">
            <text:p>53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72];1)" office:value-type="float" office:value="0" calcext:value-type="float">
            <text:p>0</text:p>
          </table:table-cell>
          <table:table-cell table:style-name="ce97" table:formula="of:=ROUND((([.AE172]-[.AA172])*10000);1)" office:value-type="float" office:value="7536" calcext:value-type="float">
            <text:p>7536</text:p>
          </table:table-cell>
          <table:table-cell table:style-name="ce127" table:formula="of:=IF(AND([.E172]&gt;=10);(CONCATENATE(&quot;&quot;&quot; &quot;;[.E172];&quot;\5&quot;;&quot;&quot;&quot;&quot;));IF(AND([.E172]&lt;10);(CONCATENATE(&quot;&quot;&quot;  &quot;;[.E172];&quot;\5&quot;;&quot;&quot;&quot;&quot;))))" office:value-type="string" office:string-value="&quot; 53\5&quot;" calcext:value-type="string">
            <text:p>" 53\5"</text:p>
          </table:table-cell>
          <table:table-cell table:style-name="ce97"/>
          <table:table-cell table:style-name="ce97" table:formula="of:=ROUND(([.$J$6]/[.$F$6]*2)/([.$H$6]/[.$D$6]*(TAN(RADIANS([.E172]))));4)" office:value-type="float" office:value="0.7536" calcext:value-type="float">
            <text:p>0.7536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73]&lt;1;[.AA173]&gt;255);&quot;//Не возможно на этом железе!&quot;;(CONCATENATE(&quot;     { &quot;;[.AA173];&quot;, &quot;;[.AB173];&quot;, &quot;;[.AC173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54" calcext:value-type="float" table:number-columns-spanned="2" table:number-rows-spanned="1">
            <text:p>54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73];1)" office:value-type="float" office:value="0" calcext:value-type="float">
            <text:p>0</text:p>
          </table:table-cell>
          <table:table-cell table:style-name="ce97" table:formula="of:=ROUND((([.AE173]-[.AA173])*10000);1)" office:value-type="float" office:value="7265" calcext:value-type="float">
            <text:p>7265</text:p>
          </table:table-cell>
          <table:table-cell table:style-name="ce127" table:formula="of:=IF(AND([.E173]&gt;=10);(CONCATENATE(&quot;&quot;&quot; &quot;;[.E173];&quot;\5&quot;;&quot;&quot;&quot;&quot;));IF(AND([.E173]&lt;10);(CONCATENATE(&quot;&quot;&quot;  &quot;;[.E173];&quot;\5&quot;;&quot;&quot;&quot;&quot;))))" office:value-type="string" office:string-value="&quot; 54\5&quot;" calcext:value-type="string">
            <text:p>" 54\5"</text:p>
          </table:table-cell>
          <table:table-cell table:style-name="ce97"/>
          <table:table-cell table:style-name="ce97" table:formula="of:=ROUND(([.$J$6]/[.$F$6]*2)/([.$H$6]/[.$D$6]*(TAN(RADIANS([.E173]))));4)" office:value-type="float" office:value="0.7265" calcext:value-type="float">
            <text:p>0.7265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74]&lt;1;[.AA174]&gt;255);&quot;//Не возможно на этом железе!&quot;;(CONCATENATE(&quot;     { &quot;;[.AA174];&quot;, &quot;;[.AB174];&quot;, &quot;;[.AC174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55" calcext:value-type="float" table:number-columns-spanned="2" table:number-rows-spanned="1">
            <text:p>55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74];1)" office:value-type="float" office:value="0" calcext:value-type="float">
            <text:p>0</text:p>
          </table:table-cell>
          <table:table-cell table:style-name="ce97" table:formula="of:=ROUND((([.AE174]-[.AA174])*10000);1)" office:value-type="float" office:value="7002" calcext:value-type="float">
            <text:p>7002</text:p>
          </table:table-cell>
          <table:table-cell table:style-name="ce127" table:formula="of:=IF(AND([.E174]&gt;=10);(CONCATENATE(&quot;&quot;&quot; &quot;;[.E174];&quot;\5&quot;;&quot;&quot;&quot;&quot;));IF(AND([.E174]&lt;10);(CONCATENATE(&quot;&quot;&quot;  &quot;;[.E174];&quot;\5&quot;;&quot;&quot;&quot;&quot;))))" office:value-type="string" office:string-value="&quot; 55\5&quot;" calcext:value-type="string">
            <text:p>" 55\5"</text:p>
          </table:table-cell>
          <table:table-cell table:style-name="ce97"/>
          <table:table-cell table:style-name="ce97" table:formula="of:=ROUND(([.$J$6]/[.$F$6]*2)/([.$H$6]/[.$D$6]*(TAN(RADIANS([.E174]))));4)" office:value-type="float" office:value="0.7002" calcext:value-type="float">
            <text:p>0.7002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75]&lt;1;[.AA175]&gt;255);&quot;//Не возможно на этом железе!&quot;;(CONCATENATE(&quot;     { &quot;;[.AA175];&quot;, &quot;;[.AB175];&quot;, &quot;;[.AC175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56" calcext:value-type="float" table:number-columns-spanned="2" table:number-rows-spanned="1">
            <text:p>56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75];1)" office:value-type="float" office:value="0" calcext:value-type="float">
            <text:p>0</text:p>
          </table:table-cell>
          <table:table-cell table:style-name="ce97" table:formula="of:=ROUND((([.AE175]-[.AA175])*10000);1)" office:value-type="float" office:value="6745" calcext:value-type="float">
            <text:p>6745</text:p>
          </table:table-cell>
          <table:table-cell table:style-name="ce127" table:formula="of:=IF(AND([.E175]&gt;=10);(CONCATENATE(&quot;&quot;&quot; &quot;;[.E175];&quot;\5&quot;;&quot;&quot;&quot;&quot;));IF(AND([.E175]&lt;10);(CONCATENATE(&quot;&quot;&quot;  &quot;;[.E175];&quot;\5&quot;;&quot;&quot;&quot;&quot;))))" office:value-type="string" office:string-value="&quot; 56\5&quot;" calcext:value-type="string">
            <text:p>" 56\5"</text:p>
          </table:table-cell>
          <table:table-cell table:style-name="ce97"/>
          <table:table-cell table:style-name="ce97" table:formula="of:=ROUND(([.$J$6]/[.$F$6]*2)/([.$H$6]/[.$D$6]*(TAN(RADIANS([.E175]))));4)" office:value-type="float" office:value="0.6745" calcext:value-type="float">
            <text:p>0.6745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76]&lt;1;[.AA176]&gt;255);&quot;//Не возможно на этом железе!&quot;;(CONCATENATE(&quot;     { &quot;;[.AA176];&quot;, &quot;;[.AB176];&quot;, &quot;;[.AC176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57" calcext:value-type="float" table:number-columns-spanned="2" table:number-rows-spanned="1">
            <text:p>57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76];1)" office:value-type="float" office:value="0" calcext:value-type="float">
            <text:p>0</text:p>
          </table:table-cell>
          <table:table-cell table:style-name="ce97" table:formula="of:=ROUND((([.AE176]-[.AA176])*10000);1)" office:value-type="float" office:value="6494" calcext:value-type="float">
            <text:p>6494</text:p>
          </table:table-cell>
          <table:table-cell table:style-name="ce127" table:formula="of:=IF(AND([.E176]&gt;=10);(CONCATENATE(&quot;&quot;&quot; &quot;;[.E176];&quot;\5&quot;;&quot;&quot;&quot;&quot;));IF(AND([.E176]&lt;10);(CONCATENATE(&quot;&quot;&quot;  &quot;;[.E176];&quot;\5&quot;;&quot;&quot;&quot;&quot;))))" office:value-type="string" office:string-value="&quot; 57\5&quot;" calcext:value-type="string">
            <text:p>" 57\5"</text:p>
          </table:table-cell>
          <table:table-cell table:style-name="ce97"/>
          <table:table-cell table:style-name="ce97" table:formula="of:=ROUND(([.$J$6]/[.$F$6]*2)/([.$H$6]/[.$D$6]*(TAN(RADIANS([.E176]))));4)" office:value-type="float" office:value="0.6494" calcext:value-type="float">
            <text:p>0.6494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77]&lt;1;[.AA177]&gt;255);&quot;//Не возможно на этом железе!&quot;;(CONCATENATE(&quot;     { &quot;;[.AA177];&quot;, &quot;;[.AB177];&quot;, &quot;;[.AC177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58" calcext:value-type="float" table:number-columns-spanned="2" table:number-rows-spanned="1">
            <text:p>58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77];1)" office:value-type="float" office:value="0" calcext:value-type="float">
            <text:p>0</text:p>
          </table:table-cell>
          <table:table-cell table:style-name="ce97" table:formula="of:=ROUND((([.AE177]-[.AA177])*10000);1)" office:value-type="float" office:value="6249" calcext:value-type="float">
            <text:p>6249</text:p>
          </table:table-cell>
          <table:table-cell table:style-name="ce127" table:formula="of:=IF(AND([.E177]&gt;=10);(CONCATENATE(&quot;&quot;&quot; &quot;;[.E177];&quot;\5&quot;;&quot;&quot;&quot;&quot;));IF(AND([.E177]&lt;10);(CONCATENATE(&quot;&quot;&quot;  &quot;;[.E177];&quot;\5&quot;;&quot;&quot;&quot;&quot;))))" office:value-type="string" office:string-value="&quot; 58\5&quot;" calcext:value-type="string">
            <text:p>" 58\5"</text:p>
          </table:table-cell>
          <table:table-cell table:style-name="ce97"/>
          <table:table-cell table:style-name="ce97" table:formula="of:=ROUND(([.$J$6]/[.$F$6]*2)/([.$H$6]/[.$D$6]*(TAN(RADIANS([.E177]))));4)" office:value-type="float" office:value="0.6249" calcext:value-type="float">
            <text:p>0.6249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78]&lt;1;[.AA178]&gt;255);&quot;//Не возможно на этом железе!&quot;;(CONCATENATE(&quot;     { &quot;;[.AA178];&quot;, &quot;;[.AB178];&quot;, &quot;;[.AC178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59" calcext:value-type="float" table:number-columns-spanned="2" table:number-rows-spanned="1">
            <text:p>59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78];1)" office:value-type="float" office:value="0" calcext:value-type="float">
            <text:p>0</text:p>
          </table:table-cell>
          <table:table-cell table:style-name="ce97" table:formula="of:=ROUND((([.AE178]-[.AA178])*10000);1)" office:value-type="float" office:value="6009" calcext:value-type="float">
            <text:p>6009</text:p>
          </table:table-cell>
          <table:table-cell table:style-name="ce127" table:formula="of:=IF(AND([.E178]&gt;=10);(CONCATENATE(&quot;&quot;&quot; &quot;;[.E178];&quot;\5&quot;;&quot;&quot;&quot;&quot;));IF(AND([.E178]&lt;10);(CONCATENATE(&quot;&quot;&quot;  &quot;;[.E178];&quot;\5&quot;;&quot;&quot;&quot;&quot;))))" office:value-type="string" office:string-value="&quot; 59\5&quot;" calcext:value-type="string">
            <text:p>" 59\5"</text:p>
          </table:table-cell>
          <table:table-cell table:style-name="ce97"/>
          <table:table-cell table:style-name="ce97" table:formula="of:=ROUND(([.$J$6]/[.$F$6]*2)/([.$H$6]/[.$D$6]*(TAN(RADIANS([.E178]))));4)" office:value-type="float" office:value="0.6009" calcext:value-type="float">
            <text:p>0.6009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2" table:formula="of:=IF(OR([.AA179]&lt;1;[.AA179]&gt;255);&quot;//Не возможно на этом железе!&quot;;(CONCATENATE(&quot;     { &quot;;[.AA179];&quot;, &quot;;[.AB179];&quot;, &quot;;[.AC179];&quot; },&quot;)))" office:value-type="string" office:string-value="//Не возможно на этом железе!" calcext:value-type="string" table:number-columns-spanned="3" table:number-rows-spanned="1">
            <text:p>//Не возможно на этом железе!</text:p>
          </table:table-cell>
          <table:covered-table-cell table:number-columns-repeated="2" table:style-name="ce25"/>
          <table:table-cell table:style-name="ce41" office:value-type="float" office:value="60" calcext:value-type="float" table:number-columns-spanned="2" table:number-rows-spanned="1">
            <text:p>60</text:p>
          </table:table-cell>
          <table:covered-table-cell table:style-name="ce44"/>
          <table:table-cell table:style-name="ce45" office:value-type="string" calcext:value-type="string" table:number-columns-spanned="2" table:number-rows-spanned="1">
            <text:p>градусов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E179];1)" office:value-type="float" office:value="0" calcext:value-type="float">
            <text:p>0</text:p>
          </table:table-cell>
          <table:table-cell table:style-name="ce97" table:formula="of:=ROUND((([.AE179]-[.AA179])*10000);1)" office:value-type="float" office:value="5774" calcext:value-type="float">
            <text:p>5774</text:p>
          </table:table-cell>
          <table:table-cell table:style-name="ce127" table:formula="of:=IF(AND([.E179]&gt;=10);(CONCATENATE(&quot;&quot;&quot; &quot;;[.E179];&quot;\5&quot;;&quot;&quot;&quot;&quot;));IF(AND([.E179]&lt;10);(CONCATENATE(&quot;&quot;&quot;  &quot;;[.E179];&quot;\5&quot;;&quot;&quot;&quot;&quot;))))" office:value-type="string" office:string-value="&quot; 60\5&quot;" calcext:value-type="string">
            <text:p>" 60\5"</text:p>
          </table:table-cell>
          <table:table-cell table:style-name="ce97"/>
          <table:table-cell table:style-name="ce97" table:formula="of:=ROUND(([.$J$6]/[.$F$6]*2)/([.$H$6]/[.$D$6]*(TAN(RADIANS([.E179]))));4)" office:value-type="float" office:value="0.5774" calcext:value-type="float">
            <text:p>0.5774</text:p>
          </table:table-cell>
          <table:table-cell table:style-name="ce97" table:number-columns-repeated="10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80]&lt;1;[.AA180]&gt;255);&quot;//Не возможно на этом железе!&quot;;(CONCATENATE(&quot;     { &quot;;[.AA180];&quot;, &quot;;[.AB180];&quot;, &quot;;[.AC180];&quot; },&quot;)))" office:value-type="string" office:string-value="     { 38, 4240,  &quot; KM0&quot;  }," calcext:value-type="string" table:number-columns-spanned="3" table:number-rows-spanned="1">
            <text:p><text:s text:c="5"/>{ 38, 4240, <text:s/>" KM0" <text:s/>},</text:p>
          </table:table-cell>
          <table:covered-table-cell table:style-name="ce25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.212" calcext:value-type="float">
            <text:p>19.212</text:p>
          </table:table-cell>
          <table:table-cell table:style-name="ce45" office:value-type="string" calcext:value-type="string" table:number-columns-spanned="2" table:number-rows-spanned="1">
            <text:p>KM0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F180];1)" office:value-type="float" office:value="38" calcext:value-type="float">
            <text:p>38</text:p>
          </table:table-cell>
          <table:table-cell table:style-name="ce97" table:formula="of:=ROUND((([.AF180]-[.AA180])*10000);1)" office:value-type="float" office:value="4240" calcext:value-type="float">
            <text:p>4240</text:p>
          </table:table-cell>
          <table:table-cell table:style-name="ce127" table:formula="of:=CONCATENATE(&quot; &quot;&quot; &quot;;[.G180];&quot;&quot;&quot; &quot;)" office:value-type="string" office:string-value=" &quot; KM0&quot; " calcext:value-type="string">
            <text:p><text:s/>" KM0" </text:p>
          </table:table-cell>
          <table:table-cell table:style-name="ce97" table:number-columns-repeated="2"/>
          <table:table-cell table:style-name="ce97" table:formula="of:=ROUND(([.$J$6]/[.$F$6]*[.F180]*2)/([.$H$6]/[.$D$6]*([.E180]*0.5));4)" office:value-type="float" office:value="38.424" calcext:value-type="float">
            <text:p>38.424</text:p>
          </table:table-cell>
          <table:table-cell table:style-name="ce97" table:number-columns-repeated="9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81]&lt;1;[.AA181]&gt;255);&quot;//Не возможно на этом железе!&quot;;(CONCATENATE(&quot;     { &quot;;[.AA181];&quot;, &quot;;[.AB181];&quot;, &quot;;[.AC181];&quot; },&quot;)))" office:value-type="string" office:string-value="     { 40, 940,  &quot; KM1&quot;  }," calcext:value-type="string" table:number-columns-spanned="3" table:number-rows-spanned="1">
            <text:p><text:s text:c="5"/>{ 40, 940, <text:s/>" KM1" <text:s/>},</text:p>
          </table:table-cell>
          <table:covered-table-cell table:style-name="ce25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.047" calcext:value-type="float">
            <text:p>20.047</text:p>
          </table:table-cell>
          <table:table-cell table:style-name="ce45" office:value-type="string" calcext:value-type="string" table:number-columns-spanned="2" table:number-rows-spanned="1">
            <text:p>KM1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F181];1)" office:value-type="float" office:value="40" calcext:value-type="float">
            <text:p>40</text:p>
          </table:table-cell>
          <table:table-cell table:style-name="ce97" table:formula="of:=ROUND((([.AF181]-[.AA181])*10000);1)" office:value-type="float" office:value="940" calcext:value-type="float">
            <text:p>940</text:p>
          </table:table-cell>
          <table:table-cell table:style-name="ce127" table:formula="of:=CONCATENATE(&quot; &quot;&quot; &quot;;[.G181];&quot;&quot;&quot; &quot;)" office:value-type="string" office:string-value=" &quot; KM1&quot; " calcext:value-type="string">
            <text:p><text:s/>" KM1" </text:p>
          </table:table-cell>
          <table:table-cell table:style-name="ce97" table:number-columns-repeated="2"/>
          <table:table-cell table:style-name="ce97" table:formula="of:=ROUND(([.$J$6]/[.$F$6]*[.F181]*2)/([.$H$6]/[.$D$6]*([.E181]*0.5));4)" office:value-type="float" office:value="40.094" calcext:value-type="float">
            <text:p>40.094</text:p>
          </table:table-cell>
          <table:table-cell table:style-name="ce97" table:number-columns-repeated="9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82]&lt;1;[.AA182]&gt;255);&quot;//Не возможно на этом железе!&quot;;(CONCATENATE(&quot;     { &quot;;[.AA182];&quot;, &quot;;[.AB182];&quot;, &quot;;[.AC182];&quot; },&quot;)))" office:value-type="string" office:string-value="     { 40, 400,  &quot; KM2&quot;  }," calcext:value-type="string" table:number-columns-spanned="3" table:number-rows-spanned="1">
            <text:p><text:s text:c="5"/>{ 40, 400, <text:s/>" KM2" <text:s/>},</text:p>
          </table:table-cell>
          <table:covered-table-cell table:style-name="ce25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.02" calcext:value-type="float">
            <text:p>20.02</text:p>
          </table:table-cell>
          <table:table-cell table:style-name="ce45" office:value-type="string" calcext:value-type="string" table:number-columns-spanned="2" table:number-rows-spanned="1">
            <text:p>KM2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F182];1)" office:value-type="float" office:value="40" calcext:value-type="float">
            <text:p>40</text:p>
          </table:table-cell>
          <table:table-cell table:style-name="ce97" table:formula="of:=ROUND((([.AF182]-[.AA182])*10000);1)" office:value-type="float" office:value="400" calcext:value-type="float">
            <text:p>400</text:p>
          </table:table-cell>
          <table:table-cell table:style-name="ce127" table:formula="of:=CONCATENATE(&quot; &quot;&quot; &quot;;[.G182];&quot;&quot;&quot; &quot;)" office:value-type="string" office:string-value=" &quot; KM2&quot; " calcext:value-type="string">
            <text:p><text:s/>" KM2" </text:p>
          </table:table-cell>
          <table:table-cell table:style-name="ce97" table:number-columns-repeated="2"/>
          <table:table-cell table:style-name="ce97" table:formula="of:=ROUND(([.$J$6]/[.$F$6]*[.F182]*2)/([.$H$6]/[.$D$6]*([.E182]*0.5));4)" office:value-type="float" office:value="40.04" calcext:value-type="float">
            <text:p>40.04</text:p>
          </table:table-cell>
          <table:table-cell table:style-name="ce97" table:number-columns-repeated="9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83]&lt;1;[.AA183]&gt;255);&quot;//Не возможно на этом железе!&quot;;(CONCATENATE(&quot;     { &quot;;[.AA183];&quot;, &quot;;[.AB183];&quot;, &quot;;[.AC183];&quot; },&quot;)))" office:value-type="string" office:string-value="     { 39, 8440,  &quot; KM3&quot;  }," calcext:value-type="string" table:number-columns-spanned="3" table:number-rows-spanned="1">
            <text:p><text:s text:c="5"/>{ 39, 8440, <text:s/>" KM3" <text:s/>},</text:p>
          </table:table-cell>
          <table:covered-table-cell table:style-name="ce25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.922" calcext:value-type="float">
            <text:p>19.922</text:p>
          </table:table-cell>
          <table:table-cell table:style-name="ce45" office:value-type="string" calcext:value-type="string" table:number-columns-spanned="2" table:number-rows-spanned="1">
            <text:p>KM3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F183];1)" office:value-type="float" office:value="39" calcext:value-type="float">
            <text:p>39</text:p>
          </table:table-cell>
          <table:table-cell table:style-name="ce97" table:formula="of:=ROUND((([.AF183]-[.AA183])*10000);1)" office:value-type="float" office:value="8440" calcext:value-type="float">
            <text:p>8440</text:p>
          </table:table-cell>
          <table:table-cell table:style-name="ce127" table:formula="of:=CONCATENATE(&quot; &quot;&quot; &quot;;[.G183];&quot;&quot;&quot; &quot;)" office:value-type="string" office:string-value=" &quot; KM3&quot; " calcext:value-type="string">
            <text:p><text:s/>" KM3" </text:p>
          </table:table-cell>
          <table:table-cell table:style-name="ce97" table:number-columns-repeated="2"/>
          <table:table-cell table:style-name="ce97" table:formula="of:=ROUND(([.$J$6]/[.$F$6]*[.F183]*2)/([.$H$6]/[.$D$6]*([.E183]*0.5));4)" office:value-type="float" office:value="39.844" calcext:value-type="float">
            <text:p>39.844</text:p>
          </table:table-cell>
          <table:table-cell table:style-name="ce97" table:number-columns-repeated="9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84]&lt;1;[.AA184]&gt;255);&quot;//Не возможно на этом железе!&quot;;(CONCATENATE(&quot;     { &quot;;[.AA184];&quot;, &quot;;[.AB184];&quot;, &quot;;[.AC184];&quot; },&quot;)))" office:value-type="string" office:string-value="     { 38, 5080,  &quot; KM4&quot;  }," calcext:value-type="string" table:number-columns-spanned="3" table:number-rows-spanned="1">
            <text:p><text:s text:c="5"/>{ 38, 5080, <text:s/>" KM4" <text:s/>},</text:p>
          </table:table-cell>
          <table:covered-table-cell table:style-name="ce25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.254" calcext:value-type="float">
            <text:p>19.254</text:p>
          </table:table-cell>
          <table:table-cell table:style-name="ce45" office:value-type="string" calcext:value-type="string" table:number-columns-spanned="2" table:number-rows-spanned="1">
            <text:p>KM4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F184];1)" office:value-type="float" office:value="38" calcext:value-type="float">
            <text:p>38</text:p>
          </table:table-cell>
          <table:table-cell table:style-name="ce97" table:formula="of:=ROUND((([.AF184]-[.AA184])*10000);1)" office:value-type="float" office:value="5080" calcext:value-type="float">
            <text:p>5080</text:p>
          </table:table-cell>
          <table:table-cell table:style-name="ce127" table:formula="of:=CONCATENATE(&quot; &quot;&quot; &quot;;[.G184];&quot;&quot;&quot; &quot;)" office:value-type="string" office:string-value=" &quot; KM4&quot; " calcext:value-type="string">
            <text:p><text:s/>" KM4" </text:p>
          </table:table-cell>
          <table:table-cell table:style-name="ce97" table:number-columns-repeated="2"/>
          <table:table-cell table:style-name="ce97" table:formula="of:=ROUND(([.$J$6]/[.$F$6]*[.F184]*2)/([.$H$6]/[.$D$6]*([.E184]*0.5));4)" office:value-type="float" office:value="38.508" calcext:value-type="float">
            <text:p>38.508</text:p>
          </table:table-cell>
          <table:table-cell table:style-name="ce97" table:number-columns-repeated="9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85]&lt;1;[.AA185]&gt;255);&quot;//Не возможно на этом железе!&quot;;(CONCATENATE(&quot;     { &quot;;[.AA185];&quot;, &quot;;[.AB185];&quot;, &quot;;[.AC185];&quot; },&quot;)))" office:value-type="string" office:string-value="     { 38, 40,  &quot; KM5&quot;  }," calcext:value-type="string" table:number-columns-spanned="3" table:number-rows-spanned="1">
            <text:p><text:s text:c="5"/>{ 38, 40, <text:s/>" KM5" <text:s/>},</text:p>
          </table:table-cell>
          <table:covered-table-cell table:style-name="ce25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.002" calcext:value-type="float">
            <text:p>19.002</text:p>
          </table:table-cell>
          <table:table-cell table:style-name="ce45" office:value-type="string" calcext:value-type="string" table:number-columns-spanned="2" table:number-rows-spanned="1">
            <text:p>KM5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F185];1)" office:value-type="float" office:value="38" calcext:value-type="float">
            <text:p>38</text:p>
          </table:table-cell>
          <table:table-cell table:style-name="ce97" table:formula="of:=ROUND((([.AF185]-[.AA185])*10000);1)" office:value-type="float" office:value="40" calcext:value-type="float">
            <text:p>40</text:p>
          </table:table-cell>
          <table:table-cell table:style-name="ce127" table:formula="of:=CONCATENATE(&quot; &quot;&quot; &quot;;[.G185];&quot;&quot;&quot; &quot;)" office:value-type="string" office:string-value=" &quot; KM5&quot; " calcext:value-type="string">
            <text:p><text:s/>" KM5" </text:p>
          </table:table-cell>
          <table:table-cell table:style-name="ce97" table:number-columns-repeated="2"/>
          <table:table-cell table:style-name="ce97" table:formula="of:=ROUND(([.$J$6]/[.$F$6]*[.F185]*2)/([.$H$6]/[.$D$6]*([.E185]*0.5));4)" office:value-type="float" office:value="38.004" calcext:value-type="float">
            <text:p>38.004</text:p>
          </table:table-cell>
          <table:table-cell table:style-name="ce97" table:number-columns-repeated="9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86]&lt;1;[.AA186]&gt;255);&quot;//Не возможно на этом железе!&quot;;(CONCATENATE(&quot;     { &quot;;[.AA186];&quot;, &quot;;[.AB186];&quot;, &quot;;[.AC186];&quot; },&quot;)))" office:value-type="string" office:string-value="     { 38, 3600,  &quot; KM6&quot;  }," calcext:value-type="string" table:number-columns-spanned="3" table:number-rows-spanned="1">
            <text:p><text:s text:c="5"/>{ 38, 3600, <text:s/>" KM6" <text:s/>},</text:p>
          </table:table-cell>
          <table:covered-table-cell table:style-name="ce25"/>
          <table:covered-table-cell table:style-name="ce27"/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.18" calcext:value-type="float">
            <text:p>19.18</text:p>
          </table:table-cell>
          <table:table-cell table:style-name="ce45" office:value-type="string" calcext:value-type="string" table:number-columns-spanned="2" table:number-rows-spanned="1">
            <text:p>KM6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D186];1)" office:value-type="float" office:value="38" calcext:value-type="float">
            <text:p>38</text:p>
          </table:table-cell>
          <table:table-cell table:style-name="ce97" table:formula="of:=ROUND((([.AD186]-[.AA186])*10000);1)" office:value-type="float" office:value="3600" calcext:value-type="float">
            <text:p>3600</text:p>
          </table:table-cell>
          <table:table-cell table:style-name="ce127" table:formula="of:=CONCATENATE(&quot; &quot;&quot; &quot;;[.G186];&quot;&quot;&quot; &quot;)" office:value-type="string" office:string-value=" &quot; KM6&quot; " calcext:value-type="string">
            <text:p><text:s/>" KM6" </text:p>
          </table:table-cell>
          <table:table-cell table:style-name="ce97" table:formula="of:=ROUND(([.$J$6]/[.$F$6]*[.F186]*2)/([.$H$6]/[.$D$6]*([.E186]*0.5));4)" office:value-type="float" office:value="38.36" calcext:value-type="float">
            <text:p>38.36</text:p>
          </table:table-cell>
          <table:table-cell table:style-name="ce97" table:number-columns-repeated="11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87]&lt;1;[.AA187]&gt;255);&quot;//Не возможно на этом железе!&quot;;(CONCATENATE(&quot;     { &quot;;[.AA187];&quot;, &quot;;[.AB187];&quot;, &quot;;[.AC187];&quot; },&quot;)))" office:value-type="string" office:string-value="     { 8, 0, &quot; 1:4&quot; }," calcext:value-type="string" table:number-columns-spanned="3" table:number-rows-spanned="1">
            <text:p><text:s text:c="5"/>{ 8, 0, " 1:4" },</text:p>
          </table:table-cell>
          <table:covered-table-cell table:style-name="ce25"/>
          <table:covered-table-cell table:style-name="ce27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string" calcext:value-type="string" table:number-columns-spanned="2" table:number-rows-spanned="1">
            <text:p>соотношение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D187];1)" office:value-type="float" office:value="8" calcext:value-type="float">
            <text:p>8</text:p>
          </table:table-cell>
          <table:table-cell table:style-name="ce97" table:formula="of:=ROUND((([.AD187]-[.AA187])*10000);1)" office:value-type="float" office:value="0" calcext:value-type="float">
            <text:p>0</text:p>
          </table:table-cell>
          <table:table-cell table:style-name="ce127" table:formula="of:=IF(AND([.F187]&gt;=10);(CONCATENATE(&quot;&quot;&quot;&quot;;[.E187];&quot;:&quot;;[.F187];&quot;&quot;&quot;&quot;));IF(AND([.F187]&lt;10);(CONCATENATE(&quot;&quot;&quot; &quot;;[.E187];&quot;:&quot;;[.F187];&quot;&quot;&quot;&quot;))))" office:value-type="string" office:string-value="&quot; 1:4&quot;" calcext:value-type="string">
            <text:p>" 1:4"</text:p>
          </table:table-cell>
          <table:table-cell table:style-name="ce97" table:formula="of:=ROUND(([.$J$6]/[.$F$6]*[.F187]*2)/([.$H$6]/[.$D$6]*([.E187]*0.5));4)" office:value-type="float" office:value="8" calcext:value-type="float">
            <text:p>8</text:p>
          </table:table-cell>
          <table:table-cell table:style-name="ce97" table:number-columns-repeated="11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88]&lt;1;[.AA188]&gt;255);&quot;//Не возможно на этом железе!&quot;;(CONCATENATE(&quot;     { &quot;;[.AA188];&quot;, &quot;;[.AB188];&quot;, &quot;;[.AC188];&quot; },&quot;)))" office:value-type="string" office:string-value="     { 10, 0, &quot; 1:5&quot; }," calcext:value-type="string" table:number-columns-spanned="3" table:number-rows-spanned="1">
            <text:p><text:s text:c="5"/>{ 10, 0, " 1:5" },</text:p>
          </table:table-cell>
          <table:covered-table-cell table:style-name="ce25"/>
          <table:covered-table-cell table:style-name="ce27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5" office:value-type="string" calcext:value-type="string" table:number-columns-spanned="2" table:number-rows-spanned="1">
            <text:p>соотношение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D188];1)" office:value-type="float" office:value="10" calcext:value-type="float">
            <text:p>10</text:p>
          </table:table-cell>
          <table:table-cell table:style-name="ce97" table:formula="of:=ROUND((([.AD188]-[.AA188])*10000);1)" office:value-type="float" office:value="0" calcext:value-type="float">
            <text:p>0</text:p>
          </table:table-cell>
          <table:table-cell table:style-name="ce127" table:formula="of:=IF(AND([.F188]&gt;=10);(CONCATENATE(&quot;&quot;&quot;&quot;;[.E188];&quot;:&quot;;[.F188];&quot;&quot;&quot;&quot;));IF(AND([.F188]&lt;10);(CONCATENATE(&quot;&quot;&quot; &quot;;[.E188];&quot;:&quot;;[.F188];&quot;&quot;&quot;&quot;))))" office:value-type="string" office:string-value="&quot; 1:5&quot;" calcext:value-type="string">
            <text:p>" 1:5"</text:p>
          </table:table-cell>
          <table:table-cell table:style-name="ce97" table:formula="of:=ROUND(([.$J$6]/[.$F$6]*[.F188]*2)/([.$H$6]/[.$D$6]*([.E188]*0.5));4)" office:value-type="float" office:value="10" calcext:value-type="float">
            <text:p>10</text:p>
          </table:table-cell>
          <table:table-cell table:style-name="ce97" table:number-columns-repeated="11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89]&lt;1;[.AA189]&gt;255);&quot;//Не возможно на этом железе!&quot;;(CONCATENATE(&quot;     { &quot;;[.AA189];&quot;, &quot;;[.AB189];&quot;, &quot;;[.AC189];&quot; },&quot;)))" office:value-type="string" office:string-value="     { 14, 0, &quot; 1:7&quot; }," calcext:value-type="string" table:number-columns-spanned="3" table:number-rows-spanned="1">
            <text:p><text:s text:c="5"/>{ 14, 0, " 1:7" },</text:p>
          </table:table-cell>
          <table:covered-table-cell table:style-name="ce25"/>
          <table:covered-table-cell table:style-name="ce27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7" calcext:value-type="float">
            <text:p>7</text:p>
          </table:table-cell>
          <table:table-cell table:style-name="ce45" office:value-type="string" calcext:value-type="string" table:number-columns-spanned="2" table:number-rows-spanned="1">
            <text:p>соотношение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D189];1)" office:value-type="float" office:value="14" calcext:value-type="float">
            <text:p>14</text:p>
          </table:table-cell>
          <table:table-cell table:style-name="ce97" table:formula="of:=ROUND((([.AD189]-[.AA189])*10000);1)" office:value-type="float" office:value="0" calcext:value-type="float">
            <text:p>0</text:p>
          </table:table-cell>
          <table:table-cell table:style-name="ce127" table:formula="of:=IF(AND([.F189]&gt;=10);(CONCATENATE(&quot;&quot;&quot;&quot;;[.E189];&quot;:&quot;;[.F189];&quot;&quot;&quot;&quot;));IF(AND([.F189]&lt;10);(CONCATENATE(&quot;&quot;&quot; &quot;;[.E189];&quot;:&quot;;[.F189];&quot;&quot;&quot;&quot;))))" office:value-type="string" office:string-value="&quot; 1:7&quot;" calcext:value-type="string">
            <text:p>" 1:7"</text:p>
          </table:table-cell>
          <table:table-cell table:style-name="ce97" table:formula="of:=ROUND(([.$J$6]/[.$F$6]*[.F189]*2)/([.$H$6]/[.$D$6]*([.E189]*0.5));4)" office:value-type="float" office:value="14" calcext:value-type="float">
            <text:p>14</text:p>
          </table:table-cell>
          <table:table-cell table:style-name="ce97" table:number-columns-repeated="11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90]&lt;1;[.AA190]&gt;255);&quot;//Не возможно на этом железе!&quot;;(CONCATENATE(&quot;     { &quot;;[.AA190];&quot;, &quot;;[.AB190];&quot;, &quot;;[.AC190];&quot; },&quot;)))" office:value-type="string" office:string-value="     { 20, 0, &quot;1:10&quot; }," calcext:value-type="string" table:number-columns-spanned="3" table:number-rows-spanned="1">
            <text:p><text:s text:c="5"/>{ 20, 0, "1:10" },</text:p>
          </table:table-cell>
          <table:covered-table-cell table:style-name="ce25"/>
          <table:covered-table-cell table:style-name="ce27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5" office:value-type="string" calcext:value-type="string" table:number-columns-spanned="2" table:number-rows-spanned="1">
            <text:p>соотношение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G190];1)" office:value-type="float" office:value="20" calcext:value-type="float">
            <text:p>20</text:p>
          </table:table-cell>
          <table:table-cell table:style-name="ce97" table:formula="of:=ROUND((([.AG190]-[.AA190])*10000);1)" office:value-type="float" office:value="0" calcext:value-type="float">
            <text:p>0</text:p>
          </table:table-cell>
          <table:table-cell table:style-name="ce127" table:formula="of:=IF(AND([.F190]&gt;=10);(CONCATENATE(&quot;&quot;&quot;&quot;;[.E190];&quot;:&quot;;[.F190];&quot;&quot;&quot;&quot;));IF(AND([.F190]&lt;10);(CONCATENATE(&quot;&quot;&quot; &quot;;[.E190];&quot;:&quot;;[.F190];&quot;&quot;&quot;&quot;))))" office:value-type="string" office:string-value="&quot;1:10&quot;" calcext:value-type="string">
            <text:p>"1:10"</text:p>
          </table:table-cell>
          <table:table-cell table:style-name="ce97" table:number-columns-repeated="3"/>
          <table:table-cell table:style-name="ce97" table:formula="of:=ROUND(([.$J$6]/[.$F$6]*[.F190]*2)/([.$H$6]/[.$D$6]*([.E190]*0.5));4)" office:value-type="float" office:value="20" calcext:value-type="float">
            <text:p>20</text:p>
          </table:table-cell>
          <table:table-cell table:style-name="ce97" table:number-columns-repeated="8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91]&lt;1;[.AA191]&gt;255);&quot;//Не возможно на этом железе!&quot;;(CONCATENATE(&quot;     { &quot;;[.AA191];&quot;, &quot;;[.AB191];&quot;, &quot;;[.AC191];&quot; },&quot;)))" office:value-type="string" office:string-value="     { 32, 0, &quot;1:16&quot; }," calcext:value-type="string" table:number-columns-spanned="3" table:number-rows-spanned="1">
            <text:p><text:s text:c="5"/>{ 32, 0, "1:16" },</text:p>
          </table:table-cell>
          <table:covered-table-cell table:style-name="ce25"/>
          <table:covered-table-cell table:style-name="ce27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" calcext:value-type="float">
            <text:p>16</text:p>
          </table:table-cell>
          <table:table-cell table:style-name="ce45" office:value-type="string" calcext:value-type="string" table:number-columns-spanned="2" table:number-rows-spanned="1">
            <text:p>соотношение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G191];1)" office:value-type="float" office:value="32" calcext:value-type="float">
            <text:p>32</text:p>
          </table:table-cell>
          <table:table-cell table:style-name="ce97" table:formula="of:=ROUND((([.AG191]-[.AA191])*10000);1)" office:value-type="float" office:value="0" calcext:value-type="float">
            <text:p>0</text:p>
          </table:table-cell>
          <table:table-cell table:style-name="ce127" table:formula="of:=IF(AND([.F191]&gt;=10);(CONCATENATE(&quot;&quot;&quot;&quot;;[.E191];&quot;:&quot;;[.F191];&quot;&quot;&quot;&quot;));IF(AND([.F191]&lt;10);(CONCATENATE(&quot;&quot;&quot; &quot;;[.E191];&quot;:&quot;;[.F191];&quot;&quot;&quot;&quot;))))" office:value-type="string" office:string-value="&quot;1:16&quot;" calcext:value-type="string">
            <text:p>"1:16"</text:p>
          </table:table-cell>
          <table:table-cell table:style-name="ce97" table:number-columns-repeated="3"/>
          <table:table-cell table:style-name="ce97" table:formula="of:=ROUND(([.$J$6]/[.$F$6]*[.F191]*2)/([.$H$6]/[.$D$6]*([.E191]*0.5));4)" office:value-type="float" office:value="32" calcext:value-type="float">
            <text:p>32</text:p>
          </table:table-cell>
          <table:table-cell table:style-name="ce97" table:number-columns-repeated="8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92]&lt;1;[.AA192]&gt;255);&quot;//Не возможно на этом железе!&quot;;(CONCATENATE(&quot;     { &quot;;[.AA192];&quot;, &quot;;[.AB192];&quot;, &quot;;[.AC192];&quot; },&quot;)))" office:value-type="string" office:string-value="     { 40, 0, &quot;1:20&quot; }," calcext:value-type="string" table:number-columns-spanned="3" table:number-rows-spanned="1">
            <text:p><text:s text:c="5"/>{ 40, 0, "1:20" },</text:p>
          </table:table-cell>
          <table:covered-table-cell table:style-name="ce25"/>
          <table:covered-table-cell table:style-name="ce27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" calcext:value-type="float">
            <text:p>20</text:p>
          </table:table-cell>
          <table:table-cell table:style-name="ce45" office:value-type="string" calcext:value-type="string" table:number-columns-spanned="2" table:number-rows-spanned="1">
            <text:p>соотношение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G192];1)" office:value-type="float" office:value="40" calcext:value-type="float">
            <text:p>40</text:p>
          </table:table-cell>
          <table:table-cell table:style-name="ce97" table:formula="of:=ROUND((([.AG192]-[.AA192])*10000);1)" office:value-type="float" office:value="0" calcext:value-type="float">
            <text:p>0</text:p>
          </table:table-cell>
          <table:table-cell table:style-name="ce127" table:formula="of:=IF(AND([.F192]&gt;=10);(CONCATENATE(&quot;&quot;&quot;&quot;;[.E192];&quot;:&quot;;[.F192];&quot;&quot;&quot;&quot;));IF(AND([.F192]&lt;10);(CONCATENATE(&quot;&quot;&quot; &quot;;[.E192];&quot;:&quot;;[.F192];&quot;&quot;&quot;&quot;))))" office:value-type="string" office:string-value="&quot;1:20&quot;" calcext:value-type="string">
            <text:p>"1:20"</text:p>
          </table:table-cell>
          <table:table-cell table:style-name="ce97" table:number-columns-repeated="3"/>
          <table:table-cell table:style-name="ce97" table:formula="of:=ROUND(([.$J$6]/[.$F$6]*[.F192]*2)/([.$H$6]/[.$D$6]*([.E192]*0.5));4)" office:value-type="float" office:value="40" calcext:value-type="float">
            <text:p>40</text:p>
          </table:table-cell>
          <table:table-cell table:style-name="ce97" table:number-columns-repeated="8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93]&lt;1;[.AA193]&gt;255);&quot;//Не возможно на этом железе!&quot;;(CONCATENATE(&quot;     { &quot;;[.AA193];&quot;, &quot;;[.AB193];&quot;, &quot;;[.AC193];&quot; },&quot;)))" office:value-type="string" office:string-value="     { 48, 0, &quot;1:24&quot; }," calcext:value-type="string" table:number-columns-spanned="3" table:number-rows-spanned="1">
            <text:p><text:s text:c="5"/>{ 48, 0, "1:24" },</text:p>
          </table:table-cell>
          <table:covered-table-cell table:style-name="ce25"/>
          <table:covered-table-cell table:style-name="ce27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24" calcext:value-type="float">
            <text:p>24</text:p>
          </table:table-cell>
          <table:table-cell table:style-name="ce45" office:value-type="string" calcext:value-type="string" table:number-columns-spanned="2" table:number-rows-spanned="1">
            <text:p>соотношение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G193];1)" office:value-type="float" office:value="48" calcext:value-type="float">
            <text:p>48</text:p>
          </table:table-cell>
          <table:table-cell table:style-name="ce97" table:formula="of:=ROUND((([.AG193]-[.AA193])*10000);1)" office:value-type="float" office:value="0" calcext:value-type="float">
            <text:p>0</text:p>
          </table:table-cell>
          <table:table-cell table:style-name="ce127" table:formula="of:=IF(AND([.F193]&gt;=10);(CONCATENATE(&quot;&quot;&quot;&quot;;[.E193];&quot;:&quot;;[.F193];&quot;&quot;&quot;&quot;));IF(AND([.F193]&lt;10);(CONCATENATE(&quot;&quot;&quot; &quot;;[.E193];&quot;:&quot;;[.F193];&quot;&quot;&quot;&quot;))))" office:value-type="string" office:string-value="&quot;1:24&quot;" calcext:value-type="string">
            <text:p>"1:24"</text:p>
          </table:table-cell>
          <table:table-cell table:style-name="ce97" table:number-columns-repeated="3"/>
          <table:table-cell table:style-name="ce97" table:formula="of:=ROUND(([.$J$6]/[.$F$6]*[.F193]*2)/([.$H$6]/[.$D$6]*([.E193]*0.5));4)" office:value-type="float" office:value="48" calcext:value-type="float">
            <text:p>48</text:p>
          </table:table-cell>
          <table:table-cell table:style-name="ce97" table:number-columns-repeated="8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94]&lt;1;[.AA194]&gt;255);&quot;//Не возможно на этом железе!&quot;;(CONCATENATE(&quot;     { &quot;;[.AA194];&quot;, &quot;;[.AB194];&quot;, &quot;;[.AC194];&quot; },&quot;)))" office:value-type="string" office:string-value="     { 60, 0, &quot;1:30&quot; }," calcext:value-type="string" table:number-columns-spanned="3" table:number-rows-spanned="1">
            <text:p><text:s text:c="5"/>{ 60, 0, "1:30" },</text:p>
          </table:table-cell>
          <table:covered-table-cell table:style-name="ce25"/>
          <table:covered-table-cell table:style-name="ce27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30" calcext:value-type="float">
            <text:p>30</text:p>
          </table:table-cell>
          <table:table-cell table:style-name="ce45" office:value-type="string" calcext:value-type="string" table:number-columns-spanned="2" table:number-rows-spanned="1">
            <text:p>соотношение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G194];1)" office:value-type="float" office:value="60" calcext:value-type="float">
            <text:p>60</text:p>
          </table:table-cell>
          <table:table-cell table:style-name="ce97" table:formula="of:=ROUND((([.AG194]-[.AA194])*10000);1)" office:value-type="float" office:value="0" calcext:value-type="float">
            <text:p>0</text:p>
          </table:table-cell>
          <table:table-cell table:style-name="ce127" table:formula="of:=IF(AND([.F194]&gt;=10);(CONCATENATE(&quot;&quot;&quot;&quot;;[.E194];&quot;:&quot;;[.F194];&quot;&quot;&quot;&quot;));IF(AND([.F194]&lt;10);(CONCATENATE(&quot;&quot;&quot; &quot;;[.E194];&quot;:&quot;;[.F194];&quot;&quot;&quot;&quot;))))" office:value-type="string" office:string-value="&quot;1:30&quot;" calcext:value-type="string">
            <text:p>"1:30"</text:p>
          </table:table-cell>
          <table:table-cell table:style-name="ce97" table:number-columns-repeated="3"/>
          <table:table-cell table:style-name="ce97" table:formula="of:=ROUND(([.$J$6]/[.$F$6]*[.F194]*2)/([.$H$6]/[.$D$6]*([.E194]*0.5));4)" office:value-type="float" office:value="60" calcext:value-type="float">
            <text:p>60</text:p>
          </table:table-cell>
          <table:table-cell table:style-name="ce97" table:number-columns-repeated="8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3" table:formula="of:=IF(OR([.AA195]&lt;1;[.AA195]&gt;255);&quot;//Не возможно на этом железе!&quot;;(CONCATENATE(&quot;     { &quot;;[.AA195];&quot;, &quot;;[.AB195];&quot;, &quot;;[.AC195];&quot; },&quot;)))" office:value-type="string" office:string-value="     { 100, 0, &quot;1:50&quot; }," calcext:value-type="string" table:number-columns-spanned="3" table:number-rows-spanned="1">
            <text:p><text:s text:c="5"/>{ 100, 0, "1:50" },</text:p>
          </table:table-cell>
          <table:covered-table-cell table:style-name="ce25"/>
          <table:covered-table-cell table:style-name="ce27"/>
          <table:table-cell table:style-name="ce41" office:value-type="float" office:value="1" calcext:value-type="float">
            <text:p>1</text:p>
          </table:table-cell>
          <table:table-cell table:style-name="ce41" office:value-type="float" office:value="50" calcext:value-type="float">
            <text:p>50</text:p>
          </table:table-cell>
          <table:table-cell table:style-name="ce45" office:value-type="string" calcext:value-type="string" table:number-columns-spanned="2" table:number-rows-spanned="1">
            <text:p>соотношение</text:p>
          </table:table-cell>
          <table:covered-table-cell table:style-name="ce62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G195];1)" office:value-type="float" office:value="100" calcext:value-type="float">
            <text:p>100</text:p>
          </table:table-cell>
          <table:table-cell table:style-name="ce97" table:formula="of:=ROUND((([.AG195]-[.AA195])*10000);1)" office:value-type="float" office:value="0" calcext:value-type="float">
            <text:p>0</text:p>
          </table:table-cell>
          <table:table-cell table:style-name="ce127" table:formula="of:=IF(AND([.F195]&gt;=10);(CONCATENATE(&quot;&quot;&quot;&quot;;[.E195];&quot;:&quot;;[.F195];&quot;&quot;&quot;&quot;));IF(AND([.F195]&lt;10);(CONCATENATE(&quot;&quot;&quot; &quot;;[.E195];&quot;:&quot;;[.F195];&quot;&quot;&quot;&quot;))))" office:value-type="string" office:string-value="&quot;1:50&quot;" calcext:value-type="string">
            <text:p>"1:50"</text:p>
          </table:table-cell>
          <table:table-cell table:style-name="ce97" table:number-columns-repeated="3"/>
          <table:table-cell table:style-name="ce97" table:formula="of:=ROUND(([.$J$6]/[.$F$6]*[.F195]*2)/([.$H$6]/[.$D$6]*([.E195]*0.5));4)" office:value-type="float" office:value="100" calcext:value-type="float">
            <text:p>100</text:p>
          </table:table-cell>
          <table:table-cell table:style-name="ce97" table:number-columns-repeated="8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/>
          <table:table-cell table:style-name="ce24" table:formula="of:=IF(OR([.AA196]&lt;1;[.AA196]&gt;255);&quot;//Не возможно на этом железе!&quot;;(CONCATENATE(&quot;     { &quot;;[.AA196];&quot;, &quot;;[.AB196];&quot;, &quot;;[.AC196];&quot; },&quot;)))" office:value-type="string" office:string-value="     { 18, 2857, &quot;7:64&quot; }," calcext:value-type="string" table:number-columns-spanned="3" table:number-rows-spanned="1">
            <text:p><text:s text:c="5"/>{ 18, 2857, "7:64" },</text:p>
          </table:table-cell>
          <table:covered-table-cell table:style-name="ce34"/>
          <table:covered-table-cell table:style-name="ce30"/>
          <table:table-cell table:style-name="ce43" office:value-type="float" office:value="7" calcext:value-type="float">
            <text:p>7</text:p>
          </table:table-cell>
          <table:table-cell table:style-name="ce43" office:value-type="float" office:value="64" calcext:value-type="float">
            <text:p>64</text:p>
          </table:table-cell>
          <table:table-cell table:style-name="ce46" office:value-type="string" calcext:value-type="string" table:number-columns-spanned="2" table:number-rows-spanned="1">
            <text:p>соотношение</text:p>
          </table:table-cell>
          <table:covered-table-cell table:style-name="ce63"/>
          <table:table-cell table:style-name="ce1" table:number-columns-repeated="4"/>
          <table:table-cell table:style-name="ce97" table:number-columns-repeated="13"/>
          <table:table-cell table:style-name="ce125"/>
          <table:table-cell table:style-name="ce97" table:formula="of:=QUOTIENT([.AG196];1)" office:value-type="float" office:value="18" calcext:value-type="float">
            <text:p>18</text:p>
          </table:table-cell>
          <table:table-cell table:style-name="ce97" table:formula="of:=ROUND((([.AG196]-[.AA196])*10000);1)" office:value-type="float" office:value="2857" calcext:value-type="float">
            <text:p>2857</text:p>
          </table:table-cell>
          <table:table-cell table:style-name="ce127" table:formula="of:=IF(AND([.F196]&gt;=10);(CONCATENATE(&quot;&quot;&quot;&quot;;[.E196];&quot;:&quot;;[.F196];&quot;&quot;&quot;&quot;));IF(AND([.F196]&lt;10);(CONCATENATE(&quot;&quot;&quot; &quot;;[.E196];&quot;:&quot;;[.F196];&quot;&quot;&quot;&quot;))))" office:value-type="string" office:string-value="&quot;7:64&quot;" calcext:value-type="string">
            <text:p>"7:64"</text:p>
          </table:table-cell>
          <table:table-cell table:style-name="ce97" table:number-columns-repeated="3"/>
          <table:table-cell table:style-name="ce97" table:formula="of:=ROUND(([.$J$6]/[.$F$6]*[.F196]*2)/([.$H$6]/[.$D$6]*([.E196]*0.5));4)" office:value-type="float" office:value="18.2857" calcext:value-type="float">
            <text:p>18.2857</text:p>
          </table:table-cell>
          <table:table-cell table:style-name="ce97" table:number-columns-repeated="8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 table:number-columns-repeated="12"/>
          <table:table-cell table:style-name="ce97" table:number-columns-repeated="13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3">
          <table:table-cell table:style-name="ce1" table:number-columns-repeated="12"/>
          <table:table-cell table:style-name="ce97" table:number-columns-repeated="13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3" table:number-rows-repeated="734">
          <table:table-cell table:style-name="ce1" table:number-columns-repeated="12"/>
          <table:table-cell table:style-name="ce97" table:number-columns-repeated="13"/>
          <table:table-cell table:style-name="ce125"/>
          <table:table-cell table:style-name="ce97" table:number-columns-repeated="15"/>
          <table:table-cell table:style-name="ce125" table:number-columns-repeated="9"/>
          <table:table-cell table:number-columns-repeated="974"/>
        </table:table-row>
        <table:table-row table:style-name="ro3" table:number-rows-repeated="3">
          <table:table-cell table:style-name="ce1" table:number-columns-repeated="20"/>
          <table:table-cell table:style-name="ce97" table:number-columns-repeated="5"/>
          <table:table-cell table:style-name="ce124"/>
          <table:table-cell table:style-name="ce1" table:number-columns-repeated="2"/>
          <table:table-cell table:style-name="ce97"/>
          <table:table-cell table:style-name="ce1" table:number-columns-repeated="12"/>
          <table:table-cell table:style-name="ce124" table:number-columns-repeated="9"/>
          <table:table-cell table:number-columns-repeated="974"/>
        </table:table-row>
        <table:table-row table:style-name="ro2" table:number-rows-repeated="10476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Расчет.R6:Расчет.R7">
            <calcext:condition calcext:apply-style-name="ConditionalStyle_1" calcext:value="formula-is([.$R$8]&gt;255)" calcext:base-cell-address="Расчет.R6"/>
          </calcext:conditional-format>
          <calcext:conditional-format calcext:target-range-address="Расчет.T6:Расчет.T7">
            <calcext:condition calcext:apply-style-name="ConditionalStyle_1" calcext:value="formula-is([.$T$8]&lt;1)" calcext:base-cell-address="Расчет.T6"/>
          </calcext:conditional-format>
          <calcext:conditional-format calcext:target-range-address="Расчет.S6:Расчет.S7">
            <calcext:condition calcext:apply-style-name="ConditionalStyle_1" calcext:value="formula-is([.$S$8]&lt;1)" calcext:base-cell-address="Расчет.S6"/>
          </calcext:conditional-format>
          <calcext:conditional-format calcext:target-range-address="Расчет.Q6:Расчет.Q7">
            <calcext:condition calcext:apply-style-name="ConditionalStyle_1" calcext:value="formula-is([.$Q$8]&gt;255)" calcext:base-cell-address="Расчет.Q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Расчет" style:display-name="PageStyle_Расче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15" meta:object-count="0"/>
    <meta:generator>LibreOfficeDev/6.0.5.2$Linux_X86_64 LibreOffice_project/</meta:generator>
  </office:meta>
</office:document-meta>
</file>